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09"/>
    <style:style style:name="ce2" style:family="table-cell" style:parent-style-name="Default" style:data-style-name="N61"/>
    <style:style style:name="ce3" style:family="table-cell" style:parent-style-name="Default" style:data-style-name="N11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2theta</text:p>
          </table:table-cell>
          <table:table-cell office:value-type="string" calcext:value-type="string">
            <text:p>u(2theta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u(theta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(count)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u(wave)</text:p>
          </table:table-cell>
          <table:table-cell office:value-type="string" calcext:value-type="string">
            <text:p>Energy (keV)</text:p>
          </table:table-cell>
          <table:table-cell office:value-type="string" calcext:value-type="string">
            <text:p>u(Energy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formula="of:=[.A2]/2" office:value-type="float" office:value="10" calcext:value-type="float">
            <text:p/>
          </table:table-cell>
          <table:table-cell table:formula="of:=[.B2]/2" office:value-type="float" office:value="0.5" calcext:value-type="float">
            <text:p/>
          </table:table-cell>
          <table:table-cell office:value-type="float" office:value="217" calcext:value-type="float">
            <text:p>217</text:p>
          </table:table-cell>
          <table:table-cell table:style-name="ce1" table:formula="of:=SQRT([.E2])" office:value-type="float" office:value="14.7309198626562" calcext:value-type="float">
            <text:p/>
          </table:table-cell>
          <table:table-cell table:formula="of:=2*0.0000000002013*SIN([.C2]*PI()/180)" office:value-type="float" office:value="0.0000000000699107563287062" calcext:value-type="float">
            <text:p/>
          </table:table-cell>
          <table:table-cell table:formula="of:=2*0.0000000002013*COS([.C2]*PI()/180)*[.D2]*PI()/180" office:value-type="float" office:value="0.00000000000345997213697203" calcext:value-type="float">
            <text:p/>
          </table:table-cell>
          <table:table-cell table:formula="of:=4.135668E-015*300000000/[.G2]/1000" office:value-type="float" office:value="17.746917143429" calcext:value-type="float">
            <text:p/>
          </table:table-cell>
          <table:table-cell table:formula="of:=4.135668E-015*300000000*[.H2]/[.G2]/[.G2]/1000" office:value-type="float" office:value="0.878317472989521" calcext:value-type="float">
            <text:p/>
          </table:table-cell>
        </table:table-row>
        <table:table-row table:style-name="ro1">
          <table:table-cell table:formula="of:=[.A2]+1" office:value-type="float" office:value="21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3]/2" office:value-type="float" office:value="10.5" calcext:value-type="float">
            <text:p/>
          </table:table-cell>
          <table:table-cell table:formula="of:=[.B3]/2" office:value-type="float" office:value="0.5" calcext:value-type="float">
            <text:p/>
          </table:table-cell>
          <table:table-cell office:value-type="float" office:value="247" calcext:value-type="float">
            <text:p>247</text:p>
          </table:table-cell>
          <table:table-cell table:style-name="ce1" table:formula="of:=SQRT([.E3])" office:value-type="float" office:value="15.7162336455017" calcext:value-type="float">
            <text:p/>
          </table:table-cell>
          <table:table-cell table:formula="of:=2*0.0000000002013*SIN([.C3]*PI()/180)" office:value-type="float" office:value="0.0000000000733680225631386" calcext:value-type="float">
            <text:p/>
          </table:table-cell>
          <table:table-cell table:formula="of:=2*0.0000000002013*COS([.C3]*PI()/180)*[.D3]*PI()/180" office:value-type="float" office:value="0.0000000000034545164508571" calcext:value-type="float">
            <text:p/>
          </table:table-cell>
          <table:table-cell table:formula="of:=4.135668E-015*300000000/[.G3]/1000" office:value-type="float" office:value="16.9106424932236" calcext:value-type="float">
            <text:p/>
          </table:table-cell>
          <table:table-cell table:formula="of:=4.135668E-015*300000000*[.H3]/[.G3]/[.G3]/1000" office:value-type="float" office:value="0.796233708454266" calcext:value-type="float">
            <text:p/>
          </table:table-cell>
        </table:table-row>
        <table:table-row table:style-name="ro1">
          <table:table-cell table:formula="of:=[.A3]+1" office:value-type="float" office:value="22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]/2" office:value-type="float" office:value="11" calcext:value-type="float">
            <text:p/>
          </table:table-cell>
          <table:table-cell table:formula="of:=[.B4]/2" office:value-type="float" office:value="0.5" calcext:value-type="float">
            <text:p/>
          </table:table-cell>
          <table:table-cell office:value-type="float" office:value="300" calcext:value-type="float">
            <text:p>300</text:p>
          </table:table-cell>
          <table:table-cell table:style-name="ce1" table:formula="of:=SQRT([.E4])" office:value-type="float" office:value="17.3205080756888" calcext:value-type="float">
            <text:p/>
          </table:table-cell>
          <table:table-cell table:formula="of:=2*0.0000000002013*SIN([.C4]*PI()/180)" office:value-type="float" office:value="0.0000000000768197015385969" calcext:value-type="float">
            <text:p/>
          </table:table-cell>
          <table:table-cell table:formula="of:=2*0.0000000002013*COS([.C4]*PI()/180)*[.D4]*PI()/180" office:value-type="float" office:value="0.00000000000344879768993974" calcext:value-type="float">
            <text:p/>
          </table:table-cell>
          <table:table-cell table:formula="of:=4.135668E-015*300000000/[.G4]/1000" office:value-type="float" office:value="16.1508099504478" calcext:value-type="float">
            <text:p/>
          </table:table-cell>
          <table:table-cell table:formula="of:=4.135668E-015*300000000*[.H4]/[.G4]/[.G4]/1000" office:value-type="float" office:value="0.725085816947283" calcext:value-type="float">
            <text:p/>
          </table:table-cell>
        </table:table-row>
        <table:table-row table:style-name="ro1">
          <table:table-cell table:formula="of:=[.A4]+1" office:value-type="float" office:value="23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]/2" office:value-type="float" office:value="11.5" calcext:value-type="float">
            <text:p/>
          </table:table-cell>
          <table:table-cell table:formula="of:=[.B5]/2" office:value-type="float" office:value="0.5" calcext:value-type="float">
            <text:p/>
          </table:table-cell>
          <table:table-cell office:value-type="float" office:value="279" calcext:value-type="float">
            <text:p>279</text:p>
          </table:table-cell>
          <table:table-cell table:style-name="ce1" table:formula="of:=SQRT([.E5])" office:value-type="float" office:value="16.7032930884901" calcext:value-type="float">
            <text:p/>
          </table:table-cell>
          <table:table-cell table:formula="of:=2*0.0000000002013*SIN([.C5]*PI()/180)" office:value-type="float" office:value="0.0000000000802655303963636" calcext:value-type="float">
            <text:p/>
          </table:table-cell>
          <table:table-cell table:formula="of:=2*0.0000000002013*COS([.C5]*PI()/180)*[.D5]*PI()/180" office:value-type="float" office:value="0.00000000000344281628972572" calcext:value-type="float">
            <text:p/>
          </table:table-cell>
          <table:table-cell table:formula="of:=4.135668E-015*300000000/[.G5]/1000" office:value-type="float" office:value="15.457449715628" calcext:value-type="float">
            <text:p/>
          </table:table-cell>
          <table:table-cell table:formula="of:=4.135668E-015*300000000*[.H5]/[.G5]/[.G5]/1000" office:value-type="float" office:value="0.66301386679669" calcext:value-type="float">
            <text:p/>
          </table:table-cell>
        </table:table-row>
        <table:table-row table:style-name="ro1">
          <table:table-cell table:formula="of:=[.A5]+1" office:value-type="float" office:value="24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]/2" office:value-type="float" office:value="12" calcext:value-type="float">
            <text:p/>
          </table:table-cell>
          <table:table-cell table:formula="of:=[.B6]/2" office:value-type="float" office:value="0.5" calcext:value-type="float">
            <text:p/>
          </table:table-cell>
          <table:table-cell office:value-type="float" office:value="300" calcext:value-type="float">
            <text:p>300</text:p>
          </table:table-cell>
          <table:table-cell table:style-name="ce1" table:formula="of:=SQRT([.E6])" office:value-type="float" office:value="17.3205080756888" calcext:value-type="float">
            <text:p/>
          </table:table-cell>
          <table:table-cell table:formula="of:=2*0.0000000002013*SIN([.C6]*PI()/180)" office:value-type="float" office:value="0.0000000000837052467232299" calcext:value-type="float">
            <text:p/>
          </table:table-cell>
          <table:table-cell table:formula="of:=2*0.0000000002013*COS([.C6]*PI()/180)*[.D6]*PI()/180" office:value-type="float" office:value="0.00000000000343657270572184" calcext:value-type="float">
            <text:p/>
          </table:table-cell>
          <table:table-cell table:formula="of:=4.135668E-015*300000000/[.G6]/1000" office:value-type="float" office:value="14.8222536647237" calcext:value-type="float">
            <text:p/>
          </table:table-cell>
          <table:table-cell table:formula="of:=4.135668E-015*300000000*[.H6]/[.G6]/[.G6]/1000" office:value-type="float" office:value="0.60853715120033" calcext:value-type="float">
            <text:p/>
          </table:table-cell>
        </table:table-row>
        <table:table-row table:style-name="ro1">
          <table:table-cell table:formula="of:=[.A6]+1" office:value-type="float" office:value="25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7]/2" office:value-type="float" office:value="12.5" calcext:value-type="float">
            <text:p/>
          </table:table-cell>
          <table:table-cell table:formula="of:=[.B7]/2" office:value-type="float" office:value="0.5" calcext:value-type="float">
            <text:p/>
          </table:table-cell>
          <table:table-cell office:value-type="float" office:value="288" calcext:value-type="float">
            <text:p>288</text:p>
          </table:table-cell>
          <table:table-cell table:style-name="ce1" table:formula="of:=SQRT([.E7])" office:value-type="float" office:value="16.9705627484771" calcext:value-type="float">
            <text:p/>
          </table:table-cell>
          <table:table-cell table:formula="of:=2*0.0000000002013*SIN([.C7]*PI()/180)" office:value-type="float" office:value="0.0000000000871385885714802" calcext:value-type="float">
            <text:p/>
          </table:table-cell>
          <table:table-cell table:formula="of:=2*0.0000000002013*COS([.C7]*PI()/180)*[.D7]*PI()/180" office:value-type="float" office:value="0.00000000000343006741340118" calcext:value-type="float">
            <text:p/>
          </table:table-cell>
          <table:table-cell table:formula="of:=4.135668E-015*300000000/[.G7]/1000" office:value-type="float" office:value="14.2382430142559" calcext:value-type="float">
            <text:p/>
          </table:table-cell>
          <table:table-cell table:formula="of:=4.135668E-015*300000000*[.H7]/[.G7]/[.G7]/1000" office:value-type="float" office:value="0.560465049846706" calcext:value-type="float">
            <text:p/>
          </table:table-cell>
        </table:table-row>
        <table:table-row table:style-name="ro1">
          <table:table-cell table:formula="of:=[.A7]+1" office:value-type="float" office:value="26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8]/2" office:value-type="float" office:value="13" calcext:value-type="float">
            <text:p/>
          </table:table-cell>
          <table:table-cell table:formula="of:=[.B8]/2" office:value-type="float" office:value="0.5" calcext:value-type="float">
            <text:p/>
          </table:table-cell>
          <table:table-cell office:value-type="float" office:value="303" calcext:value-type="float">
            <text:p>303</text:p>
          </table:table-cell>
          <table:table-cell table:style-name="ce1" table:formula="of:=SQRT([.E8])" office:value-type="float" office:value="17.4068951855292" calcext:value-type="float">
            <text:p/>
          </table:table-cell>
          <table:table-cell table:formula="of:=2*0.0000000002013*SIN([.C8]*PI()/180)" office:value-type="float" office:value="0.0000000000905652944788401" calcext:value-type="float">
            <text:p/>
          </table:table-cell>
          <table:table-cell table:formula="of:=2*0.0000000002013*COS([.C8]*PI()/180)*[.D8]*PI()/180" office:value-type="float" office:value="0.00000000000342330090816695" calcext:value-type="float">
            <text:p/>
          </table:table-cell>
          <table:table-cell table:formula="of:=4.135668E-015*300000000/[.G8]/1000" office:value-type="float" office:value="13.6995126791078" calcext:value-type="float">
            <text:p/>
          </table:table-cell>
          <table:table-cell table:formula="of:=4.135668E-015*300000000*[.H8]/[.G8]/[.G8]/1000" office:value-type="float" office:value="0.51783141064916" calcext:value-type="float">
            <text:p/>
          </table:table-cell>
        </table:table-row>
        <table:table-row table:style-name="ro1">
          <table:table-cell table:formula="of:=[.A8]+1" office:value-type="float" office:value="27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9]/2" office:value-type="float" office:value="13.5" calcext:value-type="float">
            <text:p/>
          </table:table-cell>
          <table:table-cell table:formula="of:=[.B9]/2" office:value-type="float" office:value="0.5" calcext:value-type="float">
            <text:p/>
          </table:table-cell>
          <table:table-cell office:value-type="float" office:value="256" calcext:value-type="float">
            <text:p>256</text:p>
          </table:table-cell>
          <table:table-cell table:style-name="ce1" table:formula="of:=SQRT([.E9])" office:value-type="float" office:value="16" calcext:value-type="float">
            <text:p/>
          </table:table-cell>
          <table:table-cell table:formula="of:=2*0.0000000002013*SIN([.C9]*PI()/180)" office:value-type="float" office:value="0.0000000000939851034883875" calcext:value-type="float">
            <text:p/>
          </table:table-cell>
          <table:table-cell table:formula="of:=2*0.0000000002013*COS([.C9]*PI()/180)*[.D9]*PI()/180" office:value-type="float" office:value="0.00000000000341627370531471" calcext:value-type="float">
            <text:p/>
          </table:table-cell>
          <table:table-cell table:formula="of:=4.135668E-015*300000000/[.G9]/1000" office:value-type="float" office:value="13.2010324397131" calcext:value-type="float">
            <text:p/>
          </table:table-cell>
          <table:table-cell table:formula="of:=4.135668E-015*300000000*[.H9]/[.G9]/[.G9]/1000" office:value-type="float" office:value="0.479845617368189" calcext:value-type="float">
            <text:p/>
          </table:table-cell>
        </table:table-row>
        <table:table-row table:style-name="ro1">
          <table:table-cell table:formula="of:=[.A9]+1" office:value-type="float" office:value="28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]/2" office:value-type="float" office:value="14" calcext:value-type="float">
            <text:p/>
          </table:table-cell>
          <table:table-cell table:formula="of:=[.B10]/2" office:value-type="float" office:value="0.5" calcext:value-type="float">
            <text:p/>
          </table:table-cell>
          <table:table-cell office:value-type="float" office:value="253" calcext:value-type="float">
            <text:p>253</text:p>
          </table:table-cell>
          <table:table-cell table:style-name="ce1" table:formula="of:=SQRT([.E10])" office:value-type="float" office:value="15.9059737205869" calcext:value-type="float">
            <text:p/>
          </table:table-cell>
          <table:table-cell table:formula="of:=2*0.0000000002013*SIN([.C10]*PI()/180)" office:value-type="float" office:value="0.0000000000973977551684262" calcext:value-type="float">
            <text:p/>
          </table:table-cell>
          <table:table-cell table:formula="of:=2*0.0000000002013*COS([.C10]*PI()/180)*[.D10]*PI()/180" office:value-type="float" office:value="0.00000000000340898633999317" calcext:value-type="float">
            <text:p/>
          </table:table-cell>
          <table:table-cell table:formula="of:=4.135668E-015*300000000/[.G10]/1000" office:value-type="float" office:value="12.738490716285" calcext:value-type="float">
            <text:p/>
          </table:table-cell>
          <table:table-cell table:formula="of:=4.135668E-015*300000000*[.H10]/[.G10]/[.G10]/1000" office:value-type="float" office:value="0.445855664423186" calcext:value-type="float">
            <text:p/>
          </table:table-cell>
        </table:table-row>
        <table:table-row table:style-name="ro1">
          <table:table-cell table:formula="of:=[.A10]+1" office:value-type="float" office:value="29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1]/2" office:value-type="float" office:value="14.5" calcext:value-type="float">
            <text:p/>
          </table:table-cell>
          <table:table-cell table:formula="of:=[.B11]/2" office:value-type="float" office:value="0.5" calcext:value-type="float">
            <text:p/>
          </table:table-cell>
          <table:table-cell office:value-type="float" office:value="255" calcext:value-type="float">
            <text:p>255</text:p>
          </table:table-cell>
          <table:table-cell table:style-name="ce1" table:formula="of:=SQRT([.E11])" office:value-type="float" office:value="15.9687194226713" calcext:value-type="float">
            <text:p/>
          </table:table-cell>
          <table:table-cell table:formula="of:=2*0.0000000002013*SIN([.C11]*PI()/180)" office:value-type="float" office:value="0.000000000100802989632318" calcext:value-type="float">
            <text:p/>
          </table:table-cell>
          <table:table-cell table:formula="of:=2*0.0000000002013*COS([.C11]*PI()/180)*[.D11]*PI()/180" office:value-type="float" office:value="0.00000000000340143936716341" calcext:value-type="float">
            <text:p/>
          </table:table-cell>
          <table:table-cell table:formula="of:=4.135668E-015*300000000/[.G11]/1000" office:value-type="float" office:value="12.308170665627" calcext:value-type="float">
            <text:p/>
          </table:table-cell>
          <table:table-cell table:formula="of:=4.135668E-015*300000000*[.H11]/[.G11]/[.G11]/1000" office:value-type="float" office:value="0.415319985970011" calcext:value-type="float">
            <text:p/>
          </table:table-cell>
        </table:table-row>
        <table:table-row table:style-name="ro1">
          <table:table-cell table:formula="of:=[.A11]+1" office:value-type="float" office:value="30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2]/2" office:value-type="float" office:value="15" calcext:value-type="float">
            <text:p/>
          </table:table-cell>
          <table:table-cell table:formula="of:=[.B12]/2" office:value-type="float" office:value="0.5" calcext:value-type="float">
            <text:p/>
          </table:table-cell>
          <table:table-cell office:value-type="float" office:value="257" calcext:value-type="float">
            <text:p>257</text:p>
          </table:table-cell>
          <table:table-cell table:style-name="ce1" table:formula="of:=SQRT([.E12])" office:value-type="float" office:value="16.0312195418814" calcext:value-type="float">
            <text:p/>
          </table:table-cell>
          <table:table-cell table:formula="of:=2*0.0000000002013*SIN([.C12]*PI()/180)" office:value-type="float" office:value="0.000000000104200547558275" calcext:value-type="float">
            <text:p/>
          </table:table-cell>
          <table:table-cell table:formula="of:=2*0.0000000002013*COS([.C12]*PI()/180)*[.D12]*PI()/180" office:value-type="float" office:value="0.00000000000339363336155664" calcext:value-type="float">
            <text:p/>
          </table:table-cell>
          <table:table-cell table:formula="of:=4.135668E-015*300000000/[.G12]/1000" office:value-type="float" office:value="11.9068510585909" calcext:value-type="float">
            <text:p/>
          </table:table-cell>
          <table:table-cell table:formula="of:=4.135668E-015*300000000*[.H12]/[.G12]/[.G12]/1000" office:value-type="float" office:value="0.387785745184515" calcext:value-type="float">
            <text:p/>
          </table:table-cell>
        </table:table-row>
        <table:table-row table:style-name="ro1">
          <table:table-cell table:formula="of:=[.A12]+1" office:value-type="float" office:value="31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3]/2" office:value-type="float" office:value="15.5" calcext:value-type="float">
            <text:p/>
          </table:table-cell>
          <table:table-cell table:formula="of:=[.B13]/2" office:value-type="float" office:value="0.5" calcext:value-type="float">
            <text:p/>
          </table:table-cell>
          <table:table-cell office:value-type="float" office:value="232" calcext:value-type="float">
            <text:p>232</text:p>
          </table:table-cell>
          <table:table-cell table:style-name="ce1" table:formula="of:=SQRT([.E13])" office:value-type="float" office:value="15.2315462117278" calcext:value-type="float">
            <text:p/>
          </table:table-cell>
          <table:table-cell table:formula="of:=2*0.0000000002013*SIN([.C13]*PI()/180)" office:value-type="float" office:value="0.000000000107590170209106" calcext:value-type="float">
            <text:p/>
          </table:table-cell>
          <table:table-cell table:formula="of:=2*0.0000000002013*COS([.C13]*PI()/180)*[.D13]*PI()/180" office:value-type="float" office:value="0.00000000000338556891763039" calcext:value-type="float">
            <text:p/>
          </table:table-cell>
          <table:table-cell table:formula="of:=4.135668E-015*300000000/[.G13]/1000" office:value-type="float" office:value="11.531726342552" calcext:value-type="float">
            <text:p/>
          </table:table-cell>
          <table:table-cell table:formula="of:=4.135668E-015*300000000*[.H13]/[.G13]/[.G13]/1000" office:value-type="float" office:value="0.362871944491628" calcext:value-type="float">
            <text:p/>
          </table:table-cell>
        </table:table-row>
        <table:table-row table:style-name="ro1">
          <table:table-cell table:formula="of:=[.A13]+1" office:value-type="float" office:value="32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4]/2" office:value-type="float" office:value="16" calcext:value-type="float">
            <text:p/>
          </table:table-cell>
          <table:table-cell table:formula="of:=[.B14]/2" office:value-type="float" office:value="0.5" calcext:value-type="float">
            <text:p/>
          </table:table-cell>
          <table:table-cell office:value-type="float" office:value="227" calcext:value-type="float">
            <text:p>227</text:p>
          </table:table-cell>
          <table:table-cell table:style-name="ce1" table:formula="of:=SQRT([.E14])" office:value-type="float" office:value="15.0665191733194" calcext:value-type="float">
            <text:p/>
          </table:table-cell>
          <table:table-cell table:formula="of:=2*0.0000000002013*SIN([.C14]*PI()/180)" office:value-type="float" office:value="0.000000000110971599451924" calcext:value-type="float">
            <text:p/>
          </table:table-cell>
          <table:table-cell table:formula="of:=2*0.0000000002013*COS([.C14]*PI()/180)*[.D14]*PI()/180" office:value-type="float" office:value="0.00000000000337724664952331" calcext:value-type="float">
            <text:p/>
          </table:table-cell>
          <table:table-cell table:formula="of:=4.135668E-015*300000000/[.G14]/1000" office:value-type="float" office:value="11.1803416921778" calcext:value-type="float">
            <text:p/>
          </table:table-cell>
          <table:table-cell table:formula="of:=4.135668E-015*300000000*[.H14]/[.G14]/[.G14]/1000" office:value-type="float" office:value="0.340256171010597" calcext:value-type="float">
            <text:p/>
          </table:table-cell>
        </table:table-row>
        <table:table-row table:style-name="ro1">
          <table:table-cell table:formula="of:=[.A14]+1" office:value-type="float" office:value="33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5]/2" office:value-type="float" office:value="16.5" calcext:value-type="float">
            <text:p/>
          </table:table-cell>
          <table:table-cell table:formula="of:=[.B15]/2" office:value-type="float" office:value="0.5" calcext:value-type="float">
            <text:p/>
          </table:table-cell>
          <table:table-cell office:value-type="float" office:value="240" calcext:value-type="float">
            <text:p>240</text:p>
          </table:table-cell>
          <table:table-cell table:style-name="ce1" table:formula="of:=SQRT([.E15])" office:value-type="float" office:value="15.4919333848297" calcext:value-type="float">
            <text:p/>
          </table:table-cell>
          <table:table-cell table:formula="of:=2*0.0000000002013*SIN([.C15]*PI()/180)" office:value-type="float" office:value="0.000000000114344577777799" calcext:value-type="float">
            <text:p/>
          </table:table-cell>
          <table:table-cell table:formula="of:=2*0.0000000002013*COS([.C15]*PI()/180)*[.D15]*PI()/180" office:value-type="float" office:value="0.00000000000336866719100832" calcext:value-type="float">
            <text:p/>
          </table:table-cell>
          <table:table-cell table:formula="of:=4.135668E-015*300000000/[.G15]/1000" office:value-type="float" office:value="10.8505398691576" calcext:value-type="float">
            <text:p/>
          </table:table-cell>
          <table:table-cell table:formula="of:=4.135668E-015*300000000*[.H15]/[.G15]/[.G15]/1000" office:value-type="float" office:value="0.319664109766433" calcext:value-type="float">
            <text:p/>
          </table:table-cell>
        </table:table-row>
        <table:table-row table:style-name="ro1">
          <table:table-cell table:formula="of:=[.A15]+1" office:value-type="float" office:value="34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6]/2" office:value-type="float" office:value="17" calcext:value-type="float">
            <text:p/>
          </table:table-cell>
          <table:table-cell table:formula="of:=[.B16]/2" office:value-type="float" office:value="0.5" calcext:value-type="float">
            <text:p/>
          </table:table-cell>
          <table:table-cell office:value-type="float" office:value="286" calcext:value-type="float">
            <text:p>286</text:p>
          </table:table-cell>
          <table:table-cell table:style-name="ce1" table:formula="of:=SQRT([.E16])" office:value-type="float" office:value="16.9115345252878" calcext:value-type="float">
            <text:p/>
          </table:table-cell>
          <table:table-cell table:formula="of:=2*0.0000000002013*SIN([.C16]*PI()/180)" office:value-type="float" office:value="0.000000000117708848321374" calcext:value-type="float">
            <text:p/>
          </table:table-cell>
          <table:table-cell table:formula="of:=2*0.0000000002013*COS([.C16]*PI()/180)*[.D16]*PI()/180" office:value-type="float" office:value="0.00000000000335983119544442" calcext:value-type="float">
            <text:p/>
          </table:table-cell>
          <table:table-cell table:formula="of:=4.135668E-015*300000000/[.G16]/1000" office:value-type="float" office:value="10.5404174596338" calcext:value-type="float">
            <text:p/>
          </table:table-cell>
          <table:table-cell table:formula="of:=4.135668E-015*300000000*[.H16]/[.G16]/[.G16]/1000" office:value-type="float" office:value="0.300861183325792" calcext:value-type="float">
            <text:p/>
          </table:table-cell>
        </table:table-row>
        <table:table-row table:style-name="ro1">
          <table:table-cell table:formula="of:=[.A16]+1" office:value-type="float" office:value="35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7]/2" office:value-type="float" office:value="17.5" calcext:value-type="float">
            <text:p/>
          </table:table-cell>
          <table:table-cell table:formula="of:=[.B17]/2" office:value-type="float" office:value="0.5" calcext:value-type="float">
            <text:p/>
          </table:table-cell>
          <table:table-cell office:value-type="float" office:value="261" calcext:value-type="float">
            <text:p>261</text:p>
          </table:table-cell>
          <table:table-cell table:style-name="ce1" table:formula="of:=SQRT([.E17])" office:value-type="float" office:value="16.1554944214035" calcext:value-type="float">
            <text:p/>
          </table:table-cell>
          <table:table-cell table:formula="of:=2*0.0000000002013*SIN([.C17]*PI()/180)" office:value-type="float" office:value="0.00000000012106415488042" calcext:value-type="float">
            <text:p/>
          </table:table-cell>
          <table:table-cell table:formula="of:=2*0.0000000002013*COS([.C17]*PI()/180)*[.D17]*PI()/180" office:value-type="float" office:value="0.00000000000335073933572686" calcext:value-type="float">
            <text:p/>
          </table:table-cell>
          <table:table-cell table:formula="of:=4.135668E-015*300000000/[.G17]/1000" office:value-type="float" office:value="10.2482886137973" calcext:value-type="float">
            <text:p/>
          </table:table-cell>
          <table:table-cell table:formula="of:=4.135668E-015*300000000*[.H17]/[.G17]/[.G17]/1000" office:value-type="float" office:value="0.28364583898554" calcext:value-type="float">
            <text:p/>
          </table:table-cell>
        </table:table-row>
        <table:table-row table:style-name="ro1">
          <table:table-cell table:formula="of:=[.A17]+1" office:value-type="float" office:value="36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8]/2" office:value-type="float" office:value="18" calcext:value-type="float">
            <text:p/>
          </table:table-cell>
          <table:table-cell table:formula="of:=[.B18]/2" office:value-type="float" office:value="0.5" calcext:value-type="float">
            <text:p/>
          </table:table-cell>
          <table:table-cell office:value-type="float" office:value="256" calcext:value-type="float">
            <text:p>256</text:p>
          </table:table-cell>
          <table:table-cell table:style-name="ce1" table:formula="of:=SQRT([.E18])" office:value-type="float" office:value="16" calcext:value-type="float">
            <text:p/>
          </table:table-cell>
          <table:table-cell table:formula="of:=2*0.0000000002013*SIN([.C18]*PI()/180)" office:value-type="float" office:value="0.000000000124410241935354" calcext:value-type="float">
            <text:p/>
          </table:table-cell>
          <table:table-cell table:formula="of:=2*0.0000000002013*COS([.C18]*PI()/180)*[.D18]*PI()/180" office:value-type="float" office:value="0.00000000000334139230423597" calcext:value-type="float">
            <text:p/>
          </table:table-cell>
          <table:table-cell table:formula="of:=4.135668E-015*300000000/[.G18]/1000" office:value-type="float" office:value="9.97265482889017" calcext:value-type="float">
            <text:p/>
          </table:table-cell>
          <table:table-cell table:formula="of:=4.135668E-015*300000000*[.H18]/[.G18]/[.G18]/1000" office:value-type="float" office:value="0.267844122635582" calcext:value-type="float">
            <text:p/>
          </table:table-cell>
        </table:table-row>
        <table:table-row table:style-name="ro1">
          <table:table-cell table:formula="of:=[.A18]+1" office:value-type="float" office:value="37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9]/2" office:value-type="float" office:value="18.5" calcext:value-type="float">
            <text:p/>
          </table:table-cell>
          <table:table-cell table:formula="of:=[.B19]/2" office:value-type="float" office:value="0.5" calcext:value-type="float">
            <text:p/>
          </table:table-cell>
          <table:table-cell office:value-type="float" office:value="263" calcext:value-type="float">
            <text:p>263</text:p>
          </table:table-cell>
          <table:table-cell table:style-name="ce1" table:formula="of:=SQRT([.E19])" office:value-type="float" office:value="16.2172747402269" calcext:value-type="float">
            <text:p/>
          </table:table-cell>
          <table:table-cell table:formula="of:=2*0.0000000002013*SIN([.C19]*PI()/180)" office:value-type="float" office:value="0.00000000012774685466869" calcext:value-type="float">
            <text:p/>
          </table:table-cell>
          <table:table-cell table:formula="of:=2*0.0000000002013*COS([.C19]*PI()/180)*[.D19]*PI()/180" office:value-type="float" office:value="0.00000000000333179081278439" calcext:value-type="float">
            <text:p/>
          </table:table-cell>
          <table:table-cell table:formula="of:=4.135668E-015*300000000/[.G19]/1000" office:value-type="float" office:value="9.71217963227151" calcext:value-type="float">
            <text:p/>
          </table:table-cell>
          <table:table-cell table:formula="of:=4.135668E-015*300000000*[.H19]/[.G19]/[.G19]/1000" office:value-type="float" office:value="0.253305264969822" calcext:value-type="float">
            <text:p/>
          </table:table-cell>
        </table:table-row>
        <table:table-row table:style-name="ro1">
          <table:table-cell table:formula="of:=[.A19]+1" office:value-type="float" office:value="38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20]/2" office:value-type="float" office:value="19" calcext:value-type="float">
            <text:p/>
          </table:table-cell>
          <table:table-cell table:formula="of:=[.B20]/2" office:value-type="float" office:value="0.5" calcext:value-type="float">
            <text:p/>
          </table:table-cell>
          <table:table-cell office:value-type="float" office:value="225" calcext:value-type="float">
            <text:p>225</text:p>
          </table:table-cell>
          <table:table-cell table:style-name="ce1" table:formula="of:=SQRT([.E20])" office:value-type="float" office:value="15" calcext:value-type="float">
            <text:p/>
          </table:table-cell>
          <table:table-cell table:formula="of:=2*0.0000000002013*SIN([.C20]*PI()/180)" office:value-type="float" office:value="0.000000000131073738984451" calcext:value-type="float">
            <text:p/>
          </table:table-cell>
          <table:table-cell table:formula="of:=2*0.0000000002013*COS([.C20]*PI()/180)*[.D20]*PI()/180" office:value-type="float" office:value="0.00000000000332193559256287" calcext:value-type="float">
            <text:p/>
          </table:table-cell>
          <table:table-cell table:formula="of:=4.135668E-015*300000000/[.G20]/1000" office:value-type="float" office:value="9.46566726190041" calcext:value-type="float">
            <text:p/>
          </table:table-cell>
          <table:table-cell table:formula="of:=4.135668E-015*300000000*[.H20]/[.G20]/[.G20]/1000" office:value-type="float" office:value="0.239898069806296" calcext:value-type="float">
            <text:p/>
          </table:table-cell>
        </table:table-row>
        <table:table-row table:style-name="ro1">
          <table:table-cell table:formula="of:=[.A20]+1" office:value-type="float" office:value="39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21]/2" office:value-type="float" office:value="19.5" calcext:value-type="float">
            <text:p/>
          </table:table-cell>
          <table:table-cell table:formula="of:=[.B21]/2" office:value-type="float" office:value="0.5" calcext:value-type="float">
            <text:p/>
          </table:table-cell>
          <table:table-cell office:value-type="float" office:value="269" calcext:value-type="float">
            <text:p>269</text:p>
          </table:table-cell>
          <table:table-cell table:style-name="ce1" table:formula="of:=SQRT([.E21])" office:value-type="float" office:value="16.4012194668567" calcext:value-type="float">
            <text:p/>
          </table:table-cell>
          <table:table-cell table:formula="of:=2*0.0000000002013*SIN([.C21]*PI()/180)" office:value-type="float" office:value="0.000000000134390641527516" calcext:value-type="float">
            <text:p/>
          </table:table-cell>
          <table:table-cell table:formula="of:=2*0.0000000002013*COS([.C21]*PI()/180)*[.D21]*PI()/180" office:value-type="float" office:value="0.00000000000331182739408457" calcext:value-type="float">
            <text:p/>
          </table:table-cell>
          <table:table-cell table:formula="of:=4.135668E-015*300000000/[.G21]/1000" office:value-type="float" office:value="9.23204462675304" calcext:value-type="float">
            <text:p/>
          </table:table-cell>
          <table:table-cell table:formula="of:=4.135668E-015*300000000*[.H21]/[.G21]/[.G21]/1000" office:value-type="float" office:value="0.227507942151105" calcext:value-type="float">
            <text:p/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style-name="ce1" office:value-type="float" office:value="1" calcext:value-type="float">
            <text:p>1</text:p>
          </table:table-cell>
          <table:table-cell table:formula="of:=[.A22]/2" office:value-type="float" office:value="19.75" calcext:value-type="float">
            <text:p/>
          </table:table-cell>
          <table:table-cell table:formula="of:=[.B22]/2" office:value-type="float" office:value="0.5" calcext:value-type="float">
            <text:p/>
          </table:table-cell>
          <table:table-cell office:value-type="float" office:value="491" calcext:value-type="float">
            <text:p>491</text:p>
          </table:table-cell>
          <table:table-cell table:style-name="ce1" table:formula="of:=SQRT([.E22])" office:value-type="float" office:value="22.1585198061603" calcext:value-type="float">
            <text:p/>
          </table:table-cell>
          <table:table-cell table:formula="of:=2*0.0000000002013*SIN([.C22]*PI()/180)" office:value-type="float" office:value="0.000000000136045270668139" calcext:value-type="float">
            <text:p/>
          </table:table-cell>
          <table:table-cell table:formula="of:=2*0.0000000002013*COS([.C22]*PI()/180)*[.D22]*PI()/180" office:value-type="float" office:value="0.00000000000330667866780394" calcext:value-type="float">
            <text:p/>
          </table:table-cell>
          <table:table-cell table:formula="of:=4.135668E-015*300000000/[.G22]/1000" office:value-type="float" office:value="9.1197613405209" calcext:value-type="float">
            <text:p/>
          </table:table-cell>
          <table:table-cell table:formula="of:=4.135668E-015*300000000*[.H22]/[.G22]/[.G22]/1000" office:value-type="float" office:value="0.221662393202367" calcext:value-type="float">
            <text:p/>
          </table:table-cell>
        </table:table-row>
        <table:table-row table:style-name="ro1">
          <table:table-cell table:formula="of:=[.A21]+1" office:value-type="float" office:value="40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23]/2" office:value-type="float" office:value="20" calcext:value-type="float">
            <text:p/>
          </table:table-cell>
          <table:table-cell table:formula="of:=[.B23]/2" office:value-type="float" office:value="0.5" calcext:value-type="float">
            <text:p/>
          </table:table-cell>
          <table:table-cell office:value-type="float" office:value="1143" calcext:value-type="float">
            <text:p>1143</text:p>
          </table:table-cell>
          <table:table-cell table:style-name="ce1" table:formula="of:=SQRT([.E23])" office:value-type="float" office:value="33.8082830087539" calcext:value-type="float">
            <text:p/>
          </table:table-cell>
          <table:table-cell table:formula="of:=2*0.0000000002013*SIN([.C23]*PI()/180)" office:value-type="float" office:value="0.000000000137697309702914" calcext:value-type="float">
            <text:p/>
          </table:table-cell>
          <table:table-cell table:formula="of:=2*0.0000000002013*COS([.C23]*PI()/180)*[.D23]*PI()/180" office:value-type="float" office:value="0.00000000000330146698712795" calcext:value-type="float">
            <text:p/>
          </table:table-cell>
          <table:table-cell table:formula="of:=4.135668E-015*300000000/[.G23]/1000" office:value-type="float" office:value="9.01034597318456" calcext:value-type="float">
            <text:p/>
          </table:table-cell>
          <table:table-cell table:formula="of:=4.135668E-015*300000000*[.H23]/[.G23]/[.G23]/1000" office:value-type="float" office:value="0.216034429701284" calcext:value-type="float">
            <text:p/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style-name="ce1" office:value-type="float" office:value="1" calcext:value-type="float">
            <text:p>1</text:p>
          </table:table-cell>
          <table:table-cell table:formula="of:=[.A24]/2" office:value-type="float" office:value="20.25" calcext:value-type="float">
            <text:p/>
          </table:table-cell>
          <table:table-cell table:formula="of:=[.B24]/2" office:value-type="float" office:value="0.5" calcext:value-type="float">
            <text:p/>
          </table:table-cell>
          <table:table-cell office:value-type="float" office:value="373" calcext:value-type="float">
            <text:p>373</text:p>
          </table:table-cell>
          <table:table-cell table:style-name="ce1" table:formula="of:=SQRT([.E24])" office:value-type="float" office:value="19.313207915828" calcext:value-type="float">
            <text:p/>
          </table:table-cell>
          <table:table-cell table:formula="of:=2*0.0000000002013*SIN([.C24]*PI()/180)" office:value-type="float" office:value="0.000000000139346727179399" calcext:value-type="float">
            <text:p/>
          </table:table-cell>
          <table:table-cell table:formula="of:=2*0.0000000002013*COS([.C24]*PI()/180)*[.D24]*PI()/180" office:value-type="float" office:value="0.00000000000329619245127949" calcext:value-type="float">
            <text:p/>
          </table:table-cell>
          <table:table-cell table:formula="of:=4.135668E-015*300000000/[.G24]/1000" office:value-type="float" office:value="8.90369243048449" calcext:value-type="float">
            <text:p/>
          </table:table-cell>
          <table:table-cell table:formula="of:=4.135668E-015*300000000*[.H24]/[.G24]/[.G24]/1000" office:value-type="float" office:value="0.210613369771459" calcext:value-type="float">
            <text:p/>
          </table:table-cell>
        </table:table-row>
        <table:table-row table:style-name="ro1">
          <table:table-cell table:formula="of:=[.A23]+1" office:value-type="float" office:value="41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25]/2" office:value-type="float" office:value="20.5" calcext:value-type="float">
            <text:p/>
          </table:table-cell>
          <table:table-cell table:formula="of:=[.B25]/2" office:value-type="float" office:value="0.5" calcext:value-type="float">
            <text:p/>
          </table:table-cell>
          <table:table-cell office:value-type="float" office:value="250" calcext:value-type="float">
            <text:p>250</text:p>
          </table:table-cell>
          <table:table-cell table:style-name="ce1" table:formula="of:=SQRT([.E25])" office:value-type="float" office:value="15.8113883008419" calcext:value-type="float">
            <text:p/>
          </table:table-cell>
          <table:table-cell table:formula="of:=2*0.0000000002013*SIN([.C25]*PI()/180)" office:value-type="float" office:value="0.000000000140993491695062" calcext:value-type="float">
            <text:p/>
          </table:table-cell>
          <table:table-cell table:formula="of:=2*0.0000000002013*COS([.C25]*PI()/180)*[.D25]*PI()/180" office:value-type="float" office:value="0.00000000000329085516067812" calcext:value-type="float">
            <text:p/>
          </table:table-cell>
          <table:table-cell table:formula="of:=4.135668E-015*300000000/[.G25]/1000" office:value-type="float" office:value="8.79969979524563" calcext:value-type="float">
            <text:p/>
          </table:table-cell>
          <table:table-cell table:formula="of:=4.135668E-015*300000000*[.H25]/[.G25]/[.G25]/1000" office:value-type="float" office:value="0.205389178858222" calcext:value-type="float">
            <text:p/>
          </table:table-cell>
        </table:table-row>
        <table:table-row table:style-name="ro1">
          <table:table-cell table:formula="of:=[.A25]+1" office:value-type="float" office:value="42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26]/2" office:value-type="float" office:value="21" calcext:value-type="float">
            <text:p/>
          </table:table-cell>
          <table:table-cell table:formula="of:=[.B26]/2" office:value-type="float" office:value="0.5" calcext:value-type="float">
            <text:p/>
          </table:table-cell>
          <table:table-cell office:value-type="float" office:value="231" calcext:value-type="float">
            <text:p>231</text:p>
          </table:table-cell>
          <table:table-cell table:style-name="ce1" table:formula="of:=SQRT([.E26])" office:value-type="float" office:value="15.1986841535707" calcext:value-type="float">
            <text:p/>
          </table:table-cell>
          <table:table-cell table:formula="of:=2*0.0000000002013*SIN([.C26]*PI()/180)" office:value-type="float" office:value="0.000000000144278936486938" calcext:value-type="float">
            <text:p/>
          </table:table-cell>
          <table:table-cell table:formula="of:=2*0.0000000002013*COS([.C26]*PI()/180)*[.D26]*PI()/180" office:value-type="float" office:value="0.00000000000327999272286673" calcext:value-type="float">
            <text:p/>
          </table:table-cell>
          <table:table-cell table:formula="of:=4.135668E-015*300000000/[.G26]/1000" office:value-type="float" office:value="8.59931761496125" calcext:value-type="float">
            <text:p/>
          </table:table-cell>
          <table:table-cell table:formula="of:=4.135668E-015*300000000*[.H26]/[.G26]/[.G26]/1000" office:value-type="float" office:value="0.195494227261969" calcext:value-type="float">
            <text:p/>
          </table:table-cell>
        </table:table-row>
        <table:table-row table:style-name="ro1">
          <table:table-cell table:formula="of:=[.A26]+1" office:value-type="float" office:value="43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27]/2" office:value-type="float" office:value="21.5" calcext:value-type="float">
            <text:p/>
          </table:table-cell>
          <table:table-cell table:formula="of:=[.B27]/2" office:value-type="float" office:value="0.5" calcext:value-type="float">
            <text:p/>
          </table:table-cell>
          <table:table-cell office:value-type="float" office:value="249" calcext:value-type="float">
            <text:p>249</text:p>
          </table:table-cell>
          <table:table-cell table:style-name="ce1" table:formula="of:=SQRT([.E27])" office:value-type="float" office:value="15.7797338380595" calcext:value-type="float">
            <text:p/>
          </table:table-cell>
          <table:table-cell table:formula="of:=2*0.0000000002013*SIN([.C27]*PI()/180)" office:value-type="float" office:value="0.000000000147553393879202" calcext:value-type="float">
            <text:p/>
          </table:table-cell>
          <table:table-cell table:formula="of:=2*0.0000000002013*COS([.C27]*PI()/180)*[.D27]*PI()/180" office:value-type="float" office:value="0.00000000000326888050091049" calcext:value-type="float">
            <text:p/>
          </table:table-cell>
          <table:table-cell table:formula="of:=4.135668E-015*300000000/[.G27]/1000" office:value-type="float" office:value="8.40848432815939" calcext:value-type="float">
            <text:p/>
          </table:table-cell>
          <table:table-cell table:formula="of:=4.135668E-015*300000000*[.H27]/[.G27]/[.G27]/1000" office:value-type="float" office:value="0.186280570984589" calcext:value-type="float">
            <text:p/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table:style-name="ce1" office:value-type="float" office:value="1" calcext:value-type="float">
            <text:p>1</text:p>
          </table:table-cell>
          <table:table-cell table:formula="of:=[.A28]/2" office:value-type="float" office:value="21.75" calcext:value-type="float">
            <text:p/>
          </table:table-cell>
          <table:table-cell table:formula="of:=[.B28]/2" office:value-type="float" office:value="0.5" calcext:value-type="float">
            <text:p/>
          </table:table-cell>
          <table:table-cell office:value-type="float" office:value="280" calcext:value-type="float">
            <text:p>280</text:p>
          </table:table-cell>
          <table:table-cell table:style-name="ce1" table:formula="of:=SQRT([.E28])" office:value-type="float" office:value="16.7332005306815" calcext:value-type="float">
            <text:p/>
          </table:table-cell>
          <table:table-cell table:formula="of:=2*0.0000000002013*SIN([.C28]*PI()/180)" office:value-type="float" office:value="0.00000000014918642434146" calcext:value-type="float">
            <text:p/>
          </table:table-cell>
          <table:table-cell table:formula="of:=2*0.0000000002013*COS([.C28]*PI()/180)*[.D28]*PI()/180" office:value-type="float" office:value="0.00000000000326323098458636" calcext:value-type="float">
            <text:p/>
          </table:table-cell>
          <table:table-cell table:formula="of:=4.135668E-015*300000000/[.G28]/1000" office:value-type="float" office:value="8.31644303747281" calcext:value-type="float">
            <text:p/>
          </table:table-cell>
          <table:table-cell table:formula="of:=4.135668E-015*300000000*[.H28]/[.G28]/[.G28]/1000" office:value-type="float" office:value="0.181909813317288" calcext:value-type="float">
            <text:p/>
          </table:table-cell>
        </table:table-row>
        <table:table-row table:style-name="ro1">
          <table:table-cell table:formula="of:=[.A27]+1" office:value-type="float" office:value="44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29]/2" office:value-type="float" office:value="22" calcext:value-type="float">
            <text:p/>
          </table:table-cell>
          <table:table-cell table:formula="of:=[.B29]/2" office:value-type="float" office:value="0.5" calcext:value-type="float">
            <text:p/>
          </table:table-cell>
          <table:table-cell office:value-type="float" office:value="1056" calcext:value-type="float">
            <text:p>1056</text:p>
          </table:table-cell>
          <table:table-cell table:style-name="ce1" table:formula="of:=SQRT([.E29])" office:value-type="float" office:value="32.4961536185438" calcext:value-type="float">
            <text:p/>
          </table:table-cell>
          <table:table-cell table:formula="of:=2*0.0000000002013*SIN([.C29]*PI()/180)" office:value-type="float" office:value="0.000000000150816614509246" calcext:value-type="float">
            <text:p/>
          </table:table-cell>
          <table:table-cell table:formula="of:=2*0.0000000002013*COS([.C29]*PI()/180)*[.D29]*PI()/180" office:value-type="float" office:value="0.00000000000325751934104812" calcext:value-type="float">
            <text:p/>
          </table:table-cell>
          <table:table-cell table:formula="of:=4.135668E-015*300000000/[.G29]/1000" office:value-type="float" office:value="8.22654986678497" calcext:value-type="float">
            <text:p/>
          </table:table-cell>
          <table:table-cell table:formula="of:=4.135668E-015*300000000*[.H29]/[.G29]/[.G29]/1000" office:value-type="float" office:value="0.17768695702625" calcext:value-type="float">
            <text:p/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table:style-name="ce1" office:value-type="float" office:value="1" calcext:value-type="float">
            <text:p>1</text:p>
          </table:table-cell>
          <table:table-cell table:formula="of:=[.A30]/2" office:value-type="float" office:value="22.25" calcext:value-type="float">
            <text:p/>
          </table:table-cell>
          <table:table-cell table:formula="of:=[.B30]/2" office:value-type="float" office:value="0.5" calcext:value-type="float">
            <text:p/>
          </table:table-cell>
          <table:table-cell office:value-type="float" office:value="3936" calcext:value-type="float">
            <text:p>3936</text:p>
          </table:table-cell>
          <table:table-cell table:style-name="ce1" table:formula="of:=SQRT([.E30])" office:value-type="float" office:value="62.7375485654325" calcext:value-type="float">
            <text:p/>
          </table:table-cell>
          <table:table-cell table:formula="of:=2*0.0000000002013*SIN([.C30]*PI()/180)" office:value-type="float" office:value="0.00000000015244393334609" calcext:value-type="float">
            <text:p/>
          </table:table-cell>
          <table:table-cell table:formula="of:=2*0.0000000002013*COS([.C30]*PI()/180)*[.D30]*PI()/180" office:value-type="float" office:value="0.00000000000325174567903724" calcext:value-type="float">
            <text:p/>
          </table:table-cell>
          <table:table-cell table:formula="of:=4.135668E-015*300000000/[.G30]/1000" office:value-type="float" office:value="8.13873253442805" calcext:value-type="float">
            <text:p/>
          </table:table-cell>
          <table:table-cell table:formula="of:=4.135668E-015*300000000*[.H30]/[.G30]/[.G30]/1000" office:value-type="float" office:value="0.173605389015929" calcext:value-type="float">
            <text:p/>
          </table:table-cell>
        </table:table-row>
        <table:table-row table:style-name="ro1">
          <table:table-cell table:formula="of:=[.A29]+1" office:value-type="float" office:value="45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31]/2" office:value-type="float" office:value="22.5" calcext:value-type="float">
            <text:p/>
          </table:table-cell>
          <table:table-cell table:formula="of:=[.B31]/2" office:value-type="float" office:value="0.5" calcext:value-type="float">
            <text:p/>
          </table:table-cell>
          <table:table-cell office:value-type="float" office:value="1552" calcext:value-type="float">
            <text:p>1552</text:p>
          </table:table-cell>
          <table:table-cell table:style-name="ce1" table:formula="of:=SQRT([.E31])" office:value-type="float" office:value="39.3954312071844" calcext:value-type="float">
            <text:p/>
          </table:table-cell>
          <table:table-cell table:formula="of:=2*0.0000000002013*SIN([.C31]*PI()/180)" office:value-type="float" office:value="0.000000000154068349870185" calcext:value-type="float">
            <text:p/>
          </table:table-cell>
          <table:table-cell table:formula="of:=2*0.0000000002013*COS([.C31]*PI()/180)*[.D31]*PI()/180" office:value-type="float" office:value="0.00000000000324591010847593" calcext:value-type="float">
            <text:p/>
          </table:table-cell>
          <table:table-cell table:formula="of:=4.135668E-015*300000000/[.G31]/1000" office:value-type="float" office:value="8.0529219729126" calcext:value-type="float">
            <text:p/>
          </table:table-cell>
          <table:table-cell table:formula="of:=4.135668E-015*300000000*[.H31]/[.G31]/[.G31]/1000" office:value-type="float" office:value="0.169658861516133" calcext:value-type="float">
            <text:p/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style-name="ce1" office:value-type="float" office:value="1" calcext:value-type="float">
            <text:p>1</text:p>
          </table:table-cell>
          <table:table-cell table:formula="of:=[.A32]/2" office:value-type="float" office:value="22.75" calcext:value-type="float">
            <text:p/>
          </table:table-cell>
          <table:table-cell table:formula="of:=[.B32]/2" office:value-type="float" office:value="0.5" calcext:value-type="float">
            <text:p/>
          </table:table-cell>
          <table:table-cell office:value-type="float" office:value="253" calcext:value-type="float">
            <text:p>253</text:p>
          </table:table-cell>
          <table:table-cell table:style-name="ce1" table:formula="of:=SQRT([.E32])" office:value-type="float" office:value="15.9059737205869" calcext:value-type="float">
            <text:p/>
          </table:table-cell>
          <table:table-cell table:formula="of:=2*0.0000000002013*SIN([.C32]*PI()/180)" office:value-type="float" office:value="0.000000000155689833154984" calcext:value-type="float">
            <text:p/>
          </table:table-cell>
          <table:table-cell table:formula="of:=2*0.0000000002013*COS([.C32]*PI()/180)*[.D32]*PI()/180" office:value-type="float" office:value="0.00000000000324001274046503" calcext:value-type="float">
            <text:p/>
          </table:table-cell>
          <table:table-cell table:formula="of:=4.135668E-015*300000000/[.G32]/1000" office:value-type="float" office:value="7.96905215233242" calcext:value-type="float">
            <text:p/>
          </table:table-cell>
          <table:table-cell table:formula="of:=4.135668E-015*300000000*[.H32]/[.G32]/[.G32]/1000" office:value-type="float" office:value="0.165841468127752" calcext:value-type="float">
            <text:p/>
          </table:table-cell>
        </table:table-row>
        <table:table-row table:style-name="ro1">
          <table:table-cell table:formula="of:=[.A31]+1" office:value-type="float" office:value="46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33]/2" office:value-type="float" office:value="23" calcext:value-type="float">
            <text:p/>
          </table:table-cell>
          <table:table-cell table:formula="of:=[.B33]/2" office:value-type="float" office:value="0.5" calcext:value-type="float">
            <text:p/>
          </table:table-cell>
          <table:table-cell office:value-type="float" office:value="235" calcext:value-type="float">
            <text:p>235</text:p>
          </table:table-cell>
          <table:table-cell table:style-name="ce1" table:formula="of:=SQRT([.E33])" office:value-type="float" office:value="15.3297097167559" calcext:value-type="float">
            <text:p/>
          </table:table-cell>
          <table:table-cell table:formula="of:=2*0.0000000002013*SIN([.C33]*PI()/180)" office:value-type="float" office:value="0.000000000157308352329782" calcext:value-type="float">
            <text:p/>
          </table:table-cell>
          <table:table-cell table:formula="of:=2*0.0000000002013*COS([.C33]*PI()/180)*[.D33]*PI()/180" office:value-type="float" office:value="0.00000000000323405368728193" calcext:value-type="float">
            <text:p/>
          </table:table-cell>
          <table:table-cell table:formula="of:=4.135668E-015*300000000/[.G33]/1000" office:value-type="float" office:value="7.88705991528659" calcext:value-type="float">
            <text:p/>
          </table:table-cell>
          <table:table-cell table:formula="of:=4.135668E-015*300000000*[.H33]/[.G33]/[.G33]/1000" office:value-type="float" office:value="0.162147621681097" calcext:value-type="float">
            <text:p/>
          </table:table-cell>
        </table:table-row>
        <table:table-row table:style-name="ro1">
          <table:table-cell table:formula="of:=[.A33]+1" office:value-type="float" office:value="47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34]/2" office:value-type="float" office:value="23.5" calcext:value-type="float">
            <text:p/>
          </table:table-cell>
          <table:table-cell table:formula="of:=[.B34]/2" office:value-type="float" office:value="0.5" calcext:value-type="float">
            <text:p/>
          </table:table-cell>
          <table:table-cell office:value-type="float" office:value="200" calcext:value-type="float">
            <text:p>200</text:p>
          </table:table-cell>
          <table:table-cell table:style-name="ce1" table:formula="of:=SQRT([.E34])" office:value-type="float" office:value="14.142135623731" calcext:value-type="float">
            <text:p/>
          </table:table-cell>
          <table:table-cell table:formula="of:=2*0.0000000002013*SIN([.C34]*PI()/180)" office:value-type="float" office:value="0.000000000160536375149304" calcext:value-type="float">
            <text:p/>
          </table:table-cell>
          <table:table-cell table:formula="of:=2*0.0000000002013*COS([.C34]*PI()/180)*[.D34]*PI()/180" office:value-type="float" office:value="0.00000000000322195098037849" calcext:value-type="float">
            <text:p/>
          </table:table-cell>
          <table:table-cell table:formula="of:=4.135668E-015*300000000/[.G34]/1000" office:value-type="float" office:value="7.72846900801209" calcext:value-type="float">
            <text:p/>
          </table:table-cell>
          <table:table-cell table:formula="of:=4.135668E-015*300000000*[.H34]/[.G34]/[.G34]/1000" office:value-type="float" office:value="0.155109695693769" calcext:value-type="float">
            <text:p/>
          </table:table-cell>
        </table:table-row>
        <table:table-row table:style-name="ro1">
          <table:table-cell table:formula="of:=[.A34]+1" office:value-type="float" office:value="48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35]/2" office:value-type="float" office:value="24" calcext:value-type="float">
            <text:p/>
          </table:table-cell>
          <table:table-cell table:formula="of:=[.B35]/2" office:value-type="float" office:value="0.5" calcext:value-type="float">
            <text:p/>
          </table:table-cell>
          <table:table-cell office:value-type="float" office:value="209" calcext:value-type="float">
            <text:p>209</text:p>
          </table:table-cell>
          <table:table-cell table:style-name="ce1" table:formula="of:=SQRT([.E35])" office:value-type="float" office:value="14.456832294801" calcext:value-type="float">
            <text:p/>
          </table:table-cell>
          <table:table-cell table:formula="of:=2*0.0000000002013*SIN([.C35]*PI()/180)" office:value-type="float" office:value="0.000000000163752172502317" calcext:value-type="float">
            <text:p/>
          </table:table-cell>
          <table:table-cell table:formula="of:=2*0.0000000002013*COS([.C35]*PI()/180)*[.D35]*PI()/180" office:value-type="float" office:value="0.00000000000320960290943361" calcext:value-type="float">
            <text:p/>
          </table:table-cell>
          <table:table-cell table:formula="of:=4.135668E-015*300000000/[.G35]/1000" office:value-type="float" office:value="7.57669581441702" calcext:value-type="float">
            <text:p/>
          </table:table-cell>
          <table:table-cell table:formula="of:=4.135668E-015*300000000*[.H35]/[.G35]/[.G35]/1000" office:value-type="float" office:value="0.148506029313915" calcext:value-type="float">
            <text:p/>
          </table:table-cell>
        </table:table-row>
        <table:table-row table:style-name="ro1">
          <table:table-cell table:formula="of:=[.A35]+1" office:value-type="float" office:value="49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36]/2" office:value-type="float" office:value="24.5" calcext:value-type="float">
            <text:p/>
          </table:table-cell>
          <table:table-cell table:formula="of:=[.B36]/2" office:value-type="float" office:value="0.5" calcext:value-type="float">
            <text:p/>
          </table:table-cell>
          <table:table-cell office:value-type="float" office:value="207" calcext:value-type="float">
            <text:p>207</text:p>
          </table:table-cell>
          <table:table-cell table:style-name="ce1" table:formula="of:=SQRT([.E36])" office:value-type="float" office:value="14.3874945699382" calcext:value-type="float">
            <text:p/>
          </table:table-cell>
          <table:table-cell table:formula="of:=2*0.0000000002013*SIN([.C36]*PI()/180)" office:value-type="float" office:value="0.000000000166955499493402" calcext:value-type="float">
            <text:p/>
          </table:table-cell>
          <table:table-cell table:formula="of:=2*0.0000000002013*COS([.C36]*PI()/180)*[.D36]*PI()/180" office:value-type="float" office:value="0.00000000000319701041480069" calcext:value-type="float">
            <text:p/>
          </table:table-cell>
          <table:table-cell table:formula="of:=4.135668E-015*300000000/[.G36]/1000" office:value-type="float" office:value="7.43132393820326" calcext:value-type="float">
            <text:p/>
          </table:table-cell>
          <table:table-cell table:formula="of:=4.135668E-015*300000000*[.H36]/[.G36]/[.G36]/1000" office:value-type="float" office:value="0.142301512069283" calcext:value-type="float">
            <text:p/>
          </table:table-cell>
        </table:table-row>
        <table:table-row table:style-name="ro1">
          <table:table-cell table:formula="of:=[.A36]+1" office:value-type="float" office:value="50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37]/2" office:value-type="float" office:value="25" calcext:value-type="float">
            <text:p/>
          </table:table-cell>
          <table:table-cell table:formula="of:=[.B37]/2" office:value-type="float" office:value="0.5" calcext:value-type="float">
            <text:p/>
          </table:table-cell>
          <table:table-cell office:value-type="float" office:value="228" calcext:value-type="float">
            <text:p>228</text:p>
          </table:table-cell>
          <table:table-cell table:style-name="ce1" table:formula="of:=SQRT([.E37])" office:value-type="float" office:value="15.0996688705415" calcext:value-type="float">
            <text:p/>
          </table:table-cell>
          <table:table-cell table:formula="of:=2*0.0000000002013*SIN([.C37]*PI()/180)" office:value-type="float" office:value="0.000000000170146112176806" calcext:value-type="float">
            <text:p/>
          </table:table-cell>
          <table:table-cell table:formula="of:=2*0.0000000002013*COS([.C37]*PI()/180)*[.D37]*PI()/180" office:value-type="float" office:value="0.00000000000318417445544695" calcext:value-type="float">
            <text:p/>
          </table:table-cell>
          <table:table-cell table:formula="of:=4.135668E-015*300000000/[.G37]/1000" office:value-type="float" office:value="7.29197031966701" calcext:value-type="float">
            <text:p/>
          </table:table-cell>
          <table:table-cell table:formula="of:=4.135668E-015*300000000*[.H37]/[.G37]/[.G37]/1000" office:value-type="float" office:value="0.136464508796024" calcext:value-type="float">
            <text:p/>
          </table:table-cell>
        </table:table-row>
        <table:table-row table:style-name="ro1">
          <table:table-cell table:formula="of:=[.A37]+1" office:value-type="float" office:value="51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38]/2" office:value-type="float" office:value="25.5" calcext:value-type="float">
            <text:p/>
          </table:table-cell>
          <table:table-cell table:formula="of:=[.B38]/2" office:value-type="float" office:value="0.5" calcext:value-type="float">
            <text:p/>
          </table:table-cell>
          <table:table-cell office:value-type="float" office:value="210" calcext:value-type="float">
            <text:p>210</text:p>
          </table:table-cell>
          <table:table-cell table:style-name="ce1" table:formula="of:=SQRT([.E38])" office:value-type="float" office:value="14.4913767461894" calcext:value-type="float">
            <text:p/>
          </table:table-cell>
          <table:table-cell table:formula="of:=2*0.0000000002013*SIN([.C38]*PI()/180)" office:value-type="float" office:value="0.00000000017332376757502" calcext:value-type="float">
            <text:p/>
          </table:table-cell>
          <table:table-cell table:formula="of:=2*0.0000000002013*COS([.C38]*PI()/180)*[.D38]*PI()/180" office:value-type="float" office:value="0.0000000000031710960088804" calcext:value-type="float">
            <text:p/>
          </table:table-cell>
          <table:table-cell table:formula="of:=4.135668E-015*300000000/[.G38]/1000" office:value-type="float" office:value="7.15828196766487" calcext:value-type="float">
            <text:p/>
          </table:table-cell>
          <table:table-cell table:formula="of:=4.135668E-015*300000000*[.H38]/[.G38]/[.G38]/1000" office:value-type="float" office:value="0.130966454835905" calcext:value-type="float">
            <text:p/>
          </table:table-cell>
        </table:table-row>
        <table:table-row table:style-name="ro1">
          <table:table-cell table:formula="of:=[.A38]+1" office:value-type="float" office:value="52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39]/2" office:value-type="float" office:value="26" calcext:value-type="float">
            <text:p/>
          </table:table-cell>
          <table:table-cell table:formula="of:=[.B39]/2" office:value-type="float" office:value="0.5" calcext:value-type="float">
            <text:p/>
          </table:table-cell>
          <table:table-cell office:value-type="float" office:value="189" calcext:value-type="float">
            <text:p>189</text:p>
          </table:table-cell>
          <table:table-cell table:style-name="ce1" table:formula="of:=SQRT([.E39])" office:value-type="float" office:value="13.7477270848675" calcext:value-type="float">
            <text:p/>
          </table:table-cell>
          <table:table-cell table:formula="of:=2*0.0000000002013*SIN([.C39]*PI()/180)" office:value-type="float" office:value="0.000000000176488223697283" calcext:value-type="float">
            <text:p/>
          </table:table-cell>
          <table:table-cell table:formula="of:=2*0.0000000002013*COS([.C39]*PI()/180)*[.D39]*PI()/180" office:value-type="float" office:value="0.00000000000315777607107538" calcext:value-type="float">
            <text:p/>
          </table:table-cell>
          <table:table-cell table:formula="of:=4.135668E-015*300000000/[.G39]/1000" office:value-type="float" office:value="7.02993306866799" calcext:value-type="float">
            <text:p/>
          </table:table-cell>
          <table:table-cell table:formula="of:=4.135668E-015*300000000*[.H39]/[.G39]/[.G39]/1000" office:value-type="float" office:value="0.125781505193103" calcext:value-type="float">
            <text:p/>
          </table:table-cell>
        </table:table-row>
        <table:table-row table:style-name="ro1">
          <table:table-cell table:formula="of:=[.A39]+1" office:value-type="float" office:value="53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0]/2" office:value-type="float" office:value="26.5" calcext:value-type="float">
            <text:p/>
          </table:table-cell>
          <table:table-cell table:formula="of:=[.B40]/2" office:value-type="float" office:value="0.5" calcext:value-type="float">
            <text:p/>
          </table:table-cell>
          <table:table-cell office:value-type="float" office:value="191" calcext:value-type="float">
            <text:p>191</text:p>
          </table:table-cell>
          <table:table-cell table:style-name="ce1" table:formula="of:=SQRT([.E40])" office:value-type="float" office:value="13.8202749610853" calcext:value-type="float">
            <text:p/>
          </table:table-cell>
          <table:table-cell table:formula="of:=2*0.0000000002013*SIN([.C40]*PI()/180)" office:value-type="float" office:value="0.000000000179639239558009" calcext:value-type="float">
            <text:p/>
          </table:table-cell>
          <table:table-cell table:formula="of:=2*0.0000000002013*COS([.C40]*PI()/180)*[.D40]*PI()/180" office:value-type="float" office:value="0.00000000000314421565639672" calcext:value-type="float">
            <text:p/>
          </table:table-cell>
          <table:table-cell table:formula="of:=4.135668E-015*300000000/[.G40]/1000" office:value-type="float" office:value="6.90662242310012" calcext:value-type="float">
            <text:p/>
          </table:table-cell>
          <table:table-cell table:formula="of:=4.135668E-015*300000000*[.H40]/[.G40]/[.G40]/1000" office:value-type="float" office:value="0.120886229584152" calcext:value-type="float">
            <text:p/>
          </table:table-cell>
        </table:table-row>
        <table:table-row table:style-name="ro1">
          <table:table-cell table:formula="of:=[.A40]+1" office:value-type="float" office:value="54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1]/2" office:value-type="float" office:value="27" calcext:value-type="float">
            <text:p/>
          </table:table-cell>
          <table:table-cell table:formula="of:=[.B41]/2" office:value-type="float" office:value="0.5" calcext:value-type="float">
            <text:p/>
          </table:table-cell>
          <table:table-cell office:value-type="float" office:value="204" calcext:value-type="float">
            <text:p>204</text:p>
          </table:table-cell>
          <table:table-cell table:style-name="ce1" table:formula="of:=SQRT([.E41])" office:value-type="float" office:value="14.2828568570857" calcext:value-type="float">
            <text:p/>
          </table:table-cell>
          <table:table-cell table:formula="of:=2*0.0000000002013*SIN([.C41]*PI()/180)" office:value-type="float" office:value="0.000000000182776575195142" calcext:value-type="float">
            <text:p/>
          </table:table-cell>
          <table:table-cell table:formula="of:=2*0.0000000002013*COS([.C41]*PI()/180)*[.D41]*PI()/180" office:value-type="float" office:value="0.00000000000313041579752249" calcext:value-type="float">
            <text:p/>
          </table:table-cell>
          <table:table-cell table:formula="of:=4.135668E-015*300000000/[.G41]/1000" office:value-type="float" office:value="6.78807116653414" calcext:value-type="float">
            <text:p/>
          </table:table-cell>
          <table:table-cell table:formula="of:=4.135668E-015*300000000*[.H41]/[.G41]/[.G41]/1000" office:value-type="float" office:value="0.116259346646245" calcext:value-type="float">
            <text:p/>
          </table:table-cell>
        </table:table-row>
        <table:table-row table:style-name="ro1">
          <table:table-cell table:formula="of:=[.A41]+1" office:value-type="float" office:value="55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2]/2" office:value-type="float" office:value="27.5" calcext:value-type="float">
            <text:p/>
          </table:table-cell>
          <table:table-cell table:formula="of:=[.B42]/2" office:value-type="float" office:value="0.5" calcext:value-type="float">
            <text:p/>
          </table:table-cell>
          <table:table-cell office:value-type="float" office:value="207" calcext:value-type="float">
            <text:p>207</text:p>
          </table:table-cell>
          <table:table-cell table:style-name="ce1" table:formula="of:=SQRT([.E42])" office:value-type="float" office:value="14.3874945699382" calcext:value-type="float">
            <text:p/>
          </table:table-cell>
          <table:table-cell table:formula="of:=2*0.0000000002013*SIN([.C42]*PI()/180)" office:value-type="float" office:value="0.000000000185899991688425" calcext:value-type="float">
            <text:p/>
          </table:table-cell>
          <table:table-cell table:formula="of:=2*0.0000000002013*COS([.C42]*PI()/180)*[.D42]*PI()/180" office:value-type="float" office:value="0.00000000000311637754536539" calcext:value-type="float">
            <text:p/>
          </table:table-cell>
          <table:table-cell table:formula="of:=4.135668E-015*300000000/[.G42]/1000" office:value-type="float" office:value="6.67402073949234" calcext:value-type="float">
            <text:p/>
          </table:table-cell>
          <table:table-cell table:formula="of:=4.135668E-015*300000000*[.H42]/[.G42]/[.G42]/1000" office:value-type="float" office:value="0.111881491660938" calcext:value-type="float">
            <text:p/>
          </table:table-cell>
        </table:table-row>
        <table:table-row table:style-name="ro1">
          <table:table-cell table:formula="of:=[.A42]+1" office:value-type="float" office:value="56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3]/2" office:value-type="float" office:value="28" calcext:value-type="float">
            <text:p/>
          </table:table-cell>
          <table:table-cell table:formula="of:=[.B43]/2" office:value-type="float" office:value="0.5" calcext:value-type="float">
            <text:p/>
          </table:table-cell>
          <table:table-cell office:value-type="float" office:value="170" calcext:value-type="float">
            <text:p>170</text:p>
          </table:table-cell>
          <table:table-cell table:style-name="ce1" table:formula="of:=SQRT([.E43])" office:value-type="float" office:value="13.0384048104053" calcext:value-type="float">
            <text:p/>
          </table:table-cell>
          <table:table-cell table:formula="of:=2*0.0000000002013*SIN([.C43]*PI()/180)" office:value-type="float" office:value="0.0000000001890092511776" calcext:value-type="float">
            <text:p/>
          </table:table-cell>
          <table:table-cell table:formula="of:=2*0.0000000002013*COS([.C43]*PI()/180)*[.D43]*PI()/180" office:value-type="float" office:value="0.00000000000310210196899266" calcext:value-type="float">
            <text:p/>
          </table:table-cell>
          <table:table-cell table:formula="of:=4.135668E-015*300000000/[.G43]/1000" office:value-type="float" office:value="6.56423107477525" calcext:value-type="float">
            <text:p/>
          </table:table-cell>
          <table:table-cell table:formula="of:=4.135668E-015*300000000*[.H43]/[.G43]/[.G43]/1000" office:value-type="float" office:value="0.107735013048908" calcext:value-type="float">
            <text:p/>
          </table:table-cell>
        </table:table-row>
        <table:table-row table:style-name="ro1">
          <table:table-cell table:formula="of:=[.A43]+1" office:value-type="float" office:value="57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4]/2" office:value-type="float" office:value="28.5" calcext:value-type="float">
            <text:p/>
          </table:table-cell>
          <table:table-cell table:formula="of:=[.B44]/2" office:value-type="float" office:value="0.5" calcext:value-type="float">
            <text:p/>
          </table:table-cell>
          <table:table-cell office:value-type="float" office:value="214" calcext:value-type="float">
            <text:p>214</text:p>
          </table:table-cell>
          <table:table-cell table:style-name="ce1" table:formula="of:=SQRT([.E44])" office:value-type="float" office:value="14.6287388383278" calcext:value-type="float">
            <text:p/>
          </table:table-cell>
          <table:table-cell table:formula="of:=2*0.0000000002013*SIN([.C44]*PI()/180)" office:value-type="float" office:value="0.000000000192104116880518" calcext:value-type="float">
            <text:p/>
          </table:table-cell>
          <table:table-cell table:formula="of:=2*0.0000000002013*COS([.C44]*PI()/180)*[.D44]*PI()/180" office:value-type="float" office:value="0.00000000000308759015554472" calcext:value-type="float">
            <text:p/>
          </table:table-cell>
          <table:table-cell table:formula="of:=4.135668E-015*300000000/[.G44]/1000" office:value-type="float" office:value="6.45847897560503" calcext:value-type="float">
            <text:p/>
          </table:table-cell>
          <table:table-cell table:formula="of:=4.135668E-015*300000000*[.H44]/[.G44]/[.G44]/1000" office:value-type="float" office:value="0.10380379363381" calcext:value-type="float">
            <text:p/>
          </table:table-cell>
        </table:table-row>
        <table:table-row table:style-name="ro1">
          <table:table-cell table:formula="of:=[.A44]+1" office:value-type="float" office:value="58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5]/2" office:value-type="float" office:value="29" calcext:value-type="float">
            <text:p/>
          </table:table-cell>
          <table:table-cell table:formula="of:=[.B45]/2" office:value-type="float" office:value="0.5" calcext:value-type="float">
            <text:p/>
          </table:table-cell>
          <table:table-cell office:value-type="float" office:value="170" calcext:value-type="float">
            <text:p>170</text:p>
          </table:table-cell>
          <table:table-cell table:style-name="ce1" table:formula="of:=SQRT([.E45])" office:value-type="float" office:value="13.0384048104053" calcext:value-type="float">
            <text:p/>
          </table:table-cell>
          <table:table-cell table:formula="of:=2*0.0000000002013*SIN([.C45]*PI()/180)" office:value-type="float" office:value="0.000000000195184353111175" calcext:value-type="float">
            <text:p/>
          </table:table-cell>
          <table:table-cell table:formula="of:=2*0.0000000002013*COS([.C45]*PI()/180)*[.D45]*PI()/180" office:value-type="float" office:value="0.00000000000307284321015234" calcext:value-type="float">
            <text:p/>
          </table:table-cell>
          <table:table-cell table:formula="of:=4.135668E-015*300000000/[.G45]/1000" office:value-type="float" office:value="6.35655666155426" calcext:value-type="float">
            <text:p/>
          </table:table-cell>
          <table:table-cell table:formula="of:=4.135668E-015*300000000*[.H45]/[.G45]/[.G45]/1000" office:value-type="float" office:value="0.100073093288784" calcext:value-type="float">
            <text:p/>
          </table:table-cell>
        </table:table-row>
        <table:table-row table:style-name="ro1">
          <table:table-cell table:formula="of:=[.A45]+1" office:value-type="float" office:value="59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6]/2" office:value-type="float" office:value="29.5" calcext:value-type="float">
            <text:p/>
          </table:table-cell>
          <table:table-cell table:formula="of:=[.B46]/2" office:value-type="float" office:value="0.5" calcext:value-type="float">
            <text:p/>
          </table:table-cell>
          <table:table-cell office:value-type="float" office:value="193" calcext:value-type="float">
            <text:p>193</text:p>
          </table:table-cell>
          <table:table-cell table:style-name="ce1" table:formula="of:=SQRT([.E46])" office:value-type="float" office:value="13.8924439894498" calcext:value-type="float">
            <text:p/>
          </table:table-cell>
          <table:table-cell table:formula="of:=2*0.0000000002013*SIN([.C46]*PI()/180)" office:value-type="float" office:value="0.000000000198249725297656" calcext:value-type="float">
            <text:p/>
          </table:table-cell>
          <table:table-cell table:formula="of:=2*0.0000000002013*COS([.C46]*PI()/180)*[.D46]*PI()/180" office:value-type="float" office:value="0.00000000000305786225585251" calcext:value-type="float">
            <text:p/>
          </table:table-cell>
          <table:table-cell table:formula="of:=4.135668E-015*300000000/[.G46]/1000" office:value-type="float" office:value="6.25827046235342" calcext:value-type="float">
            <text:p/>
          </table:table-cell>
          <table:table-cell table:formula="of:=4.135668E-015*300000000*[.H46]/[.G46]/[.G46]/1000" office:value-type="float" office:value="0.0965294100913109" calcext:value-type="float">
            <text:p/>
          </table:table-cell>
        </table:table-row>
        <table:table-row table:style-name="ro1">
          <table:table-cell table:formula="of:=[.A46]+1" office:value-type="float" office:value="60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7]/2" office:value-type="float" office:value="30" calcext:value-type="float">
            <text:p/>
          </table:table-cell>
          <table:table-cell table:formula="of:=[.B47]/2" office:value-type="float" office:value="0.5" calcext:value-type="float">
            <text:p/>
          </table:table-cell>
          <table:table-cell office:value-type="float" office:value="199" calcext:value-type="float">
            <text:p>199</text:p>
          </table:table-cell>
          <table:table-cell table:style-name="ce1" table:formula="of:=SQRT([.E47])" office:value-type="float" office:value="14.1067359796659" calcext:value-type="float">
            <text:p/>
          </table:table-cell>
          <table:table-cell table:formula="of:=2*0.0000000002013*SIN([.C47]*PI()/180)" office:value-type="float" office:value="0.0000000002013" calcext:value-type="float">
            <text:p/>
          </table:table-cell>
          <table:table-cell table:formula="of:=2*0.0000000002013*COS([.C47]*PI()/180)*[.D47]*PI()/180" office:value-type="float" office:value="0.0000000000030426484335029" calcext:value-type="float">
            <text:p/>
          </table:table-cell>
          <table:table-cell table:formula="of:=4.135668E-015*300000000/[.G47]/1000" office:value-type="float" office:value="6.16343964232489" calcext:value-type="float">
            <text:p/>
          </table:table-cell>
          <table:table-cell table:formula="of:=4.135668E-015*300000000*[.H47]/[.G47]/[.G47]/1000" office:value-type="float" office:value="0.0931603575395405" calcext:value-type="float">
            <text:p/>
          </table:table-cell>
        </table:table-row>
        <table:table-row table:style-name="ro1">
          <table:table-cell table:formula="of:=[.A47]+1" office:value-type="float" office:value="61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8]/2" office:value-type="float" office:value="30.5" calcext:value-type="float">
            <text:p/>
          </table:table-cell>
          <table:table-cell table:formula="of:=[.B48]/2" office:value-type="float" office:value="0.5" calcext:value-type="float">
            <text:p/>
          </table:table-cell>
          <table:table-cell office:value-type="float" office:value="204" calcext:value-type="float">
            <text:p>204</text:p>
          </table:table-cell>
          <table:table-cell table:style-name="ce1" table:formula="of:=SQRT([.E48])" office:value-type="float" office:value="14.2828568570857" calcext:value-type="float">
            <text:p/>
          </table:table-cell>
          <table:table-cell table:formula="of:=2*0.0000000002013*SIN([.C48]*PI()/180)" office:value-type="float" office:value="0.000000000204334944927979" calcext:value-type="float">
            <text:p/>
          </table:table-cell>
          <table:table-cell table:formula="of:=2*0.0000000002013*COS([.C48]*PI()/180)*[.D48]*PI()/180" office:value-type="float" office:value="0.00000000000302720290169499" calcext:value-type="float">
            <text:p/>
          </table:table-cell>
          <table:table-cell table:formula="of:=4.135668E-015*300000000/[.G48]/1000" office:value-type="float" office:value="6.0718953404534" calcext:value-type="float">
            <text:p/>
          </table:table-cell>
          <table:table-cell table:formula="of:=4.135668E-015*300000000*[.H48]/[.G48]/[.G48]/1000" office:value-type="float" office:value="0.0899545557412482" calcext:value-type="float">
            <text:p/>
          </table:table-cell>
        </table:table-row>
        <table:table-row table:style-name="ro1">
          <table:table-cell table:formula="of:=[.A48]+1" office:value-type="float" office:value="62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49]/2" office:value-type="float" office:value="31" calcext:value-type="float">
            <text:p/>
          </table:table-cell>
          <table:table-cell table:formula="of:=[.B49]/2" office:value-type="float" office:value="0.5" calcext:value-type="float">
            <text:p/>
          </table:table-cell>
          <table:table-cell office:value-type="float" office:value="182" calcext:value-type="float">
            <text:p>182</text:p>
          </table:table-cell>
          <table:table-cell table:style-name="ce1" table:formula="of:=SQRT([.E49])" office:value-type="float" office:value="13.490737563232" calcext:value-type="float">
            <text:p/>
          </table:table-cell>
          <table:table-cell table:formula="of:=2*0.0000000002013*SIN([.C49]*PI()/180)" office:value-type="float" office:value="0.000000000207354328958788" calcext:value-type="float">
            <text:p/>
          </table:table-cell>
          <table:table-cell table:formula="of:=2*0.0000000002013*COS([.C49]*PI()/180)*[.D49]*PI()/180" office:value-type="float" office:value="0.00000000000301152683666582" calcext:value-type="float">
            <text:p/>
          </table:table-cell>
          <table:table-cell table:formula="of:=4.135668E-015*300000000/[.G49]/1000" office:value-type="float" office:value="5.98347961303761" calcext:value-type="float">
            <text:p/>
          </table:table-cell>
          <table:table-cell table:formula="of:=4.135668E-015*300000000*[.H49]/[.G49]/[.G49]/1000" office:value-type="float" office:value="0.0869015347872818" calcext:value-type="float">
            <text:p/>
          </table:table-cell>
        </table:table-row>
        <table:table-row table:style-name="ro1">
          <table:table-cell table:formula="of:=[.A49]+1" office:value-type="float" office:value="63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0]/2" office:value-type="float" office:value="31.5" calcext:value-type="float">
            <text:p/>
          </table:table-cell>
          <table:table-cell table:formula="of:=[.B50]/2" office:value-type="float" office:value="0.5" calcext:value-type="float">
            <text:p/>
          </table:table-cell>
          <table:table-cell office:value-type="float" office:value="186" calcext:value-type="float">
            <text:p>186</text:p>
          </table:table-cell>
          <table:table-cell table:style-name="ce1" table:formula="of:=SQRT([.E50])" office:value-type="float" office:value="13.6381816969859" calcext:value-type="float">
            <text:p/>
          </table:table-cell>
          <table:table-cell table:formula="of:=2*0.0000000002013*SIN([.C50]*PI()/180)" office:value-type="float" office:value="0.000000000210357922154641" calcext:value-type="float">
            <text:p/>
          </table:table-cell>
          <table:table-cell table:formula="of:=2*0.0000000002013*COS([.C50]*PI()/180)*[.D50]*PI()/180" office:value-type="float" office:value="0.00000000000299562143220844" calcext:value-type="float">
            <text:p/>
          </table:table-cell>
          <table:table-cell table:formula="of:=4.135668E-015*300000000/[.G50]/1000" office:value-type="float" office:value="5.89804456752487" calcext:value-type="float">
            <text:p/>
          </table:table-cell>
          <table:table-cell table:formula="of:=4.135668E-015*300000000*[.H50]/[.G50]/[.G50]/1000" office:value-type="float" office:value="0.0839916487747465" calcext:value-type="float">
            <text:p/>
          </table:table-cell>
        </table:table-row>
        <table:table-row table:style-name="ro1">
          <table:table-cell table:formula="of:=[.A50]+1" office:value-type="float" office:value="64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1]/2" office:value-type="float" office:value="32" calcext:value-type="float">
            <text:p/>
          </table:table-cell>
          <table:table-cell table:formula="of:=[.B51]/2" office:value-type="float" office:value="0.5" calcext:value-type="float">
            <text:p/>
          </table:table-cell>
          <table:table-cell office:value-type="float" office:value="170" calcext:value-type="float">
            <text:p>170</text:p>
          </table:table-cell>
          <table:table-cell table:style-name="ce1" table:formula="of:=SQRT([.E51])" office:value-type="float" office:value="13.0384048104053" calcext:value-type="float">
            <text:p/>
          </table:table-cell>
          <table:table-cell table:formula="of:=2*0.0000000002013*SIN([.C51]*PI()/180)" office:value-type="float" office:value="0.000000000213345495780288" calcext:value-type="float">
            <text:p/>
          </table:table-cell>
          <table:table-cell table:formula="of:=2*0.0000000002013*COS([.C51]*PI()/180)*[.D51]*PI()/180" office:value-type="float" office:value="0.00000000000297948789958098" calcext:value-type="float">
            <text:p/>
          </table:table-cell>
          <table:table-cell table:formula="of:=4.135668E-015*300000000/[.G51]/1000" office:value-type="float" office:value="5.81545157755626" calcext:value-type="float">
            <text:p/>
          </table:table-cell>
          <table:table-cell table:formula="of:=4.135668E-015*300000000*[.H51]/[.G51]/[.G51]/1000" office:value-type="float" office:value="0.0812159991592796" calcext:value-type="float">
            <text:p/>
          </table:table-cell>
        </table:table-row>
        <table:table-row table:style-name="ro1">
          <table:table-cell table:formula="of:=[.A51]+1" office:value-type="float" office:value="65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2]/2" office:value-type="float" office:value="32.5" calcext:value-type="float">
            <text:p/>
          </table:table-cell>
          <table:table-cell table:formula="of:=[.B52]/2" office:value-type="float" office:value="0.5" calcext:value-type="float">
            <text:p/>
          </table:table-cell>
          <table:table-cell office:value-type="float" office:value="184" calcext:value-type="float">
            <text:p>184</text:p>
          </table:table-cell>
          <table:table-cell table:style-name="ce1" table:formula="of:=SQRT([.E52])" office:value-type="float" office:value="13.5646599662505" calcext:value-type="float">
            <text:p/>
          </table:table-cell>
          <table:table-cell table:formula="of:=2*0.0000000002013*SIN([.C52]*PI()/180)" office:value-type="float" office:value="0.000000000216316822320431" calcext:value-type="float">
            <text:p/>
          </table:table-cell>
          <table:table-cell table:formula="of:=2*0.0000000002013*COS([.C52]*PI()/180)*[.D52]*PI()/180" office:value-type="float" office:value="0.00000000000296312746741441" calcext:value-type="float">
            <text:p/>
          </table:table-cell>
          <table:table-cell table:formula="of:=4.135668E-015*300000000/[.G52]/1000" office:value-type="float" office:value="5.73557057047622" calcext:value-type="float">
            <text:p/>
          </table:table-cell>
          <table:table-cell table:formula="of:=4.135668E-015*300000000*[.H52]/[.G52]/[.G52]/1000" office:value-type="float" office:value="0.078566366297193" calcext:value-type="float">
            <text:p/>
          </table:table-cell>
        </table:table-row>
        <table:table-row table:style-name="ro1">
          <table:table-cell table:formula="of:=[.A52]+1" office:value-type="float" office:value="66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3]/2" office:value-type="float" office:value="33" calcext:value-type="float">
            <text:p/>
          </table:table-cell>
          <table:table-cell table:formula="of:=[.B53]/2" office:value-type="float" office:value="0.5" calcext:value-type="float">
            <text:p/>
          </table:table-cell>
          <table:table-cell office:value-type="float" office:value="178" calcext:value-type="float">
            <text:p>178</text:p>
          </table:table-cell>
          <table:table-cell table:style-name="ce1" table:formula="of:=SQRT([.E53])" office:value-type="float" office:value="13.3416640641263" calcext:value-type="float">
            <text:p/>
          </table:table-cell>
          <table:table-cell table:formula="of:=2*0.0000000002013*SIN([.C53]*PI()/180)" office:value-type="float" office:value="0.00000000021927167549705" calcext:value-type="float">
            <text:p/>
          </table:table-cell>
          <table:table-cell table:formula="of:=2*0.0000000002013*COS([.C53]*PI()/180)*[.D53]*PI()/180" office:value-type="float" office:value="0.00000000000294654138161898" calcext:value-type="float">
            <text:p/>
          </table:table-cell>
          <table:table-cell table:formula="of:=4.135668E-015*300000000/[.G53]/1000" office:value-type="float" office:value="5.65827937962143" calcext:value-type="float">
            <text:p/>
          </table:table-cell>
          <table:table-cell table:formula="of:=4.135668E-015*300000000*[.H53]/[.G53]/[.G53]/1000" office:value-type="float" office:value="0.0760351481924085" calcext:value-type="float">
            <text:p/>
          </table:table-cell>
        </table:table-row>
        <table:table-row table:style-name="ro1">
          <table:table-cell table:formula="of:=[.A53]+1" office:value-type="float" office:value="67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4]/2" office:value-type="float" office:value="33.5" calcext:value-type="float">
            <text:p/>
          </table:table-cell>
          <table:table-cell table:formula="of:=[.B54]/2" office:value-type="float" office:value="0.5" calcext:value-type="float">
            <text:p/>
          </table:table-cell>
          <table:table-cell office:value-type="float" office:value="173" calcext:value-type="float">
            <text:p>173</text:p>
          </table:table-cell>
          <table:table-cell table:style-name="ce1" table:formula="of:=SQRT([.E54])" office:value-type="float" office:value="13.1529464379659" calcext:value-type="float">
            <text:p/>
          </table:table-cell>
          <table:table-cell table:formula="of:=2*0.0000000002013*SIN([.C54]*PI()/180)" office:value-type="float" office:value="0.000000000222209830286635" calcext:value-type="float">
            <text:p/>
          </table:table-cell>
          <table:table-cell table:formula="of:=2*0.0000000002013*COS([.C54]*PI()/180)*[.D54]*PI()/180" office:value-type="float" office:value="0.00000000000292973090528934" calcext:value-type="float">
            <text:p/>
          </table:table-cell>
          <table:table-cell table:formula="of:=4.135668E-015*300000000/[.G54]/1000" office:value-type="float" office:value="5.58346315462096" calcext:value-type="float">
            <text:p/>
          </table:table-cell>
          <table:table-cell table:formula="of:=4.135668E-015*300000000*[.H54]/[.G54]/[.G54]/1000" office:value-type="float" office:value="0.0736153055944313" calcext:value-type="float">
            <text:p/>
          </table:table-cell>
        </table:table-row>
        <table:table-row table:style-name="ro1">
          <table:table-cell table:formula="of:=[.A54]+1" office:value-type="float" office:value="68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5]/2" office:value-type="float" office:value="34" calcext:value-type="float">
            <text:p/>
          </table:table-cell>
          <table:table-cell table:formula="of:=[.B55]/2" office:value-type="float" office:value="0.5" calcext:value-type="float">
            <text:p/>
          </table:table-cell>
          <table:table-cell office:value-type="float" office:value="183" calcext:value-type="float">
            <text:p>183</text:p>
          </table:table-cell>
          <table:table-cell table:style-name="ce1" table:formula="of:=SQRT([.E55])" office:value-type="float" office:value="13.5277492584687" calcext:value-type="float">
            <text:p/>
          </table:table-cell>
          <table:table-cell table:formula="of:=2*0.0000000002013*SIN([.C55]*PI()/180)" office:value-type="float" office:value="0.000000000225131062937323" calcext:value-type="float">
            <text:p/>
          </table:table-cell>
          <table:table-cell table:formula="of:=2*0.0000000002013*COS([.C55]*PI()/180)*[.D55]*PI()/180" office:value-type="float" office:value="0.00000000000291269731860835" calcext:value-type="float">
            <text:p/>
          </table:table-cell>
          <table:table-cell table:formula="of:=4.135668E-015*300000000/[.G55]/1000" office:value-type="float" office:value="5.51101382373616" calcext:value-type="float">
            <text:p/>
          </table:table-cell>
          <table:table-cell table:formula="of:=4.135668E-015*300000000*[.H55]/[.G55]/[.G55]/1000" office:value-type="float" office:value="0.0713003127057537" calcext:value-type="float">
            <text:p/>
          </table:table-cell>
        </table:table-row>
        <table:table-row table:style-name="ro1">
          <table:table-cell table:formula="of:=[.A55]+1" office:value-type="float" office:value="69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6]/2" office:value-type="float" office:value="34.5" calcext:value-type="float">
            <text:p/>
          </table:table-cell>
          <table:table-cell table:formula="of:=[.B56]/2" office:value-type="float" office:value="0.5" calcext:value-type="float">
            <text:p/>
          </table:table-cell>
          <table:table-cell office:value-type="float" office:value="205" calcext:value-type="float">
            <text:p>205</text:p>
          </table:table-cell>
          <table:table-cell table:style-name="ce1" table:formula="of:=SQRT([.E56])" office:value-type="float" office:value="14.3178210632764" calcext:value-type="float">
            <text:p/>
          </table:table-cell>
          <table:table-cell table:formula="of:=2*0.0000000002013*SIN([.C56]*PI()/180)" office:value-type="float" office:value="0.000000000228035150985938" calcext:value-type="float">
            <text:p/>
          </table:table-cell>
          <table:table-cell table:formula="of:=2*0.0000000002013*COS([.C56]*PI()/180)*[.D56]*PI()/180" office:value-type="float" office:value="0.00000000000289544191874958" calcext:value-type="float">
            <text:p/>
          </table:table-cell>
          <table:table-cell table:formula="of:=4.135668E-015*300000000/[.G56]/1000" office:value-type="float" office:value="5.44082960296113" calcext:value-type="float">
            <text:p/>
          </table:table-cell>
          <table:table-cell table:formula="of:=4.135668E-015*300000000*[.H56]/[.G56]/[.G56]/1000" office:value-type="float" office:value="0.0690841128531046" calcext:value-type="float">
            <text:p/>
          </table:table-cell>
        </table:table-row>
        <table:table-row table:style-name="ro1">
          <table:table-cell table:formula="of:=[.A56]+1" office:value-type="float" office:value="70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7]/2" office:value-type="float" office:value="35" calcext:value-type="float">
            <text:p/>
          </table:table-cell>
          <table:table-cell table:formula="of:=[.B57]/2" office:value-type="float" office:value="0.5" calcext:value-type="float">
            <text:p/>
          </table:table-cell>
          <table:table-cell office:value-type="float" office:value="178" calcext:value-type="float">
            <text:p>178</text:p>
          </table:table-cell>
          <table:table-cell table:style-name="ce1" table:formula="of:=SQRT([.E57])" office:value-type="float" office:value="13.3416640641263" calcext:value-type="float">
            <text:p/>
          </table:table-cell>
          <table:table-cell table:formula="of:=2*0.0000000002013*SIN([.C57]*PI()/180)" office:value-type="float" office:value="0.000000000230921873274931" calcext:value-type="float">
            <text:p/>
          </table:table-cell>
          <table:table-cell table:formula="of:=2*0.0000000002013*COS([.C57]*PI()/180)*[.D57]*PI()/180" office:value-type="float" office:value="0.00000000000287796601977854" calcext:value-type="float">
            <text:p/>
          </table:table-cell>
          <table:table-cell table:formula="of:=4.135668E-015*300000000/[.G57]/1000" office:value-type="float" office:value="5.37281454720769" calcext:value-type="float">
            <text:p/>
          </table:table-cell>
          <table:table-cell table:formula="of:=4.135668E-015*300000000*[.H57]/[.G57]/[.G57]/1000" office:value-type="float" office:value="0.0669610785593525" calcext:value-type="float">
            <text:p/>
          </table:table-cell>
        </table:table-row>
        <table:table-row table:style-name="ro1">
          <table:table-cell table:formula="of:=[.A57]+1" office:value-type="float" office:value="71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8]/2" office:value-type="float" office:value="35.5" calcext:value-type="float">
            <text:p/>
          </table:table-cell>
          <table:table-cell table:formula="of:=[.B58]/2" office:value-type="float" office:value="0.5" calcext:value-type="float">
            <text:p/>
          </table:table-cell>
          <table:table-cell office:value-type="float" office:value="190" calcext:value-type="float">
            <text:p>190</text:p>
          </table:table-cell>
          <table:table-cell table:style-name="ce1" table:formula="of:=SQRT([.E58])" office:value-type="float" office:value="13.7840487520902" calcext:value-type="float">
            <text:p/>
          </table:table-cell>
          <table:table-cell table:formula="of:=2*0.0000000002013*SIN([.C58]*PI()/180)" office:value-type="float" office:value="0.000000000233791009969224" calcext:value-type="float">
            <text:p/>
          </table:table-cell>
          <table:table-cell table:formula="of:=2*0.0000000002013*COS([.C58]*PI()/180)*[.D58]*PI()/180" office:value-type="float" office:value="0.00000000000286027095255259" calcext:value-type="float">
            <text:p/>
          </table:table-cell>
          <table:table-cell table:formula="of:=4.135668E-015*300000000/[.G58]/1000" office:value-type="float" office:value="5.30687813942599" calcext:value-type="float">
            <text:p/>
          </table:table-cell>
          <table:table-cell table:formula="of:=4.135668E-015*300000000*[.H58]/[.G58]/[.G58]/1000" office:value-type="float" office:value="0.0649259755237578" calcext:value-type="float">
            <text:p/>
          </table:table-cell>
        </table:table-row>
        <table:table-row table:style-name="ro1">
          <table:table-cell table:formula="of:=[.A58]+1" office:value-type="float" office:value="72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59]/2" office:value-type="float" office:value="36" calcext:value-type="float">
            <text:p/>
          </table:table-cell>
          <table:table-cell table:formula="of:=[.B59]/2" office:value-type="float" office:value="0.5" calcext:value-type="float">
            <text:p/>
          </table:table-cell>
          <table:table-cell office:value-type="float" office:value="180" calcext:value-type="float">
            <text:p>180</text:p>
          </table:table-cell>
          <table:table-cell table:style-name="ce1" table:formula="of:=SQRT([.E59])" office:value-type="float" office:value="13.4164078649987" calcext:value-type="float">
            <text:p/>
          </table:table-cell>
          <table:table-cell table:formula="of:=2*0.0000000002013*SIN([.C59]*PI()/180)" office:value-type="float" office:value="0.00000000023664234257295" calcext:value-type="float">
            <text:p/>
          </table:table-cell>
          <table:table-cell table:formula="of:=2*0.0000000002013*COS([.C59]*PI()/180)*[.D59]*PI()/180" office:value-type="float" office:value="0.00000000000284235806461962" calcext:value-type="float">
            <text:p/>
          </table:table-cell>
          <table:table-cell table:formula="of:=4.135668E-015*300000000/[.G59]/1000" office:value-type="float" office:value="5.24293491397267" calcext:value-type="float">
            <text:p/>
          </table:table-cell>
          <table:table-cell table:formula="of:=4.135668E-015*300000000*[.H59]/[.G59]/[.G59]/1000" office:value-type="float" office:value="0.0629739300793646" calcext:value-type="float">
            <text:p/>
          </table:table-cell>
        </table:table-row>
        <table:table-row table:style-name="ro1">
          <table:table-cell table:formula="of:=[.A59]+1" office:value-type="float" office:value="73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0]/2" office:value-type="float" office:value="36.5" calcext:value-type="float">
            <text:p/>
          </table:table-cell>
          <table:table-cell table:formula="of:=[.B60]/2" office:value-type="float" office:value="0.5" calcext:value-type="float">
            <text:p/>
          </table:table-cell>
          <table:table-cell office:value-type="float" office:value="198" calcext:value-type="float">
            <text:p>198</text:p>
          </table:table-cell>
          <table:table-cell table:style-name="ce1" table:formula="of:=SQRT([.E60])" office:value-type="float" office:value="14.0712472794703" calcext:value-type="float">
            <text:p/>
          </table:table-cell>
          <table:table-cell table:formula="of:=2*0.0000000002013*SIN([.C60]*PI()/180)" office:value-type="float" office:value="0.00000000023947565394609" calcext:value-type="float">
            <text:p/>
          </table:table-cell>
          <table:table-cell table:formula="of:=2*0.0000000002013*COS([.C60]*PI()/180)*[.D60]*PI()/180" office:value-type="float" office:value="0.00000000000282422872011539" calcext:value-type="float">
            <text:p/>
          </table:table-cell>
          <table:table-cell table:formula="of:=4.135668E-015*300000000/[.G60]/1000" office:value-type="float" office:value="5.18090411094275" calcext:value-type="float">
            <text:p/>
          </table:table-cell>
          <table:table-cell table:formula="of:=4.135668E-015*300000000*[.H60]/[.G60]/[.G60]/1000" office:value-type="float" office:value="0.0611003997491214" calcext:value-type="float">
            <text:p/>
          </table:table-cell>
        </table:table-row>
        <table:table-row table:style-name="ro1">
          <table:table-cell table:formula="of:=[.A60]+1" office:value-type="float" office:value="74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1]/2" office:value-type="float" office:value="37" calcext:value-type="float">
            <text:p/>
          </table:table-cell>
          <table:table-cell table:formula="of:=[.B61]/2" office:value-type="float" office:value="0.5" calcext:value-type="float">
            <text:p/>
          </table:table-cell>
          <table:table-cell office:value-type="float" office:value="195" calcext:value-type="float">
            <text:p>195</text:p>
          </table:table-cell>
          <table:table-cell table:style-name="ce1" table:formula="of:=SQRT([.E61])" office:value-type="float" office:value="13.9642400437689" calcext:value-type="float">
            <text:p/>
          </table:table-cell>
          <table:table-cell table:formula="of:=2*0.0000000002013*SIN([.C61]*PI()/180)" office:value-type="float" office:value="0.000000000242290728321015" calcext:value-type="float">
            <text:p/>
          </table:table-cell>
          <table:table-cell table:formula="of:=2*0.0000000002013*COS([.C61]*PI()/180)*[.D61]*PI()/180" office:value-type="float" office:value="0.00000000000280588429965967" calcext:value-type="float">
            <text:p/>
          </table:table-cell>
          <table:table-cell table:formula="of:=4.135668E-015*300000000/[.G61]/1000" office:value-type="float" office:value="5.12070935853632" calcext:value-type="float">
            <text:p/>
          </table:table-cell>
          <table:table-cell table:formula="of:=4.135668E-015*300000000*[.H61]/[.G61]/[.G61]/1000" office:value-type="float" office:value="0.0593011465680225" calcext:value-type="float">
            <text:p/>
          </table:table-cell>
        </table:table-row>
        <table:table-row table:style-name="ro1">
          <table:table-cell table:formula="of:=[.A61]+1" office:value-type="float" office:value="75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2]/2" office:value-type="float" office:value="37.5" calcext:value-type="float">
            <text:p/>
          </table:table-cell>
          <table:table-cell table:formula="of:=[.B62]/2" office:value-type="float" office:value="0.5" calcext:value-type="float">
            <text:p/>
          </table:table-cell>
          <table:table-cell office:value-type="float" office:value="194" calcext:value-type="float">
            <text:p>194</text:p>
          </table:table-cell>
          <table:table-cell table:style-name="ce1" table:formula="of:=SQRT([.E62])" office:value-type="float" office:value="13.9283882771841" calcext:value-type="float">
            <text:p/>
          </table:table-cell>
          <table:table-cell table:formula="of:=2*0.0000000002013*SIN([.C62]*PI()/180)" office:value-type="float" office:value="0.000000000245087351318911" calcext:value-type="float">
            <text:p/>
          </table:table-cell>
          <table:table-cell table:formula="of:=2*0.0000000002013*COS([.C62]*PI()/180)*[.D62]*PI()/180" office:value-type="float" office:value="0.00000000000278732620025112" calcext:value-type="float">
            <text:p/>
          </table:table-cell>
          <table:table-cell table:formula="of:=4.135668E-015*300000000/[.G62]/1000" office:value-type="float" office:value="5.06227838084383" calcext:value-type="float">
            <text:p/>
          </table:table-cell>
          <table:table-cell table:formula="of:=4.135668E-015*300000000*[.H62]/[.G62]/[.G62]/1000" office:value-type="float" office:value="0.0575722128782175" calcext:value-type="float">
            <text:p/>
          </table:table-cell>
        </table:table-row>
        <table:table-row table:style-name="ro1">
          <table:table-cell table:formula="of:=[.A62]+1" office:value-type="float" office:value="76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3]/2" office:value-type="float" office:value="38" calcext:value-type="float">
            <text:p/>
          </table:table-cell>
          <table:table-cell table:formula="of:=[.B63]/2" office:value-type="float" office:value="0.5" calcext:value-type="float">
            <text:p/>
          </table:table-cell>
          <table:table-cell office:value-type="float" office:value="181" calcext:value-type="float">
            <text:p>181</text:p>
          </table:table-cell>
          <table:table-cell table:style-name="ce1" table:formula="of:=SQRT([.E63])" office:value-type="float" office:value="13.4536240470737" calcext:value-type="float">
            <text:p/>
          </table:table-cell>
          <table:table-cell table:formula="of:=2*0.0000000002013*SIN([.C63]*PI()/180)" office:value-type="float" office:value="0.00000000024786530996611" calcext:value-type="float">
            <text:p/>
          </table:table-cell>
          <table:table-cell table:formula="of:=2*0.0000000002013*COS([.C63]*PI()/180)*[.D63]*PI()/180" office:value-type="float" office:value="0.00000000000276855583516084" calcext:value-type="float">
            <text:p/>
          </table:table-cell>
          <table:table-cell table:formula="of:=4.135668E-015*300000000/[.G63]/1000" office:value-type="float" office:value="5.00554272870874" calcext:value-type="float">
            <text:p/>
          </table:table-cell>
          <table:table-cell table:formula="of:=4.135668E-015*300000000*[.H63]/[.G63]/[.G63]/1000" office:value-type="float" office:value="0.0559098993385089" calcext:value-type="float">
            <text:p/>
          </table:table-cell>
        </table:table-row>
        <table:table-row table:style-name="ro1">
          <table:table-cell table:formula="of:=[.A63]+1" office:value-type="float" office:value="77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4]/2" office:value-type="float" office:value="38.5" calcext:value-type="float">
            <text:p/>
          </table:table-cell>
          <table:table-cell table:formula="of:=[.B64]/2" office:value-type="float" office:value="0.5" calcext:value-type="float">
            <text:p/>
          </table:table-cell>
          <table:table-cell office:value-type="float" office:value="179" calcext:value-type="float">
            <text:p>179</text:p>
          </table:table-cell>
          <table:table-cell table:style-name="ce1" table:formula="of:=SQRT([.E64])" office:value-type="float" office:value="13.3790881602597" calcext:value-type="float">
            <text:p/>
          </table:table-cell>
          <table:table-cell table:formula="of:=2*0.0000000002013*SIN([.C64]*PI()/180)" office:value-type="float" office:value="0.000000000250624392710306" calcext:value-type="float">
            <text:p/>
          </table:table-cell>
          <table:table-cell table:formula="of:=2*0.0000000002013*COS([.C64]*PI()/180)*[.D64]*PI()/180" office:value-type="float" office:value="0.00000000000274957463382482" calcext:value-type="float">
            <text:p/>
          </table:table-cell>
          <table:table-cell table:formula="of:=4.135668E-015*300000000/[.G64]/1000" office:value-type="float" office:value="4.95043753156986" calcext:value-type="float">
            <text:p/>
          </table:table-cell>
          <table:table-cell table:formula="of:=4.135668E-015*300000000*[.H64]/[.G64]/[.G64]/1000" office:value-type="float" office:value="0.0543107449196789" calcext:value-type="float">
            <text:p/>
          </table:table-cell>
        </table:table-row>
        <table:table-row table:style-name="ro1">
          <table:table-cell table:formula="of:=[.A64]+1" office:value-type="float" office:value="78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5]/2" office:value-type="float" office:value="39" calcext:value-type="float">
            <text:p/>
          </table:table-cell>
          <table:table-cell table:formula="of:=[.B65]/2" office:value-type="float" office:value="0.5" calcext:value-type="float">
            <text:p/>
          </table:table-cell>
          <table:table-cell office:value-type="float" office:value="175" calcext:value-type="float">
            <text:p>175</text:p>
          </table:table-cell>
          <table:table-cell table:style-name="ce1" table:formula="of:=SQRT([.E65])" office:value-type="float" office:value="13.228756555323" calcext:value-type="float">
            <text:p/>
          </table:table-cell>
          <table:table-cell table:formula="of:=2*0.0000000002013*SIN([.C65]*PI()/180)" office:value-type="float" office:value="0.000000000253364389436665" calcext:value-type="float">
            <text:p/>
          </table:table-cell>
          <table:table-cell table:formula="of:=2*0.0000000002013*COS([.C65]*PI()/180)*[.D65]*PI()/180" office:value-type="float" office:value="0.00000000000273038404173502" calcext:value-type="float">
            <text:p/>
          </table:table-cell>
          <table:table-cell table:formula="of:=4.135668E-015*300000000/[.G65]/1000" office:value-type="float" office:value="4.89690126840081" calcext:value-type="float">
            <text:p/>
          </table:table-cell>
          <table:table-cell table:formula="of:=4.135668E-015*300000000*[.H65]/[.G65]/[.G65]/1000" office:value-type="float" office:value="0.0527715086832905" calcext:value-type="float">
            <text:p/>
          </table:table-cell>
        </table:table-row>
        <table:table-row table:style-name="ro1">
          <table:table-cell table:formula="of:=[.A65]+1" office:value-type="float" office:value="79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6]/2" office:value-type="float" office:value="39.5" calcext:value-type="float">
            <text:p/>
          </table:table-cell>
          <table:table-cell table:formula="of:=[.B66]/2" office:value-type="float" office:value="0.5" calcext:value-type="float">
            <text:p/>
          </table:table-cell>
          <table:table-cell office:value-type="float" office:value="212" calcext:value-type="float">
            <text:p>212</text:p>
          </table:table-cell>
          <table:table-cell table:style-name="ce1" table:formula="of:=SQRT([.E66])" office:value-type="float" office:value="14.560219778561" calcext:value-type="float">
            <text:p/>
          </table:table-cell>
          <table:table-cell table:formula="of:=2*0.0000000002013*SIN([.C66]*PI()/180)" office:value-type="float" office:value="0.000000000256085091483828" calcext:value-type="float">
            <text:p/>
          </table:table-cell>
          <table:table-cell table:formula="of:=2*0.0000000002013*COS([.C66]*PI()/180)*[.D66]*PI()/180" office:value-type="float" office:value="0.00000000000271098552032933" calcext:value-type="float">
            <text:p/>
          </table:table-cell>
          <table:table-cell table:formula="of:=4.135668E-015*300000000/[.G66]/1000" office:value-type="float" office:value="4.84487555605459" calcext:value-type="float">
            <text:p/>
          </table:table-cell>
          <table:table-cell table:formula="of:=4.135668E-015*300000000*[.H66]/[.G66]/[.G66]/1000" office:value-type="float" office:value="0.0512891531645096" calcext:value-type="float">
            <text:p/>
          </table:table-cell>
        </table:table-row>
        <table:table-row table:style-name="ro1">
          <table:table-cell table:formula="of:=[.A66]+1" office:value-type="float" office:value="80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7]/2" office:value-type="float" office:value="40" calcext:value-type="float">
            <text:p/>
          </table:table-cell>
          <table:table-cell table:formula="of:=[.B67]/2" office:value-type="float" office:value="0.5" calcext:value-type="float">
            <text:p/>
          </table:table-cell>
          <table:table-cell office:value-type="float" office:value="175" calcext:value-type="float">
            <text:p>175</text:p>
          </table:table-cell>
          <table:table-cell table:style-name="ce1" table:formula="of:=SQRT([.E67])" office:value-type="float" office:value="13.228756555323" calcext:value-type="float">
            <text:p/>
          </table:table-cell>
          <table:table-cell table:formula="of:=2*0.0000000002013*SIN([.C67]*PI()/180)" office:value-type="float" office:value="0.000000000258786291659801" calcext:value-type="float">
            <text:p/>
          </table:table-cell>
          <table:table-cell table:formula="of:=2*0.0000000002013*COS([.C67]*PI()/180)*[.D67]*PI()/180" office:value-type="float" office:value="0.00000000000269138054688026" calcext:value-type="float">
            <text:p/>
          </table:table-cell>
          <table:table-cell table:formula="of:=4.135668E-015*300000000/[.G67]/1000" office:value-type="float" office:value="4.79430495349042" calcext:value-type="float">
            <text:p/>
          </table:table-cell>
          <table:table-cell table:formula="of:=4.135668E-015*300000000*[.H67]/[.G67]/[.G67]/1000" office:value-type="float" office:value="0.0498608291995559" calcext:value-type="float">
            <text:p/>
          </table:table-cell>
        </table:table-row>
        <table:table-row table:style-name="ro1">
          <table:table-cell table:formula="of:=[.A67]+1" office:value-type="float" office:value="81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8]/2" office:value-type="float" office:value="40.5" calcext:value-type="float">
            <text:p/>
          </table:table-cell>
          <table:table-cell table:formula="of:=[.B68]/2" office:value-type="float" office:value="0.5" calcext:value-type="float">
            <text:p/>
          </table:table-cell>
          <table:table-cell office:value-type="float" office:value="193" calcext:value-type="float">
            <text:p>193</text:p>
          </table:table-cell>
          <table:table-cell table:style-name="ce1" table:formula="of:=SQRT([.E68])" office:value-type="float" office:value="13.8924439894498" calcext:value-type="float">
            <text:p/>
          </table:table-cell>
          <table:table-cell table:formula="of:=2*0.0000000002013*SIN([.C68]*PI()/180)" office:value-type="float" office:value="0.000000000261467784257732" calcext:value-type="float">
            <text:p/>
          </table:table-cell>
          <table:table-cell table:formula="of:=2*0.0000000002013*COS([.C68]*PI()/180)*[.D68]*PI()/180" office:value-type="float" office:value="0.00000000000267157061438244" calcext:value-type="float">
            <text:p/>
          </table:table-cell>
          <table:table-cell table:formula="of:=4.135668E-015*300000000/[.G68]/1000" office:value-type="float" office:value="4.7451367805107" calcext:value-type="float">
            <text:p/>
          </table:table-cell>
          <table:table-cell table:formula="of:=4.135668E-015*300000000*[.H68]/[.G68]/[.G68]/1000" office:value-type="float" office:value="0.0484838620559917" calcext:value-type="float">
            <text:p/>
          </table:table-cell>
        </table:table-row>
        <table:table-row table:style-name="ro1">
          <table:table-cell table:formula="of:=[.A68]+1" office:value-type="float" office:value="82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69]/2" office:value-type="float" office:value="41" calcext:value-type="float">
            <text:p/>
          </table:table-cell>
          <table:table-cell table:formula="of:=[.B69]/2" office:value-type="float" office:value="0.5" calcext:value-type="float">
            <text:p/>
          </table:table-cell>
          <table:table-cell office:value-type="float" office:value="173" calcext:value-type="float">
            <text:p>173</text:p>
          </table:table-cell>
          <table:table-cell table:style-name="ce1" table:formula="of:=SQRT([.E69])" office:value-type="float" office:value="13.1529464379659" calcext:value-type="float">
            <text:p/>
          </table:table-cell>
          <table:table-cell table:formula="of:=2*0.0000000002013*SIN([.C69]*PI()/180)" office:value-type="float" office:value="0.000000000264129365071578" calcext:value-type="float">
            <text:p/>
          </table:table-cell>
          <table:table-cell table:formula="of:=2*0.0000000002013*COS([.C69]*PI()/180)*[.D69]*PI()/180" office:value-type="float" office:value="0.00000000000265155723143893" calcext:value-type="float">
            <text:p/>
          </table:table-cell>
          <table:table-cell table:formula="of:=4.135668E-015*300000000/[.G69]/1000" office:value-type="float" office:value="4.69732094976935" calcext:value-type="float">
            <text:p/>
          </table:table-cell>
          <table:table-cell table:formula="of:=4.135668E-015*300000000*[.H69]/[.G69]/[.G69]/1000" office:value-type="float" office:value="0.0471557387395195" calcext:value-type="float">
            <text:p/>
          </table:table-cell>
        </table:table-row>
        <table:table-row table:style-name="ro1">
          <table:table-cell table:formula="of:=[.A69]+1" office:value-type="float" office:value="83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70]/2" office:value-type="float" office:value="41.5" calcext:value-type="float">
            <text:p/>
          </table:table-cell>
          <table:table-cell table:formula="of:=[.B70]/2" office:value-type="float" office:value="0.5" calcext:value-type="float">
            <text:p/>
          </table:table-cell>
          <table:table-cell office:value-type="float" office:value="187" calcext:value-type="float">
            <text:p>187</text:p>
          </table:table-cell>
          <table:table-cell table:style-name="ce1" table:formula="of:=SQRT([.E70])" office:value-type="float" office:value="13.6747943311773" calcext:value-type="float">
            <text:p/>
          </table:table-cell>
          <table:table-cell table:formula="of:=2*0.0000000002013*SIN([.C70]*PI()/180)" office:value-type="float" office:value="0.000000000266770831411656" calcext:value-type="float">
            <text:p/>
          </table:table-cell>
          <table:table-cell table:formula="of:=2*0.0000000002013*COS([.C70]*PI()/180)*[.D70]*PI()/180" office:value-type="float" office:value="0.00000000000263134192214633" calcext:value-type="float">
            <text:p/>
          </table:table-cell>
          <table:table-cell table:formula="of:=4.135668E-015*300000000/[.G70]/1000" office:value-type="float" office:value="4.65080981093269" calcext:value-type="float">
            <text:p/>
          </table:table-cell>
          <table:table-cell table:formula="of:=4.135668E-015*300000000*[.H70]/[.G70]/[.G70]/1000" office:value-type="float" office:value="0.0458740963645769" calcext:value-type="float">
            <text:p/>
          </table:table-cell>
        </table:table-row>
        <table:table-row table:style-name="ro1">
          <table:table-cell table:formula="of:=[.A70]+1" office:value-type="float" office:value="84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71]/2" office:value-type="float" office:value="42" calcext:value-type="float">
            <text:p/>
          </table:table-cell>
          <table:table-cell table:formula="of:=[.B71]/2" office:value-type="float" office:value="0.5" calcext:value-type="float">
            <text:p/>
          </table:table-cell>
          <table:table-cell office:value-type="float" office:value="193" calcext:value-type="float">
            <text:p>193</text:p>
          </table:table-cell>
          <table:table-cell table:style-name="ce1" table:formula="of:=SQRT([.E71])" office:value-type="float" office:value="13.8924439894498" calcext:value-type="float">
            <text:p/>
          </table:table-cell>
          <table:table-cell table:formula="of:=2*0.0000000002013*SIN([.C71]*PI()/180)" office:value-type="float" office:value="0.000000000269391982120076" calcext:value-type="float">
            <text:p/>
          </table:table-cell>
          <table:table-cell table:formula="of:=2*0.0000000002013*COS([.C71]*PI()/180)*[.D71]*PI()/180" office:value-type="float" office:value="0.0000000000026109262259787" calcext:value-type="float">
            <text:p/>
          </table:table-cell>
          <table:table-cell table:formula="of:=4.135668E-015*300000000/[.G71]/1000" office:value-type="float" office:value="4.60555800598023" calcext:value-type="float">
            <text:p/>
          </table:table-cell>
          <table:table-cell table:formula="of:=4.135668E-015*300000000*[.H71]/[.G71]/[.G71]/1000" office:value-type="float" office:value="0.0446367114880209" calcext:value-type="float">
            <text:p/>
          </table:table-cell>
        </table:table-row>
        <table:table-row table:style-name="ro1">
          <table:table-cell table:formula="of:=[.A71]+1" office:value-type="float" office:value="85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72]/2" office:value-type="float" office:value="42.5" calcext:value-type="float">
            <text:p/>
          </table:table-cell>
          <table:table-cell table:formula="of:=[.B72]/2" office:value-type="float" office:value="0.5" calcext:value-type="float">
            <text:p/>
          </table:table-cell>
          <table:table-cell office:value-type="float" office:value="195" calcext:value-type="float">
            <text:p>195</text:p>
          </table:table-cell>
          <table:table-cell table:style-name="ce1" table:formula="of:=SQRT([.E72])" office:value-type="float" office:value="13.9642400437689" calcext:value-type="float">
            <text:p/>
          </table:table-cell>
          <table:table-cell table:formula="of:=2*0.0000000002013*SIN([.C72]*PI()/180)" office:value-type="float" office:value="0.000000000271992617586065" calcext:value-type="float">
            <text:p/>
          </table:table-cell>
          <table:table-cell table:formula="of:=2*0.0000000002013*COS([.C72]*PI()/180)*[.D72]*PI()/180" office:value-type="float" office:value="0.00000000000259031169767034" calcext:value-type="float">
            <text:p/>
          </table:table-cell>
          <table:table-cell table:formula="of:=4.135668E-015*300000000/[.G72]/1000" office:value-type="float" office:value="4.56152233472812" calcext:value-type="float">
            <text:p/>
          </table:table-cell>
          <table:table-cell table:formula="of:=4.135668E-015*300000000*[.H72]/[.G72]/[.G72]/1000" office:value-type="float" office:value="0.0434414903157878" calcext:value-type="float">
            <text:p/>
          </table:table-cell>
        </table:table-row>
        <table:table-row table:style-name="ro1">
          <table:table-cell table:formula="of:=[.A72]+1" office:value-type="float" office:value="86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73]/2" office:value-type="float" office:value="43" calcext:value-type="float">
            <text:p/>
          </table:table-cell>
          <table:table-cell table:formula="of:=[.B73]/2" office:value-type="float" office:value="0.5" calcext:value-type="float">
            <text:p/>
          </table:table-cell>
          <table:table-cell office:value-type="float" office:value="258" calcext:value-type="float">
            <text:p>258</text:p>
          </table:table-cell>
          <table:table-cell table:style-name="ce1" table:formula="of:=SQRT([.E73])" office:value-type="float" office:value="16.062378404209" calcext:value-type="float">
            <text:p/>
          </table:table-cell>
          <table:table-cell table:formula="of:=2*0.0000000002013*SIN([.C73]*PI()/180)" office:value-type="float" office:value="0.000000000274572539761162" calcext:value-type="float">
            <text:p/>
          </table:table-cell>
          <table:table-cell table:formula="of:=2*0.0000000002013*COS([.C73]*PI()/180)*[.D73]*PI()/180" office:value-type="float" office:value="0.00000000000256949990709742" calcext:value-type="float">
            <text:p/>
          </table:table-cell>
          <table:table-cell table:formula="of:=4.135668E-015*300000000/[.G73]/1000" office:value-type="float" office:value="4.51866162974356" calcext:value-type="float">
            <text:p/>
          </table:table-cell>
          <table:table-cell table:formula="of:=4.135668E-015*300000000*[.H73]/[.G73]/[.G73]/1000" office:value-type="float" office:value="0.0422864597017981" calcext:value-type="float">
            <text:p/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table:style-name="ce1" office:value-type="float" office:value="1" calcext:value-type="float">
            <text:p>1</text:p>
          </table:table-cell>
          <table:table-cell table:formula="of:=[.A74]/2" office:value-type="float" office:value="43.25" calcext:value-type="float">
            <text:p/>
          </table:table-cell>
          <table:table-cell table:formula="of:=[.B74]/2" office:value-type="float" office:value="0.5" calcext:value-type="float">
            <text:p/>
          </table:table-cell>
          <table:table-cell office:value-type="float" office:value="518" calcext:value-type="float">
            <text:p>518</text:p>
          </table:table-cell>
          <table:table-cell table:style-name="ce1" table:formula="of:=SQRT([.E74])" office:value-type="float" office:value="22.7596133534821" calcext:value-type="float">
            <text:p/>
          </table:table-cell>
          <table:table-cell table:formula="of:=2*0.0000000002013*SIN([.C74]*PI()/180)" office:value-type="float" office:value="0.000000000275854671905392" calcext:value-type="float">
            <text:p/>
          </table:table-cell>
          <table:table-cell table:formula="of:=2*0.0000000002013*COS([.C74]*PI()/180)*[.D74]*PI()/180" office:value-type="float" office:value="0.00000000000255902053315898" calcext:value-type="float">
            <text:p/>
          </table:table-cell>
          <table:table-cell table:formula="of:=4.135668E-015*300000000/[.G74]/1000" office:value-type="float" office:value="4.49765955178571" calcext:value-type="float">
            <text:p/>
          </table:table-cell>
          <table:table-cell table:formula="of:=4.135668E-015*300000000*[.H74]/[.G74]/[.G74]/1000" office:value-type="float" office:value="0.0417234301840122" calcext:value-type="float">
            <text:p/>
          </table:table-cell>
        </table:table-row>
        <table:table-row table:style-name="ro1">
          <table:table-cell table:formula="of:=[.A73]+1" office:value-type="float" office:value="87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75]/2" office:value-type="float" office:value="43.5" calcext:value-type="float">
            <text:p/>
          </table:table-cell>
          <table:table-cell table:formula="of:=[.B75]/2" office:value-type="float" office:value="0.5" calcext:value-type="float">
            <text:p/>
          </table:table-cell>
          <table:table-cell office:value-type="float" office:value="449" calcext:value-type="float">
            <text:p>449</text:p>
          </table:table-cell>
          <table:table-cell table:style-name="ce1" table:formula="of:=SQRT([.E75])" office:value-type="float" office:value="21.1896201004171" calcext:value-type="float">
            <text:p/>
          </table:table-cell>
          <table:table-cell table:formula="of:=2*0.0000000002013*SIN([.C75]*PI()/180)" office:value-type="float" office:value="0.000000000277131552174305" calcext:value-type="float">
            <text:p/>
          </table:table-cell>
          <table:table-cell table:formula="of:=2*0.0000000002013*COS([.C75]*PI()/180)*[.D75]*PI()/180" office:value-type="float" office:value="0.00000000000254849243915834" calcext:value-type="float">
            <text:p/>
          </table:table-cell>
          <table:table-cell table:formula="of:=4.135668E-015*300000000/[.G75]/1000" office:value-type="float" office:value="4.47693663989457" calcext:value-type="float">
            <text:p/>
          </table:table-cell>
          <table:table-cell table:formula="of:=4.135668E-015*300000000*[.H75]/[.G75]/[.G75]/1000" office:value-type="float" office:value="0.0411697588666704" calcext:value-type="float">
            <text:p/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table:style-name="ce1" office:value-type="float" office:value="1" calcext:value-type="float">
            <text:p>1</text:p>
          </table:table-cell>
          <table:table-cell table:formula="of:=[.A76]/2" office:value-type="float" office:value="43.75" calcext:value-type="float">
            <text:p/>
          </table:table-cell>
          <table:table-cell table:formula="of:=[.B76]/2" office:value-type="float" office:value="0.5" calcext:value-type="float">
            <text:p/>
          </table:table-cell>
          <table:table-cell office:value-type="float" office:value="273" calcext:value-type="float">
            <text:p>273</text:p>
          </table:table-cell>
          <table:table-cell table:style-name="ce1" table:formula="of:=SQRT([.E76])" office:value-type="float" office:value="16.5227116418583" calcext:value-type="float">
            <text:p/>
          </table:table-cell>
          <table:table-cell table:formula="of:=2*0.0000000002013*SIN([.C76]*PI()/180)" office:value-type="float" office:value="0.000000000278403156257942" calcext:value-type="float">
            <text:p/>
          </table:table-cell>
          <table:table-cell table:formula="of:=2*0.0000000002013*COS([.C76]*PI()/180)*[.D76]*PI()/180" office:value-type="float" office:value="0.00000000000253791582553523" calcext:value-type="float">
            <text:p/>
          </table:table-cell>
          <table:table-cell table:formula="of:=4.135668E-015*300000000/[.G76]/1000" office:value-type="float" office:value="4.4564882693014" calcext:value-type="float">
            <text:p/>
          </table:table-cell>
          <table:table-cell table:formula="of:=4.135668E-015*300000000*[.H76]/[.G76]/[.G76]/1000" office:value-type="float" office:value="0.0406252294585812" calcext:value-type="float">
            <text:p/>
          </table:table-cell>
        </table:table-row>
        <table:table-row table:style-name="ro1">
          <table:table-cell table:formula="of:=[.A75]+1" office:value-type="float" office:value="88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77]/2" office:value-type="float" office:value="44" calcext:value-type="float">
            <text:p/>
          </table:table-cell>
          <table:table-cell table:formula="of:=[.B77]/2" office:value-type="float" office:value="0.5" calcext:value-type="float">
            <text:p/>
          </table:table-cell>
          <table:table-cell office:value-type="float" office:value="221" calcext:value-type="float">
            <text:p>221</text:p>
          </table:table-cell>
          <table:table-cell table:style-name="ce1" table:formula="of:=SQRT([.E77])" office:value-type="float" office:value="14.8660687473185" calcext:value-type="float">
            <text:p/>
          </table:table-cell>
          <table:table-cell table:formula="of:=2*0.0000000002013*SIN([.C77]*PI()/180)" office:value-type="float" office:value="0.000000000279669459946792" calcext:value-type="float">
            <text:p/>
          </table:table-cell>
          <table:table-cell table:formula="of:=2*0.0000000002013*COS([.C77]*PI()/180)*[.D77]*PI()/180" office:value-type="float" office:value="0.00000000000252729089365313" calcext:value-type="float">
            <text:p/>
          </table:table-cell>
          <table:table-cell table:formula="of:=4.135668E-015*300000000/[.G77]/1000" office:value-type="float" office:value="4.43630992184862" calcext:value-type="float">
            <text:p/>
          </table:table-cell>
          <table:table-cell table:formula="of:=4.135668E-015*300000000*[.H77]/[.G77]/[.G77]/1000" office:value-type="float" office:value="0.0400896317711777" calcext:value-type="float">
            <text:p/>
          </table:table-cell>
        </table:table-row>
        <table:table-row table:style-name="ro1">
          <table:table-cell table:formula="of:=[.A77]+1" office:value-type="float" office:value="89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78]/2" office:value-type="float" office:value="44.5" calcext:value-type="float">
            <text:p/>
          </table:table-cell>
          <table:table-cell table:formula="of:=[.B78]/2" office:value-type="float" office:value="0.5" calcext:value-type="float">
            <text:p/>
          </table:table-cell>
          <table:table-cell office:value-type="float" office:value="194" calcext:value-type="float">
            <text:p>194</text:p>
          </table:table-cell>
          <table:table-cell table:style-name="ce1" table:formula="of:=SQRT([.E78])" office:value-type="float" office:value="13.9283882771841" calcext:value-type="float">
            <text:p/>
          </table:table-cell>
          <table:table-cell table:formula="of:=2*0.0000000002013*SIN([.C78]*PI()/180)" office:value-type="float" office:value="0.00000000028218606980712" calcext:value-type="float">
            <text:p/>
          </table:table-cell>
          <table:table-cell table:formula="of:=2*0.0000000002013*COS([.C78]*PI()/180)*[.D78]*PI()/180" office:value-type="float" office:value="0.00000000000250589688516156" calcext:value-type="float">
            <text:p/>
          </table:table-cell>
          <table:table-cell table:formula="of:=4.135668E-015*300000000/[.G78]/1000" office:value-type="float" office:value="4.39674573889506" calcext:value-type="float">
            <text:p/>
          </table:table-cell>
          <table:table-cell table:formula="of:=4.135668E-015*300000000*[.H78]/[.G78]/[.G78]/1000" office:value-type="float" office:value="0.0390444200859221" calcext:value-type="float">
            <text:p/>
          </table:table-cell>
        </table:table-row>
        <table:table-row table:style-name="ro1">
          <table:table-cell table:formula="of:=[.A78]+1" office:value-type="float" office:value="90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79]/2" office:value-type="float" office:value="45" calcext:value-type="float">
            <text:p/>
          </table:table-cell>
          <table:table-cell table:formula="of:=[.B79]/2" office:value-type="float" office:value="0.5" calcext:value-type="float">
            <text:p/>
          </table:table-cell>
          <table:table-cell office:value-type="float" office:value="204" calcext:value-type="float">
            <text:p>204</text:p>
          </table:table-cell>
          <table:table-cell table:style-name="ce1" table:formula="of:=SQRT([.E79])" office:value-type="float" office:value="14.2828568570857" calcext:value-type="float">
            <text:p/>
          </table:table-cell>
          <table:table-cell table:formula="of:=2*0.0000000002013*SIN([.C79]*PI()/180)" office:value-type="float" office:value="0.000000000284681190105704" calcext:value-type="float">
            <text:p/>
          </table:table-cell>
          <table:table-cell table:formula="of:=2*0.0000000002013*COS([.C79]*PI()/180)*[.D79]*PI()/180" office:value-type="float" office:value="0.00000000000248431204292022" calcext:value-type="float">
            <text:p/>
          </table:table-cell>
          <table:table-cell table:formula="of:=4.135668E-015*300000000/[.G79]/1000" office:value-type="float" office:value="4.35820996652192" calcext:value-type="float">
            <text:p/>
          </table:table-cell>
          <table:table-cell table:formula="of:=4.135668E-015*300000000*[.H79]/[.G79]/[.G79]/1000" office:value-type="float" office:value="0.0380325567045196" calcext:value-type="float">
            <text:p/>
          </table:table-cell>
        </table:table-row>
        <table:table-row table:style-name="ro1">
          <table:table-cell table:formula="of:=[.A79]+1" office:value-type="float" office:value="91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80]/2" office:value-type="float" office:value="45.5" calcext:value-type="float">
            <text:p/>
          </table:table-cell>
          <table:table-cell table:formula="of:=[.B80]/2" office:value-type="float" office:value="0.5" calcext:value-type="float">
            <text:p/>
          </table:table-cell>
          <table:table-cell office:value-type="float" office:value="185" calcext:value-type="float">
            <text:p>185</text:p>
          </table:table-cell>
          <table:table-cell table:style-name="ce1" table:formula="of:=SQRT([.E80])" office:value-type="float" office:value="13.6014705087354" calcext:value-type="float">
            <text:p/>
          </table:table-cell>
          <table:table-cell table:formula="of:=2*0.0000000002013*SIN([.C80]*PI()/180)" office:value-type="float" office:value="0.000000000287154630829474" calcext:value-type="float">
            <text:p/>
          </table:table-cell>
          <table:table-cell table:formula="of:=2*0.0000000002013*COS([.C80]*PI()/180)*[.D80]*PI()/180" office:value-type="float" office:value="0.0000000000024625380106984" calcext:value-type="float">
            <text:p/>
          </table:table-cell>
          <table:table-cell table:formula="of:=4.135668E-015*300000000/[.G80]/1000" office:value-type="float" office:value="4.32067000422775" calcext:value-type="float">
            <text:p/>
          </table:table-cell>
          <table:table-cell table:formula="of:=4.135668E-015*300000000*[.H80]/[.G80]/[.G80]/1000" office:value-type="float" office:value="0.0370525597527755" calcext:value-type="float">
            <text:p/>
          </table:table-cell>
        </table:table-row>
        <table:table-row table:style-name="ro1">
          <table:table-cell table:formula="of:=[.A80]+1" office:value-type="float" office:value="92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81]/2" office:value-type="float" office:value="46" calcext:value-type="float">
            <text:p/>
          </table:table-cell>
          <table:table-cell table:formula="of:=[.B81]/2" office:value-type="float" office:value="0.5" calcext:value-type="float">
            <text:p/>
          </table:table-cell>
          <table:table-cell office:value-type="float" office:value="235" calcext:value-type="float">
            <text:p>235</text:p>
          </table:table-cell>
          <table:table-cell table:style-name="ce1" table:formula="of:=SQRT([.E81])" office:value-type="float" office:value="15.3297097167559" calcext:value-type="float">
            <text:p/>
          </table:table-cell>
          <table:table-cell table:formula="of:=2*0.0000000002013*SIN([.C81]*PI()/180)" office:value-type="float" office:value="0.000000000289606203616341" calcext:value-type="float">
            <text:p/>
          </table:table-cell>
          <table:table-cell table:formula="of:=2*0.0000000002013*COS([.C81]*PI()/180)*[.D81]*PI()/180" office:value-type="float" office:value="0.00000000000244057644667297" calcext:value-type="float">
            <text:p/>
          </table:table-cell>
          <table:table-cell table:formula="of:=4.135668E-015*300000000/[.G81]/1000" office:value-type="float" office:value="4.28409469309446" calcext:value-type="float">
            <text:p/>
          </table:table-cell>
          <table:table-cell table:formula="of:=4.135668E-015*300000000*[.H81]/[.G81]/[.G81]/1000" office:value-type="float" office:value="0.0361030270509476" calcext:value-type="float">
            <text:p/>
          </table:table-cell>
        </table:table-row>
        <table:table-row table:style-name="ro1">
          <table:table-cell table:formula="of:=[.A81]+1" office:value-type="float" office:value="93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82]/2" office:value-type="float" office:value="46.5" calcext:value-type="float">
            <text:p/>
          </table:table-cell>
          <table:table-cell table:formula="of:=[.B82]/2" office:value-type="float" office:value="0.5" calcext:value-type="float">
            <text:p/>
          </table:table-cell>
          <table:table-cell office:value-type="float" office:value="176" calcext:value-type="float">
            <text:p>176</text:p>
          </table:table-cell>
          <table:table-cell table:style-name="ce1" table:formula="of:=SQRT([.E82])" office:value-type="float" office:value="13.2664991614216" calcext:value-type="float">
            <text:p/>
          </table:table-cell>
          <table:table-cell table:formula="of:=2*0.0000000002013*SIN([.C82]*PI()/180)" office:value-type="float" office:value="0.000000000292035721769547" calcext:value-type="float">
            <text:p/>
          </table:table-cell>
          <table:table-cell table:formula="of:=2*0.0000000002013*COS([.C82]*PI()/180)*[.D82]*PI()/180" office:value-type="float" office:value="0.00000000000241842902330204" calcext:value-type="float">
            <text:p/>
          </table:table-cell>
          <table:table-cell table:formula="of:=4.135668E-015*300000000/[.G82]/1000" office:value-type="float" office:value="4.24845423868752" calcext:value-type="float">
            <text:p/>
          </table:table-cell>
          <table:table-cell table:formula="of:=4.135668E-015*300000000*[.H82]/[.G82]/[.G82]/1000" office:value-type="float" office:value="0.0351826309903294" calcext:value-type="float">
            <text:p/>
          </table:table-cell>
        </table:table-row>
        <table:table-row table:style-name="ro1">
          <table:table-cell table:formula="of:=[.A82]+1" office:value-type="float" office:value="94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83]/2" office:value-type="float" office:value="47" calcext:value-type="float">
            <text:p/>
          </table:table-cell>
          <table:table-cell table:formula="of:=[.B83]/2" office:value-type="float" office:value="0.5" calcext:value-type="float">
            <text:p/>
          </table:table-cell>
          <table:table-cell office:value-type="float" office:value="215" calcext:value-type="float">
            <text:p>215</text:p>
          </table:table-cell>
          <table:table-cell table:style-name="ce1" table:formula="of:=SQRT([.E83])" office:value-type="float" office:value="14.6628782986152" calcext:value-type="float">
            <text:p/>
          </table:table-cell>
          <table:table-cell table:formula="of:=2*0.0000000002013*SIN([.C83]*PI()/180)" office:value-type="float" office:value="0.000000000294443000271878" calcext:value-type="float">
            <text:p/>
          </table:table-cell>
          <table:table-cell table:formula="of:=2*0.0000000002013*COS([.C83]*PI()/180)*[.D83]*PI()/180" office:value-type="float" office:value="0.00000000000239609742719766" calcext:value-type="float">
            <text:p/>
          </table:table-cell>
          <table:table-cell table:formula="of:=4.135668E-015*300000000/[.G83]/1000" office:value-type="float" office:value="4.21372013888726" calcext:value-type="float">
            <text:p/>
          </table:table-cell>
          <table:table-cell table:formula="of:=4.135668E-015*300000000*[.H83]/[.G83]/[.G83]/1000" office:value-type="float" office:value="0.0342901137890729" calcext:value-type="float">
            <text:p/>
          </table:table-cell>
        </table:table-row>
        <table:table-row table:style-name="ro1">
          <table:table-cell table:formula="of:=[.A83]+1" office:value-type="float" office:value="95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84]/2" office:value-type="float" office:value="47.5" calcext:value-type="float">
            <text:p/>
          </table:table-cell>
          <table:table-cell table:formula="of:=[.B84]/2" office:value-type="float" office:value="0.5" calcext:value-type="float">
            <text:p/>
          </table:table-cell>
          <table:table-cell office:value-type="float" office:value="211" calcext:value-type="float">
            <text:p>211</text:p>
          </table:table-cell>
          <table:table-cell table:style-name="ce1" table:formula="of:=SQRT([.E84])" office:value-type="float" office:value="14.525839046334" calcext:value-type="float">
            <text:p/>
          </table:table-cell>
          <table:table-cell table:formula="of:=2*0.0000000002013*SIN([.C84]*PI()/180)" office:value-type="float" office:value="0.000000000296827855799756" calcext:value-type="float">
            <text:p/>
          </table:table-cell>
          <table:table-cell table:formula="of:=2*0.0000000002013*COS([.C84]*PI()/180)*[.D84]*PI()/180" office:value-type="float" office:value="0.00000000000237358335899733" calcext:value-type="float">
            <text:p/>
          </table:table-cell>
          <table:table-cell table:formula="of:=4.135668E-015*300000000/[.G84]/1000" office:value-type="float" office:value="4.17986511628812" calcext:value-type="float">
            <text:p/>
          </table:table-cell>
          <table:table-cell table:formula="of:=4.135668E-015*300000000*[.H84]/[.G84]/[.G84]/1000" office:value-type="float" office:value="0.0334242830954785" calcext:value-type="float">
            <text:p/>
          </table:table-cell>
        </table:table-row>
        <table:table-row table:style-name="ro1">
          <table:table-cell table:formula="of:=[.A84]+1" office:value-type="float" office:value="96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85]/2" office:value-type="float" office:value="48" calcext:value-type="float">
            <text:p/>
          </table:table-cell>
          <table:table-cell table:formula="of:=[.B85]/2" office:value-type="float" office:value="0.5" calcext:value-type="float">
            <text:p/>
          </table:table-cell>
          <table:table-cell office:value-type="float" office:value="233" calcext:value-type="float">
            <text:p>233</text:p>
          </table:table-cell>
          <table:table-cell table:style-name="ce1" table:formula="of:=SQRT([.E85])" office:value-type="float" office:value="15.2643375224737" calcext:value-type="float">
            <text:p/>
          </table:table-cell>
          <table:table-cell table:formula="of:=2*0.0000000002013*SIN([.C85]*PI()/180)" office:value-type="float" office:value="0.000000000299190106737199" calcext:value-type="float">
            <text:p/>
          </table:table-cell>
          <table:table-cell table:formula="of:=2*0.0000000002013*COS([.C85]*PI()/180)*[.D85]*PI()/180" office:value-type="float" office:value="0.00000000000235088853323451" calcext:value-type="float">
            <text:p/>
          </table:table-cell>
          <table:table-cell table:formula="of:=4.135668E-015*300000000/[.G85]/1000" office:value-type="float" office:value="4.14686305483289" calcext:value-type="float">
            <text:p/>
          </table:table-cell>
          <table:table-cell table:formula="of:=4.135668E-015*300000000*[.H85]/[.G85]/[.G85]/1000" office:value-type="float" office:value="0.0325840079099394" calcext:value-type="float">
            <text:p/>
          </table:table-cell>
        </table:table-row>
        <table:table-row table:style-name="ro1">
          <table:table-cell table:formula="of:=[.A85]+1" office:value-type="float" office:value="97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86]/2" office:value-type="float" office:value="48.5" calcext:value-type="float">
            <text:p/>
          </table:table-cell>
          <table:table-cell table:formula="of:=[.B86]/2" office:value-type="float" office:value="0.5" calcext:value-type="float">
            <text:p/>
          </table:table-cell>
          <table:table-cell office:value-type="float" office:value="222" calcext:value-type="float">
            <text:p>222</text:p>
          </table:table-cell>
          <table:table-cell table:style-name="ce1" table:formula="of:=SQRT([.E86])" office:value-type="float" office:value="14.8996644257513" calcext:value-type="float">
            <text:p/>
          </table:table-cell>
          <table:table-cell table:formula="of:=2*0.0000000002013*SIN([.C86]*PI()/180)" office:value-type="float" office:value="0.000000000301529573189652" calcext:value-type="float">
            <text:p/>
          </table:table-cell>
          <table:table-cell table:formula="of:=2*0.0000000002013*COS([.C86]*PI()/180)*[.D86]*PI()/180" office:value-type="float" office:value="0.00000000000232801467820805" calcext:value-type="float">
            <text:p/>
          </table:table-cell>
          <table:table-cell table:formula="of:=4.135668E-015*300000000/[.G86]/1000" office:value-type="float" office:value="4.1146889403768" calcext:value-type="float">
            <text:p/>
          </table:table-cell>
          <table:table-cell table:formula="of:=4.135668E-015*300000000*[.H86]/[.G86]/[.G86]/1000" office:value-type="float" office:value="0.0317682147993909" calcext:value-type="float">
            <text:p/>
          </table:table-cell>
        </table:table-row>
        <table:table-row table:style-name="ro1">
          <table:table-cell table:formula="of:=[.A86]+1" office:value-type="float" office:value="98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87]/2" office:value-type="float" office:value="49" calcext:value-type="float">
            <text:p/>
          </table:table-cell>
          <table:table-cell table:formula="of:=[.B87]/2" office:value-type="float" office:value="0.5" calcext:value-type="float">
            <text:p/>
          </table:table-cell>
          <table:table-cell office:value-type="float" office:value="255" calcext:value-type="float">
            <text:p>255</text:p>
          </table:table-cell>
          <table:table-cell table:style-name="ce1" table:formula="of:=SQRT([.E87])" office:value-type="float" office:value="15.9687194226713" calcext:value-type="float">
            <text:p/>
          </table:table-cell>
          <table:table-cell table:formula="of:=2*0.0000000002013*SIN([.C87]*PI()/180)" office:value-type="float" office:value="0.000000000303846076997688" calcext:value-type="float">
            <text:p/>
          </table:table-cell>
          <table:table-cell table:formula="of:=2*0.0000000002013*COS([.C87]*PI()/180)*[.D87]*PI()/180" office:value-type="float" office:value="0.00000000000230496353585057" calcext:value-type="float">
            <text:p/>
          </table:table-cell>
          <table:table-cell table:formula="of:=4.135668E-015*300000000/[.G87]/1000" office:value-type="float" office:value="4.08331880490081" calcext:value-type="float">
            <text:p/>
          </table:table-cell>
          <table:table-cell table:formula="of:=4.135668E-015*300000000*[.H87]/[.G87]/[.G87]/1000" office:value-type="float" office:value="0.0309758843805014" calcext:value-type="float">
            <text:p/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table:style-name="ce1" office:value-type="float" office:value="1" calcext:value-type="float">
            <text:p>1</text:p>
          </table:table-cell>
          <table:table-cell table:formula="of:=[.A88]/2" office:value-type="float" office:value="49.25" calcext:value-type="float">
            <text:p/>
          </table:table-cell>
          <table:table-cell table:formula="of:=[.B88]/2" office:value-type="float" office:value="0.5" calcext:value-type="float">
            <text:p/>
          </table:table-cell>
          <table:table-cell office:value-type="float" office:value="592" calcext:value-type="float">
            <text:p>592</text:p>
          </table:table-cell>
          <table:table-cell table:style-name="ce1" table:formula="of:=SQRT([.E88])" office:value-type="float" office:value="24.3310501211929" calcext:value-type="float">
            <text:p/>
          </table:table-cell>
          <table:table-cell table:formula="of:=2*0.0000000002013*SIN([.C88]*PI()/180)" office:value-type="float" office:value="0.000000000304995662713018" calcext:value-type="float">
            <text:p/>
          </table:table-cell>
          <table:table-cell table:formula="of:=2*0.0000000002013*COS([.C88]*PI()/180)*[.D88]*PI()/180" office:value-type="float" office:value="0.00000000000229337202997201" calcext:value-type="float">
            <text:p/>
          </table:table-cell>
          <table:table-cell table:formula="of:=4.135668E-015*300000000/[.G88]/1000" office:value-type="float" office:value="4.06792801236462" calcext:value-type="float">
            <text:p/>
          </table:table-cell>
          <table:table-cell table:formula="of:=4.135668E-015*300000000*[.H88]/[.G88]/[.G88]/1000" office:value-type="float" office:value="0.0305882130929675" calcext:value-type="float">
            <text:p/>
          </table:table-cell>
        </table:table-row>
        <table:table-row table:style-name="ro1">
          <table:table-cell table:formula="of:=[.A87]+1" office:value-type="float" office:value="99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89]/2" office:value-type="float" office:value="49.5" calcext:value-type="float">
            <text:p/>
          </table:table-cell>
          <table:table-cell table:formula="of:=[.B89]/2" office:value-type="float" office:value="0.5" calcext:value-type="float">
            <text:p/>
          </table:table-cell>
          <table:table-cell office:value-type="float" office:value="2502" calcext:value-type="float">
            <text:p>2502</text:p>
          </table:table-cell>
          <table:table-cell table:style-name="ce1" table:formula="of:=SQRT([.E89])" office:value-type="float" office:value="50.0199960015992" calcext:value-type="float">
            <text:p/>
          </table:table-cell>
          <table:table-cell table:formula="of:=2*0.0000000002013*SIN([.C89]*PI()/180)" office:value-type="float" office:value="0.000000000306139441750573" calcext:value-type="float">
            <text:p/>
          </table:table-cell>
          <table:table-cell table:formula="of:=2*0.0000000002013*COS([.C89]*PI()/180)*[.D89]*PI()/180" office:value-type="float" office:value="0.00000000000228173686159581" calcext:value-type="float">
            <text:p/>
          </table:table-cell>
          <table:table-cell table:formula="of:=4.135668E-015*300000000/[.G89]/1000" office:value-type="float" office:value="4.05272967411648" calcext:value-type="float">
            <text:p/>
          </table:table-cell>
          <table:table-cell table:formula="of:=4.135668E-015*300000000*[.H89]/[.G89]/[.G89]/1000" office:value-type="float" office:value="0.0302060480499895" calcext:value-type="float">
            <text:p/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table:style-name="ce1" office:value-type="float" office:value="1" calcext:value-type="float">
            <text:p>1</text:p>
          </table:table-cell>
          <table:table-cell table:formula="of:=[.A90]/2" office:value-type="float" office:value="49.75" calcext:value-type="float">
            <text:p/>
          </table:table-cell>
          <table:table-cell table:formula="of:=[.B90]/2" office:value-type="float" office:value="0.5" calcext:value-type="float">
            <text:p/>
          </table:table-cell>
          <table:table-cell office:value-type="float" office:value="1975" calcext:value-type="float">
            <text:p>1975</text:p>
          </table:table-cell>
          <table:table-cell table:style-name="ce1" table:formula="of:=SQRT([.E90])" office:value-type="float" office:value="44.4409720865779" calcext:value-type="float">
            <text:p/>
          </table:table-cell>
          <table:table-cell table:formula="of:=2*0.0000000002013*SIN([.C90]*PI()/180)" office:value-type="float" office:value="0.000000000307277392334446" calcext:value-type="float">
            <text:p/>
          </table:table-cell>
          <table:table-cell table:formula="of:=2*0.0000000002013*COS([.C90]*PI()/180)*[.D90]*PI()/180" office:value-type="float" office:value="0.00000000000227005825223882" calcext:value-type="float">
            <text:p/>
          </table:table-cell>
          <table:table-cell table:formula="of:=4.135668E-015*300000000/[.G90]/1000" office:value-type="float" office:value="4.0377210655628" calcext:value-type="float">
            <text:p/>
          </table:table-cell>
          <table:table-cell table:formula="of:=4.135668E-015*300000000*[.H90]/[.G90]/[.G90]/1000" office:value-type="float" office:value="0.0298292756114745" calcext:value-type="float">
            <text:p/>
          </table:table-cell>
        </table:table-row>
        <table:table-row table:style-name="ro1">
          <table:table-cell table:formula="of:=[.A89]+1" office:value-type="float" office:value="100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91]/2" office:value-type="float" office:value="50" calcext:value-type="float">
            <text:p/>
          </table:table-cell>
          <table:table-cell table:formula="of:=[.B91]/2" office:value-type="float" office:value="0.5" calcext:value-type="float">
            <text:p/>
          </table:table-cell>
          <table:table-cell office:value-type="float" office:value="837" calcext:value-type="float">
            <text:p>837</text:p>
          </table:table-cell>
          <table:table-cell table:style-name="ce1" table:formula="of:=SQRT([.E91])" office:value-type="float" office:value="28.9309522829789" calcext:value-type="float">
            <text:p/>
          </table:table-cell>
          <table:table-cell table:formula="of:=2*0.0000000002013*SIN([.C91]*PI()/180)" office:value-type="float" office:value="0.000000000308409492799701" calcext:value-type="float">
            <text:p/>
          </table:table-cell>
          <table:table-cell table:formula="of:=2*0.0000000002013*COS([.C91]*PI()/180)*[.D91]*PI()/180" office:value-type="float" office:value="0.00000000000225833642424493" calcext:value-type="float">
            <text:p/>
          </table:table-cell>
          <table:table-cell table:formula="of:=4.135668E-015*300000000/[.G91]/1000" office:value-type="float" office:value="4.02289951822522" calcext:value-type="float">
            <text:p/>
          </table:table-cell>
          <table:table-cell table:formula="of:=4.135668E-015*300000000*[.H91]/[.G91]/[.G91]/1000" office:value-type="float" office:value="0.0294577849423908" calcext:value-type="float">
            <text:p/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style-name="ce1" office:value-type="float" office:value="1" calcext:value-type="float">
            <text:p>1</text:p>
          </table:table-cell>
          <table:table-cell table:formula="of:=[.A92]/2" office:value-type="float" office:value="50.25" calcext:value-type="float">
            <text:p/>
          </table:table-cell>
          <table:table-cell table:formula="of:=[.B92]/2" office:value-type="float" office:value="0.5" calcext:value-type="float">
            <text:p/>
          </table:table-cell>
          <table:table-cell office:value-type="float" office:value="252" calcext:value-type="float">
            <text:p>252</text:p>
          </table:table-cell>
          <table:table-cell table:style-name="ce1" table:formula="of:=SQRT([.E92])" office:value-type="float" office:value="15.8745078663875" calcext:value-type="float">
            <text:p/>
          </table:table-cell>
          <table:table-cell table:formula="of:=2*0.0000000002013*SIN([.C92]*PI()/180)" office:value-type="float" office:value="0.000000000309535721592775" calcext:value-type="float">
            <text:p/>
          </table:table-cell>
          <table:table-cell table:formula="of:=2*0.0000000002013*COS([.C92]*PI()/180)*[.D92]*PI()/180" office:value-type="float" office:value="0.00000000000224657160078084" calcext:value-type="float">
            <text:p/>
          </table:table-cell>
          <table:table-cell table:formula="of:=4.135668E-015*300000000/[.G92]/1000" office:value-type="float" office:value="4.00826241835915" calcext:value-type="float">
            <text:p/>
          </table:table-cell>
          <table:table-cell table:formula="of:=4.135668E-015*300000000*[.H92]/[.G92]/[.G92]/1000" office:value-type="float" office:value="0.0290914679288925" calcext:value-type="float">
            <text:p/>
          </table:table-cell>
        </table:table-row>
        <table:table-row table:style-name="ro1">
          <table:table-cell table:formula="of:=[.A91]+1" office:value-type="float" office:value="101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93]/2" office:value-type="float" office:value="50.5" calcext:value-type="float">
            <text:p/>
          </table:table-cell>
          <table:table-cell table:formula="of:=[.B93]/2" office:value-type="float" office:value="0.5" calcext:value-type="float">
            <text:p/>
          </table:table-cell>
          <table:table-cell office:value-type="float" office:value="219" calcext:value-type="float">
            <text:p>219</text:p>
          </table:table-cell>
          <table:table-cell table:style-name="ce1" table:formula="of:=SQRT([.E93])" office:value-type="float" office:value="14.7986485869487" calcext:value-type="float">
            <text:p/>
          </table:table-cell>
          <table:table-cell table:formula="of:=2*0.0000000002013*SIN([.C93]*PI()/180)" office:value-type="float" office:value="0.000000000310656057271896" calcext:value-type="float">
            <text:p/>
          </table:table-cell>
          <table:table-cell table:formula="of:=2*0.0000000002013*COS([.C93]*PI()/180)*[.D93]*PI()/180" office:value-type="float" office:value="0.00000000000223476400583184" calcext:value-type="float">
            <text:p/>
          </table:table-cell>
          <table:table-cell table:formula="of:=4.135668E-015*300000000/[.G93]/1000" office:value-type="float" office:value="3.99380720561357" calcext:value-type="float">
            <text:p/>
          </table:table-cell>
          <table:table-cell table:formula="of:=4.135668E-015*300000000*[.H93]/[.G93]/[.G93]/1000" office:value-type="float" office:value="0.028730219097339" calcext:value-type="float">
            <text:p/>
          </table:table-cell>
        </table:table-row>
        <table:table-row table:style-name="ro1">
          <table:table-cell table:formula="of:=[.A93]+1" office:value-type="float" office:value="102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94]/2" office:value-type="float" office:value="51" calcext:value-type="float">
            <text:p/>
          </table:table-cell>
          <table:table-cell table:formula="of:=[.B94]/2" office:value-type="float" office:value="0.5" calcext:value-type="float">
            <text:p/>
          </table:table-cell>
          <table:table-cell office:value-type="float" office:value="224" calcext:value-type="float">
            <text:p>224</text:p>
          </table:table-cell>
          <table:table-cell table:style-name="ce1" table:formula="of:=SQRT([.E94])" office:value-type="float" office:value="14.9666295470958" calcext:value-type="float">
            <text:p/>
          </table:table-cell>
          <table:table-cell table:formula="of:=2*0.0000000002013*SIN([.C94]*PI()/180)" office:value-type="float" office:value="0.000000000312878964082576" calcext:value-type="float">
            <text:p/>
          </table:table-cell>
          <table:table-cell table:formula="of:=2*0.0000000002013*COS([.C94]*PI()/180)*[.D94]*PI()/180" office:value-type="float" office:value="0.00000000000221102140148747" calcext:value-type="float">
            <text:p/>
          </table:table-cell>
          <table:table-cell table:formula="of:=4.135668E-015*300000000/[.G94]/1000" office:value-type="float" office:value="3.96543245928336" calcext:value-type="float">
            <text:p/>
          </table:table-cell>
          <table:table-cell table:formula="of:=4.135668E-015*300000000*[.H94]/[.G94]/[.G94]/1000" office:value-type="float" office:value="0.0280225168200013" calcext:value-type="float">
            <text:p/>
          </table:table-cell>
        </table:table-row>
        <table:table-row table:style-name="ro1">
          <table:table-cell table:formula="of:=[.A94]+1" office:value-type="float" office:value="103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95]/2" office:value-type="float" office:value="51.5" calcext:value-type="float">
            <text:p/>
          </table:table-cell>
          <table:table-cell table:formula="of:=[.B95]/2" office:value-type="float" office:value="0.5" calcext:value-type="float">
            <text:p/>
          </table:table-cell>
          <table:table-cell office:value-type="float" office:value="205" calcext:value-type="float">
            <text:p>205</text:p>
          </table:table-cell>
          <table:table-cell table:style-name="ce1" table:formula="of:=SQRT([.E95])" office:value-type="float" office:value="14.3178210632764" calcext:value-type="float">
            <text:p/>
          </table:table-cell>
          <table:table-cell table:formula="of:=2*0.0000000002013*SIN([.C95]*PI()/180)" office:value-type="float" office:value="0.000000000315078043948782" calcext:value-type="float">
            <text:p/>
          </table:table-cell>
          <table:table-cell table:formula="of:=2*0.0000000002013*COS([.C95]*PI()/180)*[.D95]*PI()/180" office:value-type="float" office:value="0.00000000000218711041930305" calcext:value-type="float">
            <text:p/>
          </table:table-cell>
          <table:table-cell table:formula="of:=4.135668E-015*300000000/[.G95]/1000" office:value-type="float" office:value="3.93775581583109" calcext:value-type="float">
            <text:p/>
          </table:table-cell>
          <table:table-cell table:formula="of:=4.135668E-015*300000000*[.H95]/[.G95]/[.G95]/1000" office:value-type="float" office:value="0.0273338842197312" calcext:value-type="float">
            <text:p/>
          </table:table-cell>
        </table:table-row>
        <table:table-row table:style-name="ro1">
          <table:table-cell table:formula="of:=[.A95]+1" office:value-type="float" office:value="104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96]/2" office:value-type="float" office:value="52" calcext:value-type="float">
            <text:p/>
          </table:table-cell>
          <table:table-cell table:formula="of:=[.B96]/2" office:value-type="float" office:value="0.5" calcext:value-type="float">
            <text:p/>
          </table:table-cell>
          <table:table-cell office:value-type="float" office:value="196" calcext:value-type="float">
            <text:p>196</text:p>
          </table:table-cell>
          <table:table-cell table:style-name="ce1" table:formula="of:=SQRT([.E96])" office:value-type="float" office:value="14" calcext:value-type="float">
            <text:p/>
          </table:table-cell>
          <table:table-cell table:formula="of:=2*0.0000000002013*SIN([.C96]*PI()/180)" office:value-type="float" office:value="0.000000000317253129402066" calcext:value-type="float">
            <text:p/>
          </table:table-cell>
          <table:table-cell table:formula="of:=2*0.0000000002013*COS([.C96]*PI()/180)*[.D96]*PI()/180" office:value-type="float" office:value="0.00000000000216303288019247" calcext:value-type="float">
            <text:p/>
          </table:table-cell>
          <table:table-cell table:formula="of:=4.135668E-015*300000000/[.G96]/1000" office:value-type="float" office:value="3.91075858680535" calcext:value-type="float">
            <text:p/>
          </table:table-cell>
          <table:table-cell table:formula="of:=4.135668E-015*300000000*[.H96]/[.G96]/[.G96]/1000" office:value-type="float" office:value="0.0266635649132856" calcext:value-type="float">
            <text:p/>
          </table:table-cell>
        </table:table-row>
        <table:table-row table:style-name="ro1">
          <table:table-cell table:formula="of:=[.A96]+1" office:value-type="float" office:value="105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97]/2" office:value-type="float" office:value="52.5" calcext:value-type="float">
            <text:p/>
          </table:table-cell>
          <table:table-cell table:formula="of:=[.B97]/2" office:value-type="float" office:value="0.5" calcext:value-type="float">
            <text:p/>
          </table:table-cell>
          <table:table-cell office:value-type="float" office:value="196" calcext:value-type="float">
            <text:p>196</text:p>
          </table:table-cell>
          <table:table-cell table:style-name="ce1" table:formula="of:=SQRT([.E97])" office:value-type="float" office:value="14" calcext:value-type="float">
            <text:p/>
          </table:table-cell>
          <table:table-cell table:formula="of:=2*0.0000000002013*SIN([.C97]*PI()/180)" office:value-type="float" office:value="0.000000000319404054801251" calcext:value-type="float">
            <text:p/>
          </table:table-cell>
          <table:table-cell table:formula="of:=2*0.0000000002013*COS([.C97]*PI()/180)*[.D97]*PI()/180" office:value-type="float" office:value="0.00000000000213879061775353" calcext:value-type="float">
            <text:p/>
          </table:table-cell>
          <table:table-cell table:formula="of:=4.135668E-015*300000000/[.G97]/1000" office:value-type="float" office:value="3.88442282228391" calcext:value-type="float">
            <text:p/>
          </table:table-cell>
          <table:table-cell table:formula="of:=4.135668E-015*300000000*[.H97]/[.G97]/[.G97]/1000" office:value-type="float" office:value="0.0260108378801206" calcext:value-type="float">
            <text:p/>
          </table:table-cell>
        </table:table-row>
        <table:table-row table:style-name="ro1">
          <table:table-cell table:formula="of:=[.A97]+1" office:value-type="float" office:value="106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98]/2" office:value-type="float" office:value="53" calcext:value-type="float">
            <text:p/>
          </table:table-cell>
          <table:table-cell table:formula="of:=[.B98]/2" office:value-type="float" office:value="0.5" calcext:value-type="float">
            <text:p/>
          </table:table-cell>
          <table:table-cell office:value-type="float" office:value="216" calcext:value-type="float">
            <text:p>216</text:p>
          </table:table-cell>
          <table:table-cell table:style-name="ce1" table:formula="of:=SQRT([.E98])" office:value-type="float" office:value="14.6969384566991" calcext:value-type="float">
            <text:p/>
          </table:table-cell>
          <table:table-cell table:formula="of:=2*0.0000000002013*SIN([.C98]*PI()/180)" office:value-type="float" office:value="0.00000000032153065634504" calcext:value-type="float">
            <text:p/>
          </table:table-cell>
          <table:table-cell table:formula="of:=2*0.0000000002013*COS([.C98]*PI()/180)*[.D98]*PI()/180" office:value-type="float" office:value="0.00000000000211438547812839" calcext:value-type="float">
            <text:p/>
          </table:table-cell>
          <table:table-cell table:formula="of:=4.135668E-015*300000000/[.G98]/1000" office:value-type="float" office:value="3.85873127652432" calcext:value-type="float">
            <text:p/>
          </table:table-cell>
          <table:table-cell table:formula="of:=4.135668E-015*300000000*[.H98]/[.G98]/[.G98]/1000" office:value-type="float" office:value="0.0253750154583315" calcext:value-type="float">
            <text:p/>
          </table:table-cell>
        </table:table-row>
        <table:table-row table:style-name="ro1">
          <table:table-cell table:formula="of:=[.A98]+1" office:value-type="float" office:value="107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99]/2" office:value-type="float" office:value="53.5" calcext:value-type="float">
            <text:p/>
          </table:table-cell>
          <table:table-cell table:formula="of:=[.B99]/2" office:value-type="float" office:value="0.5" calcext:value-type="float">
            <text:p/>
          </table:table-cell>
          <table:table-cell office:value-type="float" office:value="194" calcext:value-type="float">
            <text:p>194</text:p>
          </table:table-cell>
          <table:table-cell table:style-name="ce1" table:formula="of:=SQRT([.E99])" office:value-type="float" office:value="13.9283882771841" calcext:value-type="float">
            <text:p/>
          </table:table-cell>
          <table:table-cell table:formula="of:=2*0.0000000002013*SIN([.C99]*PI()/180)" office:value-type="float" office:value="0.000000000323632772084492" calcext:value-type="float">
            <text:p/>
          </table:table-cell>
          <table:table-cell table:formula="of:=2*0.0000000002013*COS([.C99]*PI()/180)*[.D99]*PI()/180" office:value-type="float" office:value="0.00000000000208981931986291" calcext:value-type="float">
            <text:p/>
          </table:table-cell>
          <table:table-cell table:formula="of:=4.135668E-015*300000000/[.G99]/1000" office:value-type="float" office:value="3.8336673755527" calcext:value-type="float">
            <text:p/>
          </table:table-cell>
          <table:table-cell table:formula="of:=4.135668E-015*300000000*[.H99]/[.G99]/[.G99]/1000" office:value-type="float" office:value="0.0247554414707623" calcext:value-type="float">
            <text:p/>
          </table:table-cell>
        </table:table-row>
        <table:table-row table:style-name="ro1">
          <table:table-cell table:formula="of:=[.A99]+1" office:value-type="float" office:value="108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0]/2" office:value-type="float" office:value="54" calcext:value-type="float">
            <text:p/>
          </table:table-cell>
          <table:table-cell table:formula="of:=[.B100]/2" office:value-type="float" office:value="0.5" calcext:value-type="float">
            <text:p/>
          </table:table-cell>
          <table:table-cell office:value-type="float" office:value="238" calcext:value-type="float">
            <text:p>238</text:p>
          </table:table-cell>
          <table:table-cell table:style-name="ce1" table:formula="of:=SQRT([.E100])" office:value-type="float" office:value="15.4272486205415" calcext:value-type="float">
            <text:p/>
          </table:table-cell>
          <table:table-cell table:formula="of:=2*0.0000000002013*SIN([.C100]*PI()/180)" office:value-type="float" office:value="0.000000000325710241935354" calcext:value-type="float">
            <text:p/>
          </table:table-cell>
          <table:table-cell table:formula="of:=2*0.0000000002013*COS([.C100]*PI()/180)*[.D100]*PI()/180" office:value-type="float" office:value="0.00000000000206509401376516" calcext:value-type="float">
            <text:p/>
          </table:table-cell>
          <table:table-cell table:formula="of:=4.135668E-015*300000000/[.G100]/1000" office:value-type="float" office:value="3.80921518656527" calcext:value-type="float">
            <text:p/>
          </table:table-cell>
          <table:table-cell table:formula="of:=4.135668E-015*300000000*[.H100]/[.G100]/[.G100]/1000" office:value-type="float" office:value="0.0241514894716777" calcext:value-type="float">
            <text:p/>
          </table:table-cell>
        </table:table-row>
        <table:table-row table:style-name="ro1">
          <table:table-cell table:formula="of:=[.A100]+1" office:value-type="float" office:value="109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1]/2" office:value-type="float" office:value="54.5" calcext:value-type="float">
            <text:p/>
          </table:table-cell>
          <table:table-cell table:formula="of:=[.B101]/2" office:value-type="float" office:value="0.5" calcext:value-type="float">
            <text:p/>
          </table:table-cell>
          <table:table-cell office:value-type="float" office:value="204" calcext:value-type="float">
            <text:p>204</text:p>
          </table:table-cell>
          <table:table-cell table:style-name="ce1" table:formula="of:=SQRT([.E101])" office:value-type="float" office:value="14.2828568570857" calcext:value-type="float">
            <text:p/>
          </table:table-cell>
          <table:table-cell table:formula="of:=2*0.0000000002013*SIN([.C101]*PI()/180)" office:value-type="float" office:value="0.000000000327762907690254" calcext:value-type="float">
            <text:p/>
          </table:table-cell>
          <table:table-cell table:formula="of:=2*0.0000000002013*COS([.C101]*PI()/180)*[.D101]*PI()/180" office:value-type="float" office:value="0.00000000000204021144276293" calcext:value-type="float">
            <text:p/>
          </table:table-cell>
          <table:table-cell table:formula="of:=4.135668E-015*300000000/[.G101]/1000" office:value-type="float" office:value="3.78535938902672" calcext:value-type="float">
            <text:p/>
          </table:table-cell>
          <table:table-cell table:formula="of:=4.135668E-015*300000000*[.H101]/[.G101]/[.G101]/1000" office:value-type="float" office:value="0.0235625611051779" calcext:value-type="float">
            <text:p/>
          </table:table-cell>
        </table:table-row>
        <table:table-row table:style-name="ro1">
          <table:table-cell table:formula="of:=[.A101]+1" office:value-type="float" office:value="110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2]/2" office:value-type="float" office:value="55" calcext:value-type="float">
            <text:p/>
          </table:table-cell>
          <table:table-cell table:formula="of:=[.B102]/2" office:value-type="float" office:value="0.5" calcext:value-type="float">
            <text:p/>
          </table:table-cell>
          <table:table-cell office:value-type="float" office:value="255" calcext:value-type="float">
            <text:p>255</text:p>
          </table:table-cell>
          <table:table-cell table:style-name="ce1" table:formula="of:=SQRT([.E102])" office:value-type="float" office:value="15.9687194226713" calcext:value-type="float">
            <text:p/>
          </table:table-cell>
          <table:table-cell table:formula="of:=2*0.0000000002013*SIN([.C102]*PI()/180)" office:value-type="float" office:value="0.000000000329790613030748" calcext:value-type="float">
            <text:p/>
          </table:table-cell>
          <table:table-cell table:formula="of:=2*0.0000000002013*COS([.C102]*PI()/180)*[.D102]*PI()/180" office:value-type="float" office:value="0.00000000000201517350176033" calcext:value-type="float">
            <text:p/>
          </table:table-cell>
          <table:table-cell table:formula="of:=4.135668E-015*300000000/[.G102]/1000" office:value-type="float" office:value="3.76208524735761" calcext:value-type="float">
            <text:p/>
          </table:table-cell>
          <table:table-cell table:formula="of:=4.135668E-015*300000000*[.H102]/[.G102]/[.G102]/1000" office:value-type="float" office:value="0.0229880845672574" calcext:value-type="float">
            <text:p/>
          </table:table-cell>
        </table:table-row>
        <table:table-row table:style-name="ro1">
          <table:table-cell table:formula="of:=[.A102]+1" office:value-type="float" office:value="111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3]/2" office:value-type="float" office:value="55.5" calcext:value-type="float">
            <text:p/>
          </table:table-cell>
          <table:table-cell table:formula="of:=[.B103]/2" office:value-type="float" office:value="0.5" calcext:value-type="float">
            <text:p/>
          </table:table-cell>
          <table:table-cell office:value-type="float" office:value="193" calcext:value-type="float">
            <text:p>193</text:p>
          </table:table-cell>
          <table:table-cell table:style-name="ce1" table:formula="of:=SQRT([.E103])" office:value-type="float" office:value="13.8924439894498" calcext:value-type="float">
            <text:p/>
          </table:table-cell>
          <table:table-cell table:formula="of:=2*0.0000000002013*SIN([.C103]*PI()/180)" office:value-type="float" office:value="0.000000000331793203539224" calcext:value-type="float">
            <text:p/>
          </table:table-cell>
          <table:table-cell table:formula="of:=2*0.0000000002013*COS([.C103]*PI()/180)*[.D103]*PI()/180" office:value-type="float" office:value="0.0000000000019899820974935" calcext:value-type="float">
            <text:p/>
          </table:table-cell>
          <table:table-cell table:formula="of:=4.135668E-015*300000000/[.G103]/1000" office:value-type="float" office:value="3.73937858511116" calcext:value-type="float">
            <text:p/>
          </table:table-cell>
          <table:table-cell table:formula="of:=4.135668E-015*300000000*[.H103]/[.G103]/[.G103]/1000" office:value-type="float" office:value="0.0224275131640606" calcext:value-type="float">
            <text:p/>
          </table:table-cell>
        </table:table-row>
        <table:table-row table:style-name="ro1">
          <table:table-cell table:formula="of:=[.A103]+1" office:value-type="float" office:value="112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4]/2" office:value-type="float" office:value="56" calcext:value-type="float">
            <text:p/>
          </table:table-cell>
          <table:table-cell table:formula="of:=[.B104]/2" office:value-type="float" office:value="0.5" calcext:value-type="float">
            <text:p/>
          </table:table-cell>
          <table:table-cell office:value-type="float" office:value="231" calcext:value-type="float">
            <text:p>231</text:p>
          </table:table-cell>
          <table:table-cell table:style-name="ce1" table:formula="of:=SQRT([.E104])" office:value-type="float" office:value="15.1986841535707" calcext:value-type="float">
            <text:p/>
          </table:table-cell>
          <table:table-cell table:formula="of:=2*0.0000000002013*SIN([.C104]*PI()/180)" office:value-type="float" office:value="0.00000000033377052671066" calcext:value-type="float">
            <text:p/>
          </table:table-cell>
          <table:table-cell table:formula="of:=2*0.0000000002013*COS([.C104]*PI()/180)*[.D104]*PI()/180" office:value-type="float" office:value="0.00000000000196463914838543" calcext:value-type="float">
            <text:p/>
          </table:table-cell>
          <table:table-cell table:formula="of:=4.135668E-015*300000000/[.G104]/1000" office:value-type="float" office:value="3.71722576054638" calcext:value-type="float">
            <text:p/>
          </table:table-cell>
          <table:table-cell table:formula="of:=4.135668E-015*300000000*[.H104]/[.G104]/[.G104]/1000" office:value-type="float" office:value="0.0218803239594821" calcext:value-type="float">
            <text:p/>
          </table:table-cell>
        </table:table-row>
        <table:table-row table:style-name="ro1">
          <table:table-cell table:formula="of:=[.A104]+1" office:value-type="float" office:value="113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5]/2" office:value-type="float" office:value="56.5" calcext:value-type="float">
            <text:p/>
          </table:table-cell>
          <table:table-cell table:formula="of:=[.B105]/2" office:value-type="float" office:value="0.5" calcext:value-type="float">
            <text:p/>
          </table:table-cell>
          <table:table-cell office:value-type="float" office:value="212" calcext:value-type="float">
            <text:p>212</text:p>
          </table:table-cell>
          <table:table-cell table:style-name="ce1" table:formula="of:=SQRT([.E105])" office:value-type="float" office:value="14.560219778561" calcext:value-type="float">
            <text:p/>
          </table:table-cell>
          <table:table-cell table:formula="of:=2*0.0000000002013*SIN([.C105]*PI()/180)" office:value-type="float" office:value="0.000000000335722431964242" calcext:value-type="float">
            <text:p/>
          </table:table-cell>
          <table:table-cell table:formula="of:=2*0.0000000002013*COS([.C105]*PI()/180)*[.D105]*PI()/180" office:value-type="float" office:value="0.00000000000193914658439979" calcext:value-type="float">
            <text:p/>
          </table:table-cell>
          <table:table-cell table:formula="of:=4.135668E-015*300000000/[.G105]/1000" office:value-type="float" office:value="3.69561364351176" calcext:value-type="float">
            <text:p/>
          </table:table-cell>
          <table:table-cell table:formula="of:=4.135668E-015*300000000*[.H105]/[.G105]/[.G105]/1000" office:value-type="float" office:value="0.0213460165058032" calcext:value-type="float">
            <text:p/>
          </table:table-cell>
        </table:table-row>
        <table:table-row table:style-name="ro1">
          <table:table-cell table:formula="of:=[.A105]+1" office:value-type="float" office:value="114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6]/2" office:value-type="float" office:value="57" calcext:value-type="float">
            <text:p/>
          </table:table-cell>
          <table:table-cell table:formula="of:=[.B106]/2" office:value-type="float" office:value="0.5" calcext:value-type="float">
            <text:p/>
          </table:table-cell>
          <table:table-cell office:value-type="float" office:value="214" calcext:value-type="float">
            <text:p>214</text:p>
          </table:table-cell>
          <table:table-cell table:style-name="ce1" table:formula="of:=SQRT([.E106])" office:value-type="float" office:value="14.6287388383278" calcext:value-type="float">
            <text:p/>
          </table:table-cell>
          <table:table-cell table:formula="of:=2*0.0000000002013*SIN([.C106]*PI()/180)" office:value-type="float" office:value="0.000000000337648770654828" calcext:value-type="float">
            <text:p/>
          </table:table-cell>
          <table:table-cell table:formula="of:=2*0.0000000002013*COS([.C106]*PI()/180)*[.D106]*PI()/180" office:value-type="float" office:value="0.00000000000191350634689405" calcext:value-type="float">
            <text:p/>
          </table:table-cell>
          <table:table-cell table:formula="of:=4.135668E-015*300000000/[.G106]/1000" office:value-type="float" office:value="3.67452959355906" calcext:value-type="float">
            <text:p/>
          </table:table-cell>
          <table:table-cell table:formula="of:=4.135668E-015*300000000*[.H106]/[.G106]/[.G106]/1000" office:value-type="float" office:value="0.0208241116515516" calcext:value-type="float">
            <text:p/>
          </table:table-cell>
        </table:table-row>
        <table:table-row table:style-name="ro1">
          <table:table-cell table:formula="of:=[.A106]+1" office:value-type="float" office:value="115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7]/2" office:value-type="float" office:value="57.5" calcext:value-type="float">
            <text:p/>
          </table:table-cell>
          <table:table-cell table:formula="of:=[.B107]/2" office:value-type="float" office:value="0.5" calcext:value-type="float">
            <text:p/>
          </table:table-cell>
          <table:table-cell office:value-type="float" office:value="213" calcext:value-type="float">
            <text:p>213</text:p>
          </table:table-cell>
          <table:table-cell table:style-name="ce1" table:formula="of:=SQRT([.E107])" office:value-type="float" office:value="14.5945195193264" calcext:value-type="float">
            <text:p/>
          </table:table-cell>
          <table:table-cell table:formula="of:=2*0.0000000002013*SIN([.C107]*PI()/180)" office:value-type="float" office:value="0.000000000339549396084268" calcext:value-type="float">
            <text:p/>
          </table:table-cell>
          <table:table-cell table:formula="of:=2*0.0000000002013*COS([.C107]*PI()/180)*[.D107]*PI()/180" office:value-type="float" office:value="0.00000000000188772038847154" calcext:value-type="float">
            <text:p/>
          </table:table-cell>
          <table:table-cell table:formula="of:=4.135668E-015*300000000/[.G107]/1000" office:value-type="float" office:value="3.65396143921307" calcext:value-type="float">
            <text:p/>
          </table:table-cell>
          <table:table-cell table:formula="of:=4.135668E-015*300000000*[.H107]/[.G107]/[.G107]/1000" office:value-type="float" office:value="0.0203141504212233" calcext:value-type="float">
            <text:p/>
          </table:table-cell>
        </table:table-row>
        <table:table-row table:style-name="ro1">
          <table:table-cell table:formula="of:=[.A107]+1" office:value-type="float" office:value="116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8]/2" office:value-type="float" office:value="58" calcext:value-type="float">
            <text:p/>
          </table:table-cell>
          <table:table-cell table:formula="of:=[.B108]/2" office:value-type="float" office:value="0.5" calcext:value-type="float">
            <text:p/>
          </table:table-cell>
          <table:table-cell office:value-type="float" office:value="208" calcext:value-type="float">
            <text:p>208</text:p>
          </table:table-cell>
          <table:table-cell table:style-name="ce1" table:formula="of:=SQRT([.E108])" office:value-type="float" office:value="14.422205101856" calcext:value-type="float">
            <text:p/>
          </table:table-cell>
          <table:table-cell table:formula="of:=2*0.0000000002013*SIN([.C108]*PI()/180)" office:value-type="float" office:value="0.000000000341424163512577" calcext:value-type="float">
            <text:p/>
          </table:table-cell>
          <table:table-cell table:formula="of:=2*0.0000000002013*COS([.C108]*PI()/180)*[.D108]*PI()/180" office:value-type="float" office:value="0.00000000000186179067283285" calcext:value-type="float">
            <text:p/>
          </table:table-cell>
          <table:table-cell table:formula="of:=4.135668E-015*300000000/[.G108]/1000" office:value-type="float" office:value="3.63389745832766" calcext:value-type="float">
            <text:p/>
          </table:table-cell>
          <table:table-cell table:formula="of:=4.135668E-015*300000000*[.H108]/[.G108]/[.G108]/1000" office:value-type="float" office:value="0.0198156929619195" calcext:value-type="float">
            <text:p/>
          </table:table-cell>
        </table:table-row>
        <table:table-row table:style-name="ro1">
          <table:table-cell table:formula="of:=[.A108]+1" office:value-type="float" office:value="117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09]/2" office:value-type="float" office:value="58.5" calcext:value-type="float">
            <text:p/>
          </table:table-cell>
          <table:table-cell table:formula="of:=[.B109]/2" office:value-type="float" office:value="0.5" calcext:value-type="float">
            <text:p/>
          </table:table-cell>
          <table:table-cell office:value-type="float" office:value="243" calcext:value-type="float">
            <text:p>243</text:p>
          </table:table-cell>
          <table:table-cell table:style-name="ce1" table:formula="of:=SQRT([.E109])" office:value-type="float" office:value="15.5884572681199" calcext:value-type="float">
            <text:p/>
          </table:table-cell>
          <table:table-cell table:formula="of:=2*0.0000000002013*SIN([.C109]*PI()/180)" office:value-type="float" office:value="0.000000000343272930168958" calcext:value-type="float">
            <text:p/>
          </table:table-cell>
          <table:table-cell table:formula="of:=2*0.0000000002013*COS([.C109]*PI()/180)*[.D109]*PI()/180" office:value-type="float" office:value="0.0000000000018357191746262" calcext:value-type="float">
            <text:p/>
          </table:table-cell>
          <table:table-cell table:formula="of:=4.135668E-015*300000000/[.G109]/1000" office:value-type="float" office:value="3.61432635946368" calcext:value-type="float">
            <text:p/>
          </table:table-cell>
          <table:table-cell table:formula="of:=4.135668E-015*300000000*[.H109]/[.G109]/[.G109]/1000" office:value-type="float" office:value="0.01932831755233" calcext:value-type="float">
            <text:p/>
          </table:table-cell>
        </table:table-row>
        <table:table-row table:style-name="ro1">
          <table:table-cell table:formula="of:=[.A109]+1" office:value-type="float" office:value="118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10]/2" office:value-type="float" office:value="59" calcext:value-type="float">
            <text:p/>
          </table:table-cell>
          <table:table-cell table:formula="of:=[.B110]/2" office:value-type="float" office:value="0.5" calcext:value-type="float">
            <text:p/>
          </table:table-cell>
          <table:table-cell office:value-type="float" office:value="221" calcext:value-type="float">
            <text:p>221</text:p>
          </table:table-cell>
          <table:table-cell table:style-name="ce1" table:formula="of:=SQRT([.E110])" office:value-type="float" office:value="14.8660687473185" calcext:value-type="float">
            <text:p/>
          </table:table-cell>
          <table:table-cell table:formula="of:=2*0.0000000002013*SIN([.C110]*PI()/180)" office:value-type="float" office:value="0.00000000034509555526267" calcext:value-type="float">
            <text:p/>
          </table:table-cell>
          <table:table-cell table:formula="of:=2*0.0000000002013*COS([.C110]*PI()/180)*[.D110]*PI()/180" office:value-type="float" office:value="0.00000000000180950787929714" calcext:value-type="float">
            <text:p/>
          </table:table-cell>
          <table:table-cell table:formula="of:=4.135668E-015*300000000/[.G110]/1000" office:value-type="float" office:value="3.59523726422856" calcext:value-type="float">
            <text:p/>
          </table:table-cell>
          <table:table-cell table:formula="of:=4.135668E-015*300000000*[.H110]/[.G110]/[.G110]/1000" office:value-type="float" office:value="0.0188516196698404" calcext:value-type="float">
            <text:p/>
          </table:table-cell>
        </table:table-row>
        <table:table-row table:style-name="ro1">
          <table:table-cell table:formula="of:=[.A110]+1" office:value-type="float" office:value="119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11]/2" office:value-type="float" office:value="59.5" calcext:value-type="float">
            <text:p/>
          </table:table-cell>
          <table:table-cell table:formula="of:=[.B111]/2" office:value-type="float" office:value="0.5" calcext:value-type="float">
            <text:p/>
          </table:table-cell>
          <table:table-cell office:value-type="float" office:value="225" calcext:value-type="float">
            <text:p>225</text:p>
          </table:table-cell>
          <table:table-cell table:style-name="ce1" table:formula="of:=SQRT([.E111])" office:value-type="float" office:value="15" calcext:value-type="float">
            <text:p/>
          </table:table-cell>
          <table:table-cell table:formula="of:=2*0.0000000002013*SIN([.C111]*PI()/180)" office:value-type="float" office:value="0.000000000346891899993758" calcext:value-type="float">
            <text:p/>
          </table:table-cell>
          <table:table-cell table:formula="of:=2*0.0000000002013*COS([.C111]*PI()/180)*[.D111]*PI()/180" office:value-type="float" office:value="0.00000000000178315878293726" calcext:value-type="float">
            <text:p/>
          </table:table-cell>
          <table:table-cell table:formula="of:=4.135668E-015*300000000/[.G111]/1000" office:value-type="float" office:value="3.57661969052124" calcext:value-type="float">
            <text:p/>
          </table:table-cell>
          <table:table-cell table:formula="of:=4.135668E-015*300000000*[.H111]/[.G111]/[.G111]/1000" office:value-type="float" office:value="0.0183852111118595" calcext:value-type="float">
            <text:p/>
          </table:table-cell>
        </table:table-row>
        <table:table-row table:style-name="ro1">
          <table:table-cell table:formula="of:=[.A111]+1" office:value-type="float" office:value="120" calcext:value-type="float">
            <text:p/>
          </table:table-cell>
          <table:table-cell table:style-name="ce1" office:value-type="float" office:value="1" calcext:value-type="float">
            <text:p>1</text:p>
          </table:table-cell>
          <table:table-cell table:formula="of:=[.A112]/2" office:value-type="float" office:value="60" calcext:value-type="float">
            <text:p/>
          </table:table-cell>
          <table:table-cell table:formula="of:=[.B112]/2" office:value-type="float" office:value="0.5" calcext:value-type="float">
            <text:p/>
          </table:table-cell>
          <table:table-cell office:value-type="float" office:value="219" calcext:value-type="float">
            <text:p>219</text:p>
          </table:table-cell>
          <table:table-cell table:style-name="ce1" table:formula="of:=SQRT([.E112])" office:value-type="float" office:value="14.7986485869487" calcext:value-type="float">
            <text:p/>
          </table:table-cell>
          <table:table-cell table:formula="of:=2*0.0000000002013*SIN([.C112]*PI()/180)" office:value-type="float" office:value="0.000000000348661827563615" calcext:value-type="float">
            <text:p/>
          </table:table-cell>
          <table:table-cell table:formula="of:=2*0.0000000002013*COS([.C112]*PI()/180)*[.D112]*PI()/180" office:value-type="float" office:value="0.00000000000175667389213229" calcext:value-type="float">
            <text:p/>
          </table:table-cell>
          <table:table-cell table:formula="of:=4.135668E-015*300000000/[.G112]/1000" office:value-type="float" office:value="3.55846353663028" calcext:value-type="float">
            <text:p/>
          </table:table-cell>
          <table:table-cell table:formula="of:=4.135668E-015*300000000*[.H112]/[.G112]/[.G112]/1000" office:value-type="float" office:value="0.0179287191677518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2*0.0000000002013*SIN([.C113]*PI()/180)" office:value-type="float" office:value="0.0000000000420831593115573" calcext:value-type="float">
            <text:p/>
          </table:table-cell>
          <table:table-cell table:formula="of:=2*0.0000000002013*COS([.C113]*PI()/180)*[.D113]*PI()/180" office:value-type="float" office:value="0.00000000000698820259498948" calcext:value-type="float">
            <text:p/>
          </table:table-cell>
          <table:table-cell table:formula="of:=4.135668E-015*300000000/[.G113]/1000" office:value-type="float" office:value="29.4821116165408" calcext:value-type="float">
            <text:p/>
          </table:table-cell>
          <table:table-cell table:formula="of:=4.135668E-015*300000000*[.H113]/[.G113]/[.G113]/1000" office:value-type="float" office:value="4.89571059480553" calcext:value-type="float">
            <text:p/>
          </table:table-cell>
        </table:table-row>
        <table:table-row table:style-name="ro1" table:number-rows-repeated="10484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row table:style-name="ro1">
          <table:table-cell table:style-name="ce4" office:value-type="string" calcext:value-type="string">
            <text:p>With acrylic</text:p>
          </table:table-cell>
          <table:table-cell office:value-type="string" calcext:value-type="string">
            <text:p>2theta</text:p>
          </table:table-cell>
          <table:table-cell office:value-type="string" calcext:value-type="string">
            <text:p>u(2theta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u(theta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(count)</text:p>
          </table:table-cell>
          <table:table-cell table:style-name="ce2" office:value-type="string" calcext:value-type="string">
            <text:p>wavelength</text:p>
          </table:table-cell>
          <table:table-cell table:style-name="ce2" office:value-type="string" calcext:value-type="string">
            <text:p>u(wave)</text:p>
          </table:table-cell>
          <table:table-cell table:style-name="ce3" office:value-type="string" calcext:value-type="string">
            <text:p>Energy (keV)</text:p>
          </table:table-cell>
          <table:table-cell table:style-name="ce3" office:value-type="string" calcext:value-type="string">
            <text:p>u(Energy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formula="of:=[.B2]/2" office:value-type="float" office:value="10" calcext:value-type="float">
            <text:p/>
          </table:table-cell>
          <table:table-cell table:formula="of:=[.C2]/2" office:value-type="float" office:value="0.5" calcext:value-type="float">
            <text:p/>
          </table:table-cell>
          <table:table-cell office:value-type="float" office:value="224" calcext:value-type="float">
            <text:p>224</text:p>
          </table:table-cell>
          <table:table-cell table:style-name="ce1" table:formula="of:=SQRT([.F2])" office:value-type="float" office:value="14.9666295470958" calcext:value-type="float">
            <text:p/>
          </table:table-cell>
          <table:table-cell table:style-name="ce2" table:formula="of:=2*0.0000000002013*SIN([.D2]*PI()/180)" office:value-type="float" office:value="0.0000000000699107563287062" calcext:value-type="float">
            <text:p/>
          </table:table-cell>
          <table:table-cell table:style-name="ce2" table:formula="of:=2*0.0000000002013*COS([.D2]*PI()/180)*[.E2]*PI()/180" office:value-type="float" office:value="0.00000000000345997213697203" calcext:value-type="float">
            <text:p/>
          </table:table-cell>
          <table:table-cell table:style-name="ce3" table:formula="of:=4.135668E-015*300000000/[.H2]/1000" office:value-type="float" office:value="17.746917143429" calcext:value-type="float">
            <text:p/>
          </table:table-cell>
          <table:table-cell table:style-name="ce3" table:formula="of:=4.135668E-015*300000000*[.I2]/[.H2]/[.H2]/1000" office:value-type="float" office:value="0.878317472989521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formula="of:=[.B3]/2" office:value-type="float" office:value="10.5" calcext:value-type="float">
            <text:p/>
          </table:table-cell>
          <table:table-cell table:formula="of:=[.C3]/2" office:value-type="float" office:value="0.5" calcext:value-type="float">
            <text:p/>
          </table:table-cell>
          <table:table-cell office:value-type="float" office:value="199" calcext:value-type="float">
            <text:p>199</text:p>
          </table:table-cell>
          <table:table-cell table:style-name="ce1" table:formula="of:=SQRT([.F3])" office:value-type="float" office:value="14.1067359796659" calcext:value-type="float">
            <text:p/>
          </table:table-cell>
          <table:table-cell table:style-name="ce2" table:formula="of:=2*0.0000000002013*SIN([.D3]*PI()/180)" office:value-type="float" office:value="0.0000000000733680225631386" calcext:value-type="float">
            <text:p/>
          </table:table-cell>
          <table:table-cell table:style-name="ce2" table:formula="of:=2*0.0000000002013*COS([.D3]*PI()/180)*[.E3]*PI()/180" office:value-type="float" office:value="0.0000000000034545164508571" calcext:value-type="float">
            <text:p/>
          </table:table-cell>
          <table:table-cell table:style-name="ce3" table:formula="of:=4.135668E-015*300000000/[.H3]/1000" office:value-type="float" office:value="16.9106424932236" calcext:value-type="float">
            <text:p/>
          </table:table-cell>
          <table:table-cell table:style-name="ce3" table:formula="of:=4.135668E-015*300000000*[.I3]/[.H3]/[.H3]/1000" office:value-type="float" office:value="0.79623370845426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formula="of:=[.B4]/2" office:value-type="float" office:value="11" calcext:value-type="float">
            <text:p/>
          </table:table-cell>
          <table:table-cell table:formula="of:=[.C4]/2" office:value-type="float" office:value="0.5" calcext:value-type="float">
            <text:p/>
          </table:table-cell>
          <table:table-cell office:value-type="float" office:value="205" calcext:value-type="float">
            <text:p>205</text:p>
          </table:table-cell>
          <table:table-cell table:style-name="ce1" table:formula="of:=SQRT([.F4])" office:value-type="float" office:value="14.3178210632764" calcext:value-type="float">
            <text:p/>
          </table:table-cell>
          <table:table-cell table:style-name="ce2" table:formula="of:=2*0.0000000002013*SIN([.D4]*PI()/180)" office:value-type="float" office:value="0.0000000000768197015385969" calcext:value-type="float">
            <text:p/>
          </table:table-cell>
          <table:table-cell table:style-name="ce2" table:formula="of:=2*0.0000000002013*COS([.D4]*PI()/180)*[.E4]*PI()/180" office:value-type="float" office:value="0.00000000000344879768993974" calcext:value-type="float">
            <text:p/>
          </table:table-cell>
          <table:table-cell table:style-name="ce3" table:formula="of:=4.135668E-015*300000000/[.H4]/1000" office:value-type="float" office:value="16.1508099504478" calcext:value-type="float">
            <text:p/>
          </table:table-cell>
          <table:table-cell table:style-name="ce3" table:formula="of:=4.135668E-015*300000000*[.I4]/[.H4]/[.H4]/1000" office:value-type="float" office:value="0.72508581694728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formula="of:=[.B5]/2" office:value-type="float" office:value="11.5" calcext:value-type="float">
            <text:p/>
          </table:table-cell>
          <table:table-cell table:formula="of:=[.C5]/2" office:value-type="float" office:value="0.5" calcext:value-type="float">
            <text:p/>
          </table:table-cell>
          <table:table-cell office:value-type="float" office:value="194" calcext:value-type="float">
            <text:p>194</text:p>
          </table:table-cell>
          <table:table-cell table:style-name="ce1" table:formula="of:=SQRT([.F5])" office:value-type="float" office:value="13.9283882771841" calcext:value-type="float">
            <text:p/>
          </table:table-cell>
          <table:table-cell table:style-name="ce2" table:formula="of:=2*0.0000000002013*SIN([.D5]*PI()/180)" office:value-type="float" office:value="0.0000000000802655303963636" calcext:value-type="float">
            <text:p/>
          </table:table-cell>
          <table:table-cell table:style-name="ce2" table:formula="of:=2*0.0000000002013*COS([.D5]*PI()/180)*[.E5]*PI()/180" office:value-type="float" office:value="0.00000000000344281628972572" calcext:value-type="float">
            <text:p/>
          </table:table-cell>
          <table:table-cell table:style-name="ce3" table:formula="of:=4.135668E-015*300000000/[.H5]/1000" office:value-type="float" office:value="15.457449715628" calcext:value-type="float">
            <text:p/>
          </table:table-cell>
          <table:table-cell table:style-name="ce3" table:formula="of:=4.135668E-015*300000000*[.I5]/[.H5]/[.H5]/1000" office:value-type="float" office:value="0.6630138667966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formula="of:=[.B6]/2" office:value-type="float" office:value="12" calcext:value-type="float">
            <text:p/>
          </table:table-cell>
          <table:table-cell table:formula="of:=[.C6]/2" office:value-type="float" office:value="0.5" calcext:value-type="float">
            <text:p/>
          </table:table-cell>
          <table:table-cell office:value-type="float" office:value="181" calcext:value-type="float">
            <text:p>181</text:p>
          </table:table-cell>
          <table:table-cell table:style-name="ce1" table:formula="of:=SQRT([.F6])" office:value-type="float" office:value="13.4536240470737" calcext:value-type="float">
            <text:p/>
          </table:table-cell>
          <table:table-cell table:style-name="ce2" table:formula="of:=2*0.0000000002013*SIN([.D6]*PI()/180)" office:value-type="float" office:value="0.0000000000837052467232299" calcext:value-type="float">
            <text:p/>
          </table:table-cell>
          <table:table-cell table:style-name="ce2" table:formula="of:=2*0.0000000002013*COS([.D6]*PI()/180)*[.E6]*PI()/180" office:value-type="float" office:value="0.00000000000343657270572184" calcext:value-type="float">
            <text:p/>
          </table:table-cell>
          <table:table-cell table:style-name="ce3" table:formula="of:=4.135668E-015*300000000/[.H6]/1000" office:value-type="float" office:value="14.8222536647237" calcext:value-type="float">
            <text:p/>
          </table:table-cell>
          <table:table-cell table:style-name="ce3" table:formula="of:=4.135668E-015*300000000*[.I6]/[.H6]/[.H6]/1000" office:value-type="float" office:value="0.6085371512003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formula="of:=[.B7]/2" office:value-type="float" office:value="12.5" calcext:value-type="float">
            <text:p/>
          </table:table-cell>
          <table:table-cell table:formula="of:=[.C7]/2" office:value-type="float" office:value="0.5" calcext:value-type="float">
            <text:p/>
          </table:table-cell>
          <table:table-cell office:value-type="float" office:value="146" calcext:value-type="float">
            <text:p>146</text:p>
          </table:table-cell>
          <table:table-cell table:style-name="ce1" table:formula="of:=SQRT([.F7])" office:value-type="float" office:value="12.0830459735946" calcext:value-type="float">
            <text:p/>
          </table:table-cell>
          <table:table-cell table:style-name="ce2" table:formula="of:=2*0.0000000002013*SIN([.D7]*PI()/180)" office:value-type="float" office:value="0.0000000000871385885714802" calcext:value-type="float">
            <text:p/>
          </table:table-cell>
          <table:table-cell table:style-name="ce2" table:formula="of:=2*0.0000000002013*COS([.D7]*PI()/180)*[.E7]*PI()/180" office:value-type="float" office:value="0.00000000000343006741340118" calcext:value-type="float">
            <text:p/>
          </table:table-cell>
          <table:table-cell table:style-name="ce3" table:formula="of:=4.135668E-015*300000000/[.H7]/1000" office:value-type="float" office:value="14.2382430142559" calcext:value-type="float">
            <text:p/>
          </table:table-cell>
          <table:table-cell table:style-name="ce3" table:formula="of:=4.135668E-015*300000000*[.I7]/[.H7]/[.H7]/1000" office:value-type="float" office:value="0.56046504984670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formula="of:=[.B8]/2" office:value-type="float" office:value="13" calcext:value-type="float">
            <text:p/>
          </table:table-cell>
          <table:table-cell table:formula="of:=[.C8]/2" office:value-type="float" office:value="0.5" calcext:value-type="float">
            <text:p/>
          </table:table-cell>
          <table:table-cell office:value-type="float" office:value="140" calcext:value-type="float">
            <text:p>140</text:p>
          </table:table-cell>
          <table:table-cell table:style-name="ce1" table:formula="of:=SQRT([.F8])" office:value-type="float" office:value="11.8321595661992" calcext:value-type="float">
            <text:p/>
          </table:table-cell>
          <table:table-cell table:style-name="ce2" table:formula="of:=2*0.0000000002013*SIN([.D8]*PI()/180)" office:value-type="float" office:value="0.0000000000905652944788401" calcext:value-type="float">
            <text:p/>
          </table:table-cell>
          <table:table-cell table:style-name="ce2" table:formula="of:=2*0.0000000002013*COS([.D8]*PI()/180)*[.E8]*PI()/180" office:value-type="float" office:value="0.00000000000342330090816695" calcext:value-type="float">
            <text:p/>
          </table:table-cell>
          <table:table-cell table:style-name="ce3" table:formula="of:=4.135668E-015*300000000/[.H8]/1000" office:value-type="float" office:value="13.6995126791078" calcext:value-type="float">
            <text:p/>
          </table:table-cell>
          <table:table-cell table:style-name="ce3" table:formula="of:=4.135668E-015*300000000*[.I8]/[.H8]/[.H8]/1000" office:value-type="float" office:value="0.5178314106491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[.B9]/2" office:value-type="float" office:value="13.5" calcext:value-type="float">
            <text:p/>
          </table:table-cell>
          <table:table-cell table:formula="of:=[.C9]/2" office:value-type="float" office:value="0.5" calcext:value-type="float">
            <text:p/>
          </table:table-cell>
          <table:table-cell office:value-type="float" office:value="129" calcext:value-type="float">
            <text:p>129</text:p>
          </table:table-cell>
          <table:table-cell table:style-name="ce1" table:formula="of:=SQRT([.F9])" office:value-type="float" office:value="11.3578166916005" calcext:value-type="float">
            <text:p/>
          </table:table-cell>
          <table:table-cell table:style-name="ce2" table:formula="of:=2*0.0000000002013*SIN([.D9]*PI()/180)" office:value-type="float" office:value="0.0000000000939851034883875" calcext:value-type="float">
            <text:p/>
          </table:table-cell>
          <table:table-cell table:style-name="ce2" table:formula="of:=2*0.0000000002013*COS([.D9]*PI()/180)*[.E9]*PI()/180" office:value-type="float" office:value="0.00000000000341627370531471" calcext:value-type="float">
            <text:p/>
          </table:table-cell>
          <table:table-cell table:style-name="ce3" table:formula="of:=4.135668E-015*300000000/[.H9]/1000" office:value-type="float" office:value="13.2010324397131" calcext:value-type="float">
            <text:p/>
          </table:table-cell>
          <table:table-cell table:style-name="ce3" table:formula="of:=4.135668E-015*300000000*[.I9]/[.H9]/[.H9]/1000" office:value-type="float" office:value="0.47984561736818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formula="of:=[.B10]/2" office:value-type="float" office:value="14" calcext:value-type="float">
            <text:p/>
          </table:table-cell>
          <table:table-cell table:formula="of:=[.C10]/2" office:value-type="float" office:value="0.5" calcext:value-type="float">
            <text:p/>
          </table:table-cell>
          <table:table-cell office:value-type="float" office:value="122" calcext:value-type="float">
            <text:p>122</text:p>
          </table:table-cell>
          <table:table-cell table:style-name="ce1" table:formula="of:=SQRT([.F10])" office:value-type="float" office:value="11.0453610171873" calcext:value-type="float">
            <text:p/>
          </table:table-cell>
          <table:table-cell table:style-name="ce2" table:formula="of:=2*0.0000000002013*SIN([.D10]*PI()/180)" office:value-type="float" office:value="0.0000000000973977551684262" calcext:value-type="float">
            <text:p/>
          </table:table-cell>
          <table:table-cell table:style-name="ce2" table:formula="of:=2*0.0000000002013*COS([.D10]*PI()/180)*[.E10]*PI()/180" office:value-type="float" office:value="0.00000000000340898633999317" calcext:value-type="float">
            <text:p/>
          </table:table-cell>
          <table:table-cell table:style-name="ce3" table:formula="of:=4.135668E-015*300000000/[.H10]/1000" office:value-type="float" office:value="12.738490716285" calcext:value-type="float">
            <text:p/>
          </table:table-cell>
          <table:table-cell table:style-name="ce3" table:formula="of:=4.135668E-015*300000000*[.I10]/[.H10]/[.H10]/1000" office:value-type="float" office:value="0.44585566442318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formula="of:=[.B11]/2" office:value-type="float" office:value="14.5" calcext:value-type="float">
            <text:p/>
          </table:table-cell>
          <table:table-cell table:formula="of:=[.C11]/2" office:value-type="float" office:value="0.5" calcext:value-type="float">
            <text:p/>
          </table:table-cell>
          <table:table-cell office:value-type="float" office:value="105" calcext:value-type="float">
            <text:p>105</text:p>
          </table:table-cell>
          <table:table-cell table:style-name="ce1" table:formula="of:=SQRT([.F11])" office:value-type="float" office:value="10.2469507659596" calcext:value-type="float">
            <text:p/>
          </table:table-cell>
          <table:table-cell table:style-name="ce2" table:formula="of:=2*0.0000000002013*SIN([.D11]*PI()/180)" office:value-type="float" office:value="0.000000000100802989632318" calcext:value-type="float">
            <text:p/>
          </table:table-cell>
          <table:table-cell table:style-name="ce2" table:formula="of:=2*0.0000000002013*COS([.D11]*PI()/180)*[.E11]*PI()/180" office:value-type="float" office:value="0.00000000000340143936716341" calcext:value-type="float">
            <text:p/>
          </table:table-cell>
          <table:table-cell table:style-name="ce3" table:formula="of:=4.135668E-015*300000000/[.H11]/1000" office:value-type="float" office:value="12.308170665627" calcext:value-type="float">
            <text:p/>
          </table:table-cell>
          <table:table-cell table:style-name="ce3" table:formula="of:=4.135668E-015*300000000*[.I11]/[.H11]/[.H11]/1000" office:value-type="float" office:value="0.415319985970011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formula="of:=[.B12]/2" office:value-type="float" office:value="15" calcext:value-type="float">
            <text:p/>
          </table:table-cell>
          <table:table-cell table:formula="of:=[.C12]/2" office:value-type="float" office:value="0.5" calcext:value-type="float">
            <text:p/>
          </table:table-cell>
          <table:table-cell office:value-type="float" office:value="93" calcext:value-type="float">
            <text:p>93</text:p>
          </table:table-cell>
          <table:table-cell table:style-name="ce1" table:formula="of:=SQRT([.F12])" office:value-type="float" office:value="9.64365076099296" calcext:value-type="float">
            <text:p/>
          </table:table-cell>
          <table:table-cell table:style-name="ce2" table:formula="of:=2*0.0000000002013*SIN([.D12]*PI()/180)" office:value-type="float" office:value="0.000000000104200547558275" calcext:value-type="float">
            <text:p/>
          </table:table-cell>
          <table:table-cell table:style-name="ce2" table:formula="of:=2*0.0000000002013*COS([.D12]*PI()/180)*[.E12]*PI()/180" office:value-type="float" office:value="0.00000000000339363336155664" calcext:value-type="float">
            <text:p/>
          </table:table-cell>
          <table:table-cell table:style-name="ce3" table:formula="of:=4.135668E-015*300000000/[.H12]/1000" office:value-type="float" office:value="11.9068510585909" calcext:value-type="float">
            <text:p/>
          </table:table-cell>
          <table:table-cell table:style-name="ce3" table:formula="of:=4.135668E-015*300000000*[.I12]/[.H12]/[.H12]/1000" office:value-type="float" office:value="0.38778574518451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formula="of:=[.B13]/2" office:value-type="float" office:value="15.5" calcext:value-type="float">
            <text:p/>
          </table:table-cell>
          <table:table-cell table:formula="of:=[.C13]/2" office:value-type="float" office:value="0.5" calcext:value-type="float">
            <text:p/>
          </table:table-cell>
          <table:table-cell office:value-type="float" office:value="92" calcext:value-type="float">
            <text:p>92</text:p>
          </table:table-cell>
          <table:table-cell table:style-name="ce1" table:formula="of:=SQRT([.F13])" office:value-type="float" office:value="9.59166304662544" calcext:value-type="float">
            <text:p/>
          </table:table-cell>
          <table:table-cell table:style-name="ce2" table:formula="of:=2*0.0000000002013*SIN([.D13]*PI()/180)" office:value-type="float" office:value="0.000000000107590170209106" calcext:value-type="float">
            <text:p/>
          </table:table-cell>
          <table:table-cell table:style-name="ce2" table:formula="of:=2*0.0000000002013*COS([.D13]*PI()/180)*[.E13]*PI()/180" office:value-type="float" office:value="0.00000000000338556891763039" calcext:value-type="float">
            <text:p/>
          </table:table-cell>
          <table:table-cell table:style-name="ce3" table:formula="of:=4.135668E-015*300000000/[.H13]/1000" office:value-type="float" office:value="11.531726342552" calcext:value-type="float">
            <text:p/>
          </table:table-cell>
          <table:table-cell table:style-name="ce3" table:formula="of:=4.135668E-015*300000000*[.I13]/[.H13]/[.H13]/1000" office:value-type="float" office:value="0.362871944491628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formula="of:=[.B14]/2" office:value-type="float" office:value="16" calcext:value-type="float">
            <text:p/>
          </table:table-cell>
          <table:table-cell table:formula="of:=[.C14]/2" office:value-type="float" office:value="0.5" calcext:value-type="float">
            <text:p/>
          </table:table-cell>
          <table:table-cell office:value-type="float" office:value="79" calcext:value-type="float">
            <text:p>79</text:p>
          </table:table-cell>
          <table:table-cell table:style-name="ce1" table:formula="of:=SQRT([.F14])" office:value-type="float" office:value="8.88819441731559" calcext:value-type="float">
            <text:p/>
          </table:table-cell>
          <table:table-cell table:style-name="ce2" table:formula="of:=2*0.0000000002013*SIN([.D14]*PI()/180)" office:value-type="float" office:value="0.000000000110971599451924" calcext:value-type="float">
            <text:p/>
          </table:table-cell>
          <table:table-cell table:style-name="ce2" table:formula="of:=2*0.0000000002013*COS([.D14]*PI()/180)*[.E14]*PI()/180" office:value-type="float" office:value="0.00000000000337724664952331" calcext:value-type="float">
            <text:p/>
          </table:table-cell>
          <table:table-cell table:style-name="ce3" table:formula="of:=4.135668E-015*300000000/[.H14]/1000" office:value-type="float" office:value="11.1803416921778" calcext:value-type="float">
            <text:p/>
          </table:table-cell>
          <table:table-cell table:style-name="ce3" table:formula="of:=4.135668E-015*300000000*[.I14]/[.H14]/[.H14]/1000" office:value-type="float" office:value="0.340256171010597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formula="of:=[.B15]/2" office:value-type="float" office:value="16.5" calcext:value-type="float">
            <text:p/>
          </table:table-cell>
          <table:table-cell table:formula="of:=[.C15]/2" office:value-type="float" office:value="0.5" calcext:value-type="float">
            <text:p/>
          </table:table-cell>
          <table:table-cell office:value-type="float" office:value="90" calcext:value-type="float">
            <text:p>90</text:p>
          </table:table-cell>
          <table:table-cell table:style-name="ce1" table:formula="of:=SQRT([.F15])" office:value-type="float" office:value="9.48683298050514" calcext:value-type="float">
            <text:p/>
          </table:table-cell>
          <table:table-cell table:style-name="ce2" table:formula="of:=2*0.0000000002013*SIN([.D15]*PI()/180)" office:value-type="float" office:value="0.000000000114344577777799" calcext:value-type="float">
            <text:p/>
          </table:table-cell>
          <table:table-cell table:style-name="ce2" table:formula="of:=2*0.0000000002013*COS([.D15]*PI()/180)*[.E15]*PI()/180" office:value-type="float" office:value="0.00000000000336866719100832" calcext:value-type="float">
            <text:p/>
          </table:table-cell>
          <table:table-cell table:style-name="ce3" table:formula="of:=4.135668E-015*300000000/[.H15]/1000" office:value-type="float" office:value="10.8505398691576" calcext:value-type="float">
            <text:p/>
          </table:table-cell>
          <table:table-cell table:style-name="ce3" table:formula="of:=4.135668E-015*300000000*[.I15]/[.H15]/[.H15]/1000" office:value-type="float" office:value="0.31966410976643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formula="of:=[.B16]/2" office:value-type="float" office:value="17" calcext:value-type="float">
            <text:p/>
          </table:table-cell>
          <table:table-cell table:formula="of:=[.C16]/2" office:value-type="float" office:value="0.5" calcext:value-type="float">
            <text:p/>
          </table:table-cell>
          <table:table-cell office:value-type="float" office:value="75" calcext:value-type="float">
            <text:p>75</text:p>
          </table:table-cell>
          <table:table-cell table:style-name="ce1" table:formula="of:=SQRT([.F16])" office:value-type="float" office:value="8.66025403784439" calcext:value-type="float">
            <text:p/>
          </table:table-cell>
          <table:table-cell table:style-name="ce2" table:formula="of:=2*0.0000000002013*SIN([.D16]*PI()/180)" office:value-type="float" office:value="0.000000000117708848321374" calcext:value-type="float">
            <text:p/>
          </table:table-cell>
          <table:table-cell table:style-name="ce2" table:formula="of:=2*0.0000000002013*COS([.D16]*PI()/180)*[.E16]*PI()/180" office:value-type="float" office:value="0.00000000000335983119544442" calcext:value-type="float">
            <text:p/>
          </table:table-cell>
          <table:table-cell table:style-name="ce3" table:formula="of:=4.135668E-015*300000000/[.H16]/1000" office:value-type="float" office:value="10.5404174596338" calcext:value-type="float">
            <text:p/>
          </table:table-cell>
          <table:table-cell table:style-name="ce3" table:formula="of:=4.135668E-015*300000000*[.I16]/[.H16]/[.H16]/1000" office:value-type="float" office:value="0.30086118332579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formula="of:=[.B17]/2" office:value-type="float" office:value="17.5" calcext:value-type="float">
            <text:p/>
          </table:table-cell>
          <table:table-cell table:formula="of:=[.C17]/2" office:value-type="float" office:value="0.5" calcext:value-type="float">
            <text:p/>
          </table:table-cell>
          <table:table-cell office:value-type="float" office:value="68" calcext:value-type="float">
            <text:p>68</text:p>
          </table:table-cell>
          <table:table-cell table:style-name="ce1" table:formula="of:=SQRT([.F17])" office:value-type="float" office:value="8.24621125123532" calcext:value-type="float">
            <text:p/>
          </table:table-cell>
          <table:table-cell table:style-name="ce2" table:formula="of:=2*0.0000000002013*SIN([.D17]*PI()/180)" office:value-type="float" office:value="0.00000000012106415488042" calcext:value-type="float">
            <text:p/>
          </table:table-cell>
          <table:table-cell table:style-name="ce2" table:formula="of:=2*0.0000000002013*COS([.D17]*PI()/180)*[.E17]*PI()/180" office:value-type="float" office:value="0.00000000000335073933572686" calcext:value-type="float">
            <text:p/>
          </table:table-cell>
          <table:table-cell table:style-name="ce3" table:formula="of:=4.135668E-015*300000000/[.H17]/1000" office:value-type="float" office:value="10.2482886137973" calcext:value-type="float">
            <text:p/>
          </table:table-cell>
          <table:table-cell table:style-name="ce3" table:formula="of:=4.135668E-015*300000000*[.I17]/[.H17]/[.H17]/1000" office:value-type="float" office:value="0.2836458389855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formula="of:=[.B18]/2" office:value-type="float" office:value="18" calcext:value-type="float">
            <text:p/>
          </table:table-cell>
          <table:table-cell table:formula="of:=[.C18]/2" office:value-type="float" office:value="0.5" calcext:value-type="float">
            <text:p/>
          </table:table-cell>
          <table:table-cell office:value-type="float" office:value="63" calcext:value-type="float">
            <text:p>63</text:p>
          </table:table-cell>
          <table:table-cell table:style-name="ce1" table:formula="of:=SQRT([.F18])" office:value-type="float" office:value="7.93725393319377" calcext:value-type="float">
            <text:p/>
          </table:table-cell>
          <table:table-cell table:style-name="ce2" table:formula="of:=2*0.0000000002013*SIN([.D18]*PI()/180)" office:value-type="float" office:value="0.000000000124410241935354" calcext:value-type="float">
            <text:p/>
          </table:table-cell>
          <table:table-cell table:style-name="ce2" table:formula="of:=2*0.0000000002013*COS([.D18]*PI()/180)*[.E18]*PI()/180" office:value-type="float" office:value="0.00000000000334139230423597" calcext:value-type="float">
            <text:p/>
          </table:table-cell>
          <table:table-cell table:style-name="ce3" table:formula="of:=4.135668E-015*300000000/[.H18]/1000" office:value-type="float" office:value="9.97265482889017" calcext:value-type="float">
            <text:p/>
          </table:table-cell>
          <table:table-cell table:style-name="ce3" table:formula="of:=4.135668E-015*300000000*[.I18]/[.H18]/[.H18]/1000" office:value-type="float" office:value="0.26784412263558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formula="of:=[.B19]/2" office:value-type="float" office:value="18.5" calcext:value-type="float">
            <text:p/>
          </table:table-cell>
          <table:table-cell table:formula="of:=[.C19]/2" office:value-type="float" office:value="0.5" calcext:value-type="float">
            <text:p/>
          </table:table-cell>
          <table:table-cell office:value-type="float" office:value="78" calcext:value-type="float">
            <text:p>78</text:p>
          </table:table-cell>
          <table:table-cell table:style-name="ce1" table:formula="of:=SQRT([.F19])" office:value-type="float" office:value="8.83176086632785" calcext:value-type="float">
            <text:p/>
          </table:table-cell>
          <table:table-cell table:style-name="ce2" table:formula="of:=2*0.0000000002013*SIN([.D19]*PI()/180)" office:value-type="float" office:value="0.00000000012774685466869" calcext:value-type="float">
            <text:p/>
          </table:table-cell>
          <table:table-cell table:style-name="ce2" table:formula="of:=2*0.0000000002013*COS([.D19]*PI()/180)*[.E19]*PI()/180" office:value-type="float" office:value="0.00000000000333179081278439" calcext:value-type="float">
            <text:p/>
          </table:table-cell>
          <table:table-cell table:style-name="ce3" table:formula="of:=4.135668E-015*300000000/[.H19]/1000" office:value-type="float" office:value="9.71217963227151" calcext:value-type="float">
            <text:p/>
          </table:table-cell>
          <table:table-cell table:style-name="ce3" table:formula="of:=4.135668E-015*300000000*[.I19]/[.H19]/[.H19]/1000" office:value-type="float" office:value="0.25330526496982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formula="of:=[.B20]/2" office:value-type="float" office:value="19" calcext:value-type="float">
            <text:p/>
          </table:table-cell>
          <table:table-cell table:formula="of:=[.C20]/2" office:value-type="float" office:value="0.5" calcext:value-type="float">
            <text:p/>
          </table:table-cell>
          <table:table-cell office:value-type="float" office:value="60" calcext:value-type="float">
            <text:p>60</text:p>
          </table:table-cell>
          <table:table-cell table:style-name="ce1" table:formula="of:=SQRT([.F20])" office:value-type="float" office:value="7.74596669241483" calcext:value-type="float">
            <text:p/>
          </table:table-cell>
          <table:table-cell table:style-name="ce2" table:formula="of:=2*0.0000000002013*SIN([.D20]*PI()/180)" office:value-type="float" office:value="0.000000000131073738984451" calcext:value-type="float">
            <text:p/>
          </table:table-cell>
          <table:table-cell table:style-name="ce2" table:formula="of:=2*0.0000000002013*COS([.D20]*PI()/180)*[.E20]*PI()/180" office:value-type="float" office:value="0.00000000000332193559256287" calcext:value-type="float">
            <text:p/>
          </table:table-cell>
          <table:table-cell table:style-name="ce3" table:formula="of:=4.135668E-015*300000000/[.H20]/1000" office:value-type="float" office:value="9.46566726190041" calcext:value-type="float">
            <text:p/>
          </table:table-cell>
          <table:table-cell table:style-name="ce3" table:formula="of:=4.135668E-015*300000000*[.I20]/[.H20]/[.H20]/1000" office:value-type="float" office:value="0.23989806980629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8.5" calcext:value-type="float">
            <text:p>38.5</text:p>
          </table:table-cell>
          <table:table-cell table:style-name="ce1" office:value-type="float" office:value="1" calcext:value-type="float">
            <text:p>1</text:p>
          </table:table-cell>
          <table:table-cell table:formula="of:=[.B21]/2" office:value-type="float" office:value="19.25" calcext:value-type="float">
            <text:p/>
          </table:table-cell>
          <table:table-cell table:formula="of:=[.C21]/2" office:value-type="float" office:value="0.5" calcext:value-type="float">
            <text:p/>
          </table:table-cell>
          <table:table-cell office:value-type="float" office:value="55" calcext:value-type="float">
            <text:p>55</text:p>
          </table:table-cell>
          <table:table-cell table:style-name="ce1" table:formula="of:=SQRT([.F21])" office:value-type="float" office:value="7.41619848709566" calcext:value-type="float">
            <text:p/>
          </table:table-cell>
          <table:table-cell table:style-name="ce2" table:formula="of:=2*0.0000000002013*SIN([.D21]*PI()/180)" office:value-type="float" office:value="0.000000000132733453782798" calcext:value-type="float">
            <text:p/>
          </table:table-cell>
          <table:table-cell table:style-name="ce2" table:formula="of:=2*0.0000000002013*COS([.D21]*PI()/180)*[.E21]*PI()/180" office:value-type="float" office:value="0.00000000000331691306794551" calcext:value-type="float">
            <text:p/>
          </table:table-cell>
          <table:table-cell table:style-name="ce3" table:formula="of:=4.135668E-015*300000000/[.H21]/1000" office:value-type="float" office:value="9.34730743939092" calcext:value-type="float">
            <text:p/>
          </table:table-cell>
          <table:table-cell table:style-name="ce3" table:formula="of:=4.135668E-015*300000000*[.I21]/[.H21]/[.H21]/1000" office:value-type="float" office:value="0.233582456511337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formula="of:=[.B22]/2" office:value-type="float" office:value="19.5" calcext:value-type="float">
            <text:p/>
          </table:table-cell>
          <table:table-cell table:formula="of:=[.C22]/2" office:value-type="float" office:value="0.5" calcext:value-type="float">
            <text:p/>
          </table:table-cell>
          <table:table-cell office:value-type="float" office:value="72" calcext:value-type="float">
            <text:p>72</text:p>
          </table:table-cell>
          <table:table-cell table:style-name="ce1" table:formula="of:=SQRT([.F22])" office:value-type="float" office:value="8.48528137423857" calcext:value-type="float">
            <text:p/>
          </table:table-cell>
          <table:table-cell table:style-name="ce2" table:formula="of:=2*0.0000000002013*SIN([.D22]*PI()/180)" office:value-type="float" office:value="0.000000000134390641527516" calcext:value-type="float">
            <text:p/>
          </table:table-cell>
          <table:table-cell table:style-name="ce2" table:formula="of:=2*0.0000000002013*COS([.D22]*PI()/180)*[.E22]*PI()/180" office:value-type="float" office:value="0.00000000000331182739408457" calcext:value-type="float">
            <text:p/>
          </table:table-cell>
          <table:table-cell table:style-name="ce3" table:formula="of:=4.135668E-015*300000000/[.H22]/1000" office:value-type="float" office:value="9.23204462675304" calcext:value-type="float">
            <text:p/>
          </table:table-cell>
          <table:table-cell table:style-name="ce3" table:formula="of:=4.135668E-015*300000000*[.I22]/[.H22]/[.H22]/1000" office:value-type="float" office:value="0.22750794215110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39.5" calcext:value-type="float">
            <text:p>39.5</text:p>
          </table:table-cell>
          <table:table-cell table:style-name="ce1" office:value-type="float" office:value="1" calcext:value-type="float">
            <text:p>1</text:p>
          </table:table-cell>
          <table:table-cell table:formula="of:=[.B23]/2" office:value-type="float" office:value="19.75" calcext:value-type="float">
            <text:p/>
          </table:table-cell>
          <table:table-cell table:formula="of:=[.C23]/2" office:value-type="float" office:value="0.5" calcext:value-type="float">
            <text:p/>
          </table:table-cell>
          <table:table-cell office:value-type="float" office:value="66" calcext:value-type="float">
            <text:p>66</text:p>
          </table:table-cell>
          <table:table-cell table:style-name="ce1" table:formula="of:=SQRT([.F23])" office:value-type="float" office:value="8.12403840463596" calcext:value-type="float">
            <text:p/>
          </table:table-cell>
          <table:table-cell table:style-name="ce2" table:formula="of:=2*0.0000000002013*SIN([.D23]*PI()/180)" office:value-type="float" office:value="0.000000000136045270668139" calcext:value-type="float">
            <text:p/>
          </table:table-cell>
          <table:table-cell table:style-name="ce2" table:formula="of:=2*0.0000000002013*COS([.D23]*PI()/180)*[.E23]*PI()/180" office:value-type="float" office:value="0.00000000000330667866780394" calcext:value-type="float">
            <text:p/>
          </table:table-cell>
          <table:table-cell table:style-name="ce3" table:formula="of:=4.135668E-015*300000000/[.H23]/1000" office:value-type="float" office:value="9.1197613405209" calcext:value-type="float">
            <text:p/>
          </table:table-cell>
          <table:table-cell table:style-name="ce3" table:formula="of:=4.135668E-015*300000000*[.I23]/[.H23]/[.H23]/1000" office:value-type="float" office:value="0.221662393202367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formula="of:=[.B24]/2" office:value-type="float" office:value="20" calcext:value-type="float">
            <text:p/>
          </table:table-cell>
          <table:table-cell table:formula="of:=[.C24]/2" office:value-type="float" office:value="0.5" calcext:value-type="float">
            <text:p/>
          </table:table-cell>
          <table:table-cell office:value-type="float" office:value="226" calcext:value-type="float">
            <text:p>226</text:p>
          </table:table-cell>
          <table:table-cell table:style-name="ce1" table:formula="of:=SQRT([.F24])" office:value-type="float" office:value="15.0332963783729" calcext:value-type="float">
            <text:p/>
          </table:table-cell>
          <table:table-cell table:style-name="ce2" table:formula="of:=2*0.0000000002013*SIN([.D24]*PI()/180)" office:value-type="float" office:value="0.000000000137697309702914" calcext:value-type="float">
            <text:p/>
          </table:table-cell>
          <table:table-cell table:style-name="ce2" table:formula="of:=2*0.0000000002013*COS([.D24]*PI()/180)*[.E24]*PI()/180" office:value-type="float" office:value="0.00000000000330146698712795" calcext:value-type="float">
            <text:p/>
          </table:table-cell>
          <table:table-cell table:style-name="ce3" table:formula="of:=4.135668E-015*300000000/[.H24]/1000" office:value-type="float" office:value="9.01034597318456" calcext:value-type="float">
            <text:p/>
          </table:table-cell>
          <table:table-cell table:style-name="ce3" table:formula="of:=4.135668E-015*300000000*[.I24]/[.H24]/[.H24]/1000" office:value-type="float" office:value="0.21603442970128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0.5" calcext:value-type="float">
            <text:p>40.5</text:p>
          </table:table-cell>
          <table:table-cell table:style-name="ce1" office:value-type="float" office:value="1" calcext:value-type="float">
            <text:p>1</text:p>
          </table:table-cell>
          <table:table-cell table:formula="of:=[.B25]/2" office:value-type="float" office:value="20.25" calcext:value-type="float">
            <text:p/>
          </table:table-cell>
          <table:table-cell table:formula="of:=[.C25]/2" office:value-type="float" office:value="0.5" calcext:value-type="float">
            <text:p/>
          </table:table-cell>
          <table:table-cell office:value-type="float" office:value="74" calcext:value-type="float">
            <text:p>74</text:p>
          </table:table-cell>
          <table:table-cell table:style-name="ce1" table:formula="of:=SQRT([.F25])" office:value-type="float" office:value="8.60232526704263" calcext:value-type="float">
            <text:p/>
          </table:table-cell>
          <table:table-cell table:style-name="ce2" table:formula="of:=2*0.0000000002013*SIN([.D25]*PI()/180)" office:value-type="float" office:value="0.000000000139346727179399" calcext:value-type="float">
            <text:p/>
          </table:table-cell>
          <table:table-cell table:style-name="ce2" table:formula="of:=2*0.0000000002013*COS([.D25]*PI()/180)*[.E25]*PI()/180" office:value-type="float" office:value="0.00000000000329619245127949" calcext:value-type="float">
            <text:p/>
          </table:table-cell>
          <table:table-cell table:style-name="ce3" table:formula="of:=4.135668E-015*300000000/[.H25]/1000" office:value-type="float" office:value="8.90369243048449" calcext:value-type="float">
            <text:p/>
          </table:table-cell>
          <table:table-cell table:style-name="ce3" table:formula="of:=4.135668E-015*300000000*[.I25]/[.H25]/[.H25]/1000" office:value-type="float" office:value="0.21061336977145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formula="of:=[.B26]/2" office:value-type="float" office:value="20.5" calcext:value-type="float">
            <text:p/>
          </table:table-cell>
          <table:table-cell table:formula="of:=[.C26]/2" office:value-type="float" office:value="0.5" calcext:value-type="float">
            <text:p/>
          </table:table-cell>
          <table:table-cell office:value-type="float" office:value="68" calcext:value-type="float">
            <text:p>68</text:p>
          </table:table-cell>
          <table:table-cell table:style-name="ce1" table:formula="of:=SQRT([.F26])" office:value-type="float" office:value="8.24621125123532" calcext:value-type="float">
            <text:p/>
          </table:table-cell>
          <table:table-cell table:style-name="ce2" table:formula="of:=2*0.0000000002013*SIN([.D26]*PI()/180)" office:value-type="float" office:value="0.000000000140993491695062" calcext:value-type="float">
            <text:p/>
          </table:table-cell>
          <table:table-cell table:style-name="ce2" table:formula="of:=2*0.0000000002013*COS([.D26]*PI()/180)*[.E26]*PI()/180" office:value-type="float" office:value="0.00000000000329085516067812" calcext:value-type="float">
            <text:p/>
          </table:table-cell>
          <table:table-cell table:style-name="ce3" table:formula="of:=4.135668E-015*300000000/[.H26]/1000" office:value-type="float" office:value="8.79969979524563" calcext:value-type="float">
            <text:p/>
          </table:table-cell>
          <table:table-cell table:style-name="ce3" table:formula="of:=4.135668E-015*300000000*[.I26]/[.H26]/[.H26]/1000" office:value-type="float" office:value="0.20538917885822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formula="of:=[.B27]/2" office:value-type="float" office:value="21" calcext:value-type="float">
            <text:p/>
          </table:table-cell>
          <table:table-cell table:formula="of:=[.C27]/2" office:value-type="float" office:value="0.5" calcext:value-type="float">
            <text:p/>
          </table:table-cell>
          <table:table-cell office:value-type="float" office:value="51" calcext:value-type="float">
            <text:p>51</text:p>
          </table:table-cell>
          <table:table-cell table:style-name="ce1" table:formula="of:=SQRT([.F27])" office:value-type="float" office:value="7.14142842854285" calcext:value-type="float">
            <text:p/>
          </table:table-cell>
          <table:table-cell table:style-name="ce2" table:formula="of:=2*0.0000000002013*SIN([.D27]*PI()/180)" office:value-type="float" office:value="0.000000000144278936486938" calcext:value-type="float">
            <text:p/>
          </table:table-cell>
          <table:table-cell table:style-name="ce2" table:formula="of:=2*0.0000000002013*COS([.D27]*PI()/180)*[.E27]*PI()/180" office:value-type="float" office:value="0.00000000000327999272286673" calcext:value-type="float">
            <text:p/>
          </table:table-cell>
          <table:table-cell table:style-name="ce3" table:formula="of:=4.135668E-015*300000000/[.H27]/1000" office:value-type="float" office:value="8.59931761496125" calcext:value-type="float">
            <text:p/>
          </table:table-cell>
          <table:table-cell table:style-name="ce3" table:formula="of:=4.135668E-015*300000000*[.I27]/[.H27]/[.H27]/1000" office:value-type="float" office:value="0.19549422726196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formula="of:=[.B28]/2" office:value-type="float" office:value="21.5" calcext:value-type="float">
            <text:p/>
          </table:table-cell>
          <table:table-cell table:formula="of:=[.C28]/2" office:value-type="float" office:value="0.5" calcext:value-type="float">
            <text:p/>
          </table:table-cell>
          <table:table-cell office:value-type="float" office:value="71" calcext:value-type="float">
            <text:p>71</text:p>
          </table:table-cell>
          <table:table-cell table:style-name="ce1" table:formula="of:=SQRT([.F28])" office:value-type="float" office:value="8.42614977317636" calcext:value-type="float">
            <text:p/>
          </table:table-cell>
          <table:table-cell table:style-name="ce2" table:formula="of:=2*0.0000000002013*SIN([.D28]*PI()/180)" office:value-type="float" office:value="0.000000000147553393879202" calcext:value-type="float">
            <text:p/>
          </table:table-cell>
          <table:table-cell table:style-name="ce2" table:formula="of:=2*0.0000000002013*COS([.D28]*PI()/180)*[.E28]*PI()/180" office:value-type="float" office:value="0.00000000000326888050091049" calcext:value-type="float">
            <text:p/>
          </table:table-cell>
          <table:table-cell table:style-name="ce3" table:formula="of:=4.135668E-015*300000000/[.H28]/1000" office:value-type="float" office:value="8.40848432815939" calcext:value-type="float">
            <text:p/>
          </table:table-cell>
          <table:table-cell table:style-name="ce3" table:formula="of:=4.135668E-015*300000000*[.I28]/[.H28]/[.H28]/1000" office:value-type="float" office:value="0.18628057098458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3.5" calcext:value-type="float">
            <text:p>43.5</text:p>
          </table:table-cell>
          <table:table-cell table:style-name="ce1" office:value-type="float" office:value="1" calcext:value-type="float">
            <text:p>1</text:p>
          </table:table-cell>
          <table:table-cell table:formula="of:=[.B29]/2" office:value-type="float" office:value="21.75" calcext:value-type="float">
            <text:p/>
          </table:table-cell>
          <table:table-cell table:formula="of:=[.C29]/2" office:value-type="float" office:value="0.5" calcext:value-type="float">
            <text:p/>
          </table:table-cell>
          <table:table-cell office:value-type="float" office:value="56" calcext:value-type="float">
            <text:p>56</text:p>
          </table:table-cell>
          <table:table-cell table:style-name="ce1" table:formula="of:=SQRT([.F29])" office:value-type="float" office:value="7.48331477354788" calcext:value-type="float">
            <text:p/>
          </table:table-cell>
          <table:table-cell table:style-name="ce2" table:formula="of:=2*0.0000000002013*SIN([.D29]*PI()/180)" office:value-type="float" office:value="0.00000000014918642434146" calcext:value-type="float">
            <text:p/>
          </table:table-cell>
          <table:table-cell table:style-name="ce2" table:formula="of:=2*0.0000000002013*COS([.D29]*PI()/180)*[.E29]*PI()/180" office:value-type="float" office:value="0.00000000000326323098458636" calcext:value-type="float">
            <text:p/>
          </table:table-cell>
          <table:table-cell table:style-name="ce3" table:formula="of:=4.135668E-015*300000000/[.H29]/1000" office:value-type="float" office:value="8.31644303747281" calcext:value-type="float">
            <text:p/>
          </table:table-cell>
          <table:table-cell table:style-name="ce3" table:formula="of:=4.135668E-015*300000000*[.I29]/[.H29]/[.H29]/1000" office:value-type="float" office:value="0.181909813317288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formula="of:=[.B30]/2" office:value-type="float" office:value="22" calcext:value-type="float">
            <text:p/>
          </table:table-cell>
          <table:table-cell table:formula="of:=[.C30]/2" office:value-type="float" office:value="0.5" calcext:value-type="float">
            <text:p/>
          </table:table-cell>
          <table:table-cell office:value-type="float" office:value="163" calcext:value-type="float">
            <text:p>163</text:p>
          </table:table-cell>
          <table:table-cell table:style-name="ce1" table:formula="of:=SQRT([.F30])" office:value-type="float" office:value="12.7671453348037" calcext:value-type="float">
            <text:p/>
          </table:table-cell>
          <table:table-cell table:style-name="ce2" table:formula="of:=2*0.0000000002013*SIN([.D30]*PI()/180)" office:value-type="float" office:value="0.000000000150816614509246" calcext:value-type="float">
            <text:p/>
          </table:table-cell>
          <table:table-cell table:style-name="ce2" table:formula="of:=2*0.0000000002013*COS([.D30]*PI()/180)*[.E30]*PI()/180" office:value-type="float" office:value="0.00000000000325751934104812" calcext:value-type="float">
            <text:p/>
          </table:table-cell>
          <table:table-cell table:style-name="ce3" table:formula="of:=4.135668E-015*300000000/[.H30]/1000" office:value-type="float" office:value="8.22654986678497" calcext:value-type="float">
            <text:p/>
          </table:table-cell>
          <table:table-cell table:style-name="ce3" table:formula="of:=4.135668E-015*300000000*[.I30]/[.H30]/[.H30]/1000" office:value-type="float" office:value="0.1776869570262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4.5" calcext:value-type="float">
            <text:p>44.5</text:p>
          </table:table-cell>
          <table:table-cell table:style-name="ce1" office:value-type="float" office:value="1" calcext:value-type="float">
            <text:p>1</text:p>
          </table:table-cell>
          <table:table-cell table:formula="of:=[.B31]/2" office:value-type="float" office:value="22.25" calcext:value-type="float">
            <text:p/>
          </table:table-cell>
          <table:table-cell table:formula="of:=[.C31]/2" office:value-type="float" office:value="0.5" calcext:value-type="float">
            <text:p/>
          </table:table-cell>
          <table:table-cell office:value-type="float" office:value="537" calcext:value-type="float">
            <text:p>537</text:p>
          </table:table-cell>
          <table:table-cell table:style-name="ce1" table:formula="of:=SQRT([.F31])" office:value-type="float" office:value="23.1732604525129" calcext:value-type="float">
            <text:p/>
          </table:table-cell>
          <table:table-cell table:style-name="ce2" table:formula="of:=2*0.0000000002013*SIN([.D31]*PI()/180)" office:value-type="float" office:value="0.00000000015244393334609" calcext:value-type="float">
            <text:p/>
          </table:table-cell>
          <table:table-cell table:style-name="ce2" table:formula="of:=2*0.0000000002013*COS([.D31]*PI()/180)*[.E31]*PI()/180" office:value-type="float" office:value="0.00000000000325174567903724" calcext:value-type="float">
            <text:p/>
          </table:table-cell>
          <table:table-cell table:style-name="ce3" table:formula="of:=4.135668E-015*300000000/[.H31]/1000" office:value-type="float" office:value="8.13873253442805" calcext:value-type="float">
            <text:p/>
          </table:table-cell>
          <table:table-cell table:style-name="ce3" table:formula="of:=4.135668E-015*300000000*[.I31]/[.H31]/[.H31]/1000" office:value-type="float" office:value="0.17360538901592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formula="of:=[.B32]/2" office:value-type="float" office:value="22.5" calcext:value-type="float">
            <text:p/>
          </table:table-cell>
          <table:table-cell table:formula="of:=[.C32]/2" office:value-type="float" office:value="0.5" calcext:value-type="float">
            <text:p/>
          </table:table-cell>
          <table:table-cell office:value-type="float" office:value="208" calcext:value-type="float">
            <text:p>208</text:p>
          </table:table-cell>
          <table:table-cell table:style-name="ce1" table:formula="of:=SQRT([.F32])" office:value-type="float" office:value="14.422205101856" calcext:value-type="float">
            <text:p/>
          </table:table-cell>
          <table:table-cell table:style-name="ce2" table:formula="of:=2*0.0000000002013*SIN([.D32]*PI()/180)" office:value-type="float" office:value="0.000000000154068349870185" calcext:value-type="float">
            <text:p/>
          </table:table-cell>
          <table:table-cell table:style-name="ce2" table:formula="of:=2*0.0000000002013*COS([.D32]*PI()/180)*[.E32]*PI()/180" office:value-type="float" office:value="0.00000000000324591010847593" calcext:value-type="float">
            <text:p/>
          </table:table-cell>
          <table:table-cell table:style-name="ce3" table:formula="of:=4.135668E-015*300000000/[.H32]/1000" office:value-type="float" office:value="8.0529219729126" calcext:value-type="float">
            <text:p/>
          </table:table-cell>
          <table:table-cell table:style-name="ce3" table:formula="of:=4.135668E-015*300000000*[.I32]/[.H32]/[.H32]/1000" office:value-type="float" office:value="0.16965886151613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5.5" calcext:value-type="float">
            <text:p>45.5</text:p>
          </table:table-cell>
          <table:table-cell table:style-name="ce1" office:value-type="float" office:value="1" calcext:value-type="float">
            <text:p>1</text:p>
          </table:table-cell>
          <table:table-cell table:formula="of:=[.B33]/2" office:value-type="float" office:value="22.75" calcext:value-type="float">
            <text:p/>
          </table:table-cell>
          <table:table-cell table:formula="of:=[.C33]/2" office:value-type="float" office:value="0.5" calcext:value-type="float">
            <text:p/>
          </table:table-cell>
          <table:table-cell office:value-type="float" office:value="50" calcext:value-type="float">
            <text:p>50</text:p>
          </table:table-cell>
          <table:table-cell table:style-name="ce1" table:formula="of:=SQRT([.F33])" office:value-type="float" office:value="7.07106781186548" calcext:value-type="float">
            <text:p/>
          </table:table-cell>
          <table:table-cell table:style-name="ce2" table:formula="of:=2*0.0000000002013*SIN([.D33]*PI()/180)" office:value-type="float" office:value="0.000000000155689833154984" calcext:value-type="float">
            <text:p/>
          </table:table-cell>
          <table:table-cell table:style-name="ce2" table:formula="of:=2*0.0000000002013*COS([.D33]*PI()/180)*[.E33]*PI()/180" office:value-type="float" office:value="0.00000000000324001274046503" calcext:value-type="float">
            <text:p/>
          </table:table-cell>
          <table:table-cell table:style-name="ce3" table:formula="of:=4.135668E-015*300000000/[.H33]/1000" office:value-type="float" office:value="7.96905215233242" calcext:value-type="float">
            <text:p/>
          </table:table-cell>
          <table:table-cell table:style-name="ce3" table:formula="of:=4.135668E-015*300000000*[.I33]/[.H33]/[.H33]/1000" office:value-type="float" office:value="0.16584146812775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formula="of:=[.B34]/2" office:value-type="float" office:value="23" calcext:value-type="float">
            <text:p/>
          </table:table-cell>
          <table:table-cell table:formula="of:=[.C34]/2" office:value-type="float" office:value="0.5" calcext:value-type="float">
            <text:p/>
          </table:table-cell>
          <table:table-cell office:value-type="float" office:value="51" calcext:value-type="float">
            <text:p>51</text:p>
          </table:table-cell>
          <table:table-cell table:style-name="ce1" table:formula="of:=SQRT([.F34])" office:value-type="float" office:value="7.14142842854285" calcext:value-type="float">
            <text:p/>
          </table:table-cell>
          <table:table-cell table:style-name="ce2" table:formula="of:=2*0.0000000002013*SIN([.D34]*PI()/180)" office:value-type="float" office:value="0.000000000157308352329782" calcext:value-type="float">
            <text:p/>
          </table:table-cell>
          <table:table-cell table:style-name="ce2" table:formula="of:=2*0.0000000002013*COS([.D34]*PI()/180)*[.E34]*PI()/180" office:value-type="float" office:value="0.00000000000323405368728193" calcext:value-type="float">
            <text:p/>
          </table:table-cell>
          <table:table-cell table:style-name="ce3" table:formula="of:=4.135668E-015*300000000/[.H34]/1000" office:value-type="float" office:value="7.88705991528659" calcext:value-type="float">
            <text:p/>
          </table:table-cell>
          <table:table-cell table:style-name="ce3" table:formula="of:=4.135668E-015*300000000*[.I34]/[.H34]/[.H34]/1000" office:value-type="float" office:value="0.162147621681097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formula="of:=[.B35]/2" office:value-type="float" office:value="23.5" calcext:value-type="float">
            <text:p/>
          </table:table-cell>
          <table:table-cell table:formula="of:=[.C35]/2" office:value-type="float" office:value="0.5" calcext:value-type="float">
            <text:p/>
          </table:table-cell>
          <table:table-cell office:value-type="float" office:value="52" calcext:value-type="float">
            <text:p>52</text:p>
          </table:table-cell>
          <table:table-cell table:style-name="ce1" table:formula="of:=SQRT([.F35])" office:value-type="float" office:value="7.21110255092798" calcext:value-type="float">
            <text:p/>
          </table:table-cell>
          <table:table-cell table:style-name="ce2" table:formula="of:=2*0.0000000002013*SIN([.D35]*PI()/180)" office:value-type="float" office:value="0.000000000160536375149304" calcext:value-type="float">
            <text:p/>
          </table:table-cell>
          <table:table-cell table:style-name="ce2" table:formula="of:=2*0.0000000002013*COS([.D35]*PI()/180)*[.E35]*PI()/180" office:value-type="float" office:value="0.00000000000322195098037849" calcext:value-type="float">
            <text:p/>
          </table:table-cell>
          <table:table-cell table:style-name="ce3" table:formula="of:=4.135668E-015*300000000/[.H35]/1000" office:value-type="float" office:value="7.72846900801209" calcext:value-type="float">
            <text:p/>
          </table:table-cell>
          <table:table-cell table:style-name="ce3" table:formula="of:=4.135668E-015*300000000*[.I35]/[.H35]/[.H35]/1000" office:value-type="float" office:value="0.15510969569376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formula="of:=[.B36]/2" office:value-type="float" office:value="24" calcext:value-type="float">
            <text:p/>
          </table:table-cell>
          <table:table-cell table:formula="of:=[.C36]/2" office:value-type="float" office:value="0.5" calcext:value-type="float">
            <text:p/>
          </table:table-cell>
          <table:table-cell office:value-type="float" office:value="42" calcext:value-type="float">
            <text:p>42</text:p>
          </table:table-cell>
          <table:table-cell table:style-name="ce1" table:formula="of:=SQRT([.F36])" office:value-type="float" office:value="6.48074069840786" calcext:value-type="float">
            <text:p/>
          </table:table-cell>
          <table:table-cell table:style-name="ce2" table:formula="of:=2*0.0000000002013*SIN([.D36]*PI()/180)" office:value-type="float" office:value="0.000000000163752172502317" calcext:value-type="float">
            <text:p/>
          </table:table-cell>
          <table:table-cell table:style-name="ce2" table:formula="of:=2*0.0000000002013*COS([.D36]*PI()/180)*[.E36]*PI()/180" office:value-type="float" office:value="0.00000000000320960290943361" calcext:value-type="float">
            <text:p/>
          </table:table-cell>
          <table:table-cell table:style-name="ce3" table:formula="of:=4.135668E-015*300000000/[.H36]/1000" office:value-type="float" office:value="7.57669581441702" calcext:value-type="float">
            <text:p/>
          </table:table-cell>
          <table:table-cell table:style-name="ce3" table:formula="of:=4.135668E-015*300000000*[.I36]/[.H36]/[.H36]/1000" office:value-type="float" office:value="0.14850602931391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formula="of:=[.B37]/2" office:value-type="float" office:value="24.5" calcext:value-type="float">
            <text:p/>
          </table:table-cell>
          <table:table-cell table:formula="of:=[.C37]/2" office:value-type="float" office:value="0.5" calcext:value-type="float">
            <text:p/>
          </table:table-cell>
          <table:table-cell office:value-type="float" office:value="38" calcext:value-type="float">
            <text:p>38</text:p>
          </table:table-cell>
          <table:table-cell table:style-name="ce1" table:formula="of:=SQRT([.F37])" office:value-type="float" office:value="6.16441400296898" calcext:value-type="float">
            <text:p/>
          </table:table-cell>
          <table:table-cell table:style-name="ce2" table:formula="of:=2*0.0000000002013*SIN([.D37]*PI()/180)" office:value-type="float" office:value="0.000000000166955499493402" calcext:value-type="float">
            <text:p/>
          </table:table-cell>
          <table:table-cell table:style-name="ce2" table:formula="of:=2*0.0000000002013*COS([.D37]*PI()/180)*[.E37]*PI()/180" office:value-type="float" office:value="0.00000000000319701041480069" calcext:value-type="float">
            <text:p/>
          </table:table-cell>
          <table:table-cell table:style-name="ce3" table:formula="of:=4.135668E-015*300000000/[.H37]/1000" office:value-type="float" office:value="7.43132393820326" calcext:value-type="float">
            <text:p/>
          </table:table-cell>
          <table:table-cell table:style-name="ce3" table:formula="of:=4.135668E-015*300000000*[.I37]/[.H37]/[.H37]/1000" office:value-type="float" office:value="0.14230151206928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formula="of:=[.B38]/2" office:value-type="float" office:value="25" calcext:value-type="float">
            <text:p/>
          </table:table-cell>
          <table:table-cell table:formula="of:=[.C38]/2" office:value-type="float" office:value="0.5" calcext:value-type="float">
            <text:p/>
          </table:table-cell>
          <table:table-cell office:value-type="float" office:value="43" calcext:value-type="float">
            <text:p>43</text:p>
          </table:table-cell>
          <table:table-cell table:style-name="ce1" table:formula="of:=SQRT([.F38])" office:value-type="float" office:value="6.557438524302" calcext:value-type="float">
            <text:p/>
          </table:table-cell>
          <table:table-cell table:style-name="ce2" table:formula="of:=2*0.0000000002013*SIN([.D38]*PI()/180)" office:value-type="float" office:value="0.000000000170146112176806" calcext:value-type="float">
            <text:p/>
          </table:table-cell>
          <table:table-cell table:style-name="ce2" table:formula="of:=2*0.0000000002013*COS([.D38]*PI()/180)*[.E38]*PI()/180" office:value-type="float" office:value="0.00000000000318417445544695" calcext:value-type="float">
            <text:p/>
          </table:table-cell>
          <table:table-cell table:style-name="ce3" table:formula="of:=4.135668E-015*300000000/[.H38]/1000" office:value-type="float" office:value="7.29197031966701" calcext:value-type="float">
            <text:p/>
          </table:table-cell>
          <table:table-cell table:style-name="ce3" table:formula="of:=4.135668E-015*300000000*[.I38]/[.H38]/[.H38]/1000" office:value-type="float" office:value="0.13646450879602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formula="of:=[.B39]/2" office:value-type="float" office:value="25.5" calcext:value-type="float">
            <text:p/>
          </table:table-cell>
          <table:table-cell table:formula="of:=[.C39]/2" office:value-type="float" office:value="0.5" calcext:value-type="float">
            <text:p/>
          </table:table-cell>
          <table:table-cell office:value-type="float" office:value="37" calcext:value-type="float">
            <text:p>37</text:p>
          </table:table-cell>
          <table:table-cell table:style-name="ce1" table:formula="of:=SQRT([.F39])" office:value-type="float" office:value="6.08276253029822" calcext:value-type="float">
            <text:p/>
          </table:table-cell>
          <table:table-cell table:style-name="ce2" table:formula="of:=2*0.0000000002013*SIN([.D39]*PI()/180)" office:value-type="float" office:value="0.00000000017332376757502" calcext:value-type="float">
            <text:p/>
          </table:table-cell>
          <table:table-cell table:style-name="ce2" table:formula="of:=2*0.0000000002013*COS([.D39]*PI()/180)*[.E39]*PI()/180" office:value-type="float" office:value="0.0000000000031710960088804" calcext:value-type="float">
            <text:p/>
          </table:table-cell>
          <table:table-cell table:style-name="ce3" table:formula="of:=4.135668E-015*300000000/[.H39]/1000" office:value-type="float" office:value="7.15828196766487" calcext:value-type="float">
            <text:p/>
          </table:table-cell>
          <table:table-cell table:style-name="ce3" table:formula="of:=4.135668E-015*300000000*[.I39]/[.H39]/[.H39]/1000" office:value-type="float" office:value="0.13096645483590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formula="of:=[.B40]/2" office:value-type="float" office:value="26" calcext:value-type="float">
            <text:p/>
          </table:table-cell>
          <table:table-cell table:formula="of:=[.C40]/2" office:value-type="float" office:value="0.5" calcext:value-type="float">
            <text:p/>
          </table:table-cell>
          <table:table-cell office:value-type="float" office:value="39" calcext:value-type="float">
            <text:p>39</text:p>
          </table:table-cell>
          <table:table-cell table:style-name="ce1" table:formula="of:=SQRT([.F40])" office:value-type="float" office:value="6.2449979983984" calcext:value-type="float">
            <text:p/>
          </table:table-cell>
          <table:table-cell table:style-name="ce2" table:formula="of:=2*0.0000000002013*SIN([.D40]*PI()/180)" office:value-type="float" office:value="0.000000000176488223697283" calcext:value-type="float">
            <text:p/>
          </table:table-cell>
          <table:table-cell table:style-name="ce2" table:formula="of:=2*0.0000000002013*COS([.D40]*PI()/180)*[.E40]*PI()/180" office:value-type="float" office:value="0.00000000000315777607107538" calcext:value-type="float">
            <text:p/>
          </table:table-cell>
          <table:table-cell table:style-name="ce3" table:formula="of:=4.135668E-015*300000000/[.H40]/1000" office:value-type="float" office:value="7.02993306866799" calcext:value-type="float">
            <text:p/>
          </table:table-cell>
          <table:table-cell table:style-name="ce3" table:formula="of:=4.135668E-015*300000000*[.I40]/[.H40]/[.H40]/1000" office:value-type="float" office:value="0.12578150519310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formula="of:=[.B41]/2" office:value-type="float" office:value="26.5" calcext:value-type="float">
            <text:p/>
          </table:table-cell>
          <table:table-cell table:formula="of:=[.C41]/2" office:value-type="float" office:value="0.5" calcext:value-type="float">
            <text:p/>
          </table:table-cell>
          <table:table-cell office:value-type="float" office:value="50" calcext:value-type="float">
            <text:p>50</text:p>
          </table:table-cell>
          <table:table-cell table:style-name="ce1" table:formula="of:=SQRT([.F41])" office:value-type="float" office:value="7.07106781186548" calcext:value-type="float">
            <text:p/>
          </table:table-cell>
          <table:table-cell table:style-name="ce2" table:formula="of:=2*0.0000000002013*SIN([.D41]*PI()/180)" office:value-type="float" office:value="0.000000000179639239558009" calcext:value-type="float">
            <text:p/>
          </table:table-cell>
          <table:table-cell table:style-name="ce2" table:formula="of:=2*0.0000000002013*COS([.D41]*PI()/180)*[.E41]*PI()/180" office:value-type="float" office:value="0.00000000000314421565639672" calcext:value-type="float">
            <text:p/>
          </table:table-cell>
          <table:table-cell table:style-name="ce3" table:formula="of:=4.135668E-015*300000000/[.H41]/1000" office:value-type="float" office:value="6.90662242310012" calcext:value-type="float">
            <text:p/>
          </table:table-cell>
          <table:table-cell table:style-name="ce3" table:formula="of:=4.135668E-015*300000000*[.I41]/[.H41]/[.H41]/1000" office:value-type="float" office:value="0.12088622958415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formula="of:=[.B42]/2" office:value-type="float" office:value="27" calcext:value-type="float">
            <text:p/>
          </table:table-cell>
          <table:table-cell table:formula="of:=[.C42]/2" office:value-type="float" office:value="0.5" calcext:value-type="float">
            <text:p/>
          </table:table-cell>
          <table:table-cell office:value-type="float" office:value="50" calcext:value-type="float">
            <text:p>50</text:p>
          </table:table-cell>
          <table:table-cell table:style-name="ce1" table:formula="of:=SQRT([.F42])" office:value-type="float" office:value="7.07106781186548" calcext:value-type="float">
            <text:p/>
          </table:table-cell>
          <table:table-cell table:style-name="ce2" table:formula="of:=2*0.0000000002013*SIN([.D42]*PI()/180)" office:value-type="float" office:value="0.000000000182776575195142" calcext:value-type="float">
            <text:p/>
          </table:table-cell>
          <table:table-cell table:style-name="ce2" table:formula="of:=2*0.0000000002013*COS([.D42]*PI()/180)*[.E42]*PI()/180" office:value-type="float" office:value="0.00000000000313041579752249" calcext:value-type="float">
            <text:p/>
          </table:table-cell>
          <table:table-cell table:style-name="ce3" table:formula="of:=4.135668E-015*300000000/[.H42]/1000" office:value-type="float" office:value="6.78807116653414" calcext:value-type="float">
            <text:p/>
          </table:table-cell>
          <table:table-cell table:style-name="ce3" table:formula="of:=4.135668E-015*300000000*[.I42]/[.H42]/[.H42]/1000" office:value-type="float" office:value="0.11625934664624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formula="of:=[.B43]/2" office:value-type="float" office:value="27.5" calcext:value-type="float">
            <text:p/>
          </table:table-cell>
          <table:table-cell table:formula="of:=[.C43]/2" office:value-type="float" office:value="0.5" calcext:value-type="float">
            <text:p/>
          </table:table-cell>
          <table:table-cell office:value-type="float" office:value="42" calcext:value-type="float">
            <text:p>42</text:p>
          </table:table-cell>
          <table:table-cell table:style-name="ce1" table:formula="of:=SQRT([.F43])" office:value-type="float" office:value="6.48074069840786" calcext:value-type="float">
            <text:p/>
          </table:table-cell>
          <table:table-cell table:style-name="ce2" table:formula="of:=2*0.0000000002013*SIN([.D43]*PI()/180)" office:value-type="float" office:value="0.000000000185899991688425" calcext:value-type="float">
            <text:p/>
          </table:table-cell>
          <table:table-cell table:style-name="ce2" table:formula="of:=2*0.0000000002013*COS([.D43]*PI()/180)*[.E43]*PI()/180" office:value-type="float" office:value="0.00000000000311637754536539" calcext:value-type="float">
            <text:p/>
          </table:table-cell>
          <table:table-cell table:style-name="ce3" table:formula="of:=4.135668E-015*300000000/[.H43]/1000" office:value-type="float" office:value="6.67402073949234" calcext:value-type="float">
            <text:p/>
          </table:table-cell>
          <table:table-cell table:style-name="ce3" table:formula="of:=4.135668E-015*300000000*[.I43]/[.H43]/[.H43]/1000" office:value-type="float" office:value="0.111881491660938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formula="of:=[.B44]/2" office:value-type="float" office:value="28" calcext:value-type="float">
            <text:p/>
          </table:table-cell>
          <table:table-cell table:formula="of:=[.C44]/2" office:value-type="float" office:value="0.5" calcext:value-type="float">
            <text:p/>
          </table:table-cell>
          <table:table-cell office:value-type="float" office:value="40" calcext:value-type="float">
            <text:p>40</text:p>
          </table:table-cell>
          <table:table-cell table:style-name="ce1" table:formula="of:=SQRT([.F44])" office:value-type="float" office:value="6.32455532033676" calcext:value-type="float">
            <text:p/>
          </table:table-cell>
          <table:table-cell table:style-name="ce2" table:formula="of:=2*0.0000000002013*SIN([.D44]*PI()/180)" office:value-type="float" office:value="0.0000000001890092511776" calcext:value-type="float">
            <text:p/>
          </table:table-cell>
          <table:table-cell table:style-name="ce2" table:formula="of:=2*0.0000000002013*COS([.D44]*PI()/180)*[.E44]*PI()/180" office:value-type="float" office:value="0.00000000000310210196899266" calcext:value-type="float">
            <text:p/>
          </table:table-cell>
          <table:table-cell table:style-name="ce3" table:formula="of:=4.135668E-015*300000000/[.H44]/1000" office:value-type="float" office:value="6.56423107477525" calcext:value-type="float">
            <text:p/>
          </table:table-cell>
          <table:table-cell table:style-name="ce3" table:formula="of:=4.135668E-015*300000000*[.I44]/[.H44]/[.H44]/1000" office:value-type="float" office:value="0.107735013048908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formula="of:=[.B45]/2" office:value-type="float" office:value="28.5" calcext:value-type="float">
            <text:p/>
          </table:table-cell>
          <table:table-cell table:formula="of:=[.C45]/2" office:value-type="float" office:value="0.5" calcext:value-type="float">
            <text:p/>
          </table:table-cell>
          <table:table-cell office:value-type="float" office:value="46" calcext:value-type="float">
            <text:p>46</text:p>
          </table:table-cell>
          <table:table-cell table:style-name="ce1" table:formula="of:=SQRT([.F45])" office:value-type="float" office:value="6.78232998312527" calcext:value-type="float">
            <text:p/>
          </table:table-cell>
          <table:table-cell table:style-name="ce2" table:formula="of:=2*0.0000000002013*SIN([.D45]*PI()/180)" office:value-type="float" office:value="0.000000000192104116880518" calcext:value-type="float">
            <text:p/>
          </table:table-cell>
          <table:table-cell table:style-name="ce2" table:formula="of:=2*0.0000000002013*COS([.D45]*PI()/180)*[.E45]*PI()/180" office:value-type="float" office:value="0.00000000000308759015554472" calcext:value-type="float">
            <text:p/>
          </table:table-cell>
          <table:table-cell table:style-name="ce3" table:formula="of:=4.135668E-015*300000000/[.H45]/1000" office:value-type="float" office:value="6.45847897560503" calcext:value-type="float">
            <text:p/>
          </table:table-cell>
          <table:table-cell table:style-name="ce3" table:formula="of:=4.135668E-015*300000000*[.I45]/[.H45]/[.H45]/1000" office:value-type="float" office:value="0.10380379363381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formula="of:=[.B46]/2" office:value-type="float" office:value="29" calcext:value-type="float">
            <text:p/>
          </table:table-cell>
          <table:table-cell table:formula="of:=[.C46]/2" office:value-type="float" office:value="0.5" calcext:value-type="float">
            <text:p/>
          </table:table-cell>
          <table:table-cell office:value-type="float" office:value="45" calcext:value-type="float">
            <text:p>45</text:p>
          </table:table-cell>
          <table:table-cell table:style-name="ce1" table:formula="of:=SQRT([.F46])" office:value-type="float" office:value="6.70820393249937" calcext:value-type="float">
            <text:p/>
          </table:table-cell>
          <table:table-cell table:style-name="ce2" table:formula="of:=2*0.0000000002013*SIN([.D46]*PI()/180)" office:value-type="float" office:value="0.000000000195184353111175" calcext:value-type="float">
            <text:p/>
          </table:table-cell>
          <table:table-cell table:style-name="ce2" table:formula="of:=2*0.0000000002013*COS([.D46]*PI()/180)*[.E46]*PI()/180" office:value-type="float" office:value="0.00000000000307284321015234" calcext:value-type="float">
            <text:p/>
          </table:table-cell>
          <table:table-cell table:style-name="ce3" table:formula="of:=4.135668E-015*300000000/[.H46]/1000" office:value-type="float" office:value="6.35655666155426" calcext:value-type="float">
            <text:p/>
          </table:table-cell>
          <table:table-cell table:style-name="ce3" table:formula="of:=4.135668E-015*300000000*[.I46]/[.H46]/[.H46]/1000" office:value-type="float" office:value="0.10007309328878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formula="of:=[.B47]/2" office:value-type="float" office:value="29.5" calcext:value-type="float">
            <text:p/>
          </table:table-cell>
          <table:table-cell table:formula="of:=[.C47]/2" office:value-type="float" office:value="0.5" calcext:value-type="float">
            <text:p/>
          </table:table-cell>
          <table:table-cell office:value-type="float" office:value="44" calcext:value-type="float">
            <text:p>44</text:p>
          </table:table-cell>
          <table:table-cell table:style-name="ce1" table:formula="of:=SQRT([.F47])" office:value-type="float" office:value="6.6332495807108" calcext:value-type="float">
            <text:p/>
          </table:table-cell>
          <table:table-cell table:style-name="ce2" table:formula="of:=2*0.0000000002013*SIN([.D47]*PI()/180)" office:value-type="float" office:value="0.000000000198249725297656" calcext:value-type="float">
            <text:p/>
          </table:table-cell>
          <table:table-cell table:style-name="ce2" table:formula="of:=2*0.0000000002013*COS([.D47]*PI()/180)*[.E47]*PI()/180" office:value-type="float" office:value="0.00000000000305786225585251" calcext:value-type="float">
            <text:p/>
          </table:table-cell>
          <table:table-cell table:style-name="ce3" table:formula="of:=4.135668E-015*300000000/[.H47]/1000" office:value-type="float" office:value="6.25827046235342" calcext:value-type="float">
            <text:p/>
          </table:table-cell>
          <table:table-cell table:style-name="ce3" table:formula="of:=4.135668E-015*300000000*[.I47]/[.H47]/[.H47]/1000" office:value-type="float" office:value="0.096529410091310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formula="of:=[.B48]/2" office:value-type="float" office:value="30" calcext:value-type="float">
            <text:p/>
          </table:table-cell>
          <table:table-cell table:formula="of:=[.C48]/2" office:value-type="float" office:value="0.5" calcext:value-type="float">
            <text:p/>
          </table:table-cell>
          <table:table-cell office:value-type="float" office:value="39" calcext:value-type="float">
            <text:p>39</text:p>
          </table:table-cell>
          <table:table-cell table:style-name="ce1" table:formula="of:=SQRT([.F48])" office:value-type="float" office:value="6.2449979983984" calcext:value-type="float">
            <text:p/>
          </table:table-cell>
          <table:table-cell table:style-name="ce2" table:formula="of:=2*0.0000000002013*SIN([.D48]*PI()/180)" office:value-type="float" office:value="0.0000000002013" calcext:value-type="float">
            <text:p/>
          </table:table-cell>
          <table:table-cell table:style-name="ce2" table:formula="of:=2*0.0000000002013*COS([.D48]*PI()/180)*[.E48]*PI()/180" office:value-type="float" office:value="0.0000000000030426484335029" calcext:value-type="float">
            <text:p/>
          </table:table-cell>
          <table:table-cell table:style-name="ce3" table:formula="of:=4.135668E-015*300000000/[.H48]/1000" office:value-type="float" office:value="6.16343964232489" calcext:value-type="float">
            <text:p/>
          </table:table-cell>
          <table:table-cell table:style-name="ce3" table:formula="of:=4.135668E-015*300000000*[.I48]/[.H48]/[.H48]/1000" office:value-type="float" office:value="0.093160357539540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formula="of:=[.B49]/2" office:value-type="float" office:value="30.5" calcext:value-type="float">
            <text:p/>
          </table:table-cell>
          <table:table-cell table:formula="of:=[.C49]/2" office:value-type="float" office:value="0.5" calcext:value-type="float">
            <text:p/>
          </table:table-cell>
          <table:table-cell office:value-type="float" office:value="34" calcext:value-type="float">
            <text:p>34</text:p>
          </table:table-cell>
          <table:table-cell table:style-name="ce1" table:formula="of:=SQRT([.F49])" office:value-type="float" office:value="5.8309518948453" calcext:value-type="float">
            <text:p/>
          </table:table-cell>
          <table:table-cell table:style-name="ce2" table:formula="of:=2*0.0000000002013*SIN([.D49]*PI()/180)" office:value-type="float" office:value="0.000000000204334944927979" calcext:value-type="float">
            <text:p/>
          </table:table-cell>
          <table:table-cell table:style-name="ce2" table:formula="of:=2*0.0000000002013*COS([.D49]*PI()/180)*[.E49]*PI()/180" office:value-type="float" office:value="0.00000000000302720290169499" calcext:value-type="float">
            <text:p/>
          </table:table-cell>
          <table:table-cell table:style-name="ce3" table:formula="of:=4.135668E-015*300000000/[.H49]/1000" office:value-type="float" office:value="6.0718953404534" calcext:value-type="float">
            <text:p/>
          </table:table-cell>
          <table:table-cell table:style-name="ce3" table:formula="of:=4.135668E-015*300000000*[.I49]/[.H49]/[.H49]/1000" office:value-type="float" office:value="0.089954555741248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formula="of:=[.B50]/2" office:value-type="float" office:value="31" calcext:value-type="float">
            <text:p/>
          </table:table-cell>
          <table:table-cell table:formula="of:=[.C50]/2" office:value-type="float" office:value="0.5" calcext:value-type="float">
            <text:p/>
          </table:table-cell>
          <table:table-cell office:value-type="float" office:value="46" calcext:value-type="float">
            <text:p>46</text:p>
          </table:table-cell>
          <table:table-cell table:style-name="ce1" table:formula="of:=SQRT([.F50])" office:value-type="float" office:value="6.78232998312527" calcext:value-type="float">
            <text:p/>
          </table:table-cell>
          <table:table-cell table:style-name="ce2" table:formula="of:=2*0.0000000002013*SIN([.D50]*PI()/180)" office:value-type="float" office:value="0.000000000207354328958788" calcext:value-type="float">
            <text:p/>
          </table:table-cell>
          <table:table-cell table:style-name="ce2" table:formula="of:=2*0.0000000002013*COS([.D50]*PI()/180)*[.E50]*PI()/180" office:value-type="float" office:value="0.00000000000301152683666582" calcext:value-type="float">
            <text:p/>
          </table:table-cell>
          <table:table-cell table:style-name="ce3" table:formula="of:=4.135668E-015*300000000/[.H50]/1000" office:value-type="float" office:value="5.98347961303761" calcext:value-type="float">
            <text:p/>
          </table:table-cell>
          <table:table-cell table:style-name="ce3" table:formula="of:=4.135668E-015*300000000*[.I50]/[.H50]/[.H50]/1000" office:value-type="float" office:value="0.0869015347872818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formula="of:=[.B51]/2" office:value-type="float" office:value="31.5" calcext:value-type="float">
            <text:p/>
          </table:table-cell>
          <table:table-cell table:formula="of:=[.C51]/2" office:value-type="float" office:value="0.5" calcext:value-type="float">
            <text:p/>
          </table:table-cell>
          <table:table-cell office:value-type="float" office:value="38" calcext:value-type="float">
            <text:p>38</text:p>
          </table:table-cell>
          <table:table-cell table:style-name="ce1" table:formula="of:=SQRT([.F51])" office:value-type="float" office:value="6.16441400296898" calcext:value-type="float">
            <text:p/>
          </table:table-cell>
          <table:table-cell table:style-name="ce2" table:formula="of:=2*0.0000000002013*SIN([.D51]*PI()/180)" office:value-type="float" office:value="0.000000000210357922154641" calcext:value-type="float">
            <text:p/>
          </table:table-cell>
          <table:table-cell table:style-name="ce2" table:formula="of:=2*0.0000000002013*COS([.D51]*PI()/180)*[.E51]*PI()/180" office:value-type="float" office:value="0.00000000000299562143220844" calcext:value-type="float">
            <text:p/>
          </table:table-cell>
          <table:table-cell table:style-name="ce3" table:formula="of:=4.135668E-015*300000000/[.H51]/1000" office:value-type="float" office:value="5.89804456752487" calcext:value-type="float">
            <text:p/>
          </table:table-cell>
          <table:table-cell table:style-name="ce3" table:formula="of:=4.135668E-015*300000000*[.I51]/[.H51]/[.H51]/1000" office:value-type="float" office:value="0.083991648774746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formula="of:=[.B52]/2" office:value-type="float" office:value="32" calcext:value-type="float">
            <text:p/>
          </table:table-cell>
          <table:table-cell table:formula="of:=[.C52]/2" office:value-type="float" office:value="0.5" calcext:value-type="float">
            <text:p/>
          </table:table-cell>
          <table:table-cell office:value-type="float" office:value="31" calcext:value-type="float">
            <text:p>31</text:p>
          </table:table-cell>
          <table:table-cell table:style-name="ce1" table:formula="of:=SQRT([.F52])" office:value-type="float" office:value="5.56776436283002" calcext:value-type="float">
            <text:p/>
          </table:table-cell>
          <table:table-cell table:style-name="ce2" table:formula="of:=2*0.0000000002013*SIN([.D52]*PI()/180)" office:value-type="float" office:value="0.000000000213345495780288" calcext:value-type="float">
            <text:p/>
          </table:table-cell>
          <table:table-cell table:style-name="ce2" table:formula="of:=2*0.0000000002013*COS([.D52]*PI()/180)*[.E52]*PI()/180" office:value-type="float" office:value="0.00000000000297948789958098" calcext:value-type="float">
            <text:p/>
          </table:table-cell>
          <table:table-cell table:style-name="ce3" table:formula="of:=4.135668E-015*300000000/[.H52]/1000" office:value-type="float" office:value="5.81545157755626" calcext:value-type="float">
            <text:p/>
          </table:table-cell>
          <table:table-cell table:style-name="ce3" table:formula="of:=4.135668E-015*300000000*[.I52]/[.H52]/[.H52]/1000" office:value-type="float" office:value="0.081215999159279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formula="of:=[.B53]/2" office:value-type="float" office:value="32.5" calcext:value-type="float">
            <text:p/>
          </table:table-cell>
          <table:table-cell table:formula="of:=[.C53]/2" office:value-type="float" office:value="0.5" calcext:value-type="float">
            <text:p/>
          </table:table-cell>
          <table:table-cell office:value-type="float" office:value="42" calcext:value-type="float">
            <text:p>42</text:p>
          </table:table-cell>
          <table:table-cell table:style-name="ce1" table:formula="of:=SQRT([.F53])" office:value-type="float" office:value="6.48074069840786" calcext:value-type="float">
            <text:p/>
          </table:table-cell>
          <table:table-cell table:style-name="ce2" table:formula="of:=2*0.0000000002013*SIN([.D53]*PI()/180)" office:value-type="float" office:value="0.000000000216316822320431" calcext:value-type="float">
            <text:p/>
          </table:table-cell>
          <table:table-cell table:style-name="ce2" table:formula="of:=2*0.0000000002013*COS([.D53]*PI()/180)*[.E53]*PI()/180" office:value-type="float" office:value="0.00000000000296312746741441" calcext:value-type="float">
            <text:p/>
          </table:table-cell>
          <table:table-cell table:style-name="ce3" table:formula="of:=4.135668E-015*300000000/[.H53]/1000" office:value-type="float" office:value="5.73557057047622" calcext:value-type="float">
            <text:p/>
          </table:table-cell>
          <table:table-cell table:style-name="ce3" table:formula="of:=4.135668E-015*300000000*[.I53]/[.H53]/[.H53]/1000" office:value-type="float" office:value="0.07856636629719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formula="of:=[.B54]/2" office:value-type="float" office:value="33" calcext:value-type="float">
            <text:p/>
          </table:table-cell>
          <table:table-cell table:formula="of:=[.C54]/2" office:value-type="float" office:value="0.5" calcext:value-type="float">
            <text:p/>
          </table:table-cell>
          <table:table-cell office:value-type="float" office:value="35" calcext:value-type="float">
            <text:p>35</text:p>
          </table:table-cell>
          <table:table-cell table:style-name="ce1" table:formula="of:=SQRT([.F54])" office:value-type="float" office:value="5.91607978309962" calcext:value-type="float">
            <text:p/>
          </table:table-cell>
          <table:table-cell table:style-name="ce2" table:formula="of:=2*0.0000000002013*SIN([.D54]*PI()/180)" office:value-type="float" office:value="0.00000000021927167549705" calcext:value-type="float">
            <text:p/>
          </table:table-cell>
          <table:table-cell table:style-name="ce2" table:formula="of:=2*0.0000000002013*COS([.D54]*PI()/180)*[.E54]*PI()/180" office:value-type="float" office:value="0.00000000000294654138161898" calcext:value-type="float">
            <text:p/>
          </table:table-cell>
          <table:table-cell table:style-name="ce3" table:formula="of:=4.135668E-015*300000000/[.H54]/1000" office:value-type="float" office:value="5.65827937962143" calcext:value-type="float">
            <text:p/>
          </table:table-cell>
          <table:table-cell table:style-name="ce3" table:formula="of:=4.135668E-015*300000000*[.I54]/[.H54]/[.H54]/1000" office:value-type="float" office:value="0.076035148192408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formula="of:=[.B55]/2" office:value-type="float" office:value="33.5" calcext:value-type="float">
            <text:p/>
          </table:table-cell>
          <table:table-cell table:formula="of:=[.C55]/2" office:value-type="float" office:value="0.5" calcext:value-type="float">
            <text:p/>
          </table:table-cell>
          <table:table-cell office:value-type="float" office:value="35" calcext:value-type="float">
            <text:p>35</text:p>
          </table:table-cell>
          <table:table-cell table:style-name="ce1" table:formula="of:=SQRT([.F55])" office:value-type="float" office:value="5.91607978309962" calcext:value-type="float">
            <text:p/>
          </table:table-cell>
          <table:table-cell table:style-name="ce2" table:formula="of:=2*0.0000000002013*SIN([.D55]*PI()/180)" office:value-type="float" office:value="0.000000000222209830286635" calcext:value-type="float">
            <text:p/>
          </table:table-cell>
          <table:table-cell table:style-name="ce2" table:formula="of:=2*0.0000000002013*COS([.D55]*PI()/180)*[.E55]*PI()/180" office:value-type="float" office:value="0.00000000000292973090528934" calcext:value-type="float">
            <text:p/>
          </table:table-cell>
          <table:table-cell table:style-name="ce3" table:formula="of:=4.135668E-015*300000000/[.H55]/1000" office:value-type="float" office:value="5.58346315462096" calcext:value-type="float">
            <text:p/>
          </table:table-cell>
          <table:table-cell table:style-name="ce3" table:formula="of:=4.135668E-015*300000000*[.I55]/[.H55]/[.H55]/1000" office:value-type="float" office:value="0.073615305594431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formula="of:=[.B56]/2" office:value-type="float" office:value="34" calcext:value-type="float">
            <text:p/>
          </table:table-cell>
          <table:table-cell table:formula="of:=[.C56]/2" office:value-type="float" office:value="0.5" calcext:value-type="float">
            <text:p/>
          </table:table-cell>
          <table:table-cell office:value-type="float" office:value="46" calcext:value-type="float">
            <text:p>46</text:p>
          </table:table-cell>
          <table:table-cell table:style-name="ce1" table:formula="of:=SQRT([.F56])" office:value-type="float" office:value="6.78232998312527" calcext:value-type="float">
            <text:p/>
          </table:table-cell>
          <table:table-cell table:style-name="ce2" table:formula="of:=2*0.0000000002013*SIN([.D56]*PI()/180)" office:value-type="float" office:value="0.000000000225131062937323" calcext:value-type="float">
            <text:p/>
          </table:table-cell>
          <table:table-cell table:style-name="ce2" table:formula="of:=2*0.0000000002013*COS([.D56]*PI()/180)*[.E56]*PI()/180" office:value-type="float" office:value="0.00000000000291269731860835" calcext:value-type="float">
            <text:p/>
          </table:table-cell>
          <table:table-cell table:style-name="ce3" table:formula="of:=4.135668E-015*300000000/[.H56]/1000" office:value-type="float" office:value="5.51101382373616" calcext:value-type="float">
            <text:p/>
          </table:table-cell>
          <table:table-cell table:style-name="ce3" table:formula="of:=4.135668E-015*300000000*[.I56]/[.H56]/[.H56]/1000" office:value-type="float" office:value="0.0713003127057537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formula="of:=[.B57]/2" office:value-type="float" office:value="34.5" calcext:value-type="float">
            <text:p/>
          </table:table-cell>
          <table:table-cell table:formula="of:=[.C57]/2" office:value-type="float" office:value="0.5" calcext:value-type="float">
            <text:p/>
          </table:table-cell>
          <table:table-cell office:value-type="float" office:value="40" calcext:value-type="float">
            <text:p>40</text:p>
          </table:table-cell>
          <table:table-cell table:style-name="ce1" table:formula="of:=SQRT([.F57])" office:value-type="float" office:value="6.32455532033676" calcext:value-type="float">
            <text:p/>
          </table:table-cell>
          <table:table-cell table:style-name="ce2" table:formula="of:=2*0.0000000002013*SIN([.D57]*PI()/180)" office:value-type="float" office:value="0.000000000228035150985938" calcext:value-type="float">
            <text:p/>
          </table:table-cell>
          <table:table-cell table:style-name="ce2" table:formula="of:=2*0.0000000002013*COS([.D57]*PI()/180)*[.E57]*PI()/180" office:value-type="float" office:value="0.00000000000289544191874958" calcext:value-type="float">
            <text:p/>
          </table:table-cell>
          <table:table-cell table:style-name="ce3" table:formula="of:=4.135668E-015*300000000/[.H57]/1000" office:value-type="float" office:value="5.44082960296113" calcext:value-type="float">
            <text:p/>
          </table:table-cell>
          <table:table-cell table:style-name="ce3" table:formula="of:=4.135668E-015*300000000*[.I57]/[.H57]/[.H57]/1000" office:value-type="float" office:value="0.069084112853104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formula="of:=[.B58]/2" office:value-type="float" office:value="35" calcext:value-type="float">
            <text:p/>
          </table:table-cell>
          <table:table-cell table:formula="of:=[.C58]/2" office:value-type="float" office:value="0.5" calcext:value-type="float">
            <text:p/>
          </table:table-cell>
          <table:table-cell office:value-type="float" office:value="48" calcext:value-type="float">
            <text:p>48</text:p>
          </table:table-cell>
          <table:table-cell table:style-name="ce1" table:formula="of:=SQRT([.F58])" office:value-type="float" office:value="6.92820323027551" calcext:value-type="float">
            <text:p/>
          </table:table-cell>
          <table:table-cell table:style-name="ce2" table:formula="of:=2*0.0000000002013*SIN([.D58]*PI()/180)" office:value-type="float" office:value="0.000000000230921873274931" calcext:value-type="float">
            <text:p/>
          </table:table-cell>
          <table:table-cell table:style-name="ce2" table:formula="of:=2*0.0000000002013*COS([.D58]*PI()/180)*[.E58]*PI()/180" office:value-type="float" office:value="0.00000000000287796601977854" calcext:value-type="float">
            <text:p/>
          </table:table-cell>
          <table:table-cell table:style-name="ce3" table:formula="of:=4.135668E-015*300000000/[.H58]/1000" office:value-type="float" office:value="5.37281454720769" calcext:value-type="float">
            <text:p/>
          </table:table-cell>
          <table:table-cell table:style-name="ce3" table:formula="of:=4.135668E-015*300000000*[.I58]/[.H58]/[.H58]/1000" office:value-type="float" office:value="0.066961078559352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formula="of:=[.B59]/2" office:value-type="float" office:value="35.5" calcext:value-type="float">
            <text:p/>
          </table:table-cell>
          <table:table-cell table:formula="of:=[.C59]/2" office:value-type="float" office:value="0.5" calcext:value-type="float">
            <text:p/>
          </table:table-cell>
          <table:table-cell office:value-type="float" office:value="41" calcext:value-type="float">
            <text:p>41</text:p>
          </table:table-cell>
          <table:table-cell table:style-name="ce1" table:formula="of:=SQRT([.F59])" office:value-type="float" office:value="6.40312423743285" calcext:value-type="float">
            <text:p/>
          </table:table-cell>
          <table:table-cell table:style-name="ce2" table:formula="of:=2*0.0000000002013*SIN([.D59]*PI()/180)" office:value-type="float" office:value="0.000000000233791009969224" calcext:value-type="float">
            <text:p/>
          </table:table-cell>
          <table:table-cell table:style-name="ce2" table:formula="of:=2*0.0000000002013*COS([.D59]*PI()/180)*[.E59]*PI()/180" office:value-type="float" office:value="0.00000000000286027095255259" calcext:value-type="float">
            <text:p/>
          </table:table-cell>
          <table:table-cell table:style-name="ce3" table:formula="of:=4.135668E-015*300000000/[.H59]/1000" office:value-type="float" office:value="5.30687813942599" calcext:value-type="float">
            <text:p/>
          </table:table-cell>
          <table:table-cell table:style-name="ce3" table:formula="of:=4.135668E-015*300000000*[.I59]/[.H59]/[.H59]/1000" office:value-type="float" office:value="0.0649259755237578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formula="of:=[.B60]/2" office:value-type="float" office:value="36" calcext:value-type="float">
            <text:p/>
          </table:table-cell>
          <table:table-cell table:formula="of:=[.C60]/2" office:value-type="float" office:value="0.5" calcext:value-type="float">
            <text:p/>
          </table:table-cell>
          <table:table-cell office:value-type="float" office:value="33" calcext:value-type="float">
            <text:p>33</text:p>
          </table:table-cell>
          <table:table-cell table:style-name="ce1" table:formula="of:=SQRT([.F60])" office:value-type="float" office:value="5.74456264653803" calcext:value-type="float">
            <text:p/>
          </table:table-cell>
          <table:table-cell table:style-name="ce2" table:formula="of:=2*0.0000000002013*SIN([.D60]*PI()/180)" office:value-type="float" office:value="0.00000000023664234257295" calcext:value-type="float">
            <text:p/>
          </table:table-cell>
          <table:table-cell table:style-name="ce2" table:formula="of:=2*0.0000000002013*COS([.D60]*PI()/180)*[.E60]*PI()/180" office:value-type="float" office:value="0.00000000000284235806461962" calcext:value-type="float">
            <text:p/>
          </table:table-cell>
          <table:table-cell table:style-name="ce3" table:formula="of:=4.135668E-015*300000000/[.H60]/1000" office:value-type="float" office:value="5.24293491397267" calcext:value-type="float">
            <text:p/>
          </table:table-cell>
          <table:table-cell table:style-name="ce3" table:formula="of:=4.135668E-015*300000000*[.I60]/[.H60]/[.H60]/1000" office:value-type="float" office:value="0.062973930079364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formula="of:=[.B61]/2" office:value-type="float" office:value="36.5" calcext:value-type="float">
            <text:p/>
          </table:table-cell>
          <table:table-cell table:formula="of:=[.C61]/2" office:value-type="float" office:value="0.5" calcext:value-type="float">
            <text:p/>
          </table:table-cell>
          <table:table-cell office:value-type="float" office:value="36" calcext:value-type="float">
            <text:p>36</text:p>
          </table:table-cell>
          <table:table-cell table:style-name="ce1" table:formula="of:=SQRT([.F61])" office:value-type="float" office:value="6" calcext:value-type="float">
            <text:p/>
          </table:table-cell>
          <table:table-cell table:style-name="ce2" table:formula="of:=2*0.0000000002013*SIN([.D61]*PI()/180)" office:value-type="float" office:value="0.00000000023947565394609" calcext:value-type="float">
            <text:p/>
          </table:table-cell>
          <table:table-cell table:style-name="ce2" table:formula="of:=2*0.0000000002013*COS([.D61]*PI()/180)*[.E61]*PI()/180" office:value-type="float" office:value="0.00000000000282422872011539" calcext:value-type="float">
            <text:p/>
          </table:table-cell>
          <table:table-cell table:style-name="ce3" table:formula="of:=4.135668E-015*300000000/[.H61]/1000" office:value-type="float" office:value="5.18090411094275" calcext:value-type="float">
            <text:p/>
          </table:table-cell>
          <table:table-cell table:style-name="ce3" table:formula="of:=4.135668E-015*300000000*[.I61]/[.H61]/[.H61]/1000" office:value-type="float" office:value="0.061100399749121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formula="of:=[.B62]/2" office:value-type="float" office:value="37" calcext:value-type="float">
            <text:p/>
          </table:table-cell>
          <table:table-cell table:formula="of:=[.C62]/2" office:value-type="float" office:value="0.5" calcext:value-type="float">
            <text:p/>
          </table:table-cell>
          <table:table-cell office:value-type="float" office:value="44" calcext:value-type="float">
            <text:p>44</text:p>
          </table:table-cell>
          <table:table-cell table:style-name="ce1" table:formula="of:=SQRT([.F62])" office:value-type="float" office:value="6.6332495807108" calcext:value-type="float">
            <text:p/>
          </table:table-cell>
          <table:table-cell table:style-name="ce2" table:formula="of:=2*0.0000000002013*SIN([.D62]*PI()/180)" office:value-type="float" office:value="0.000000000242290728321015" calcext:value-type="float">
            <text:p/>
          </table:table-cell>
          <table:table-cell table:style-name="ce2" table:formula="of:=2*0.0000000002013*COS([.D62]*PI()/180)*[.E62]*PI()/180" office:value-type="float" office:value="0.00000000000280588429965967" calcext:value-type="float">
            <text:p/>
          </table:table-cell>
          <table:table-cell table:style-name="ce3" table:formula="of:=4.135668E-015*300000000/[.H62]/1000" office:value-type="float" office:value="5.12070935853632" calcext:value-type="float">
            <text:p/>
          </table:table-cell>
          <table:table-cell table:style-name="ce3" table:formula="of:=4.135668E-015*300000000*[.I62]/[.H62]/[.H62]/1000" office:value-type="float" office:value="0.059301146568022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formula="of:=[.B63]/2" office:value-type="float" office:value="37.5" calcext:value-type="float">
            <text:p/>
          </table:table-cell>
          <table:table-cell table:formula="of:=[.C63]/2" office:value-type="float" office:value="0.5" calcext:value-type="float">
            <text:p/>
          </table:table-cell>
          <table:table-cell office:value-type="float" office:value="31" calcext:value-type="float">
            <text:p>31</text:p>
          </table:table-cell>
          <table:table-cell table:style-name="ce1" table:formula="of:=SQRT([.F63])" office:value-type="float" office:value="5.56776436283002" calcext:value-type="float">
            <text:p/>
          </table:table-cell>
          <table:table-cell table:style-name="ce2" table:formula="of:=2*0.0000000002013*SIN([.D63]*PI()/180)" office:value-type="float" office:value="0.000000000245087351318911" calcext:value-type="float">
            <text:p/>
          </table:table-cell>
          <table:table-cell table:style-name="ce2" table:formula="of:=2*0.0000000002013*COS([.D63]*PI()/180)*[.E63]*PI()/180" office:value-type="float" office:value="0.00000000000278732620025112" calcext:value-type="float">
            <text:p/>
          </table:table-cell>
          <table:table-cell table:style-name="ce3" table:formula="of:=4.135668E-015*300000000/[.H63]/1000" office:value-type="float" office:value="5.06227838084383" calcext:value-type="float">
            <text:p/>
          </table:table-cell>
          <table:table-cell table:style-name="ce3" table:formula="of:=4.135668E-015*300000000*[.I63]/[.H63]/[.H63]/1000" office:value-type="float" office:value="0.057572212878217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formula="of:=[.B64]/2" office:value-type="float" office:value="38" calcext:value-type="float">
            <text:p/>
          </table:table-cell>
          <table:table-cell table:formula="of:=[.C64]/2" office:value-type="float" office:value="0.5" calcext:value-type="float">
            <text:p/>
          </table:table-cell>
          <table:table-cell office:value-type="float" office:value="42" calcext:value-type="float">
            <text:p>42</text:p>
          </table:table-cell>
          <table:table-cell table:style-name="ce1" table:formula="of:=SQRT([.F64])" office:value-type="float" office:value="6.48074069840786" calcext:value-type="float">
            <text:p/>
          </table:table-cell>
          <table:table-cell table:style-name="ce2" table:formula="of:=2*0.0000000002013*SIN([.D64]*PI()/180)" office:value-type="float" office:value="0.00000000024786530996611" calcext:value-type="float">
            <text:p/>
          </table:table-cell>
          <table:table-cell table:style-name="ce2" table:formula="of:=2*0.0000000002013*COS([.D64]*PI()/180)*[.E64]*PI()/180" office:value-type="float" office:value="0.00000000000276855583516084" calcext:value-type="float">
            <text:p/>
          </table:table-cell>
          <table:table-cell table:style-name="ce3" table:formula="of:=4.135668E-015*300000000/[.H64]/1000" office:value-type="float" office:value="5.00554272870874" calcext:value-type="float">
            <text:p/>
          </table:table-cell>
          <table:table-cell table:style-name="ce3" table:formula="of:=4.135668E-015*300000000*[.I64]/[.H64]/[.H64]/1000" office:value-type="float" office:value="0.055909899338508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formula="of:=[.B65]/2" office:value-type="float" office:value="38.5" calcext:value-type="float">
            <text:p/>
          </table:table-cell>
          <table:table-cell table:formula="of:=[.C65]/2" office:value-type="float" office:value="0.5" calcext:value-type="float">
            <text:p/>
          </table:table-cell>
          <table:table-cell office:value-type="float" office:value="31" calcext:value-type="float">
            <text:p>31</text:p>
          </table:table-cell>
          <table:table-cell table:style-name="ce1" table:formula="of:=SQRT([.F65])" office:value-type="float" office:value="5.56776436283002" calcext:value-type="float">
            <text:p/>
          </table:table-cell>
          <table:table-cell table:style-name="ce2" table:formula="of:=2*0.0000000002013*SIN([.D65]*PI()/180)" office:value-type="float" office:value="0.000000000250624392710306" calcext:value-type="float">
            <text:p/>
          </table:table-cell>
          <table:table-cell table:style-name="ce2" table:formula="of:=2*0.0000000002013*COS([.D65]*PI()/180)*[.E65]*PI()/180" office:value-type="float" office:value="0.00000000000274957463382482" calcext:value-type="float">
            <text:p/>
          </table:table-cell>
          <table:table-cell table:style-name="ce3" table:formula="of:=4.135668E-015*300000000/[.H65]/1000" office:value-type="float" office:value="4.95043753156986" calcext:value-type="float">
            <text:p/>
          </table:table-cell>
          <table:table-cell table:style-name="ce3" table:formula="of:=4.135668E-015*300000000*[.I65]/[.H65]/[.H65]/1000" office:value-type="float" office:value="0.054310744919678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formula="of:=[.B66]/2" office:value-type="float" office:value="39" calcext:value-type="float">
            <text:p/>
          </table:table-cell>
          <table:table-cell table:formula="of:=[.C66]/2" office:value-type="float" office:value="0.5" calcext:value-type="float">
            <text:p/>
          </table:table-cell>
          <table:table-cell office:value-type="float" office:value="32" calcext:value-type="float">
            <text:p>32</text:p>
          </table:table-cell>
          <table:table-cell table:style-name="ce1" table:formula="of:=SQRT([.F66])" office:value-type="float" office:value="5.65685424949238" calcext:value-type="float">
            <text:p/>
          </table:table-cell>
          <table:table-cell table:style-name="ce2" table:formula="of:=2*0.0000000002013*SIN([.D66]*PI()/180)" office:value-type="float" office:value="0.000000000253364389436665" calcext:value-type="float">
            <text:p/>
          </table:table-cell>
          <table:table-cell table:style-name="ce2" table:formula="of:=2*0.0000000002013*COS([.D66]*PI()/180)*[.E66]*PI()/180" office:value-type="float" office:value="0.00000000000273038404173502" calcext:value-type="float">
            <text:p/>
          </table:table-cell>
          <table:table-cell table:style-name="ce3" table:formula="of:=4.135668E-015*300000000/[.H66]/1000" office:value-type="float" office:value="4.89690126840081" calcext:value-type="float">
            <text:p/>
          </table:table-cell>
          <table:table-cell table:style-name="ce3" table:formula="of:=4.135668E-015*300000000*[.I66]/[.H66]/[.H66]/1000" office:value-type="float" office:value="0.052771508683290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formula="of:=[.B67]/2" office:value-type="float" office:value="39.5" calcext:value-type="float">
            <text:p/>
          </table:table-cell>
          <table:table-cell table:formula="of:=[.C67]/2" office:value-type="float" office:value="0.5" calcext:value-type="float">
            <text:p/>
          </table:table-cell>
          <table:table-cell office:value-type="float" office:value="31" calcext:value-type="float">
            <text:p>31</text:p>
          </table:table-cell>
          <table:table-cell table:style-name="ce1" table:formula="of:=SQRT([.F67])" office:value-type="float" office:value="5.56776436283002" calcext:value-type="float">
            <text:p/>
          </table:table-cell>
          <table:table-cell table:style-name="ce2" table:formula="of:=2*0.0000000002013*SIN([.D67]*PI()/180)" office:value-type="float" office:value="0.000000000256085091483828" calcext:value-type="float">
            <text:p/>
          </table:table-cell>
          <table:table-cell table:style-name="ce2" table:formula="of:=2*0.0000000002013*COS([.D67]*PI()/180)*[.E67]*PI()/180" office:value-type="float" office:value="0.00000000000271098552032933" calcext:value-type="float">
            <text:p/>
          </table:table-cell>
          <table:table-cell table:style-name="ce3" table:formula="of:=4.135668E-015*300000000/[.H67]/1000" office:value-type="float" office:value="4.84487555605459" calcext:value-type="float">
            <text:p/>
          </table:table-cell>
          <table:table-cell table:style-name="ce3" table:formula="of:=4.135668E-015*300000000*[.I67]/[.H67]/[.H67]/1000" office:value-type="float" office:value="0.051289153164509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formula="of:=[.B68]/2" office:value-type="float" office:value="40" calcext:value-type="float">
            <text:p/>
          </table:table-cell>
          <table:table-cell table:formula="of:=[.C68]/2" office:value-type="float" office:value="0.5" calcext:value-type="float">
            <text:p/>
          </table:table-cell>
          <table:table-cell office:value-type="float" office:value="29" calcext:value-type="float">
            <text:p>29</text:p>
          </table:table-cell>
          <table:table-cell table:style-name="ce1" table:formula="of:=SQRT([.F68])" office:value-type="float" office:value="5.3851648071345" calcext:value-type="float">
            <text:p/>
          </table:table-cell>
          <table:table-cell table:style-name="ce2" table:formula="of:=2*0.0000000002013*SIN([.D68]*PI()/180)" office:value-type="float" office:value="0.000000000258786291659801" calcext:value-type="float">
            <text:p/>
          </table:table-cell>
          <table:table-cell table:style-name="ce2" table:formula="of:=2*0.0000000002013*COS([.D68]*PI()/180)*[.E68]*PI()/180" office:value-type="float" office:value="0.00000000000269138054688026" calcext:value-type="float">
            <text:p/>
          </table:table-cell>
          <table:table-cell table:style-name="ce3" table:formula="of:=4.135668E-015*300000000/[.H68]/1000" office:value-type="float" office:value="4.79430495349042" calcext:value-type="float">
            <text:p/>
          </table:table-cell>
          <table:table-cell table:style-name="ce3" table:formula="of:=4.135668E-015*300000000*[.I68]/[.H68]/[.H68]/1000" office:value-type="float" office:value="0.049860829199555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[.B69]/2" office:value-type="float" office:value="40.5" calcext:value-type="float">
            <text:p/>
          </table:table-cell>
          <table:table-cell table:formula="of:=[.C69]/2" office:value-type="float" office:value="0.5" calcext:value-type="float">
            <text:p/>
          </table:table-cell>
          <table:table-cell office:value-type="float" office:value="36" calcext:value-type="float">
            <text:p>36</text:p>
          </table:table-cell>
          <table:table-cell table:style-name="ce1" table:formula="of:=SQRT([.F69])" office:value-type="float" office:value="6" calcext:value-type="float">
            <text:p/>
          </table:table-cell>
          <table:table-cell table:style-name="ce2" table:formula="of:=2*0.0000000002013*SIN([.D69]*PI()/180)" office:value-type="float" office:value="0.000000000261467784257732" calcext:value-type="float">
            <text:p/>
          </table:table-cell>
          <table:table-cell table:style-name="ce2" table:formula="of:=2*0.0000000002013*COS([.D69]*PI()/180)*[.E69]*PI()/180" office:value-type="float" office:value="0.00000000000267157061438244" calcext:value-type="float">
            <text:p/>
          </table:table-cell>
          <table:table-cell table:style-name="ce3" table:formula="of:=4.135668E-015*300000000/[.H69]/1000" office:value-type="float" office:value="4.7451367805107" calcext:value-type="float">
            <text:p/>
          </table:table-cell>
          <table:table-cell table:style-name="ce3" table:formula="of:=4.135668E-015*300000000*[.I69]/[.H69]/[.H69]/1000" office:value-type="float" office:value="0.0484838620559917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formula="of:=[.B70]/2" office:value-type="float" office:value="41" calcext:value-type="float">
            <text:p/>
          </table:table-cell>
          <table:table-cell table:formula="of:=[.C70]/2" office:value-type="float" office:value="0.5" calcext:value-type="float">
            <text:p/>
          </table:table-cell>
          <table:table-cell office:value-type="float" office:value="21" calcext:value-type="float">
            <text:p>21</text:p>
          </table:table-cell>
          <table:table-cell table:style-name="ce1" table:formula="of:=SQRT([.F70])" office:value-type="float" office:value="4.58257569495584" calcext:value-type="float">
            <text:p/>
          </table:table-cell>
          <table:table-cell table:style-name="ce2" table:formula="of:=2*0.0000000002013*SIN([.D70]*PI()/180)" office:value-type="float" office:value="0.000000000264129365071578" calcext:value-type="float">
            <text:p/>
          </table:table-cell>
          <table:table-cell table:style-name="ce2" table:formula="of:=2*0.0000000002013*COS([.D70]*PI()/180)*[.E70]*PI()/180" office:value-type="float" office:value="0.00000000000265155723143893" calcext:value-type="float">
            <text:p/>
          </table:table-cell>
          <table:table-cell table:style-name="ce3" table:formula="of:=4.135668E-015*300000000/[.H70]/1000" office:value-type="float" office:value="4.69732094976935" calcext:value-type="float">
            <text:p/>
          </table:table-cell>
          <table:table-cell table:style-name="ce3" table:formula="of:=4.135668E-015*300000000*[.I70]/[.H70]/[.H70]/1000" office:value-type="float" office:value="0.047155738739519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formula="of:=[.B71]/2" office:value-type="float" office:value="41.5" calcext:value-type="float">
            <text:p/>
          </table:table-cell>
          <table:table-cell table:formula="of:=[.C71]/2" office:value-type="float" office:value="0.5" calcext:value-type="float">
            <text:p/>
          </table:table-cell>
          <table:table-cell office:value-type="float" office:value="28" calcext:value-type="float">
            <text:p>28</text:p>
          </table:table-cell>
          <table:table-cell table:style-name="ce1" table:formula="of:=SQRT([.F71])" office:value-type="float" office:value="5.29150262212918" calcext:value-type="float">
            <text:p/>
          </table:table-cell>
          <table:table-cell table:style-name="ce2" table:formula="of:=2*0.0000000002013*SIN([.D71]*PI()/180)" office:value-type="float" office:value="0.000000000266770831411656" calcext:value-type="float">
            <text:p/>
          </table:table-cell>
          <table:table-cell table:style-name="ce2" table:formula="of:=2*0.0000000002013*COS([.D71]*PI()/180)*[.E71]*PI()/180" office:value-type="float" office:value="0.00000000000263134192214633" calcext:value-type="float">
            <text:p/>
          </table:table-cell>
          <table:table-cell table:style-name="ce3" table:formula="of:=4.135668E-015*300000000/[.H71]/1000" office:value-type="float" office:value="4.65080981093269" calcext:value-type="float">
            <text:p/>
          </table:table-cell>
          <table:table-cell table:style-name="ce3" table:formula="of:=4.135668E-015*300000000*[.I71]/[.H71]/[.H71]/1000" office:value-type="float" office:value="0.045874096364576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formula="of:=[.B72]/2" office:value-type="float" office:value="42" calcext:value-type="float">
            <text:p/>
          </table:table-cell>
          <table:table-cell table:formula="of:=[.C72]/2" office:value-type="float" office:value="0.5" calcext:value-type="float">
            <text:p/>
          </table:table-cell>
          <table:table-cell office:value-type="float" office:value="34" calcext:value-type="float">
            <text:p>34</text:p>
          </table:table-cell>
          <table:table-cell table:style-name="ce1" table:formula="of:=SQRT([.F72])" office:value-type="float" office:value="5.8309518948453" calcext:value-type="float">
            <text:p/>
          </table:table-cell>
          <table:table-cell table:style-name="ce2" table:formula="of:=2*0.0000000002013*SIN([.D72]*PI()/180)" office:value-type="float" office:value="0.000000000269391982120076" calcext:value-type="float">
            <text:p/>
          </table:table-cell>
          <table:table-cell table:style-name="ce2" table:formula="of:=2*0.0000000002013*COS([.D72]*PI()/180)*[.E72]*PI()/180" office:value-type="float" office:value="0.0000000000026109262259787" calcext:value-type="float">
            <text:p/>
          </table:table-cell>
          <table:table-cell table:style-name="ce3" table:formula="of:=4.135668E-015*300000000/[.H72]/1000" office:value-type="float" office:value="4.60555800598023" calcext:value-type="float">
            <text:p/>
          </table:table-cell>
          <table:table-cell table:style-name="ce3" table:formula="of:=4.135668E-015*300000000*[.I72]/[.H72]/[.H72]/1000" office:value-type="float" office:value="0.044636711488020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formula="of:=[.B73]/2" office:value-type="float" office:value="42.5" calcext:value-type="float">
            <text:p/>
          </table:table-cell>
          <table:table-cell table:formula="of:=[.C73]/2" office:value-type="float" office:value="0.5" calcext:value-type="float">
            <text:p/>
          </table:table-cell>
          <table:table-cell office:value-type="float" office:value="35" calcext:value-type="float">
            <text:p>35</text:p>
          </table:table-cell>
          <table:table-cell table:style-name="ce1" table:formula="of:=SQRT([.F73])" office:value-type="float" office:value="5.91607978309962" calcext:value-type="float">
            <text:p/>
          </table:table-cell>
          <table:table-cell table:style-name="ce2" table:formula="of:=2*0.0000000002013*SIN([.D73]*PI()/180)" office:value-type="float" office:value="0.000000000271992617586065" calcext:value-type="float">
            <text:p/>
          </table:table-cell>
          <table:table-cell table:style-name="ce2" table:formula="of:=2*0.0000000002013*COS([.D73]*PI()/180)*[.E73]*PI()/180" office:value-type="float" office:value="0.00000000000259031169767034" calcext:value-type="float">
            <text:p/>
          </table:table-cell>
          <table:table-cell table:style-name="ce3" table:formula="of:=4.135668E-015*300000000/[.H73]/1000" office:value-type="float" office:value="4.56152233472812" calcext:value-type="float">
            <text:p/>
          </table:table-cell>
          <table:table-cell table:style-name="ce3" table:formula="of:=4.135668E-015*300000000*[.I73]/[.H73]/[.H73]/1000" office:value-type="float" office:value="0.0434414903157878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formula="of:=[.B74]/2" office:value-type="float" office:value="43" calcext:value-type="float">
            <text:p/>
          </table:table-cell>
          <table:table-cell table:formula="of:=[.C74]/2" office:value-type="float" office:value="0.5" calcext:value-type="float">
            <text:p/>
          </table:table-cell>
          <table:table-cell office:value-type="float" office:value="47" calcext:value-type="float">
            <text:p>47</text:p>
          </table:table-cell>
          <table:table-cell table:style-name="ce1" table:formula="of:=SQRT([.F74])" office:value-type="float" office:value="6.85565460040104" calcext:value-type="float">
            <text:p/>
          </table:table-cell>
          <table:table-cell table:style-name="ce2" table:formula="of:=2*0.0000000002013*SIN([.D74]*PI()/180)" office:value-type="float" office:value="0.000000000274572539761162" calcext:value-type="float">
            <text:p/>
          </table:table-cell>
          <table:table-cell table:style-name="ce2" table:formula="of:=2*0.0000000002013*COS([.D74]*PI()/180)*[.E74]*PI()/180" office:value-type="float" office:value="0.00000000000256949990709742" calcext:value-type="float">
            <text:p/>
          </table:table-cell>
          <table:table-cell table:style-name="ce3" table:formula="of:=4.135668E-015*300000000/[.H74]/1000" office:value-type="float" office:value="4.51866162974356" calcext:value-type="float">
            <text:p/>
          </table:table-cell>
          <table:table-cell table:style-name="ce3" table:formula="of:=4.135668E-015*300000000*[.I74]/[.H74]/[.H74]/1000" office:value-type="float" office:value="0.0422864597017981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6.5" calcext:value-type="float">
            <text:p>86.5</text:p>
          </table:table-cell>
          <table:table-cell table:style-name="ce1" office:value-type="float" office:value="1" calcext:value-type="float">
            <text:p>1</text:p>
          </table:table-cell>
          <table:table-cell table:formula="of:=[.B75]/2" office:value-type="float" office:value="43.25" calcext:value-type="float">
            <text:p/>
          </table:table-cell>
          <table:table-cell table:formula="of:=[.C75]/2" office:value-type="float" office:value="0.5" calcext:value-type="float">
            <text:p/>
          </table:table-cell>
          <table:table-cell office:value-type="float" office:value="93" calcext:value-type="float">
            <text:p>93</text:p>
          </table:table-cell>
          <table:table-cell table:style-name="ce1" table:formula="of:=SQRT([.F75])" office:value-type="float" office:value="9.64365076099296" calcext:value-type="float">
            <text:p/>
          </table:table-cell>
          <table:table-cell table:style-name="ce2" table:formula="of:=2*0.0000000002013*SIN([.D75]*PI()/180)" office:value-type="float" office:value="0.000000000275854671905392" calcext:value-type="float">
            <text:p/>
          </table:table-cell>
          <table:table-cell table:style-name="ce2" table:formula="of:=2*0.0000000002013*COS([.D75]*PI()/180)*[.E75]*PI()/180" office:value-type="float" office:value="0.00000000000255902053315898" calcext:value-type="float">
            <text:p/>
          </table:table-cell>
          <table:table-cell table:style-name="ce3" table:formula="of:=4.135668E-015*300000000/[.H75]/1000" office:value-type="float" office:value="4.49765955178571" calcext:value-type="float">
            <text:p/>
          </table:table-cell>
          <table:table-cell table:style-name="ce3" table:formula="of:=4.135668E-015*300000000*[.I75]/[.H75]/[.H75]/1000" office:value-type="float" office:value="0.041723430184012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formula="of:=[.B76]/2" office:value-type="float" office:value="43.5" calcext:value-type="float">
            <text:p/>
          </table:table-cell>
          <table:table-cell table:formula="of:=[.C76]/2" office:value-type="float" office:value="0.5" calcext:value-type="float">
            <text:p/>
          </table:table-cell>
          <table:table-cell office:value-type="float" office:value="103" calcext:value-type="float">
            <text:p>103</text:p>
          </table:table-cell>
          <table:table-cell table:style-name="ce1" table:formula="of:=SQRT([.F76])" office:value-type="float" office:value="10.1488915650922" calcext:value-type="float">
            <text:p/>
          </table:table-cell>
          <table:table-cell table:style-name="ce2" table:formula="of:=2*0.0000000002013*SIN([.D76]*PI()/180)" office:value-type="float" office:value="0.000000000277131552174305" calcext:value-type="float">
            <text:p/>
          </table:table-cell>
          <table:table-cell table:style-name="ce2" table:formula="of:=2*0.0000000002013*COS([.D76]*PI()/180)*[.E76]*PI()/180" office:value-type="float" office:value="0.00000000000254849243915834" calcext:value-type="float">
            <text:p/>
          </table:table-cell>
          <table:table-cell table:style-name="ce3" table:formula="of:=4.135668E-015*300000000/[.H76]/1000" office:value-type="float" office:value="4.47693663989457" calcext:value-type="float">
            <text:p/>
          </table:table-cell>
          <table:table-cell table:style-name="ce3" table:formula="of:=4.135668E-015*300000000*[.I76]/[.H76]/[.H76]/1000" office:value-type="float" office:value="0.041169758866670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7.5" calcext:value-type="float">
            <text:p>87.5</text:p>
          </table:table-cell>
          <table:table-cell table:style-name="ce1" office:value-type="float" office:value="1" calcext:value-type="float">
            <text:p>1</text:p>
          </table:table-cell>
          <table:table-cell table:formula="of:=[.B77]/2" office:value-type="float" office:value="43.75" calcext:value-type="float">
            <text:p/>
          </table:table-cell>
          <table:table-cell table:formula="of:=[.C77]/2" office:value-type="float" office:value="0.5" calcext:value-type="float">
            <text:p/>
          </table:table-cell>
          <table:table-cell office:value-type="float" office:value="52" calcext:value-type="float">
            <text:p>52</text:p>
          </table:table-cell>
          <table:table-cell table:style-name="ce1" table:formula="of:=SQRT([.F77])" office:value-type="float" office:value="7.21110255092798" calcext:value-type="float">
            <text:p/>
          </table:table-cell>
          <table:table-cell table:style-name="ce2" table:formula="of:=2*0.0000000002013*SIN([.D77]*PI()/180)" office:value-type="float" office:value="0.000000000278403156257942" calcext:value-type="float">
            <text:p/>
          </table:table-cell>
          <table:table-cell table:style-name="ce2" table:formula="of:=2*0.0000000002013*COS([.D77]*PI()/180)*[.E77]*PI()/180" office:value-type="float" office:value="0.00000000000253791582553523" calcext:value-type="float">
            <text:p/>
          </table:table-cell>
          <table:table-cell table:style-name="ce3" table:formula="of:=4.135668E-015*300000000/[.H77]/1000" office:value-type="float" office:value="4.4564882693014" calcext:value-type="float">
            <text:p/>
          </table:table-cell>
          <table:table-cell table:style-name="ce3" table:formula="of:=4.135668E-015*300000000*[.I77]/[.H77]/[.H77]/1000" office:value-type="float" office:value="0.040625229458581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formula="of:=[.B78]/2" office:value-type="float" office:value="44" calcext:value-type="float">
            <text:p/>
          </table:table-cell>
          <table:table-cell table:formula="of:=[.C78]/2" office:value-type="float" office:value="0.5" calcext:value-type="float">
            <text:p/>
          </table:table-cell>
          <table:table-cell office:value-type="float" office:value="43" calcext:value-type="float">
            <text:p>43</text:p>
          </table:table-cell>
          <table:table-cell table:style-name="ce1" table:formula="of:=SQRT([.F78])" office:value-type="float" office:value="6.557438524302" calcext:value-type="float">
            <text:p/>
          </table:table-cell>
          <table:table-cell table:style-name="ce2" table:formula="of:=2*0.0000000002013*SIN([.D78]*PI()/180)" office:value-type="float" office:value="0.000000000279669459946792" calcext:value-type="float">
            <text:p/>
          </table:table-cell>
          <table:table-cell table:style-name="ce2" table:formula="of:=2*0.0000000002013*COS([.D78]*PI()/180)*[.E78]*PI()/180" office:value-type="float" office:value="0.00000000000252729089365313" calcext:value-type="float">
            <text:p/>
          </table:table-cell>
          <table:table-cell table:style-name="ce3" table:formula="of:=4.135668E-015*300000000/[.H78]/1000" office:value-type="float" office:value="4.43630992184862" calcext:value-type="float">
            <text:p/>
          </table:table-cell>
          <table:table-cell table:style-name="ce3" table:formula="of:=4.135668E-015*300000000*[.I78]/[.H78]/[.H78]/1000" office:value-type="float" office:value="0.0400896317711777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formula="of:=[.B79]/2" office:value-type="float" office:value="44.5" calcext:value-type="float">
            <text:p/>
          </table:table-cell>
          <table:table-cell table:formula="of:=[.C79]/2" office:value-type="float" office:value="0.5" calcext:value-type="float">
            <text:p/>
          </table:table-cell>
          <table:table-cell office:value-type="float" office:value="37" calcext:value-type="float">
            <text:p>37</text:p>
          </table:table-cell>
          <table:table-cell table:style-name="ce1" table:formula="of:=SQRT([.F79])" office:value-type="float" office:value="6.08276253029822" calcext:value-type="float">
            <text:p/>
          </table:table-cell>
          <table:table-cell table:style-name="ce2" table:formula="of:=2*0.0000000002013*SIN([.D79]*PI()/180)" office:value-type="float" office:value="0.00000000028218606980712" calcext:value-type="float">
            <text:p/>
          </table:table-cell>
          <table:table-cell table:style-name="ce2" table:formula="of:=2*0.0000000002013*COS([.D79]*PI()/180)*[.E79]*PI()/180" office:value-type="float" office:value="0.00000000000250589688516156" calcext:value-type="float">
            <text:p/>
          </table:table-cell>
          <table:table-cell table:style-name="ce3" table:formula="of:=4.135668E-015*300000000/[.H79]/1000" office:value-type="float" office:value="4.39674573889506" calcext:value-type="float">
            <text:p/>
          </table:table-cell>
          <table:table-cell table:style-name="ce3" table:formula="of:=4.135668E-015*300000000*[.I79]/[.H79]/[.H79]/1000" office:value-type="float" office:value="0.0390444200859221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formula="of:=[.B80]/2" office:value-type="float" office:value="45" calcext:value-type="float">
            <text:p/>
          </table:table-cell>
          <table:table-cell table:formula="of:=[.C80]/2" office:value-type="float" office:value="0.5" calcext:value-type="float">
            <text:p/>
          </table:table-cell>
          <table:table-cell office:value-type="float" office:value="25" calcext:value-type="float">
            <text:p>25</text:p>
          </table:table-cell>
          <table:table-cell table:style-name="ce1" table:formula="of:=SQRT([.F80])" office:value-type="float" office:value="5" calcext:value-type="float">
            <text:p/>
          </table:table-cell>
          <table:table-cell table:style-name="ce2" table:formula="of:=2*0.0000000002013*SIN([.D80]*PI()/180)" office:value-type="float" office:value="0.000000000284681190105704" calcext:value-type="float">
            <text:p/>
          </table:table-cell>
          <table:table-cell table:style-name="ce2" table:formula="of:=2*0.0000000002013*COS([.D80]*PI()/180)*[.E80]*PI()/180" office:value-type="float" office:value="0.00000000000248431204292022" calcext:value-type="float">
            <text:p/>
          </table:table-cell>
          <table:table-cell table:style-name="ce3" table:formula="of:=4.135668E-015*300000000/[.H80]/1000" office:value-type="float" office:value="4.35820996652192" calcext:value-type="float">
            <text:p/>
          </table:table-cell>
          <table:table-cell table:style-name="ce3" table:formula="of:=4.135668E-015*300000000*[.I80]/[.H80]/[.H80]/1000" office:value-type="float" office:value="0.038032556704519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formula="of:=[.B81]/2" office:value-type="float" office:value="45.5" calcext:value-type="float">
            <text:p/>
          </table:table-cell>
          <table:table-cell table:formula="of:=[.C81]/2" office:value-type="float" office:value="0.5" calcext:value-type="float">
            <text:p/>
          </table:table-cell>
          <table:table-cell office:value-type="float" office:value="34" calcext:value-type="float">
            <text:p>34</text:p>
          </table:table-cell>
          <table:table-cell table:style-name="ce1" table:formula="of:=SQRT([.F81])" office:value-type="float" office:value="5.8309518948453" calcext:value-type="float">
            <text:p/>
          </table:table-cell>
          <table:table-cell table:style-name="ce2" table:formula="of:=2*0.0000000002013*SIN([.D81]*PI()/180)" office:value-type="float" office:value="0.000000000287154630829474" calcext:value-type="float">
            <text:p/>
          </table:table-cell>
          <table:table-cell table:style-name="ce2" table:formula="of:=2*0.0000000002013*COS([.D81]*PI()/180)*[.E81]*PI()/180" office:value-type="float" office:value="0.0000000000024625380106984" calcext:value-type="float">
            <text:p/>
          </table:table-cell>
          <table:table-cell table:style-name="ce3" table:formula="of:=4.135668E-015*300000000/[.H81]/1000" office:value-type="float" office:value="4.32067000422775" calcext:value-type="float">
            <text:p/>
          </table:table-cell>
          <table:table-cell table:style-name="ce3" table:formula="of:=4.135668E-015*300000000*[.I81]/[.H81]/[.H81]/1000" office:value-type="float" office:value="0.037052559752775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formula="of:=[.B82]/2" office:value-type="float" office:value="46" calcext:value-type="float">
            <text:p/>
          </table:table-cell>
          <table:table-cell table:formula="of:=[.C82]/2" office:value-type="float" office:value="0.5" calcext:value-type="float">
            <text:p/>
          </table:table-cell>
          <table:table-cell office:value-type="float" office:value="33" calcext:value-type="float">
            <text:p>33</text:p>
          </table:table-cell>
          <table:table-cell table:style-name="ce1" table:formula="of:=SQRT([.F82])" office:value-type="float" office:value="5.74456264653803" calcext:value-type="float">
            <text:p/>
          </table:table-cell>
          <table:table-cell table:style-name="ce2" table:formula="of:=2*0.0000000002013*SIN([.D82]*PI()/180)" office:value-type="float" office:value="0.000000000289606203616341" calcext:value-type="float">
            <text:p/>
          </table:table-cell>
          <table:table-cell table:style-name="ce2" table:formula="of:=2*0.0000000002013*COS([.D82]*PI()/180)*[.E82]*PI()/180" office:value-type="float" office:value="0.00000000000244057644667297" calcext:value-type="float">
            <text:p/>
          </table:table-cell>
          <table:table-cell table:style-name="ce3" table:formula="of:=4.135668E-015*300000000/[.H82]/1000" office:value-type="float" office:value="4.28409469309446" calcext:value-type="float">
            <text:p/>
          </table:table-cell>
          <table:table-cell table:style-name="ce3" table:formula="of:=4.135668E-015*300000000*[.I82]/[.H82]/[.H82]/1000" office:value-type="float" office:value="0.036103027050947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formula="of:=[.B83]/2" office:value-type="float" office:value="46.5" calcext:value-type="float">
            <text:p/>
          </table:table-cell>
          <table:table-cell table:formula="of:=[.C83]/2" office:value-type="float" office:value="0.5" calcext:value-type="float">
            <text:p/>
          </table:table-cell>
          <table:table-cell office:value-type="float" office:value="39" calcext:value-type="float">
            <text:p>39</text:p>
          </table:table-cell>
          <table:table-cell table:style-name="ce1" table:formula="of:=SQRT([.F83])" office:value-type="float" office:value="6.2449979983984" calcext:value-type="float">
            <text:p/>
          </table:table-cell>
          <table:table-cell table:style-name="ce2" table:formula="of:=2*0.0000000002013*SIN([.D83]*PI()/180)" office:value-type="float" office:value="0.000000000292035721769547" calcext:value-type="float">
            <text:p/>
          </table:table-cell>
          <table:table-cell table:style-name="ce2" table:formula="of:=2*0.0000000002013*COS([.D83]*PI()/180)*[.E83]*PI()/180" office:value-type="float" office:value="0.00000000000241842902330204" calcext:value-type="float">
            <text:p/>
          </table:table-cell>
          <table:table-cell table:style-name="ce3" table:formula="of:=4.135668E-015*300000000/[.H83]/1000" office:value-type="float" office:value="4.24845423868752" calcext:value-type="float">
            <text:p/>
          </table:table-cell>
          <table:table-cell table:style-name="ce3" table:formula="of:=4.135668E-015*300000000*[.I83]/[.H83]/[.H83]/1000" office:value-type="float" office:value="0.035182630990329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formula="of:=[.B84]/2" office:value-type="float" office:value="47" calcext:value-type="float">
            <text:p/>
          </table:table-cell>
          <table:table-cell table:formula="of:=[.C84]/2" office:value-type="float" office:value="0.5" calcext:value-type="float">
            <text:p/>
          </table:table-cell>
          <table:table-cell office:value-type="float" office:value="41" calcext:value-type="float">
            <text:p>41</text:p>
          </table:table-cell>
          <table:table-cell table:style-name="ce1" table:formula="of:=SQRT([.F84])" office:value-type="float" office:value="6.40312423743285" calcext:value-type="float">
            <text:p/>
          </table:table-cell>
          <table:table-cell table:style-name="ce2" table:formula="of:=2*0.0000000002013*SIN([.D84]*PI()/180)" office:value-type="float" office:value="0.000000000294443000271878" calcext:value-type="float">
            <text:p/>
          </table:table-cell>
          <table:table-cell table:style-name="ce2" table:formula="of:=2*0.0000000002013*COS([.D84]*PI()/180)*[.E84]*PI()/180" office:value-type="float" office:value="0.00000000000239609742719766" calcext:value-type="float">
            <text:p/>
          </table:table-cell>
          <table:table-cell table:style-name="ce3" table:formula="of:=4.135668E-015*300000000/[.H84]/1000" office:value-type="float" office:value="4.21372013888726" calcext:value-type="float">
            <text:p/>
          </table:table-cell>
          <table:table-cell table:style-name="ce3" table:formula="of:=4.135668E-015*300000000*[.I84]/[.H84]/[.H84]/1000" office:value-type="float" office:value="0.034290113789072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formula="of:=[.B85]/2" office:value-type="float" office:value="47.5" calcext:value-type="float">
            <text:p/>
          </table:table-cell>
          <table:table-cell table:formula="of:=[.C85]/2" office:value-type="float" office:value="0.5" calcext:value-type="float">
            <text:p/>
          </table:table-cell>
          <table:table-cell office:value-type="float" office:value="43" calcext:value-type="float">
            <text:p>43</text:p>
          </table:table-cell>
          <table:table-cell table:style-name="ce1" table:formula="of:=SQRT([.F85])" office:value-type="float" office:value="6.557438524302" calcext:value-type="float">
            <text:p/>
          </table:table-cell>
          <table:table-cell table:style-name="ce2" table:formula="of:=2*0.0000000002013*SIN([.D85]*PI()/180)" office:value-type="float" office:value="0.000000000296827855799756" calcext:value-type="float">
            <text:p/>
          </table:table-cell>
          <table:table-cell table:style-name="ce2" table:formula="of:=2*0.0000000002013*COS([.D85]*PI()/180)*[.E85]*PI()/180" office:value-type="float" office:value="0.00000000000237358335899733" calcext:value-type="float">
            <text:p/>
          </table:table-cell>
          <table:table-cell table:style-name="ce3" table:formula="of:=4.135668E-015*300000000/[.H85]/1000" office:value-type="float" office:value="4.17986511628812" calcext:value-type="float">
            <text:p/>
          </table:table-cell>
          <table:table-cell table:style-name="ce3" table:formula="of:=4.135668E-015*300000000*[.I85]/[.H85]/[.H85]/1000" office:value-type="float" office:value="0.033424283095478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formula="of:=[.B86]/2" office:value-type="float" office:value="48" calcext:value-type="float">
            <text:p/>
          </table:table-cell>
          <table:table-cell table:formula="of:=[.C86]/2" office:value-type="float" office:value="0.5" calcext:value-type="float">
            <text:p/>
          </table:table-cell>
          <table:table-cell office:value-type="float" office:value="35" calcext:value-type="float">
            <text:p>35</text:p>
          </table:table-cell>
          <table:table-cell table:style-name="ce1" table:formula="of:=SQRT([.F86])" office:value-type="float" office:value="5.91607978309962" calcext:value-type="float">
            <text:p/>
          </table:table-cell>
          <table:table-cell table:style-name="ce2" table:formula="of:=2*0.0000000002013*SIN([.D86]*PI()/180)" office:value-type="float" office:value="0.000000000299190106737199" calcext:value-type="float">
            <text:p/>
          </table:table-cell>
          <table:table-cell table:style-name="ce2" table:formula="of:=2*0.0000000002013*COS([.D86]*PI()/180)*[.E86]*PI()/180" office:value-type="float" office:value="0.00000000000235088853323451" calcext:value-type="float">
            <text:p/>
          </table:table-cell>
          <table:table-cell table:style-name="ce3" table:formula="of:=4.135668E-015*300000000/[.H86]/1000" office:value-type="float" office:value="4.14686305483289" calcext:value-type="float">
            <text:p/>
          </table:table-cell>
          <table:table-cell table:style-name="ce3" table:formula="of:=4.135668E-015*300000000*[.I86]/[.H86]/[.H86]/1000" office:value-type="float" office:value="0.032584007909939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formula="of:=[.B87]/2" office:value-type="float" office:value="48.5" calcext:value-type="float">
            <text:p/>
          </table:table-cell>
          <table:table-cell table:formula="of:=[.C87]/2" office:value-type="float" office:value="0.5" calcext:value-type="float">
            <text:p/>
          </table:table-cell>
          <table:table-cell office:value-type="float" office:value="42" calcext:value-type="float">
            <text:p>42</text:p>
          </table:table-cell>
          <table:table-cell table:style-name="ce1" table:formula="of:=SQRT([.F87])" office:value-type="float" office:value="6.48074069840786" calcext:value-type="float">
            <text:p/>
          </table:table-cell>
          <table:table-cell table:style-name="ce2" table:formula="of:=2*0.0000000002013*SIN([.D87]*PI()/180)" office:value-type="float" office:value="0.000000000301529573189652" calcext:value-type="float">
            <text:p/>
          </table:table-cell>
          <table:table-cell table:style-name="ce2" table:formula="of:=2*0.0000000002013*COS([.D87]*PI()/180)*[.E87]*PI()/180" office:value-type="float" office:value="0.00000000000232801467820805" calcext:value-type="float">
            <text:p/>
          </table:table-cell>
          <table:table-cell table:style-name="ce3" table:formula="of:=4.135668E-015*300000000/[.H87]/1000" office:value-type="float" office:value="4.1146889403768" calcext:value-type="float">
            <text:p/>
          </table:table-cell>
          <table:table-cell table:style-name="ce3" table:formula="of:=4.135668E-015*300000000*[.I87]/[.H87]/[.H87]/1000" office:value-type="float" office:value="0.031768214799390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formula="of:=[.B88]/2" office:value-type="float" office:value="49" calcext:value-type="float">
            <text:p/>
          </table:table-cell>
          <table:table-cell table:formula="of:=[.C88]/2" office:value-type="float" office:value="0.5" calcext:value-type="float">
            <text:p/>
          </table:table-cell>
          <table:table-cell office:value-type="float" office:value="59" calcext:value-type="float">
            <text:p>59</text:p>
          </table:table-cell>
          <table:table-cell table:style-name="ce1" table:formula="of:=SQRT([.F88])" office:value-type="float" office:value="7.68114574786861" calcext:value-type="float">
            <text:p/>
          </table:table-cell>
          <table:table-cell table:style-name="ce2" table:formula="of:=2*0.0000000002013*SIN([.D88]*PI()/180)" office:value-type="float" office:value="0.000000000303846076997688" calcext:value-type="float">
            <text:p/>
          </table:table-cell>
          <table:table-cell table:style-name="ce2" table:formula="of:=2*0.0000000002013*COS([.D88]*PI()/180)*[.E88]*PI()/180" office:value-type="float" office:value="0.00000000000230496353585057" calcext:value-type="float">
            <text:p/>
          </table:table-cell>
          <table:table-cell table:style-name="ce3" table:formula="of:=4.135668E-015*300000000/[.H88]/1000" office:value-type="float" office:value="4.08331880490081" calcext:value-type="float">
            <text:p/>
          </table:table-cell>
          <table:table-cell table:style-name="ce3" table:formula="of:=4.135668E-015*300000000*[.I88]/[.H88]/[.H88]/1000" office:value-type="float" office:value="0.030975884380501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8.5" calcext:value-type="float">
            <text:p>98.5</text:p>
          </table:table-cell>
          <table:table-cell table:style-name="ce1" office:value-type="float" office:value="1" calcext:value-type="float">
            <text:p>1</text:p>
          </table:table-cell>
          <table:table-cell table:formula="of:=[.B89]/2" office:value-type="float" office:value="49.25" calcext:value-type="float">
            <text:p/>
          </table:table-cell>
          <table:table-cell table:formula="of:=[.C89]/2" office:value-type="float" office:value="0.5" calcext:value-type="float">
            <text:p/>
          </table:table-cell>
          <table:table-cell office:value-type="float" office:value="162" calcext:value-type="float">
            <text:p>162</text:p>
          </table:table-cell>
          <table:table-cell table:style-name="ce1" table:formula="of:=SQRT([.F89])" office:value-type="float" office:value="12.7279220613579" calcext:value-type="float">
            <text:p/>
          </table:table-cell>
          <table:table-cell table:style-name="ce2" table:formula="of:=2*0.0000000002013*SIN([.D89]*PI()/180)" office:value-type="float" office:value="0.000000000304995662713018" calcext:value-type="float">
            <text:p/>
          </table:table-cell>
          <table:table-cell table:style-name="ce2" table:formula="of:=2*0.0000000002013*COS([.D89]*PI()/180)*[.E89]*PI()/180" office:value-type="float" office:value="0.00000000000229337202997201" calcext:value-type="float">
            <text:p/>
          </table:table-cell>
          <table:table-cell table:style-name="ce3" table:formula="of:=4.135668E-015*300000000/[.H89]/1000" office:value-type="float" office:value="4.06792801236462" calcext:value-type="float">
            <text:p/>
          </table:table-cell>
          <table:table-cell table:style-name="ce3" table:formula="of:=4.135668E-015*300000000*[.I89]/[.H89]/[.H89]/1000" office:value-type="float" office:value="0.030588213092967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formula="of:=[.B90]/2" office:value-type="float" office:value="49.5" calcext:value-type="float">
            <text:p/>
          </table:table-cell>
          <table:table-cell table:formula="of:=[.C90]/2" office:value-type="float" office:value="0.5" calcext:value-type="float">
            <text:p/>
          </table:table-cell>
          <table:table-cell office:value-type="float" office:value="403" calcext:value-type="float">
            <text:p>403</text:p>
          </table:table-cell>
          <table:table-cell table:style-name="ce1" table:formula="of:=SQRT([.F90])" office:value-type="float" office:value="20.0748598998847" calcext:value-type="float">
            <text:p/>
          </table:table-cell>
          <table:table-cell table:style-name="ce2" table:formula="of:=2*0.0000000002013*SIN([.D90]*PI()/180)" office:value-type="float" office:value="0.000000000306139441750573" calcext:value-type="float">
            <text:p/>
          </table:table-cell>
          <table:table-cell table:style-name="ce2" table:formula="of:=2*0.0000000002013*COS([.D90]*PI()/180)*[.E90]*PI()/180" office:value-type="float" office:value="0.00000000000228173686159581" calcext:value-type="float">
            <text:p/>
          </table:table-cell>
          <table:table-cell table:style-name="ce3" table:formula="of:=4.135668E-015*300000000/[.H90]/1000" office:value-type="float" office:value="4.05272967411648" calcext:value-type="float">
            <text:p/>
          </table:table-cell>
          <table:table-cell table:style-name="ce3" table:formula="of:=4.135668E-015*300000000*[.I90]/[.H90]/[.H90]/1000" office:value-type="float" office:value="0.030206048049989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99.5" calcext:value-type="float">
            <text:p>99.5</text:p>
          </table:table-cell>
          <table:table-cell table:style-name="ce1" office:value-type="float" office:value="1" calcext:value-type="float">
            <text:p>1</text:p>
          </table:table-cell>
          <table:table-cell table:formula="of:=[.B91]/2" office:value-type="float" office:value="49.75" calcext:value-type="float">
            <text:p/>
          </table:table-cell>
          <table:table-cell table:formula="of:=[.C91]/2" office:value-type="float" office:value="0.5" calcext:value-type="float">
            <text:p/>
          </table:table-cell>
          <table:table-cell office:value-type="float" office:value="365" calcext:value-type="float">
            <text:p>365</text:p>
          </table:table-cell>
          <table:table-cell table:style-name="ce1" table:formula="of:=SQRT([.F91])" office:value-type="float" office:value="19.1049731745428" calcext:value-type="float">
            <text:p/>
          </table:table-cell>
          <table:table-cell table:style-name="ce2" table:formula="of:=2*0.0000000002013*SIN([.D91]*PI()/180)" office:value-type="float" office:value="0.000000000307277392334446" calcext:value-type="float">
            <text:p/>
          </table:table-cell>
          <table:table-cell table:style-name="ce2" table:formula="of:=2*0.0000000002013*COS([.D91]*PI()/180)*[.E91]*PI()/180" office:value-type="float" office:value="0.00000000000227005825223882" calcext:value-type="float">
            <text:p/>
          </table:table-cell>
          <table:table-cell table:style-name="ce3" table:formula="of:=4.135668E-015*300000000/[.H91]/1000" office:value-type="float" office:value="4.0377210655628" calcext:value-type="float">
            <text:p/>
          </table:table-cell>
          <table:table-cell table:style-name="ce3" table:formula="of:=4.135668E-015*300000000*[.I91]/[.H91]/[.H91]/1000" office:value-type="float" office:value="0.029829275611474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formula="of:=[.B92]/2" office:value-type="float" office:value="50" calcext:value-type="float">
            <text:p/>
          </table:table-cell>
          <table:table-cell table:formula="of:=[.C92]/2" office:value-type="float" office:value="0.5" calcext:value-type="float">
            <text:p/>
          </table:table-cell>
          <table:table-cell office:value-type="float" office:value="87" calcext:value-type="float">
            <text:p>87</text:p>
          </table:table-cell>
          <table:table-cell table:style-name="ce1" table:formula="of:=SQRT([.F92])" office:value-type="float" office:value="9.32737905308882" calcext:value-type="float">
            <text:p/>
          </table:table-cell>
          <table:table-cell table:style-name="ce2" table:formula="of:=2*0.0000000002013*SIN([.D92]*PI()/180)" office:value-type="float" office:value="0.000000000308409492799701" calcext:value-type="float">
            <text:p/>
          </table:table-cell>
          <table:table-cell table:style-name="ce2" table:formula="of:=2*0.0000000002013*COS([.D92]*PI()/180)*[.E92]*PI()/180" office:value-type="float" office:value="0.00000000000225833642424493" calcext:value-type="float">
            <text:p/>
          </table:table-cell>
          <table:table-cell table:style-name="ce3" table:formula="of:=4.135668E-015*300000000/[.H92]/1000" office:value-type="float" office:value="4.02289951822522" calcext:value-type="float">
            <text:p/>
          </table:table-cell>
          <table:table-cell table:style-name="ce3" table:formula="of:=4.135668E-015*300000000*[.I92]/[.H92]/[.H92]/1000" office:value-type="float" office:value="0.0294577849423908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0.5" calcext:value-type="float">
            <text:p>100.5</text:p>
          </table:table-cell>
          <table:table-cell table:style-name="ce1" office:value-type="float" office:value="1" calcext:value-type="float">
            <text:p>1</text:p>
          </table:table-cell>
          <table:table-cell table:formula="of:=[.B93]/2" office:value-type="float" office:value="50.25" calcext:value-type="float">
            <text:p/>
          </table:table-cell>
          <table:table-cell table:formula="of:=[.C93]/2" office:value-type="float" office:value="0.5" calcext:value-type="float">
            <text:p/>
          </table:table-cell>
          <table:table-cell office:value-type="float" office:value="31" calcext:value-type="float">
            <text:p>31</text:p>
          </table:table-cell>
          <table:table-cell table:style-name="ce1" table:formula="of:=SQRT([.F93])" office:value-type="float" office:value="5.56776436283002" calcext:value-type="float">
            <text:p/>
          </table:table-cell>
          <table:table-cell table:style-name="ce2" table:formula="of:=2*0.0000000002013*SIN([.D93]*PI()/180)" office:value-type="float" office:value="0.000000000309535721592775" calcext:value-type="float">
            <text:p/>
          </table:table-cell>
          <table:table-cell table:style-name="ce2" table:formula="of:=2*0.0000000002013*COS([.D93]*PI()/180)*[.E93]*PI()/180" office:value-type="float" office:value="0.00000000000224657160078084" calcext:value-type="float">
            <text:p/>
          </table:table-cell>
          <table:table-cell table:style-name="ce3" table:formula="of:=4.135668E-015*300000000/[.H93]/1000" office:value-type="float" office:value="4.00826241835915" calcext:value-type="float">
            <text:p/>
          </table:table-cell>
          <table:table-cell table:style-name="ce3" table:formula="of:=4.135668E-015*300000000*[.I93]/[.H93]/[.H93]/1000" office:value-type="float" office:value="0.029091467928892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1" office:value-type="float" office:value="1" calcext:value-type="float">
            <text:p>1</text:p>
          </table:table-cell>
          <table:table-cell table:formula="of:=[.B94]/2" office:value-type="float" office:value="50.5" calcext:value-type="float">
            <text:p/>
          </table:table-cell>
          <table:table-cell table:formula="of:=[.C94]/2" office:value-type="float" office:value="0.5" calcext:value-type="float">
            <text:p/>
          </table:table-cell>
          <table:table-cell office:value-type="float" office:value="35" calcext:value-type="float">
            <text:p>35</text:p>
          </table:table-cell>
          <table:table-cell table:style-name="ce1" table:formula="of:=SQRT([.F94])" office:value-type="float" office:value="5.91607978309962" calcext:value-type="float">
            <text:p/>
          </table:table-cell>
          <table:table-cell table:style-name="ce2" table:formula="of:=2*0.0000000002013*SIN([.D94]*PI()/180)" office:value-type="float" office:value="0.000000000310656057271896" calcext:value-type="float">
            <text:p/>
          </table:table-cell>
          <table:table-cell table:style-name="ce2" table:formula="of:=2*0.0000000002013*COS([.D94]*PI()/180)*[.E94]*PI()/180" office:value-type="float" office:value="0.00000000000223476400583184" calcext:value-type="float">
            <text:p/>
          </table:table-cell>
          <table:table-cell table:style-name="ce3" table:formula="of:=4.135668E-015*300000000/[.H94]/1000" office:value-type="float" office:value="3.99380720561357" calcext:value-type="float">
            <text:p/>
          </table:table-cell>
          <table:table-cell table:style-name="ce3" table:formula="of:=4.135668E-015*300000000*[.I94]/[.H94]/[.H94]/1000" office:value-type="float" office:value="0.02873021909733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1" office:value-type="float" office:value="1" calcext:value-type="float">
            <text:p>1</text:p>
          </table:table-cell>
          <table:table-cell table:formula="of:=[.B95]/2" office:value-type="float" office:value="51" calcext:value-type="float">
            <text:p/>
          </table:table-cell>
          <table:table-cell table:formula="of:=[.C95]/2" office:value-type="float" office:value="0.5" calcext:value-type="float">
            <text:p/>
          </table:table-cell>
          <table:table-cell office:value-type="float" office:value="31" calcext:value-type="float">
            <text:p>31</text:p>
          </table:table-cell>
          <table:table-cell table:style-name="ce1" table:formula="of:=SQRT([.F95])" office:value-type="float" office:value="5.56776436283002" calcext:value-type="float">
            <text:p/>
          </table:table-cell>
          <table:table-cell table:style-name="ce2" table:formula="of:=2*0.0000000002013*SIN([.D95]*PI()/180)" office:value-type="float" office:value="0.000000000312878964082576" calcext:value-type="float">
            <text:p/>
          </table:table-cell>
          <table:table-cell table:style-name="ce2" table:formula="of:=2*0.0000000002013*COS([.D95]*PI()/180)*[.E95]*PI()/180" office:value-type="float" office:value="0.00000000000221102140148747" calcext:value-type="float">
            <text:p/>
          </table:table-cell>
          <table:table-cell table:style-name="ce3" table:formula="of:=4.135668E-015*300000000/[.H95]/1000" office:value-type="float" office:value="3.96543245928336" calcext:value-type="float">
            <text:p/>
          </table:table-cell>
          <table:table-cell table:style-name="ce3" table:formula="of:=4.135668E-015*300000000*[.I95]/[.H95]/[.H95]/1000" office:value-type="float" office:value="0.028022516820001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1" office:value-type="float" office:value="1" calcext:value-type="float">
            <text:p>1</text:p>
          </table:table-cell>
          <table:table-cell table:formula="of:=[.B96]/2" office:value-type="float" office:value="51.5" calcext:value-type="float">
            <text:p/>
          </table:table-cell>
          <table:table-cell table:formula="of:=[.C96]/2" office:value-type="float" office:value="0.5" calcext:value-type="float">
            <text:p/>
          </table:table-cell>
          <table:table-cell office:value-type="float" office:value="30" calcext:value-type="float">
            <text:p>30</text:p>
          </table:table-cell>
          <table:table-cell table:style-name="ce1" table:formula="of:=SQRT([.F96])" office:value-type="float" office:value="5.47722557505166" calcext:value-type="float">
            <text:p/>
          </table:table-cell>
          <table:table-cell table:style-name="ce2" table:formula="of:=2*0.0000000002013*SIN([.D96]*PI()/180)" office:value-type="float" office:value="0.000000000315078043948782" calcext:value-type="float">
            <text:p/>
          </table:table-cell>
          <table:table-cell table:style-name="ce2" table:formula="of:=2*0.0000000002013*COS([.D96]*PI()/180)*[.E96]*PI()/180" office:value-type="float" office:value="0.00000000000218711041930305" calcext:value-type="float">
            <text:p/>
          </table:table-cell>
          <table:table-cell table:style-name="ce3" table:formula="of:=4.135668E-015*300000000/[.H96]/1000" office:value-type="float" office:value="3.93775581583109" calcext:value-type="float">
            <text:p/>
          </table:table-cell>
          <table:table-cell table:style-name="ce3" table:formula="of:=4.135668E-015*300000000*[.I96]/[.H96]/[.H96]/1000" office:value-type="float" office:value="0.027333884219731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1" office:value-type="float" office:value="1" calcext:value-type="float">
            <text:p>1</text:p>
          </table:table-cell>
          <table:table-cell table:formula="of:=[.B97]/2" office:value-type="float" office:value="52" calcext:value-type="float">
            <text:p/>
          </table:table-cell>
          <table:table-cell table:formula="of:=[.C97]/2" office:value-type="float" office:value="0.5" calcext:value-type="float">
            <text:p/>
          </table:table-cell>
          <table:table-cell office:value-type="float" office:value="40" calcext:value-type="float">
            <text:p>40</text:p>
          </table:table-cell>
          <table:table-cell table:style-name="ce1" table:formula="of:=SQRT([.F97])" office:value-type="float" office:value="6.32455532033676" calcext:value-type="float">
            <text:p/>
          </table:table-cell>
          <table:table-cell table:style-name="ce2" table:formula="of:=2*0.0000000002013*SIN([.D97]*PI()/180)" office:value-type="float" office:value="0.000000000317253129402066" calcext:value-type="float">
            <text:p/>
          </table:table-cell>
          <table:table-cell table:style-name="ce2" table:formula="of:=2*0.0000000002013*COS([.D97]*PI()/180)*[.E97]*PI()/180" office:value-type="float" office:value="0.00000000000216303288019247" calcext:value-type="float">
            <text:p/>
          </table:table-cell>
          <table:table-cell table:style-name="ce3" table:formula="of:=4.135668E-015*300000000/[.H97]/1000" office:value-type="float" office:value="3.91075858680535" calcext:value-type="float">
            <text:p/>
          </table:table-cell>
          <table:table-cell table:style-name="ce3" table:formula="of:=4.135668E-015*300000000*[.I97]/[.H97]/[.H97]/1000" office:value-type="float" office:value="0.026663564913285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1" office:value-type="float" office:value="1" calcext:value-type="float">
            <text:p>1</text:p>
          </table:table-cell>
          <table:table-cell table:formula="of:=[.B98]/2" office:value-type="float" office:value="52.5" calcext:value-type="float">
            <text:p/>
          </table:table-cell>
          <table:table-cell table:formula="of:=[.C98]/2" office:value-type="float" office:value="0.5" calcext:value-type="float">
            <text:p/>
          </table:table-cell>
          <table:table-cell office:value-type="float" office:value="29" calcext:value-type="float">
            <text:p>29</text:p>
          </table:table-cell>
          <table:table-cell table:style-name="ce1" table:formula="of:=SQRT([.F98])" office:value-type="float" office:value="5.3851648071345" calcext:value-type="float">
            <text:p/>
          </table:table-cell>
          <table:table-cell table:style-name="ce2" table:formula="of:=2*0.0000000002013*SIN([.D98]*PI()/180)" office:value-type="float" office:value="0.000000000319404054801251" calcext:value-type="float">
            <text:p/>
          </table:table-cell>
          <table:table-cell table:style-name="ce2" table:formula="of:=2*0.0000000002013*COS([.D98]*PI()/180)*[.E98]*PI()/180" office:value-type="float" office:value="0.00000000000213879061775353" calcext:value-type="float">
            <text:p/>
          </table:table-cell>
          <table:table-cell table:style-name="ce3" table:formula="of:=4.135668E-015*300000000/[.H98]/1000" office:value-type="float" office:value="3.88442282228391" calcext:value-type="float">
            <text:p/>
          </table:table-cell>
          <table:table-cell table:style-name="ce3" table:formula="of:=4.135668E-015*300000000*[.I98]/[.H98]/[.H98]/1000" office:value-type="float" office:value="0.026010837880120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formula="of:=[.B99]/2" office:value-type="float" office:value="53" calcext:value-type="float">
            <text:p/>
          </table:table-cell>
          <table:table-cell table:formula="of:=[.C99]/2" office:value-type="float" office:value="0.5" calcext:value-type="float">
            <text:p/>
          </table:table-cell>
          <table:table-cell office:value-type="float" office:value="28" calcext:value-type="float">
            <text:p>28</text:p>
          </table:table-cell>
          <table:table-cell table:style-name="ce1" table:formula="of:=SQRT([.F99])" office:value-type="float" office:value="5.29150262212918" calcext:value-type="float">
            <text:p/>
          </table:table-cell>
          <table:table-cell table:style-name="ce2" table:formula="of:=2*0.0000000002013*SIN([.D99]*PI()/180)" office:value-type="float" office:value="0.00000000032153065634504" calcext:value-type="float">
            <text:p/>
          </table:table-cell>
          <table:table-cell table:style-name="ce2" table:formula="of:=2*0.0000000002013*COS([.D99]*PI()/180)*[.E99]*PI()/180" office:value-type="float" office:value="0.00000000000211438547812839" calcext:value-type="float">
            <text:p/>
          </table:table-cell>
          <table:table-cell table:style-name="ce3" table:formula="of:=4.135668E-015*300000000/[.H99]/1000" office:value-type="float" office:value="3.85873127652432" calcext:value-type="float">
            <text:p/>
          </table:table-cell>
          <table:table-cell table:style-name="ce3" table:formula="of:=4.135668E-015*300000000*[.I99]/[.H99]/[.H99]/1000" office:value-type="float" office:value="0.025375015458331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1" office:value-type="float" office:value="1" calcext:value-type="float">
            <text:p>1</text:p>
          </table:table-cell>
          <table:table-cell table:formula="of:=[.B100]/2" office:value-type="float" office:value="53.5" calcext:value-type="float">
            <text:p/>
          </table:table-cell>
          <table:table-cell table:formula="of:=[.C100]/2" office:value-type="float" office:value="0.5" calcext:value-type="float">
            <text:p/>
          </table:table-cell>
          <table:table-cell office:value-type="float" office:value="32" calcext:value-type="float">
            <text:p>32</text:p>
          </table:table-cell>
          <table:table-cell table:style-name="ce1" table:formula="of:=SQRT([.F100])" office:value-type="float" office:value="5.65685424949238" calcext:value-type="float">
            <text:p/>
          </table:table-cell>
          <table:table-cell table:style-name="ce2" table:formula="of:=2*0.0000000002013*SIN([.D100]*PI()/180)" office:value-type="float" office:value="0.000000000323632772084492" calcext:value-type="float">
            <text:p/>
          </table:table-cell>
          <table:table-cell table:style-name="ce2" table:formula="of:=2*0.0000000002013*COS([.D100]*PI()/180)*[.E100]*PI()/180" office:value-type="float" office:value="0.00000000000208981931986291" calcext:value-type="float">
            <text:p/>
          </table:table-cell>
          <table:table-cell table:style-name="ce3" table:formula="of:=4.135668E-015*300000000/[.H100]/1000" office:value-type="float" office:value="3.8336673755527" calcext:value-type="float">
            <text:p/>
          </table:table-cell>
          <table:table-cell table:style-name="ce3" table:formula="of:=4.135668E-015*300000000*[.I100]/[.H100]/[.H100]/1000" office:value-type="float" office:value="0.024755441470762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1" office:value-type="float" office:value="1" calcext:value-type="float">
            <text:p>1</text:p>
          </table:table-cell>
          <table:table-cell table:formula="of:=[.B101]/2" office:value-type="float" office:value="54" calcext:value-type="float">
            <text:p/>
          </table:table-cell>
          <table:table-cell table:formula="of:=[.C101]/2" office:value-type="float" office:value="0.5" calcext:value-type="float">
            <text:p/>
          </table:table-cell>
          <table:table-cell office:value-type="float" office:value="27" calcext:value-type="float">
            <text:p>27</text:p>
          </table:table-cell>
          <table:table-cell table:style-name="ce1" table:formula="of:=SQRT([.F101])" office:value-type="float" office:value="5.19615242270663" calcext:value-type="float">
            <text:p/>
          </table:table-cell>
          <table:table-cell table:style-name="ce2" table:formula="of:=2*0.0000000002013*SIN([.D101]*PI()/180)" office:value-type="float" office:value="0.000000000325710241935354" calcext:value-type="float">
            <text:p/>
          </table:table-cell>
          <table:table-cell table:style-name="ce2" table:formula="of:=2*0.0000000002013*COS([.D101]*PI()/180)*[.E101]*PI()/180" office:value-type="float" office:value="0.00000000000206509401376516" calcext:value-type="float">
            <text:p/>
          </table:table-cell>
          <table:table-cell table:style-name="ce3" table:formula="of:=4.135668E-015*300000000/[.H101]/1000" office:value-type="float" office:value="3.80921518656527" calcext:value-type="float">
            <text:p/>
          </table:table-cell>
          <table:table-cell table:style-name="ce3" table:formula="of:=4.135668E-015*300000000*[.I101]/[.H101]/[.H101]/1000" office:value-type="float" office:value="0.0241514894716777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1" office:value-type="float" office:value="1" calcext:value-type="float">
            <text:p>1</text:p>
          </table:table-cell>
          <table:table-cell table:formula="of:=[.B102]/2" office:value-type="float" office:value="54.5" calcext:value-type="float">
            <text:p/>
          </table:table-cell>
          <table:table-cell table:formula="of:=[.C102]/2" office:value-type="float" office:value="0.5" calcext:value-type="float">
            <text:p/>
          </table:table-cell>
          <table:table-cell office:value-type="float" office:value="46" calcext:value-type="float">
            <text:p>46</text:p>
          </table:table-cell>
          <table:table-cell table:style-name="ce1" table:formula="of:=SQRT([.F102])" office:value-type="float" office:value="6.78232998312527" calcext:value-type="float">
            <text:p/>
          </table:table-cell>
          <table:table-cell table:style-name="ce2" table:formula="of:=2*0.0000000002013*SIN([.D102]*PI()/180)" office:value-type="float" office:value="0.000000000327762907690254" calcext:value-type="float">
            <text:p/>
          </table:table-cell>
          <table:table-cell table:style-name="ce2" table:formula="of:=2*0.0000000002013*COS([.D102]*PI()/180)*[.E102]*PI()/180" office:value-type="float" office:value="0.00000000000204021144276293" calcext:value-type="float">
            <text:p/>
          </table:table-cell>
          <table:table-cell table:style-name="ce3" table:formula="of:=4.135668E-015*300000000/[.H102]/1000" office:value-type="float" office:value="3.78535938902672" calcext:value-type="float">
            <text:p/>
          </table:table-cell>
          <table:table-cell table:style-name="ce3" table:formula="of:=4.135668E-015*300000000*[.I102]/[.H102]/[.H102]/1000" office:value-type="float" office:value="0.0235625611051779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1" office:value-type="float" office:value="1" calcext:value-type="float">
            <text:p>1</text:p>
          </table:table-cell>
          <table:table-cell table:formula="of:=[.B103]/2" office:value-type="float" office:value="55" calcext:value-type="float">
            <text:p/>
          </table:table-cell>
          <table:table-cell table:formula="of:=[.C103]/2" office:value-type="float" office:value="0.5" calcext:value-type="float">
            <text:p/>
          </table:table-cell>
          <table:table-cell office:value-type="float" office:value="27" calcext:value-type="float">
            <text:p>27</text:p>
          </table:table-cell>
          <table:table-cell table:style-name="ce1" table:formula="of:=SQRT([.F103])" office:value-type="float" office:value="5.19615242270663" calcext:value-type="float">
            <text:p/>
          </table:table-cell>
          <table:table-cell table:style-name="ce2" table:formula="of:=2*0.0000000002013*SIN([.D103]*PI()/180)" office:value-type="float" office:value="0.000000000329790613030748" calcext:value-type="float">
            <text:p/>
          </table:table-cell>
          <table:table-cell table:style-name="ce2" table:formula="of:=2*0.0000000002013*COS([.D103]*PI()/180)*[.E103]*PI()/180" office:value-type="float" office:value="0.00000000000201517350176033" calcext:value-type="float">
            <text:p/>
          </table:table-cell>
          <table:table-cell table:style-name="ce3" table:formula="of:=4.135668E-015*300000000/[.H103]/1000" office:value-type="float" office:value="3.76208524735761" calcext:value-type="float">
            <text:p/>
          </table:table-cell>
          <table:table-cell table:style-name="ce3" table:formula="of:=4.135668E-015*300000000*[.I103]/[.H103]/[.H103]/1000" office:value-type="float" office:value="0.022988084567257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1" office:value-type="float" office:value="1" calcext:value-type="float">
            <text:p>1</text:p>
          </table:table-cell>
          <table:table-cell table:formula="of:=[.B104]/2" office:value-type="float" office:value="55.5" calcext:value-type="float">
            <text:p/>
          </table:table-cell>
          <table:table-cell table:formula="of:=[.C104]/2" office:value-type="float" office:value="0.5" calcext:value-type="float">
            <text:p/>
          </table:table-cell>
          <table:table-cell office:value-type="float" office:value="29" calcext:value-type="float">
            <text:p>29</text:p>
          </table:table-cell>
          <table:table-cell table:style-name="ce1" table:formula="of:=SQRT([.F104])" office:value-type="float" office:value="5.3851648071345" calcext:value-type="float">
            <text:p/>
          </table:table-cell>
          <table:table-cell table:style-name="ce2" table:formula="of:=2*0.0000000002013*SIN([.D104]*PI()/180)" office:value-type="float" office:value="0.000000000331793203539224" calcext:value-type="float">
            <text:p/>
          </table:table-cell>
          <table:table-cell table:style-name="ce2" table:formula="of:=2*0.0000000002013*COS([.D104]*PI()/180)*[.E104]*PI()/180" office:value-type="float" office:value="0.0000000000019899820974935" calcext:value-type="float">
            <text:p/>
          </table:table-cell>
          <table:table-cell table:style-name="ce3" table:formula="of:=4.135668E-015*300000000/[.H104]/1000" office:value-type="float" office:value="3.73937858511116" calcext:value-type="float">
            <text:p/>
          </table:table-cell>
          <table:table-cell table:style-name="ce3" table:formula="of:=4.135668E-015*300000000*[.I104]/[.H104]/[.H104]/1000" office:value-type="float" office:value="0.022427513164060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1" office:value-type="float" office:value="1" calcext:value-type="float">
            <text:p>1</text:p>
          </table:table-cell>
          <table:table-cell table:formula="of:=[.B105]/2" office:value-type="float" office:value="56" calcext:value-type="float">
            <text:p/>
          </table:table-cell>
          <table:table-cell table:formula="of:=[.C105]/2" office:value-type="float" office:value="0.5" calcext:value-type="float">
            <text:p/>
          </table:table-cell>
          <table:table-cell office:value-type="float" office:value="33" calcext:value-type="float">
            <text:p>33</text:p>
          </table:table-cell>
          <table:table-cell table:style-name="ce1" table:formula="of:=SQRT([.F105])" office:value-type="float" office:value="5.74456264653803" calcext:value-type="float">
            <text:p/>
          </table:table-cell>
          <table:table-cell table:style-name="ce2" table:formula="of:=2*0.0000000002013*SIN([.D105]*PI()/180)" office:value-type="float" office:value="0.00000000033377052671066" calcext:value-type="float">
            <text:p/>
          </table:table-cell>
          <table:table-cell table:style-name="ce2" table:formula="of:=2*0.0000000002013*COS([.D105]*PI()/180)*[.E105]*PI()/180" office:value-type="float" office:value="0.00000000000196463914838543" calcext:value-type="float">
            <text:p/>
          </table:table-cell>
          <table:table-cell table:style-name="ce3" table:formula="of:=4.135668E-015*300000000/[.H105]/1000" office:value-type="float" office:value="3.71722576054638" calcext:value-type="float">
            <text:p/>
          </table:table-cell>
          <table:table-cell table:style-name="ce3" table:formula="of:=4.135668E-015*300000000*[.I105]/[.H105]/[.H105]/1000" office:value-type="float" office:value="0.0218803239594821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1" office:value-type="float" office:value="1" calcext:value-type="float">
            <text:p>1</text:p>
          </table:table-cell>
          <table:table-cell table:formula="of:=[.B106]/2" office:value-type="float" office:value="56.5" calcext:value-type="float">
            <text:p/>
          </table:table-cell>
          <table:table-cell table:formula="of:=[.C106]/2" office:value-type="float" office:value="0.5" calcext:value-type="float">
            <text:p/>
          </table:table-cell>
          <table:table-cell office:value-type="float" office:value="23" calcext:value-type="float">
            <text:p>23</text:p>
          </table:table-cell>
          <table:table-cell table:style-name="ce1" table:formula="of:=SQRT([.F106])" office:value-type="float" office:value="4.79583152331272" calcext:value-type="float">
            <text:p/>
          </table:table-cell>
          <table:table-cell table:style-name="ce2" table:formula="of:=2*0.0000000002013*SIN([.D106]*PI()/180)" office:value-type="float" office:value="0.000000000335722431964242" calcext:value-type="float">
            <text:p/>
          </table:table-cell>
          <table:table-cell table:style-name="ce2" table:formula="of:=2*0.0000000002013*COS([.D106]*PI()/180)*[.E106]*PI()/180" office:value-type="float" office:value="0.00000000000193914658439979" calcext:value-type="float">
            <text:p/>
          </table:table-cell>
          <table:table-cell table:style-name="ce3" table:formula="of:=4.135668E-015*300000000/[.H106]/1000" office:value-type="float" office:value="3.69561364351176" calcext:value-type="float">
            <text:p/>
          </table:table-cell>
          <table:table-cell table:style-name="ce3" table:formula="of:=4.135668E-015*300000000*[.I106]/[.H106]/[.H106]/1000" office:value-type="float" office:value="0.0213460165058032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1" office:value-type="float" office:value="1" calcext:value-type="float">
            <text:p>1</text:p>
          </table:table-cell>
          <table:table-cell table:formula="of:=[.B107]/2" office:value-type="float" office:value="57" calcext:value-type="float">
            <text:p/>
          </table:table-cell>
          <table:table-cell table:formula="of:=[.C107]/2" office:value-type="float" office:value="0.5" calcext:value-type="float">
            <text:p/>
          </table:table-cell>
          <table:table-cell office:value-type="float" office:value="27" calcext:value-type="float">
            <text:p>27</text:p>
          </table:table-cell>
          <table:table-cell table:style-name="ce1" table:formula="of:=SQRT([.F107])" office:value-type="float" office:value="5.19615242270663" calcext:value-type="float">
            <text:p/>
          </table:table-cell>
          <table:table-cell table:style-name="ce2" table:formula="of:=2*0.0000000002013*SIN([.D107]*PI()/180)" office:value-type="float" office:value="0.000000000337648770654828" calcext:value-type="float">
            <text:p/>
          </table:table-cell>
          <table:table-cell table:style-name="ce2" table:formula="of:=2*0.0000000002013*COS([.D107]*PI()/180)*[.E107]*PI()/180" office:value-type="float" office:value="0.00000000000191350634689405" calcext:value-type="float">
            <text:p/>
          </table:table-cell>
          <table:table-cell table:style-name="ce3" table:formula="of:=4.135668E-015*300000000/[.H107]/1000" office:value-type="float" office:value="3.67452959355906" calcext:value-type="float">
            <text:p/>
          </table:table-cell>
          <table:table-cell table:style-name="ce3" table:formula="of:=4.135668E-015*300000000*[.I107]/[.H107]/[.H107]/1000" office:value-type="float" office:value="0.0208241116515516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1" office:value-type="float" office:value="1" calcext:value-type="float">
            <text:p>1</text:p>
          </table:table-cell>
          <table:table-cell table:formula="of:=[.B108]/2" office:value-type="float" office:value="57.5" calcext:value-type="float">
            <text:p/>
          </table:table-cell>
          <table:table-cell table:formula="of:=[.C108]/2" office:value-type="float" office:value="0.5" calcext:value-type="float">
            <text:p/>
          </table:table-cell>
          <table:table-cell office:value-type="float" office:value="38" calcext:value-type="float">
            <text:p>38</text:p>
          </table:table-cell>
          <table:table-cell table:style-name="ce1" table:formula="of:=SQRT([.F108])" office:value-type="float" office:value="6.16441400296898" calcext:value-type="float">
            <text:p/>
          </table:table-cell>
          <table:table-cell table:style-name="ce2" table:formula="of:=2*0.0000000002013*SIN([.D108]*PI()/180)" office:value-type="float" office:value="0.000000000339549396084268" calcext:value-type="float">
            <text:p/>
          </table:table-cell>
          <table:table-cell table:style-name="ce2" table:formula="of:=2*0.0000000002013*COS([.D108]*PI()/180)*[.E108]*PI()/180" office:value-type="float" office:value="0.00000000000188772038847154" calcext:value-type="float">
            <text:p/>
          </table:table-cell>
          <table:table-cell table:style-name="ce3" table:formula="of:=4.135668E-015*300000000/[.H108]/1000" office:value-type="float" office:value="3.65396143921307" calcext:value-type="float">
            <text:p/>
          </table:table-cell>
          <table:table-cell table:style-name="ce3" table:formula="of:=4.135668E-015*300000000*[.I108]/[.H108]/[.H108]/1000" office:value-type="float" office:value="0.020314150421223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1" office:value-type="float" office:value="1" calcext:value-type="float">
            <text:p>1</text:p>
          </table:table-cell>
          <table:table-cell table:formula="of:=[.B109]/2" office:value-type="float" office:value="58" calcext:value-type="float">
            <text:p/>
          </table:table-cell>
          <table:table-cell table:formula="of:=[.C109]/2" office:value-type="float" office:value="0.5" calcext:value-type="float">
            <text:p/>
          </table:table-cell>
          <table:table-cell office:value-type="float" office:value="29" calcext:value-type="float">
            <text:p>29</text:p>
          </table:table-cell>
          <table:table-cell table:style-name="ce1" table:formula="of:=SQRT([.F109])" office:value-type="float" office:value="5.3851648071345" calcext:value-type="float">
            <text:p/>
          </table:table-cell>
          <table:table-cell table:style-name="ce2" table:formula="of:=2*0.0000000002013*SIN([.D109]*PI()/180)" office:value-type="float" office:value="0.000000000341424163512577" calcext:value-type="float">
            <text:p/>
          </table:table-cell>
          <table:table-cell table:style-name="ce2" table:formula="of:=2*0.0000000002013*COS([.D109]*PI()/180)*[.E109]*PI()/180" office:value-type="float" office:value="0.00000000000186179067283285" calcext:value-type="float">
            <text:p/>
          </table:table-cell>
          <table:table-cell table:style-name="ce3" table:formula="of:=4.135668E-015*300000000/[.H109]/1000" office:value-type="float" office:value="3.63389745832766" calcext:value-type="float">
            <text:p/>
          </table:table-cell>
          <table:table-cell table:style-name="ce3" table:formula="of:=4.135668E-015*300000000*[.I109]/[.H109]/[.H109]/1000" office:value-type="float" office:value="0.019815692961919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1" office:value-type="float" office:value="1" calcext:value-type="float">
            <text:p>1</text:p>
          </table:table-cell>
          <table:table-cell table:formula="of:=[.B110]/2" office:value-type="float" office:value="58.5" calcext:value-type="float">
            <text:p/>
          </table:table-cell>
          <table:table-cell table:formula="of:=[.C110]/2" office:value-type="float" office:value="0.5" calcext:value-type="float">
            <text:p/>
          </table:table-cell>
          <table:table-cell office:value-type="float" office:value="32" calcext:value-type="float">
            <text:p>32</text:p>
          </table:table-cell>
          <table:table-cell table:style-name="ce1" table:formula="of:=SQRT([.F110])" office:value-type="float" office:value="5.65685424949238" calcext:value-type="float">
            <text:p/>
          </table:table-cell>
          <table:table-cell table:style-name="ce2" table:formula="of:=2*0.0000000002013*SIN([.D110]*PI()/180)" office:value-type="float" office:value="0.000000000343272930168958" calcext:value-type="float">
            <text:p/>
          </table:table-cell>
          <table:table-cell table:style-name="ce2" table:formula="of:=2*0.0000000002013*COS([.D110]*PI()/180)*[.E110]*PI()/180" office:value-type="float" office:value="0.0000000000018357191746262" calcext:value-type="float">
            <text:p/>
          </table:table-cell>
          <table:table-cell table:style-name="ce3" table:formula="of:=4.135668E-015*300000000/[.H110]/1000" office:value-type="float" office:value="3.61432635946368" calcext:value-type="float">
            <text:p/>
          </table:table-cell>
          <table:table-cell table:style-name="ce3" table:formula="of:=4.135668E-015*300000000*[.I110]/[.H110]/[.H110]/1000" office:value-type="float" office:value="0.01932831755233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1" office:value-type="float" office:value="1" calcext:value-type="float">
            <text:p>1</text:p>
          </table:table-cell>
          <table:table-cell table:formula="of:=[.B111]/2" office:value-type="float" office:value="59" calcext:value-type="float">
            <text:p/>
          </table:table-cell>
          <table:table-cell table:formula="of:=[.C111]/2" office:value-type="float" office:value="0.5" calcext:value-type="float">
            <text:p/>
          </table:table-cell>
          <table:table-cell office:value-type="float" office:value="33" calcext:value-type="float">
            <text:p>33</text:p>
          </table:table-cell>
          <table:table-cell table:style-name="ce1" table:formula="of:=SQRT([.F111])" office:value-type="float" office:value="5.74456264653803" calcext:value-type="float">
            <text:p/>
          </table:table-cell>
          <table:table-cell table:style-name="ce2" table:formula="of:=2*0.0000000002013*SIN([.D111]*PI()/180)" office:value-type="float" office:value="0.00000000034509555526267" calcext:value-type="float">
            <text:p/>
          </table:table-cell>
          <table:table-cell table:style-name="ce2" table:formula="of:=2*0.0000000002013*COS([.D111]*PI()/180)*[.E111]*PI()/180" office:value-type="float" office:value="0.00000000000180950787929714" calcext:value-type="float">
            <text:p/>
          </table:table-cell>
          <table:table-cell table:style-name="ce3" table:formula="of:=4.135668E-015*300000000/[.H111]/1000" office:value-type="float" office:value="3.59523726422856" calcext:value-type="float">
            <text:p/>
          </table:table-cell>
          <table:table-cell table:style-name="ce3" table:formula="of:=4.135668E-015*300000000*[.I111]/[.H111]/[.H111]/1000" office:value-type="float" office:value="0.0188516196698404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1" office:value-type="float" office:value="1" calcext:value-type="float">
            <text:p>1</text:p>
          </table:table-cell>
          <table:table-cell table:formula="of:=[.B112]/2" office:value-type="float" office:value="59.5" calcext:value-type="float">
            <text:p/>
          </table:table-cell>
          <table:table-cell table:formula="of:=[.C112]/2" office:value-type="float" office:value="0.5" calcext:value-type="float">
            <text:p/>
          </table:table-cell>
          <table:table-cell office:value-type="float" office:value="39" calcext:value-type="float">
            <text:p>39</text:p>
          </table:table-cell>
          <table:table-cell table:style-name="ce1" table:formula="of:=SQRT([.F112])" office:value-type="float" office:value="6.2449979983984" calcext:value-type="float">
            <text:p/>
          </table:table-cell>
          <table:table-cell table:style-name="ce2" table:formula="of:=2*0.0000000002013*SIN([.D112]*PI()/180)" office:value-type="float" office:value="0.000000000346891899993758" calcext:value-type="float">
            <text:p/>
          </table:table-cell>
          <table:table-cell table:style-name="ce2" table:formula="of:=2*0.0000000002013*COS([.D112]*PI()/180)*[.E112]*PI()/180" office:value-type="float" office:value="0.00000000000178315878293726" calcext:value-type="float">
            <text:p/>
          </table:table-cell>
          <table:table-cell table:style-name="ce3" table:formula="of:=4.135668E-015*300000000/[.H112]/1000" office:value-type="float" office:value="3.57661969052124" calcext:value-type="float">
            <text:p/>
          </table:table-cell>
          <table:table-cell table:style-name="ce3" table:formula="of:=4.135668E-015*300000000*[.I112]/[.H112]/[.H112]/1000" office:value-type="float" office:value="0.0183852111118595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  <table:table-cell table:formula="of:=[.B113]/2" office:value-type="float" office:value="60" calcext:value-type="float">
            <text:p/>
          </table:table-cell>
          <table:table-cell table:formula="of:=[.C113]/2" office:value-type="float" office:value="0.5" calcext:value-type="float">
            <text:p/>
          </table:table-cell>
          <table:table-cell office:value-type="float" office:value="38" calcext:value-type="float">
            <text:p>38</text:p>
          </table:table-cell>
          <table:table-cell table:style-name="ce1" table:formula="of:=SQRT([.F113])" office:value-type="float" office:value="6.16441400296898" calcext:value-type="float">
            <text:p/>
          </table:table-cell>
          <table:table-cell table:style-name="ce2" table:formula="of:=2*0.0000000002013*SIN([.D113]*PI()/180)" office:value-type="float" office:value="0.000000000348661827563615" calcext:value-type="float">
            <text:p/>
          </table:table-cell>
          <table:table-cell table:style-name="ce2" table:formula="of:=2*0.0000000002013*COS([.D113]*PI()/180)*[.E113]*PI()/180" office:value-type="float" office:value="0.00000000000175667389213229" calcext:value-type="float">
            <text:p/>
          </table:table-cell>
          <table:table-cell table:style-name="ce3" table:formula="of:=4.135668E-015*300000000/[.H113]/1000" office:value-type="float" office:value="3.55846353663028" calcext:value-type="float">
            <text:p/>
          </table:table-cell>
          <table:table-cell table:style-name="ce3" table:formula="of:=4.135668E-015*300000000*[.I113]/[.H113]/[.H113]/1000" office:value-type="float" office:value="0.0179287191677518" calcext:value-type="float">
            <text:p/>
          </table:table-cell>
          <table:table-cell table:number-columns-repeated="2"/>
          <table:table-cell table:style-name="ce6"/>
          <table:table-cell/>
          <table:table-cell table:style-name="ce1" table:number-columns-repeated="2"/>
        </table:table-row>
        <table:table-row table:style-name="ro1" table:number-rows-repeated="104846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pplemental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2theta</text:p>
          </table:table-cell>
          <table:table-cell office:value-type="string" calcext:value-type="string">
            <text:p>u(2theta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u(theta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(count)</text:p>
          </table:table-cell>
          <table:table-cell office:value-type="string" calcext:value-type="string">
            <text:p>wavelength</text:p>
          </table:table-cell>
          <table:table-cell table:style-name="ce2" office:value-type="string" calcext:value-type="string">
            <text:p>u(wave)</text:p>
          </table:table-cell>
          <table:table-cell table:style-name="ce3" office:value-type="string" calcext:value-type="string">
            <text:p>Energy (keV)</text:p>
          </table:table-cell>
          <table:table-cell table:style-name="ce3" office:value-type="string" calcext:value-type="string">
            <text:p>u(Energy)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table:formula="of:=[.A3]/2" office:value-type="float" office:value="18.75" calcext:value-type="float">
            <text:p/>
          </table:table-cell>
          <table:table-cell table:formula="of:=[.B3]/2" office:value-type="float" office:value="0.5" calcext:value-type="float">
            <text:p/>
          </table:table-cell>
          <table:table-cell office:value-type="float" office:value="269" calcext:value-type="float">
            <text:p>269</text:p>
          </table:table-cell>
          <table:table-cell table:formula="of:=SQRT([.E3])" office:value-type="float" office:value="16.4012194668567" calcext:value-type="float">
            <text:p/>
          </table:table-cell>
          <table:table-cell table:formula="of:=2*0.0000000002013*SIN([.C3]*PI()/180)" office:value-type="float" office:value="0.000000000129411528731053" calcext:value-type="float">
            <text:p/>
          </table:table-cell>
          <table:table-cell table:formula="of:=2*0.0000000002013*COS([.C3]*PI()/180)*[.D3]*PI()/180" office:value-type="float" office:value="0.00000000000332689487231501" calcext:value-type="float">
            <text:p/>
          </table:table-cell>
          <table:table-cell table:formula="of:=4.135668E-015*300000000/[.G3]/1000" office:value-type="float" office:value="9.58724784542545" calcext:value-type="float">
            <text:p/>
          </table:table-cell>
          <table:table-cell table:formula="of:=4.135668E-015*300000000*[.H3]/[.G3]/[.G3]/1000" office:value-type="float" office:value="0.246467729802078" calcext:value-type="float">
            <text:p/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table:formula="of:=[.A4]/2" office:value-type="float" office:value="18.75" calcext:value-type="float">
            <text:p/>
          </table:table-cell>
          <table:table-cell table:formula="of:=[.B4]/2" office:value-type="float" office:value="0.5" calcext:value-type="float">
            <text:p/>
          </table:table-cell>
          <table:table-cell office:value-type="float" office:value="295" calcext:value-type="float">
            <text:p>295</text:p>
          </table:table-cell>
          <table:table-cell table:formula="of:=SQRT([.E4])" office:value-type="float" office:value="17.1755640373177" calcext:value-type="float">
            <text:p/>
          </table:table-cell>
          <table:table-cell table:formula="of:=2*0.0000000002013*SIN([.C4]*PI()/180)" office:value-type="float" office:value="0.000000000129411528731053" calcext:value-type="float">
            <text:p/>
          </table:table-cell>
          <table:table-cell table:formula="of:=2*0.0000000002013*COS([.C4]*PI()/180)*[.D4]*PI()/180" office:value-type="float" office:value="0.00000000000332689487231501" calcext:value-type="float">
            <text:p/>
          </table:table-cell>
          <table:table-cell table:formula="of:=4.135668E-015*300000000/[.G4]/1000" office:value-type="float" office:value="9.58724784542545" calcext:value-type="float">
            <text:p/>
          </table:table-cell>
          <table:table-cell table:formula="of:=4.135668E-015*300000000*[.H4]/[.G4]/[.G4]/1000" office:value-type="float" office:value="0.246467729802078" calcext:value-type="float">
            <text:p/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table:formula="of:=[.A5]/2" office:value-type="float" office:value="18.75" calcext:value-type="float">
            <text:p/>
          </table:table-cell>
          <table:table-cell table:formula="of:=[.B5]/2" office:value-type="float" office:value="0.5" calcext:value-type="float">
            <text:p/>
          </table:table-cell>
          <table:table-cell office:value-type="float" office:value="239" calcext:value-type="float">
            <text:p>239</text:p>
          </table:table-cell>
          <table:table-cell table:formula="of:=SQRT([.E5])" office:value-type="float" office:value="15.4596248337403" calcext:value-type="float">
            <text:p/>
          </table:table-cell>
          <table:table-cell table:formula="of:=2*0.0000000002013*SIN([.C5]*PI()/180)" office:value-type="float" office:value="0.000000000129411528731053" calcext:value-type="float">
            <text:p/>
          </table:table-cell>
          <table:table-cell table:formula="of:=2*0.0000000002013*COS([.C5]*PI()/180)*[.D5]*PI()/180" office:value-type="float" office:value="0.00000000000332689487231501" calcext:value-type="float">
            <text:p/>
          </table:table-cell>
          <table:table-cell table:formula="of:=4.135668E-015*300000000/[.G5]/1000" office:value-type="float" office:value="9.58724784542545" calcext:value-type="float">
            <text:p/>
          </table:table-cell>
          <table:table-cell table:formula="of:=4.135668E-015*300000000*[.H5]/[.G5]/[.G5]/1000" office:value-type="float" office:value="0.246467729802078" calcext:value-type="float">
            <text:p/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table:formula="of:=[.A6]/2" office:value-type="float" office:value="18.75" calcext:value-type="float">
            <text:p/>
          </table:table-cell>
          <table:table-cell table:formula="of:=[.B6]/2" office:value-type="float" office:value="0.5" calcext:value-type="float">
            <text:p/>
          </table:table-cell>
          <table:table-cell office:value-type="float" office:value="287" calcext:value-type="float">
            <text:p>287</text:p>
          </table:table-cell>
          <table:table-cell table:formula="of:=SQRT([.E6])" office:value-type="float" office:value="16.9410743460974" calcext:value-type="float">
            <text:p/>
          </table:table-cell>
          <table:table-cell table:formula="of:=2*0.0000000002013*SIN([.C6]*PI()/180)" office:value-type="float" office:value="0.000000000129411528731053" calcext:value-type="float">
            <text:p/>
          </table:table-cell>
          <table:table-cell table:formula="of:=2*0.0000000002013*COS([.C6]*PI()/180)*[.D6]*PI()/180" office:value-type="float" office:value="0.00000000000332689487231501" calcext:value-type="float">
            <text:p/>
          </table:table-cell>
          <table:table-cell table:formula="of:=4.135668E-015*300000000/[.G6]/1000" office:value-type="float" office:value="9.58724784542545" calcext:value-type="float">
            <text:p/>
          </table:table-cell>
          <table:table-cell table:formula="of:=4.135668E-015*300000000*[.H6]/[.G6]/[.G6]/1000" office:value-type="float" office:value="0.246467729802078" calcext:value-type="float">
            <text:p/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table:formula="of:=[.A7]/2" office:value-type="float" office:value="18.75" calcext:value-type="float">
            <text:p/>
          </table:table-cell>
          <table:table-cell table:formula="of:=[.B7]/2" office:value-type="float" office:value="0.5" calcext:value-type="float">
            <text:p/>
          </table:table-cell>
          <table:table-cell office:value-type="float" office:value="279" calcext:value-type="float">
            <text:p>279</text:p>
          </table:table-cell>
          <table:table-cell table:formula="of:=SQRT([.E7])" office:value-type="float" office:value="16.7032930884901" calcext:value-type="float">
            <text:p/>
          </table:table-cell>
          <table:table-cell table:formula="of:=2*0.0000000002013*SIN([.C7]*PI()/180)" office:value-type="float" office:value="0.000000000129411528731053" calcext:value-type="float">
            <text:p/>
          </table:table-cell>
          <table:table-cell table:formula="of:=2*0.0000000002013*COS([.C7]*PI()/180)*[.D7]*PI()/180" office:value-type="float" office:value="0.00000000000332689487231501" calcext:value-type="float">
            <text:p/>
          </table:table-cell>
          <table:table-cell table:formula="of:=4.135668E-015*300000000/[.G7]/1000" office:value-type="float" office:value="9.58724784542545" calcext:value-type="float">
            <text:p/>
          </table:table-cell>
          <table:table-cell table:formula="of:=4.135668E-015*300000000*[.H7]/[.G7]/[.G7]/1000" office:value-type="float" office:value="0.246467729802078" calcext:value-type="float">
            <text:p/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table:formula="of:=[.A8]/2" office:value-type="float" office:value="18.875" calcext:value-type="float">
            <text:p/>
          </table:table-cell>
          <table:table-cell table:formula="of:=[.B8]/2" office:value-type="float" office:value="0.5" calcext:value-type="float">
            <text:p/>
          </table:table-cell>
          <table:table-cell office:value-type="float" office:value="271" calcext:value-type="float">
            <text:p>271</text:p>
          </table:table-cell>
          <table:table-cell table:formula="of:=SQRT([.E8])" office:value-type="float" office:value="16.4620776331543" calcext:value-type="float">
            <text:p/>
          </table:table-cell>
          <table:table-cell table:formula="of:=2*0.0000000002013*SIN([.C8]*PI()/180)" office:value-type="float" office:value="0.00000000013024294381286" calcext:value-type="float">
            <text:p/>
          </table:table-cell>
          <table:table-cell table:formula="of:=2*0.0000000002013*COS([.C8]*PI()/180)*[.D8]*PI()/180" office:value-type="float" office:value="0.00000000000332442314397643" calcext:value-type="float">
            <text:p/>
          </table:table-cell>
          <table:table-cell table:formula="of:=4.135668E-015*300000000/[.G8]/1000" office:value-type="float" office:value="9.52604696790875" calcext:value-type="float">
            <text:p/>
          </table:table-cell>
          <table:table-cell table:formula="of:=4.135668E-015*300000000*[.H8]/[.G8]/[.G8]/1000" office:value-type="float" office:value="0.243150301149716" calcext:value-type="float">
            <text:p/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table:formula="of:=[.A9]/2" office:value-type="float" office:value="18.875" calcext:value-type="float">
            <text:p/>
          </table:table-cell>
          <table:table-cell table:formula="of:=[.B9]/2" office:value-type="float" office:value="0.5" calcext:value-type="float">
            <text:p/>
          </table:table-cell>
          <table:table-cell office:value-type="float" office:value="259" calcext:value-type="float">
            <text:p>259</text:p>
          </table:table-cell>
          <table:table-cell table:formula="of:=SQRT([.E9])" office:value-type="float" office:value="16.0934769394311" calcext:value-type="float">
            <text:p/>
          </table:table-cell>
          <table:table-cell table:formula="of:=2*0.0000000002013*SIN([.C9]*PI()/180)" office:value-type="float" office:value="0.00000000013024294381286" calcext:value-type="float">
            <text:p/>
          </table:table-cell>
          <table:table-cell table:formula="of:=2*0.0000000002013*COS([.C9]*PI()/180)*[.D9]*PI()/180" office:value-type="float" office:value="0.00000000000332442314397643" calcext:value-type="float">
            <text:p/>
          </table:table-cell>
          <table:table-cell table:formula="of:=4.135668E-015*300000000/[.G9]/1000" office:value-type="float" office:value="9.52604696790875" calcext:value-type="float">
            <text:p/>
          </table:table-cell>
          <table:table-cell table:formula="of:=4.135668E-015*300000000*[.H9]/[.G9]/[.G9]/1000" office:value-type="float" office:value="0.243150301149716" calcext:value-type="float">
            <text:p/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table:formula="of:=[.A10]/2" office:value-type="float" office:value="18.875" calcext:value-type="float">
            <text:p/>
          </table:table-cell>
          <table:table-cell table:formula="of:=[.B10]/2" office:value-type="float" office:value="0.5" calcext:value-type="float">
            <text:p/>
          </table:table-cell>
          <table:table-cell office:value-type="float" office:value="244" calcext:value-type="float">
            <text:p>244</text:p>
          </table:table-cell>
          <table:table-cell table:formula="of:=SQRT([.E10])" office:value-type="float" office:value="15.6204993518133" calcext:value-type="float">
            <text:p/>
          </table:table-cell>
          <table:table-cell table:formula="of:=2*0.0000000002013*SIN([.C10]*PI()/180)" office:value-type="float" office:value="0.00000000013024294381286" calcext:value-type="float">
            <text:p/>
          </table:table-cell>
          <table:table-cell table:formula="of:=2*0.0000000002013*COS([.C10]*PI()/180)*[.D10]*PI()/180" office:value-type="float" office:value="0.00000000000332442314397643" calcext:value-type="float">
            <text:p/>
          </table:table-cell>
          <table:table-cell table:formula="of:=4.135668E-015*300000000/[.G10]/1000" office:value-type="float" office:value="9.52604696790875" calcext:value-type="float">
            <text:p/>
          </table:table-cell>
          <table:table-cell table:formula="of:=4.135668E-015*300000000*[.H10]/[.G10]/[.G10]/1000" office:value-type="float" office:value="0.243150301149716" calcext:value-type="float">
            <text:p/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table:formula="of:=[.A11]/2" office:value-type="float" office:value="18.875" calcext:value-type="float">
            <text:p/>
          </table:table-cell>
          <table:table-cell table:formula="of:=[.B11]/2" office:value-type="float" office:value="0.5" calcext:value-type="float">
            <text:p/>
          </table:table-cell>
          <table:table-cell office:value-type="float" office:value="272" calcext:value-type="float">
            <text:p>272</text:p>
          </table:table-cell>
          <table:table-cell table:formula="of:=SQRT([.E11])" office:value-type="float" office:value="16.4924225024706" calcext:value-type="float">
            <text:p/>
          </table:table-cell>
          <table:table-cell table:formula="of:=2*0.0000000002013*SIN([.C11]*PI()/180)" office:value-type="float" office:value="0.00000000013024294381286" calcext:value-type="float">
            <text:p/>
          </table:table-cell>
          <table:table-cell table:formula="of:=2*0.0000000002013*COS([.C11]*PI()/180)*[.D11]*PI()/180" office:value-type="float" office:value="0.00000000000332442314397643" calcext:value-type="float">
            <text:p/>
          </table:table-cell>
          <table:table-cell table:formula="of:=4.135668E-015*300000000/[.G11]/1000" office:value-type="float" office:value="9.52604696790875" calcext:value-type="float">
            <text:p/>
          </table:table-cell>
          <table:table-cell table:formula="of:=4.135668E-015*300000000*[.H11]/[.G11]/[.G11]/1000" office:value-type="float" office:value="0.243150301149716" calcext:value-type="float">
            <text:p/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table:formula="of:=[.A12]/2" office:value-type="float" office:value="18.875" calcext:value-type="float">
            <text:p/>
          </table:table-cell>
          <table:table-cell table:formula="of:=[.B12]/2" office:value-type="float" office:value="0.5" calcext:value-type="float">
            <text:p/>
          </table:table-cell>
          <table:table-cell office:value-type="float" office:value="258" calcext:value-type="float">
            <text:p>258</text:p>
          </table:table-cell>
          <table:table-cell table:formula="of:=SQRT([.E12])" office:value-type="float" office:value="16.062378404209" calcext:value-type="float">
            <text:p/>
          </table:table-cell>
          <table:table-cell table:formula="of:=2*0.0000000002013*SIN([.C12]*PI()/180)" office:value-type="float" office:value="0.00000000013024294381286" calcext:value-type="float">
            <text:p/>
          </table:table-cell>
          <table:table-cell table:formula="of:=2*0.0000000002013*COS([.C12]*PI()/180)*[.D12]*PI()/180" office:value-type="float" office:value="0.00000000000332442314397643" calcext:value-type="float">
            <text:p/>
          </table:table-cell>
          <table:table-cell table:formula="of:=4.135668E-015*300000000/[.G12]/1000" office:value-type="float" office:value="9.52604696790875" calcext:value-type="float">
            <text:p/>
          </table:table-cell>
          <table:table-cell table:formula="of:=4.135668E-015*300000000*[.H12]/[.G12]/[.G12]/1000" office:value-type="float" office:value="0.243150301149716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A13]/2" office:value-type="float" office:value="19" calcext:value-type="float">
            <text:p/>
          </table:table-cell>
          <table:table-cell table:formula="of:=[.B13]/2" office:value-type="float" office:value="0.5" calcext:value-type="float">
            <text:p/>
          </table:table-cell>
          <table:table-cell office:value-type="float" office:value="255" calcext:value-type="float">
            <text:p>255</text:p>
          </table:table-cell>
          <table:table-cell table:formula="of:=SQRT([.E13])" office:value-type="float" office:value="15.9687194226713" calcext:value-type="float">
            <text:p/>
          </table:table-cell>
          <table:table-cell table:formula="of:=2*0.0000000002013*SIN([.C13]*PI()/180)" office:value-type="float" office:value="0.000000000131073738984451" calcext:value-type="float">
            <text:p/>
          </table:table-cell>
          <table:table-cell table:formula="of:=2*0.0000000002013*COS([.C13]*PI()/180)*[.D13]*PI()/180" office:value-type="float" office:value="0.00000000000332193559256287" calcext:value-type="float">
            <text:p/>
          </table:table-cell>
          <table:table-cell table:formula="of:=4.135668E-015*300000000/[.G13]/1000" office:value-type="float" office:value="9.46566726190041" calcext:value-type="float">
            <text:p/>
          </table:table-cell>
          <table:table-cell table:formula="of:=4.135668E-015*300000000*[.H13]/[.G13]/[.G13]/1000" office:value-type="float" office:value="0.239898069806296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A14]/2" office:value-type="float" office:value="19" calcext:value-type="float">
            <text:p/>
          </table:table-cell>
          <table:table-cell table:formula="of:=[.B14]/2" office:value-type="float" office:value="0.5" calcext:value-type="float">
            <text:p/>
          </table:table-cell>
          <table:table-cell office:value-type="float" office:value="263" calcext:value-type="float">
            <text:p>263</text:p>
          </table:table-cell>
          <table:table-cell table:formula="of:=SQRT([.E14])" office:value-type="float" office:value="16.2172747402269" calcext:value-type="float">
            <text:p/>
          </table:table-cell>
          <table:table-cell table:formula="of:=2*0.0000000002013*SIN([.C14]*PI()/180)" office:value-type="float" office:value="0.000000000131073738984451" calcext:value-type="float">
            <text:p/>
          </table:table-cell>
          <table:table-cell table:formula="of:=2*0.0000000002013*COS([.C14]*PI()/180)*[.D14]*PI()/180" office:value-type="float" office:value="0.00000000000332193559256287" calcext:value-type="float">
            <text:p/>
          </table:table-cell>
          <table:table-cell table:formula="of:=4.135668E-015*300000000/[.G14]/1000" office:value-type="float" office:value="9.46566726190041" calcext:value-type="float">
            <text:p/>
          </table:table-cell>
          <table:table-cell table:formula="of:=4.135668E-015*300000000*[.H14]/[.G14]/[.G14]/1000" office:value-type="float" office:value="0.239898069806296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A15]/2" office:value-type="float" office:value="19" calcext:value-type="float">
            <text:p/>
          </table:table-cell>
          <table:table-cell table:formula="of:=[.B15]/2" office:value-type="float" office:value="0.5" calcext:value-type="float">
            <text:p/>
          </table:table-cell>
          <table:table-cell office:value-type="float" office:value="298" calcext:value-type="float">
            <text:p>298</text:p>
          </table:table-cell>
          <table:table-cell table:formula="of:=SQRT([.E15])" office:value-type="float" office:value="17.2626765016321" calcext:value-type="float">
            <text:p/>
          </table:table-cell>
          <table:table-cell table:formula="of:=2*0.0000000002013*SIN([.C15]*PI()/180)" office:value-type="float" office:value="0.000000000131073738984451" calcext:value-type="float">
            <text:p/>
          </table:table-cell>
          <table:table-cell table:formula="of:=2*0.0000000002013*COS([.C15]*PI()/180)*[.D15]*PI()/180" office:value-type="float" office:value="0.00000000000332193559256287" calcext:value-type="float">
            <text:p/>
          </table:table-cell>
          <table:table-cell table:formula="of:=4.135668E-015*300000000/[.G15]/1000" office:value-type="float" office:value="9.46566726190041" calcext:value-type="float">
            <text:p/>
          </table:table-cell>
          <table:table-cell table:formula="of:=4.135668E-015*300000000*[.H15]/[.G15]/[.G15]/1000" office:value-type="float" office:value="0.239898069806296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A16]/2" office:value-type="float" office:value="19" calcext:value-type="float">
            <text:p/>
          </table:table-cell>
          <table:table-cell table:formula="of:=[.B16]/2" office:value-type="float" office:value="0.5" calcext:value-type="float">
            <text:p/>
          </table:table-cell>
          <table:table-cell office:value-type="float" office:value="263" calcext:value-type="float">
            <text:p>263</text:p>
          </table:table-cell>
          <table:table-cell table:formula="of:=SQRT([.E16])" office:value-type="float" office:value="16.2172747402269" calcext:value-type="float">
            <text:p/>
          </table:table-cell>
          <table:table-cell table:formula="of:=2*0.0000000002013*SIN([.C16]*PI()/180)" office:value-type="float" office:value="0.000000000131073738984451" calcext:value-type="float">
            <text:p/>
          </table:table-cell>
          <table:table-cell table:formula="of:=2*0.0000000002013*COS([.C16]*PI()/180)*[.D16]*PI()/180" office:value-type="float" office:value="0.00000000000332193559256287" calcext:value-type="float">
            <text:p/>
          </table:table-cell>
          <table:table-cell table:formula="of:=4.135668E-015*300000000/[.G16]/1000" office:value-type="float" office:value="9.46566726190041" calcext:value-type="float">
            <text:p/>
          </table:table-cell>
          <table:table-cell table:formula="of:=4.135668E-015*300000000*[.H16]/[.G16]/[.G16]/1000" office:value-type="float" office:value="0.239898069806296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A17]/2" office:value-type="float" office:value="19" calcext:value-type="float">
            <text:p/>
          </table:table-cell>
          <table:table-cell table:formula="of:=[.B17]/2" office:value-type="float" office:value="0.5" calcext:value-type="float">
            <text:p/>
          </table:table-cell>
          <table:table-cell office:value-type="float" office:value="267" calcext:value-type="float">
            <text:p>267</text:p>
          </table:table-cell>
          <table:table-cell table:formula="of:=SQRT([.E17])" office:value-type="float" office:value="16.3401346383682" calcext:value-type="float">
            <text:p/>
          </table:table-cell>
          <table:table-cell table:formula="of:=2*0.0000000002013*SIN([.C17]*PI()/180)" office:value-type="float" office:value="0.000000000131073738984451" calcext:value-type="float">
            <text:p/>
          </table:table-cell>
          <table:table-cell table:formula="of:=2*0.0000000002013*COS([.C17]*PI()/180)*[.D17]*PI()/180" office:value-type="float" office:value="0.00000000000332193559256287" calcext:value-type="float">
            <text:p/>
          </table:table-cell>
          <table:table-cell table:formula="of:=4.135668E-015*300000000/[.G17]/1000" office:value-type="float" office:value="9.46566726190041" calcext:value-type="float">
            <text:p/>
          </table:table-cell>
          <table:table-cell table:formula="of:=4.135668E-015*300000000*[.H17]/[.G17]/[.G17]/1000" office:value-type="float" office:value="0.239898069806296" calcext:value-type="float">
            <text:p/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" calcext:value-type="float">
            <text:p>1</text:p>
          </table:table-cell>
          <table:table-cell table:formula="of:=[.A18]/2" office:value-type="float" office:value="19.125" calcext:value-type="float">
            <text:p/>
          </table:table-cell>
          <table:table-cell table:formula="of:=[.B18]/2" office:value-type="float" office:value="0.5" calcext:value-type="float">
            <text:p/>
          </table:table-cell>
          <table:table-cell office:value-type="float" office:value="272" calcext:value-type="float">
            <text:p>272</text:p>
          </table:table-cell>
          <table:table-cell table:formula="of:=SQRT([.E18])" office:value-type="float" office:value="16.4924225024706" calcext:value-type="float">
            <text:p/>
          </table:table-cell>
          <table:table-cell table:formula="of:=2*0.0000000002013*SIN([.C18]*PI()/180)" office:value-type="float" office:value="0.000000000131903910291538" calcext:value-type="float">
            <text:p/>
          </table:table-cell>
          <table:table-cell table:formula="of:=2*0.0000000002013*COS([.C18]*PI()/180)*[.D18]*PI()/180" office:value-type="float" office:value="0.00000000000331943222991419" calcext:value-type="float">
            <text:p/>
          </table:table-cell>
          <table:table-cell table:formula="of:=4.135668E-015*300000000/[.G18]/1000" office:value-type="float" office:value="9.40609264166444" calcext:value-type="float">
            <text:p/>
          </table:table-cell>
          <table:table-cell table:formula="of:=4.135668E-015*300000000*[.H18]/[.G18]/[.G18]/1000" office:value-type="float" office:value="0.236709336389573" calcext:value-type="float">
            <text:p/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" calcext:value-type="float">
            <text:p>1</text:p>
          </table:table-cell>
          <table:table-cell table:formula="of:=[.A19]/2" office:value-type="float" office:value="19.125" calcext:value-type="float">
            <text:p/>
          </table:table-cell>
          <table:table-cell table:formula="of:=[.B19]/2" office:value-type="float" office:value="0.5" calcext:value-type="float">
            <text:p/>
          </table:table-cell>
          <table:table-cell office:value-type="float" office:value="272" calcext:value-type="float">
            <text:p>272</text:p>
          </table:table-cell>
          <table:table-cell table:formula="of:=SQRT([.E19])" office:value-type="float" office:value="16.4924225024706" calcext:value-type="float">
            <text:p/>
          </table:table-cell>
          <table:table-cell table:formula="of:=2*0.0000000002013*SIN([.C19]*PI()/180)" office:value-type="float" office:value="0.000000000131903910291538" calcext:value-type="float">
            <text:p/>
          </table:table-cell>
          <table:table-cell table:formula="of:=2*0.0000000002013*COS([.C19]*PI()/180)*[.D19]*PI()/180" office:value-type="float" office:value="0.00000000000331943222991419" calcext:value-type="float">
            <text:p/>
          </table:table-cell>
          <table:table-cell table:formula="of:=4.135668E-015*300000000/[.G19]/1000" office:value-type="float" office:value="9.40609264166444" calcext:value-type="float">
            <text:p/>
          </table:table-cell>
          <table:table-cell table:formula="of:=4.135668E-015*300000000*[.H19]/[.G19]/[.G19]/1000" office:value-type="float" office:value="0.236709336389573" calcext:value-type="float">
            <text:p/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" calcext:value-type="float">
            <text:p>1</text:p>
          </table:table-cell>
          <table:table-cell table:formula="of:=[.A20]/2" office:value-type="float" office:value="19.125" calcext:value-type="float">
            <text:p/>
          </table:table-cell>
          <table:table-cell table:formula="of:=[.B20]/2" office:value-type="float" office:value="0.5" calcext:value-type="float">
            <text:p/>
          </table:table-cell>
          <table:table-cell office:value-type="float" office:value="282" calcext:value-type="float">
            <text:p>282</text:p>
          </table:table-cell>
          <table:table-cell table:formula="of:=SQRT([.E20])" office:value-type="float" office:value="16.7928556237467" calcext:value-type="float">
            <text:p/>
          </table:table-cell>
          <table:table-cell table:formula="of:=2*0.0000000002013*SIN([.C20]*PI()/180)" office:value-type="float" office:value="0.000000000131903910291538" calcext:value-type="float">
            <text:p/>
          </table:table-cell>
          <table:table-cell table:formula="of:=2*0.0000000002013*COS([.C20]*PI()/180)*[.D20]*PI()/180" office:value-type="float" office:value="0.00000000000331943222991419" calcext:value-type="float">
            <text:p/>
          </table:table-cell>
          <table:table-cell table:formula="of:=4.135668E-015*300000000/[.G20]/1000" office:value-type="float" office:value="9.40609264166444" calcext:value-type="float">
            <text:p/>
          </table:table-cell>
          <table:table-cell table:formula="of:=4.135668E-015*300000000*[.H20]/[.G20]/[.G20]/1000" office:value-type="float" office:value="0.236709336389573" calcext:value-type="float">
            <text:p/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" calcext:value-type="float">
            <text:p>1</text:p>
          </table:table-cell>
          <table:table-cell table:formula="of:=[.A21]/2" office:value-type="float" office:value="19.125" calcext:value-type="float">
            <text:p/>
          </table:table-cell>
          <table:table-cell table:formula="of:=[.B21]/2" office:value-type="float" office:value="0.5" calcext:value-type="float">
            <text:p/>
          </table:table-cell>
          <table:table-cell office:value-type="float" office:value="265" calcext:value-type="float">
            <text:p>265</text:p>
          </table:table-cell>
          <table:table-cell table:formula="of:=SQRT([.E21])" office:value-type="float" office:value="16.2788205960997" calcext:value-type="float">
            <text:p/>
          </table:table-cell>
          <table:table-cell table:formula="of:=2*0.0000000002013*SIN([.C21]*PI()/180)" office:value-type="float" office:value="0.000000000131903910291538" calcext:value-type="float">
            <text:p/>
          </table:table-cell>
          <table:table-cell table:formula="of:=2*0.0000000002013*COS([.C21]*PI()/180)*[.D21]*PI()/180" office:value-type="float" office:value="0.00000000000331943222991419" calcext:value-type="float">
            <text:p/>
          </table:table-cell>
          <table:table-cell table:formula="of:=4.135668E-015*300000000/[.G21]/1000" office:value-type="float" office:value="9.40609264166444" calcext:value-type="float">
            <text:p/>
          </table:table-cell>
          <table:table-cell table:formula="of:=4.135668E-015*300000000*[.H21]/[.G21]/[.G21]/1000" office:value-type="float" office:value="0.236709336389573" calcext:value-type="float">
            <text:p/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" calcext:value-type="float">
            <text:p>1</text:p>
          </table:table-cell>
          <table:table-cell table:formula="of:=[.A22]/2" office:value-type="float" office:value="19.125" calcext:value-type="float">
            <text:p/>
          </table:table-cell>
          <table:table-cell table:formula="of:=[.B22]/2" office:value-type="float" office:value="0.5" calcext:value-type="float">
            <text:p/>
          </table:table-cell>
          <table:table-cell office:value-type="float" office:value="281" calcext:value-type="float">
            <text:p>281</text:p>
          </table:table-cell>
          <table:table-cell table:formula="of:=SQRT([.E22])" office:value-type="float" office:value="16.7630546142402" calcext:value-type="float">
            <text:p/>
          </table:table-cell>
          <table:table-cell table:formula="of:=2*0.0000000002013*SIN([.C22]*PI()/180)" office:value-type="float" office:value="0.000000000131903910291538" calcext:value-type="float">
            <text:p/>
          </table:table-cell>
          <table:table-cell table:formula="of:=2*0.0000000002013*COS([.C22]*PI()/180)*[.D22]*PI()/180" office:value-type="float" office:value="0.00000000000331943222991419" calcext:value-type="float">
            <text:p/>
          </table:table-cell>
          <table:table-cell table:formula="of:=4.135668E-015*300000000/[.G22]/1000" office:value-type="float" office:value="9.40609264166444" calcext:value-type="float">
            <text:p/>
          </table:table-cell>
          <table:table-cell table:formula="of:=4.135668E-015*300000000*[.H22]/[.G22]/[.G22]/1000" office:value-type="float" office:value="0.236709336389573" calcext:value-type="float">
            <text:p/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table:formula="of:=[.A23]/2" office:value-type="float" office:value="19.25" calcext:value-type="float">
            <text:p/>
          </table:table-cell>
          <table:table-cell table:formula="of:=[.B23]/2" office:value-type="float" office:value="0.5" calcext:value-type="float">
            <text:p/>
          </table:table-cell>
          <table:table-cell office:value-type="float" office:value="287" calcext:value-type="float">
            <text:p>287</text:p>
          </table:table-cell>
          <table:table-cell table:formula="of:=SQRT([.E23])" office:value-type="float" office:value="16.9410743460974" calcext:value-type="float">
            <text:p/>
          </table:table-cell>
          <table:table-cell table:formula="of:=2*0.0000000002013*SIN([.C23]*PI()/180)" office:value-type="float" office:value="0.000000000132733453782798" calcext:value-type="float">
            <text:p/>
          </table:table-cell>
          <table:table-cell table:formula="of:=2*0.0000000002013*COS([.C23]*PI()/180)*[.D23]*PI()/180" office:value-type="float" office:value="0.00000000000331691306794551" calcext:value-type="float">
            <text:p/>
          </table:table-cell>
          <table:table-cell table:formula="of:=4.135668E-015*300000000/[.G23]/1000" office:value-type="float" office:value="9.34730743939092" calcext:value-type="float">
            <text:p/>
          </table:table-cell>
          <table:table-cell table:formula="of:=4.135668E-015*300000000*[.H23]/[.G23]/[.G23]/1000" office:value-type="float" office:value="0.233582456511337" calcext:value-type="float">
            <text:p/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table:formula="of:=[.A24]/2" office:value-type="float" office:value="19.25" calcext:value-type="float">
            <text:p/>
          </table:table-cell>
          <table:table-cell table:formula="of:=[.B24]/2" office:value-type="float" office:value="0.5" calcext:value-type="float">
            <text:p/>
          </table:table-cell>
          <table:table-cell office:value-type="float" office:value="286" calcext:value-type="float">
            <text:p>286</text:p>
          </table:table-cell>
          <table:table-cell table:formula="of:=SQRT([.E24])" office:value-type="float" office:value="16.9115345252878" calcext:value-type="float">
            <text:p/>
          </table:table-cell>
          <table:table-cell table:formula="of:=2*0.0000000002013*SIN([.C24]*PI()/180)" office:value-type="float" office:value="0.000000000132733453782798" calcext:value-type="float">
            <text:p/>
          </table:table-cell>
          <table:table-cell table:formula="of:=2*0.0000000002013*COS([.C24]*PI()/180)*[.D24]*PI()/180" office:value-type="float" office:value="0.00000000000331691306794551" calcext:value-type="float">
            <text:p/>
          </table:table-cell>
          <table:table-cell table:formula="of:=4.135668E-015*300000000/[.G24]/1000" office:value-type="float" office:value="9.34730743939092" calcext:value-type="float">
            <text:p/>
          </table:table-cell>
          <table:table-cell table:formula="of:=4.135668E-015*300000000*[.H24]/[.G24]/[.G24]/1000" office:value-type="float" office:value="0.233582456511337" calcext:value-type="float">
            <text:p/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table:formula="of:=[.A25]/2" office:value-type="float" office:value="19.25" calcext:value-type="float">
            <text:p/>
          </table:table-cell>
          <table:table-cell table:formula="of:=[.B25]/2" office:value-type="float" office:value="0.5" calcext:value-type="float">
            <text:p/>
          </table:table-cell>
          <table:table-cell office:value-type="float" office:value="271" calcext:value-type="float">
            <text:p>271</text:p>
          </table:table-cell>
          <table:table-cell table:formula="of:=SQRT([.E25])" office:value-type="float" office:value="16.4620776331543" calcext:value-type="float">
            <text:p/>
          </table:table-cell>
          <table:table-cell table:formula="of:=2*0.0000000002013*SIN([.C25]*PI()/180)" office:value-type="float" office:value="0.000000000132733453782798" calcext:value-type="float">
            <text:p/>
          </table:table-cell>
          <table:table-cell table:formula="of:=2*0.0000000002013*COS([.C25]*PI()/180)*[.D25]*PI()/180" office:value-type="float" office:value="0.00000000000331691306794551" calcext:value-type="float">
            <text:p/>
          </table:table-cell>
          <table:table-cell table:formula="of:=4.135668E-015*300000000/[.G25]/1000" office:value-type="float" office:value="9.34730743939092" calcext:value-type="float">
            <text:p/>
          </table:table-cell>
          <table:table-cell table:formula="of:=4.135668E-015*300000000*[.H25]/[.G25]/[.G25]/1000" office:value-type="float" office:value="0.233582456511337" calcext:value-type="float">
            <text:p/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table:formula="of:=[.A26]/2" office:value-type="float" office:value="19.25" calcext:value-type="float">
            <text:p/>
          </table:table-cell>
          <table:table-cell table:formula="of:=[.B26]/2" office:value-type="float" office:value="0.5" calcext:value-type="float">
            <text:p/>
          </table:table-cell>
          <table:table-cell office:value-type="float" office:value="282" calcext:value-type="float">
            <text:p>282</text:p>
          </table:table-cell>
          <table:table-cell table:formula="of:=SQRT([.E26])" office:value-type="float" office:value="16.7928556237467" calcext:value-type="float">
            <text:p/>
          </table:table-cell>
          <table:table-cell table:formula="of:=2*0.0000000002013*SIN([.C26]*PI()/180)" office:value-type="float" office:value="0.000000000132733453782798" calcext:value-type="float">
            <text:p/>
          </table:table-cell>
          <table:table-cell table:formula="of:=2*0.0000000002013*COS([.C26]*PI()/180)*[.D26]*PI()/180" office:value-type="float" office:value="0.00000000000331691306794551" calcext:value-type="float">
            <text:p/>
          </table:table-cell>
          <table:table-cell table:formula="of:=4.135668E-015*300000000/[.G26]/1000" office:value-type="float" office:value="9.34730743939092" calcext:value-type="float">
            <text:p/>
          </table:table-cell>
          <table:table-cell table:formula="of:=4.135668E-015*300000000*[.H26]/[.G26]/[.G26]/1000" office:value-type="float" office:value="0.233582456511337" calcext:value-type="float">
            <text:p/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table:formula="of:=[.A27]/2" office:value-type="float" office:value="19.25" calcext:value-type="float">
            <text:p/>
          </table:table-cell>
          <table:table-cell table:formula="of:=[.B27]/2" office:value-type="float" office:value="0.5" calcext:value-type="float">
            <text:p/>
          </table:table-cell>
          <table:table-cell office:value-type="float" office:value="273" calcext:value-type="float">
            <text:p>273</text:p>
          </table:table-cell>
          <table:table-cell table:formula="of:=SQRT([.E27])" office:value-type="float" office:value="16.5227116418583" calcext:value-type="float">
            <text:p/>
          </table:table-cell>
          <table:table-cell table:formula="of:=2*0.0000000002013*SIN([.C27]*PI()/180)" office:value-type="float" office:value="0.000000000132733453782798" calcext:value-type="float">
            <text:p/>
          </table:table-cell>
          <table:table-cell table:formula="of:=2*0.0000000002013*COS([.C27]*PI()/180)*[.D27]*PI()/180" office:value-type="float" office:value="0.00000000000331691306794551" calcext:value-type="float">
            <text:p/>
          </table:table-cell>
          <table:table-cell table:formula="of:=4.135668E-015*300000000/[.G27]/1000" office:value-type="float" office:value="9.34730743939092" calcext:value-type="float">
            <text:p/>
          </table:table-cell>
          <table:table-cell table:formula="of:=4.135668E-015*300000000*[.H27]/[.G27]/[.G27]/1000" office:value-type="float" office:value="0.233582456511337" calcext:value-type="float">
            <text:p/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1" calcext:value-type="float">
            <text:p>1</text:p>
          </table:table-cell>
          <table:table-cell table:formula="of:=[.A28]/2" office:value-type="float" office:value="19.375" calcext:value-type="float">
            <text:p/>
          </table:table-cell>
          <table:table-cell table:formula="of:=[.B28]/2" office:value-type="float" office:value="0.5" calcext:value-type="float">
            <text:p/>
          </table:table-cell>
          <table:table-cell office:value-type="float" office:value="252" calcext:value-type="float">
            <text:p>252</text:p>
          </table:table-cell>
          <table:table-cell table:formula="of:=SQRT([.E28])" office:value-type="float" office:value="15.8745078663875" calcext:value-type="float">
            <text:p/>
          </table:table-cell>
          <table:table-cell table:formula="of:=2*0.0000000002013*SIN([.C28]*PI()/180)" office:value-type="float" office:value="0.0000000001335623655099" calcext:value-type="float">
            <text:p/>
          </table:table-cell>
          <table:table-cell table:formula="of:=2*0.0000000002013*COS([.C28]*PI()/180)*[.D28]*PI()/180" office:value-type="float" office:value="0.00000000000331437811864715" calcext:value-type="float">
            <text:p/>
          </table:table-cell>
          <table:table-cell table:formula="of:=4.135668E-015*300000000/[.G28]/1000" office:value-type="float" office:value="9.28929639171477" calcext:value-type="float">
            <text:p/>
          </table:table-cell>
          <table:table-cell table:formula="of:=4.135668E-015*300000000*[.H28]/[.G28]/[.G28]/1000" office:value-type="float" office:value="0.230515838655504" calcext:value-type="float">
            <text:p/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1" calcext:value-type="float">
            <text:p>1</text:p>
          </table:table-cell>
          <table:table-cell table:formula="of:=[.A29]/2" office:value-type="float" office:value="19.375" calcext:value-type="float">
            <text:p/>
          </table:table-cell>
          <table:table-cell table:formula="of:=[.B29]/2" office:value-type="float" office:value="0.5" calcext:value-type="float">
            <text:p/>
          </table:table-cell>
          <table:table-cell office:value-type="float" office:value="297" calcext:value-type="float">
            <text:p>297</text:p>
          </table:table-cell>
          <table:table-cell table:formula="of:=SQRT([.E29])" office:value-type="float" office:value="17.2336879396141" calcext:value-type="float">
            <text:p/>
          </table:table-cell>
          <table:table-cell table:formula="of:=2*0.0000000002013*SIN([.C29]*PI()/180)" office:value-type="float" office:value="0.0000000001335623655099" calcext:value-type="float">
            <text:p/>
          </table:table-cell>
          <table:table-cell table:formula="of:=2*0.0000000002013*COS([.C29]*PI()/180)*[.D29]*PI()/180" office:value-type="float" office:value="0.00000000000331437811864715" calcext:value-type="float">
            <text:p/>
          </table:table-cell>
          <table:table-cell table:formula="of:=4.135668E-015*300000000/[.G29]/1000" office:value-type="float" office:value="9.28929639171477" calcext:value-type="float">
            <text:p/>
          </table:table-cell>
          <table:table-cell table:formula="of:=4.135668E-015*300000000*[.H29]/[.G29]/[.G29]/1000" office:value-type="float" office:value="0.230515838655504" calcext:value-type="float">
            <text:p/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1" calcext:value-type="float">
            <text:p>1</text:p>
          </table:table-cell>
          <table:table-cell table:formula="of:=[.A30]/2" office:value-type="float" office:value="19.375" calcext:value-type="float">
            <text:p/>
          </table:table-cell>
          <table:table-cell table:formula="of:=[.B30]/2" office:value-type="float" office:value="0.5" calcext:value-type="float">
            <text:p/>
          </table:table-cell>
          <table:table-cell office:value-type="float" office:value="286" calcext:value-type="float">
            <text:p>286</text:p>
          </table:table-cell>
          <table:table-cell table:formula="of:=SQRT([.E30])" office:value-type="float" office:value="16.9115345252878" calcext:value-type="float">
            <text:p/>
          </table:table-cell>
          <table:table-cell table:formula="of:=2*0.0000000002013*SIN([.C30]*PI()/180)" office:value-type="float" office:value="0.0000000001335623655099" calcext:value-type="float">
            <text:p/>
          </table:table-cell>
          <table:table-cell table:formula="of:=2*0.0000000002013*COS([.C30]*PI()/180)*[.D30]*PI()/180" office:value-type="float" office:value="0.00000000000331437811864715" calcext:value-type="float">
            <text:p/>
          </table:table-cell>
          <table:table-cell table:formula="of:=4.135668E-015*300000000/[.G30]/1000" office:value-type="float" office:value="9.28929639171477" calcext:value-type="float">
            <text:p/>
          </table:table-cell>
          <table:table-cell table:formula="of:=4.135668E-015*300000000*[.H30]/[.G30]/[.G30]/1000" office:value-type="float" office:value="0.230515838655504" calcext:value-type="float">
            <text:p/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1" calcext:value-type="float">
            <text:p>1</text:p>
          </table:table-cell>
          <table:table-cell table:formula="of:=[.A31]/2" office:value-type="float" office:value="19.375" calcext:value-type="float">
            <text:p/>
          </table:table-cell>
          <table:table-cell table:formula="of:=[.B31]/2" office:value-type="float" office:value="0.5" calcext:value-type="float">
            <text:p/>
          </table:table-cell>
          <table:table-cell office:value-type="float" office:value="276" calcext:value-type="float">
            <text:p>276</text:p>
          </table:table-cell>
          <table:table-cell table:formula="of:=SQRT([.E31])" office:value-type="float" office:value="16.6132477258361" calcext:value-type="float">
            <text:p/>
          </table:table-cell>
          <table:table-cell table:formula="of:=2*0.0000000002013*SIN([.C31]*PI()/180)" office:value-type="float" office:value="0.0000000001335623655099" calcext:value-type="float">
            <text:p/>
          </table:table-cell>
          <table:table-cell table:formula="of:=2*0.0000000002013*COS([.C31]*PI()/180)*[.D31]*PI()/180" office:value-type="float" office:value="0.00000000000331437811864715" calcext:value-type="float">
            <text:p/>
          </table:table-cell>
          <table:table-cell table:formula="of:=4.135668E-015*300000000/[.G31]/1000" office:value-type="float" office:value="9.28929639171477" calcext:value-type="float">
            <text:p/>
          </table:table-cell>
          <table:table-cell table:formula="of:=4.135668E-015*300000000*[.H31]/[.G31]/[.G31]/1000" office:value-type="float" office:value="0.230515838655504" calcext:value-type="float">
            <text:p/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1" calcext:value-type="float">
            <text:p>1</text:p>
          </table:table-cell>
          <table:table-cell table:formula="of:=[.A32]/2" office:value-type="float" office:value="19.375" calcext:value-type="float">
            <text:p/>
          </table:table-cell>
          <table:table-cell table:formula="of:=[.B32]/2" office:value-type="float" office:value="0.5" calcext:value-type="float">
            <text:p/>
          </table:table-cell>
          <table:table-cell office:value-type="float" office:value="274" calcext:value-type="float">
            <text:p>274</text:p>
          </table:table-cell>
          <table:table-cell table:formula="of:=SQRT([.E32])" office:value-type="float" office:value="16.5529453572468" calcext:value-type="float">
            <text:p/>
          </table:table-cell>
          <table:table-cell table:formula="of:=2*0.0000000002013*SIN([.C32]*PI()/180)" office:value-type="float" office:value="0.0000000001335623655099" calcext:value-type="float">
            <text:p/>
          </table:table-cell>
          <table:table-cell table:formula="of:=2*0.0000000002013*COS([.C32]*PI()/180)*[.D32]*PI()/180" office:value-type="float" office:value="0.00000000000331437811864715" calcext:value-type="float">
            <text:p/>
          </table:table-cell>
          <table:table-cell table:formula="of:=4.135668E-015*300000000/[.G32]/1000" office:value-type="float" office:value="9.28929639171477" calcext:value-type="float">
            <text:p/>
          </table:table-cell>
          <table:table-cell table:formula="of:=4.135668E-015*300000000*[.H32]/[.G32]/[.G32]/1000" office:value-type="float" office:value="0.230515838655504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33]/2" office:value-type="float" office:value="19.5" calcext:value-type="float">
            <text:p/>
          </table:table-cell>
          <table:table-cell table:formula="of:=[.B33]/2" office:value-type="float" office:value="0.5" calcext:value-type="float">
            <text:p/>
          </table:table-cell>
          <table:table-cell office:value-type="float" office:value="355" calcext:value-type="float">
            <text:p>355</text:p>
          </table:table-cell>
          <table:table-cell table:formula="of:=SQRT([.E33])" office:value-type="float" office:value="18.8414436814168" calcext:value-type="float">
            <text:p/>
          </table:table-cell>
          <table:table-cell table:formula="of:=2*0.0000000002013*SIN([.C33]*PI()/180)" office:value-type="float" office:value="0.000000000134390641527516" calcext:value-type="float">
            <text:p/>
          </table:table-cell>
          <table:table-cell table:formula="of:=2*0.0000000002013*COS([.C33]*PI()/180)*[.D33]*PI()/180" office:value-type="float" office:value="0.00000000000331182739408457" calcext:value-type="float">
            <text:p/>
          </table:table-cell>
          <table:table-cell table:formula="of:=4.135668E-015*300000000/[.G33]/1000" office:value-type="float" office:value="9.23204462675304" calcext:value-type="float">
            <text:p/>
          </table:table-cell>
          <table:table-cell table:formula="of:=4.135668E-015*300000000*[.H33]/[.G33]/[.G33]/1000" office:value-type="float" office:value="0.227507942151105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34]/2" office:value-type="float" office:value="19.5" calcext:value-type="float">
            <text:p/>
          </table:table-cell>
          <table:table-cell table:formula="of:=[.B34]/2" office:value-type="float" office:value="0.5" calcext:value-type="float">
            <text:p/>
          </table:table-cell>
          <table:table-cell office:value-type="float" office:value="332" calcext:value-type="float">
            <text:p>332</text:p>
          </table:table-cell>
          <table:table-cell table:formula="of:=SQRT([.E34])" office:value-type="float" office:value="18.2208671582886" calcext:value-type="float">
            <text:p/>
          </table:table-cell>
          <table:table-cell table:formula="of:=2*0.0000000002013*SIN([.C34]*PI()/180)" office:value-type="float" office:value="0.000000000134390641527516" calcext:value-type="float">
            <text:p/>
          </table:table-cell>
          <table:table-cell table:formula="of:=2*0.0000000002013*COS([.C34]*PI()/180)*[.D34]*PI()/180" office:value-type="float" office:value="0.00000000000331182739408457" calcext:value-type="float">
            <text:p/>
          </table:table-cell>
          <table:table-cell table:formula="of:=4.135668E-015*300000000/[.G34]/1000" office:value-type="float" office:value="9.23204462675304" calcext:value-type="float">
            <text:p/>
          </table:table-cell>
          <table:table-cell table:formula="of:=4.135668E-015*300000000*[.H34]/[.G34]/[.G34]/1000" office:value-type="float" office:value="0.227507942151105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35]/2" office:value-type="float" office:value="19.5" calcext:value-type="float">
            <text:p/>
          </table:table-cell>
          <table:table-cell table:formula="of:=[.B35]/2" office:value-type="float" office:value="0.5" calcext:value-type="float">
            <text:p/>
          </table:table-cell>
          <table:table-cell office:value-type="float" office:value="340" calcext:value-type="float">
            <text:p>340</text:p>
          </table:table-cell>
          <table:table-cell table:formula="of:=SQRT([.E35])" office:value-type="float" office:value="18.4390889145858" calcext:value-type="float">
            <text:p/>
          </table:table-cell>
          <table:table-cell table:formula="of:=2*0.0000000002013*SIN([.C35]*PI()/180)" office:value-type="float" office:value="0.000000000134390641527516" calcext:value-type="float">
            <text:p/>
          </table:table-cell>
          <table:table-cell table:formula="of:=2*0.0000000002013*COS([.C35]*PI()/180)*[.D35]*PI()/180" office:value-type="float" office:value="0.00000000000331182739408457" calcext:value-type="float">
            <text:p/>
          </table:table-cell>
          <table:table-cell table:formula="of:=4.135668E-015*300000000/[.G35]/1000" office:value-type="float" office:value="9.23204462675304" calcext:value-type="float">
            <text:p/>
          </table:table-cell>
          <table:table-cell table:formula="of:=4.135668E-015*300000000*[.H35]/[.G35]/[.G35]/1000" office:value-type="float" office:value="0.227507942151105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36]/2" office:value-type="float" office:value="19.5" calcext:value-type="float">
            <text:p/>
          </table:table-cell>
          <table:table-cell table:formula="of:=[.B36]/2" office:value-type="float" office:value="0.5" calcext:value-type="float">
            <text:p/>
          </table:table-cell>
          <table:table-cell office:value-type="float" office:value="307" calcext:value-type="float">
            <text:p>307</text:p>
          </table:table-cell>
          <table:table-cell table:formula="of:=SQRT([.E36])" office:value-type="float" office:value="17.5214154679352" calcext:value-type="float">
            <text:p/>
          </table:table-cell>
          <table:table-cell table:formula="of:=2*0.0000000002013*SIN([.C36]*PI()/180)" office:value-type="float" office:value="0.000000000134390641527516" calcext:value-type="float">
            <text:p/>
          </table:table-cell>
          <table:table-cell table:formula="of:=2*0.0000000002013*COS([.C36]*PI()/180)*[.D36]*PI()/180" office:value-type="float" office:value="0.00000000000331182739408457" calcext:value-type="float">
            <text:p/>
          </table:table-cell>
          <table:table-cell table:formula="of:=4.135668E-015*300000000/[.G36]/1000" office:value-type="float" office:value="9.23204462675304" calcext:value-type="float">
            <text:p/>
          </table:table-cell>
          <table:table-cell table:formula="of:=4.135668E-015*300000000*[.H36]/[.G36]/[.G36]/1000" office:value-type="float" office:value="0.227507942151105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37]/2" office:value-type="float" office:value="19.5" calcext:value-type="float">
            <text:p/>
          </table:table-cell>
          <table:table-cell table:formula="of:=[.B37]/2" office:value-type="float" office:value="0.5" calcext:value-type="float">
            <text:p/>
          </table:table-cell>
          <table:table-cell office:value-type="float" office:value="308" calcext:value-type="float">
            <text:p>308</text:p>
          </table:table-cell>
          <table:table-cell table:formula="of:=SQRT([.E37])" office:value-type="float" office:value="17.5499287747842" calcext:value-type="float">
            <text:p/>
          </table:table-cell>
          <table:table-cell table:formula="of:=2*0.0000000002013*SIN([.C37]*PI()/180)" office:value-type="float" office:value="0.000000000134390641527516" calcext:value-type="float">
            <text:p/>
          </table:table-cell>
          <table:table-cell table:formula="of:=2*0.0000000002013*COS([.C37]*PI()/180)*[.D37]*PI()/180" office:value-type="float" office:value="0.00000000000331182739408457" calcext:value-type="float">
            <text:p/>
          </table:table-cell>
          <table:table-cell table:formula="of:=4.135668E-015*300000000/[.G37]/1000" office:value-type="float" office:value="9.23204462675304" calcext:value-type="float">
            <text:p/>
          </table:table-cell>
          <table:table-cell table:formula="of:=4.135668E-015*300000000*[.H37]/[.G37]/[.G37]/1000" office:value-type="float" office:value="0.227507942151105" calcext:value-type="float">
            <text:p/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" calcext:value-type="float">
            <text:p>1</text:p>
          </table:table-cell>
          <table:table-cell table:formula="of:=[.A38]/2" office:value-type="float" office:value="19.625" calcext:value-type="float">
            <text:p/>
          </table:table-cell>
          <table:table-cell table:formula="of:=[.B38]/2" office:value-type="float" office:value="0.5" calcext:value-type="float">
            <text:p/>
          </table:table-cell>
          <table:table-cell office:value-type="float" office:value="505" calcext:value-type="float">
            <text:p>505</text:p>
          </table:table-cell>
          <table:table-cell table:formula="of:=SQRT([.E38])" office:value-type="float" office:value="22.4722050542442" calcext:value-type="float">
            <text:p/>
          </table:table-cell>
          <table:table-cell table:formula="of:=2*0.0000000002013*SIN([.C38]*PI()/180)" office:value-type="float" office:value="0.000000000135218277893348" calcext:value-type="float">
            <text:p/>
          </table:table-cell>
          <table:table-cell table:formula="of:=2*0.0000000002013*COS([.C38]*PI()/180)*[.D38]*PI()/180" office:value-type="float" office:value="0.00000000000330926090639831" calcext:value-type="float">
            <text:p/>
          </table:table-cell>
          <table:table-cell table:formula="of:=4.135668E-015*300000000/[.G38]/1000" office:value-type="float" office:value="9.17553765163752" calcext:value-type="float">
            <text:p/>
          </table:table-cell>
          <table:table-cell table:formula="of:=4.135668E-015*300000000*[.H38]/[.G38]/[.G38]/1000" office:value-type="float" office:value="0.224557275235374" calcext:value-type="float">
            <text:p/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" calcext:value-type="float">
            <text:p>1</text:p>
          </table:table-cell>
          <table:table-cell table:formula="of:=[.A39]/2" office:value-type="float" office:value="19.625" calcext:value-type="float">
            <text:p/>
          </table:table-cell>
          <table:table-cell table:formula="of:=[.B39]/2" office:value-type="float" office:value="0.5" calcext:value-type="float">
            <text:p/>
          </table:table-cell>
          <table:table-cell office:value-type="float" office:value="453" calcext:value-type="float">
            <text:p>453</text:p>
          </table:table-cell>
          <table:table-cell table:formula="of:=SQRT([.E39])" office:value-type="float" office:value="21.2837966537928" calcext:value-type="float">
            <text:p/>
          </table:table-cell>
          <table:table-cell table:formula="of:=2*0.0000000002013*SIN([.C39]*PI()/180)" office:value-type="float" office:value="0.000000000135218277893348" calcext:value-type="float">
            <text:p/>
          </table:table-cell>
          <table:table-cell table:formula="of:=2*0.0000000002013*COS([.C39]*PI()/180)*[.D39]*PI()/180" office:value-type="float" office:value="0.00000000000330926090639831" calcext:value-type="float">
            <text:p/>
          </table:table-cell>
          <table:table-cell table:formula="of:=4.135668E-015*300000000/[.G39]/1000" office:value-type="float" office:value="9.17553765163752" calcext:value-type="float">
            <text:p/>
          </table:table-cell>
          <table:table-cell table:formula="of:=4.135668E-015*300000000*[.H39]/[.G39]/[.G39]/1000" office:value-type="float" office:value="0.224557275235374" calcext:value-type="float">
            <text:p/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" calcext:value-type="float">
            <text:p>1</text:p>
          </table:table-cell>
          <table:table-cell table:formula="of:=[.A40]/2" office:value-type="float" office:value="19.625" calcext:value-type="float">
            <text:p/>
          </table:table-cell>
          <table:table-cell table:formula="of:=[.B40]/2" office:value-type="float" office:value="0.5" calcext:value-type="float">
            <text:p/>
          </table:table-cell>
          <table:table-cell office:value-type="float" office:value="493" calcext:value-type="float">
            <text:p>493</text:p>
          </table:table-cell>
          <table:table-cell table:formula="of:=SQRT([.E40])" office:value-type="float" office:value="22.2036033111745" calcext:value-type="float">
            <text:p/>
          </table:table-cell>
          <table:table-cell table:formula="of:=2*0.0000000002013*SIN([.C40]*PI()/180)" office:value-type="float" office:value="0.000000000135218277893348" calcext:value-type="float">
            <text:p/>
          </table:table-cell>
          <table:table-cell table:formula="of:=2*0.0000000002013*COS([.C40]*PI()/180)*[.D40]*PI()/180" office:value-type="float" office:value="0.00000000000330926090639831" calcext:value-type="float">
            <text:p/>
          </table:table-cell>
          <table:table-cell table:formula="of:=4.135668E-015*300000000/[.G40]/1000" office:value-type="float" office:value="9.17553765163752" calcext:value-type="float">
            <text:p/>
          </table:table-cell>
          <table:table-cell table:formula="of:=4.135668E-015*300000000*[.H40]/[.G40]/[.G40]/1000" office:value-type="float" office:value="0.224557275235374" calcext:value-type="float">
            <text:p/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" calcext:value-type="float">
            <text:p>1</text:p>
          </table:table-cell>
          <table:table-cell table:formula="of:=[.A41]/2" office:value-type="float" office:value="19.625" calcext:value-type="float">
            <text:p/>
          </table:table-cell>
          <table:table-cell table:formula="of:=[.B41]/2" office:value-type="float" office:value="0.5" calcext:value-type="float">
            <text:p/>
          </table:table-cell>
          <table:table-cell office:value-type="float" office:value="481" calcext:value-type="float">
            <text:p>481</text:p>
          </table:table-cell>
          <table:table-cell table:formula="of:=SQRT([.E41])" office:value-type="float" office:value="21.9317121994613" calcext:value-type="float">
            <text:p/>
          </table:table-cell>
          <table:table-cell table:formula="of:=2*0.0000000002013*SIN([.C41]*PI()/180)" office:value-type="float" office:value="0.000000000135218277893348" calcext:value-type="float">
            <text:p/>
          </table:table-cell>
          <table:table-cell table:formula="of:=2*0.0000000002013*COS([.C41]*PI()/180)*[.D41]*PI()/180" office:value-type="float" office:value="0.00000000000330926090639831" calcext:value-type="float">
            <text:p/>
          </table:table-cell>
          <table:table-cell table:formula="of:=4.135668E-015*300000000/[.G41]/1000" office:value-type="float" office:value="9.17553765163752" calcext:value-type="float">
            <text:p/>
          </table:table-cell>
          <table:table-cell table:formula="of:=4.135668E-015*300000000*[.H41]/[.G41]/[.G41]/1000" office:value-type="float" office:value="0.224557275235374" calcext:value-type="float">
            <text:p/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" calcext:value-type="float">
            <text:p>1</text:p>
          </table:table-cell>
          <table:table-cell table:formula="of:=[.A42]/2" office:value-type="float" office:value="19.625" calcext:value-type="float">
            <text:p/>
          </table:table-cell>
          <table:table-cell table:formula="of:=[.B42]/2" office:value-type="float" office:value="0.5" calcext:value-type="float">
            <text:p/>
          </table:table-cell>
          <table:table-cell office:value-type="float" office:value="435" calcext:value-type="float">
            <text:p>435</text:p>
          </table:table-cell>
          <table:table-cell table:formula="of:=SQRT([.E42])" office:value-type="float" office:value="20.8566536146142" calcext:value-type="float">
            <text:p/>
          </table:table-cell>
          <table:table-cell table:formula="of:=2*0.0000000002013*SIN([.C42]*PI()/180)" office:value-type="float" office:value="0.000000000135218277893348" calcext:value-type="float">
            <text:p/>
          </table:table-cell>
          <table:table-cell table:formula="of:=2*0.0000000002013*COS([.C42]*PI()/180)*[.D42]*PI()/180" office:value-type="float" office:value="0.00000000000330926090639831" calcext:value-type="float">
            <text:p/>
          </table:table-cell>
          <table:table-cell table:formula="of:=4.135668E-015*300000000/[.G42]/1000" office:value-type="float" office:value="9.17553765163752" calcext:value-type="float">
            <text:p/>
          </table:table-cell>
          <table:table-cell table:formula="of:=4.135668E-015*300000000*[.H42]/[.G42]/[.G42]/1000" office:value-type="float" office:value="0.224557275235374" calcext:value-type="float">
            <text:p/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table:formula="of:=[.A43]/2" office:value-type="float" office:value="19.75" calcext:value-type="float">
            <text:p/>
          </table:table-cell>
          <table:table-cell table:formula="of:=[.B43]/2" office:value-type="float" office:value="0.5" calcext:value-type="float">
            <text:p/>
          </table:table-cell>
          <table:table-cell office:value-type="float" office:value="704" calcext:value-type="float">
            <text:p>704</text:p>
          </table:table-cell>
          <table:table-cell table:formula="of:=SQRT([.E43])" office:value-type="float" office:value="26.5329983228432" calcext:value-type="float">
            <text:p/>
          </table:table-cell>
          <table:table-cell table:formula="of:=2*0.0000000002013*SIN([.C43]*PI()/180)" office:value-type="float" office:value="0.000000000136045270668139" calcext:value-type="float">
            <text:p/>
          </table:table-cell>
          <table:table-cell table:formula="of:=2*0.0000000002013*COS([.C43]*PI()/180)*[.D43]*PI()/180" office:value-type="float" office:value="0.00000000000330667866780394" calcext:value-type="float">
            <text:p/>
          </table:table-cell>
          <table:table-cell table:formula="of:=4.135668E-015*300000000/[.G43]/1000" office:value-type="float" office:value="9.1197613405209" calcext:value-type="float">
            <text:p/>
          </table:table-cell>
          <table:table-cell table:formula="of:=4.135668E-015*300000000*[.H43]/[.G43]/[.G43]/1000" office:value-type="float" office:value="0.221662393202367" calcext:value-type="float">
            <text:p/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table:formula="of:=[.A44]/2" office:value-type="float" office:value="19.75" calcext:value-type="float">
            <text:p/>
          </table:table-cell>
          <table:table-cell table:formula="of:=[.B44]/2" office:value-type="float" office:value="0.5" calcext:value-type="float">
            <text:p/>
          </table:table-cell>
          <table:table-cell office:value-type="float" office:value="741" calcext:value-type="float">
            <text:p>741</text:p>
          </table:table-cell>
          <table:table-cell table:formula="of:=SQRT([.E44])" office:value-type="float" office:value="27.2213151776324" calcext:value-type="float">
            <text:p/>
          </table:table-cell>
          <table:table-cell table:formula="of:=2*0.0000000002013*SIN([.C44]*PI()/180)" office:value-type="float" office:value="0.000000000136045270668139" calcext:value-type="float">
            <text:p/>
          </table:table-cell>
          <table:table-cell table:formula="of:=2*0.0000000002013*COS([.C44]*PI()/180)*[.D44]*PI()/180" office:value-type="float" office:value="0.00000000000330667866780394" calcext:value-type="float">
            <text:p/>
          </table:table-cell>
          <table:table-cell table:formula="of:=4.135668E-015*300000000/[.G44]/1000" office:value-type="float" office:value="9.1197613405209" calcext:value-type="float">
            <text:p/>
          </table:table-cell>
          <table:table-cell table:formula="of:=4.135668E-015*300000000*[.H44]/[.G44]/[.G44]/1000" office:value-type="float" office:value="0.221662393202367" calcext:value-type="float">
            <text:p/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table:formula="of:=[.A45]/2" office:value-type="float" office:value="19.75" calcext:value-type="float">
            <text:p/>
          </table:table-cell>
          <table:table-cell table:formula="of:=[.B45]/2" office:value-type="float" office:value="0.5" calcext:value-type="float">
            <text:p/>
          </table:table-cell>
          <table:table-cell office:value-type="float" office:value="719" calcext:value-type="float">
            <text:p>719</text:p>
          </table:table-cell>
          <table:table-cell table:formula="of:=SQRT([.E45])" office:value-type="float" office:value="26.8141753555838" calcext:value-type="float">
            <text:p/>
          </table:table-cell>
          <table:table-cell table:formula="of:=2*0.0000000002013*SIN([.C45]*PI()/180)" office:value-type="float" office:value="0.000000000136045270668139" calcext:value-type="float">
            <text:p/>
          </table:table-cell>
          <table:table-cell table:formula="of:=2*0.0000000002013*COS([.C45]*PI()/180)*[.D45]*PI()/180" office:value-type="float" office:value="0.00000000000330667866780394" calcext:value-type="float">
            <text:p/>
          </table:table-cell>
          <table:table-cell table:formula="of:=4.135668E-015*300000000/[.G45]/1000" office:value-type="float" office:value="9.1197613405209" calcext:value-type="float">
            <text:p/>
          </table:table-cell>
          <table:table-cell table:formula="of:=4.135668E-015*300000000*[.H45]/[.G45]/[.G45]/1000" office:value-type="float" office:value="0.221662393202367" calcext:value-type="float">
            <text:p/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table:formula="of:=[.A46]/2" office:value-type="float" office:value="19.75" calcext:value-type="float">
            <text:p/>
          </table:table-cell>
          <table:table-cell table:formula="of:=[.B46]/2" office:value-type="float" office:value="0.5" calcext:value-type="float">
            <text:p/>
          </table:table-cell>
          <table:table-cell office:value-type="float" office:value="750" calcext:value-type="float">
            <text:p>750</text:p>
          </table:table-cell>
          <table:table-cell table:formula="of:=SQRT([.E46])" office:value-type="float" office:value="27.3861278752583" calcext:value-type="float">
            <text:p/>
          </table:table-cell>
          <table:table-cell table:formula="of:=2*0.0000000002013*SIN([.C46]*PI()/180)" office:value-type="float" office:value="0.000000000136045270668139" calcext:value-type="float">
            <text:p/>
          </table:table-cell>
          <table:table-cell table:formula="of:=2*0.0000000002013*COS([.C46]*PI()/180)*[.D46]*PI()/180" office:value-type="float" office:value="0.00000000000330667866780394" calcext:value-type="float">
            <text:p/>
          </table:table-cell>
          <table:table-cell table:formula="of:=4.135668E-015*300000000/[.G46]/1000" office:value-type="float" office:value="9.1197613405209" calcext:value-type="float">
            <text:p/>
          </table:table-cell>
          <table:table-cell table:formula="of:=4.135668E-015*300000000*[.H46]/[.G46]/[.G46]/1000" office:value-type="float" office:value="0.221662393202367" calcext:value-type="float">
            <text:p/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table:formula="of:=[.A47]/2" office:value-type="float" office:value="19.75" calcext:value-type="float">
            <text:p/>
          </table:table-cell>
          <table:table-cell table:formula="of:=[.B47]/2" office:value-type="float" office:value="0.5" calcext:value-type="float">
            <text:p/>
          </table:table-cell>
          <table:table-cell office:value-type="float" office:value="680" calcext:value-type="float">
            <text:p>680</text:p>
          </table:table-cell>
          <table:table-cell table:formula="of:=SQRT([.E47])" office:value-type="float" office:value="26.0768096208106" calcext:value-type="float">
            <text:p/>
          </table:table-cell>
          <table:table-cell table:formula="of:=2*0.0000000002013*SIN([.C47]*PI()/180)" office:value-type="float" office:value="0.000000000136045270668139" calcext:value-type="float">
            <text:p/>
          </table:table-cell>
          <table:table-cell table:formula="of:=2*0.0000000002013*COS([.C47]*PI()/180)*[.D47]*PI()/180" office:value-type="float" office:value="0.00000000000330667866780394" calcext:value-type="float">
            <text:p/>
          </table:table-cell>
          <table:table-cell table:formula="of:=4.135668E-015*300000000/[.G47]/1000" office:value-type="float" office:value="9.1197613405209" calcext:value-type="float">
            <text:p/>
          </table:table-cell>
          <table:table-cell table:formula="of:=4.135668E-015*300000000*[.H47]/[.G47]/[.G47]/1000" office:value-type="float" office:value="0.221662393202367" calcext:value-type="float">
            <text:p/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" calcext:value-type="float">
            <text:p>1</text:p>
          </table:table-cell>
          <table:table-cell table:formula="of:=[.A48]/2" office:value-type="float" office:value="19.875" calcext:value-type="float">
            <text:p/>
          </table:table-cell>
          <table:table-cell table:formula="of:=[.B48]/2" office:value-type="float" office:value="0.5" calcext:value-type="float">
            <text:p/>
          </table:table-cell>
          <table:table-cell office:value-type="float" office:value="1284" calcext:value-type="float">
            <text:p>1284</text:p>
          </table:table-cell>
          <table:table-cell table:formula="of:=SQRT([.E48])" office:value-type="float" office:value="35.8329457343378" calcext:value-type="float">
            <text:p/>
          </table:table-cell>
          <table:table-cell table:formula="of:=2*0.0000000002013*SIN([.C48]*PI()/180)" office:value-type="float" office:value="0.000000000136871615915698" calcext:value-type="float">
            <text:p/>
          </table:table-cell>
          <table:table-cell table:formula="of:=2*0.0000000002013*COS([.C48]*PI()/180)*[.D48]*PI()/180" office:value-type="float" office:value="0.00000000000330408069059201" calcext:value-type="float">
            <text:p/>
          </table:table-cell>
          <table:table-cell table:formula="of:=4.135668E-015*300000000/[.G48]/1000" office:value-type="float" office:value="9.06470192303545" calcext:value-type="float">
            <text:p/>
          </table:table-cell>
          <table:table-cell table:formula="of:=4.135668E-015*300000000*[.H48]/[.G48]/[.G48]/1000" office:value-type="float" office:value="0.218821896632832" calcext:value-type="float">
            <text:p/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" calcext:value-type="float">
            <text:p>1</text:p>
          </table:table-cell>
          <table:table-cell table:formula="of:=[.A49]/2" office:value-type="float" office:value="19.875" calcext:value-type="float">
            <text:p/>
          </table:table-cell>
          <table:table-cell table:formula="of:=[.B49]/2" office:value-type="float" office:value="0.5" calcext:value-type="float">
            <text:p/>
          </table:table-cell>
          <table:table-cell office:value-type="float" office:value="1294" calcext:value-type="float">
            <text:p>1294</text:p>
          </table:table-cell>
          <table:table-cell table:formula="of:=SQRT([.E49])" office:value-type="float" office:value="35.9722114972099" calcext:value-type="float">
            <text:p/>
          </table:table-cell>
          <table:table-cell table:formula="of:=2*0.0000000002013*SIN([.C49]*PI()/180)" office:value-type="float" office:value="0.000000000136871615915698" calcext:value-type="float">
            <text:p/>
          </table:table-cell>
          <table:table-cell table:formula="of:=2*0.0000000002013*COS([.C49]*PI()/180)*[.D49]*PI()/180" office:value-type="float" office:value="0.00000000000330408069059201" calcext:value-type="float">
            <text:p/>
          </table:table-cell>
          <table:table-cell table:formula="of:=4.135668E-015*300000000/[.G49]/1000" office:value-type="float" office:value="9.06470192303545" calcext:value-type="float">
            <text:p/>
          </table:table-cell>
          <table:table-cell table:formula="of:=4.135668E-015*300000000*[.H49]/[.G49]/[.G49]/1000" office:value-type="float" office:value="0.218821896632832" calcext:value-type="float">
            <text:p/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" calcext:value-type="float">
            <text:p>1</text:p>
          </table:table-cell>
          <table:table-cell table:formula="of:=[.A50]/2" office:value-type="float" office:value="19.875" calcext:value-type="float">
            <text:p/>
          </table:table-cell>
          <table:table-cell table:formula="of:=[.B50]/2" office:value-type="float" office:value="0.5" calcext:value-type="float">
            <text:p/>
          </table:table-cell>
          <table:table-cell office:value-type="float" office:value="1365" calcext:value-type="float">
            <text:p>1365</text:p>
          </table:table-cell>
          <table:table-cell table:formula="of:=SQRT([.E50])" office:value-type="float" office:value="36.9459064038223" calcext:value-type="float">
            <text:p/>
          </table:table-cell>
          <table:table-cell table:formula="of:=2*0.0000000002013*SIN([.C50]*PI()/180)" office:value-type="float" office:value="0.000000000136871615915698" calcext:value-type="float">
            <text:p/>
          </table:table-cell>
          <table:table-cell table:formula="of:=2*0.0000000002013*COS([.C50]*PI()/180)*[.D50]*PI()/180" office:value-type="float" office:value="0.00000000000330408069059201" calcext:value-type="float">
            <text:p/>
          </table:table-cell>
          <table:table-cell table:formula="of:=4.135668E-015*300000000/[.G50]/1000" office:value-type="float" office:value="9.06470192303545" calcext:value-type="float">
            <text:p/>
          </table:table-cell>
          <table:table-cell table:formula="of:=4.135668E-015*300000000*[.H50]/[.G50]/[.G50]/1000" office:value-type="float" office:value="0.218821896632832" calcext:value-type="float">
            <text:p/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" calcext:value-type="float">
            <text:p>1</text:p>
          </table:table-cell>
          <table:table-cell table:formula="of:=[.A51]/2" office:value-type="float" office:value="19.875" calcext:value-type="float">
            <text:p/>
          </table:table-cell>
          <table:table-cell table:formula="of:=[.B51]/2" office:value-type="float" office:value="0.5" calcext:value-type="float">
            <text:p/>
          </table:table-cell>
          <table:table-cell office:value-type="float" office:value="1329" calcext:value-type="float">
            <text:p>1329</text:p>
          </table:table-cell>
          <table:table-cell table:formula="of:=SQRT([.E51])" office:value-type="float" office:value="36.4554522671164" calcext:value-type="float">
            <text:p/>
          </table:table-cell>
          <table:table-cell table:formula="of:=2*0.0000000002013*SIN([.C51]*PI()/180)" office:value-type="float" office:value="0.000000000136871615915698" calcext:value-type="float">
            <text:p/>
          </table:table-cell>
          <table:table-cell table:formula="of:=2*0.0000000002013*COS([.C51]*PI()/180)*[.D51]*PI()/180" office:value-type="float" office:value="0.00000000000330408069059201" calcext:value-type="float">
            <text:p/>
          </table:table-cell>
          <table:table-cell table:formula="of:=4.135668E-015*300000000/[.G51]/1000" office:value-type="float" office:value="9.06470192303545" calcext:value-type="float">
            <text:p/>
          </table:table-cell>
          <table:table-cell table:formula="of:=4.135668E-015*300000000*[.H51]/[.G51]/[.G51]/1000" office:value-type="float" office:value="0.218821896632832" calcext:value-type="float">
            <text:p/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" calcext:value-type="float">
            <text:p>1</text:p>
          </table:table-cell>
          <table:table-cell table:formula="of:=[.A52]/2" office:value-type="float" office:value="19.875" calcext:value-type="float">
            <text:p/>
          </table:table-cell>
          <table:table-cell table:formula="of:=[.B52]/2" office:value-type="float" office:value="0.5" calcext:value-type="float">
            <text:p/>
          </table:table-cell>
          <table:table-cell office:value-type="float" office:value="1316" calcext:value-type="float">
            <text:p>1316</text:p>
          </table:table-cell>
          <table:table-cell table:formula="of:=SQRT([.E52])" office:value-type="float" office:value="36.2767142944341" calcext:value-type="float">
            <text:p/>
          </table:table-cell>
          <table:table-cell table:formula="of:=2*0.0000000002013*SIN([.C52]*PI()/180)" office:value-type="float" office:value="0.000000000136871615915698" calcext:value-type="float">
            <text:p/>
          </table:table-cell>
          <table:table-cell table:formula="of:=2*0.0000000002013*COS([.C52]*PI()/180)*[.D52]*PI()/180" office:value-type="float" office:value="0.00000000000330408069059201" calcext:value-type="float">
            <text:p/>
          </table:table-cell>
          <table:table-cell table:formula="of:=4.135668E-015*300000000/[.G52]/1000" office:value-type="float" office:value="9.06470192303545" calcext:value-type="float">
            <text:p/>
          </table:table-cell>
          <table:table-cell table:formula="of:=4.135668E-015*300000000*[.H52]/[.G52]/[.G52]/1000" office:value-type="float" office:value="0.218821896632832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A53]/2" office:value-type="float" office:value="20" calcext:value-type="float">
            <text:p/>
          </table:table-cell>
          <table:table-cell table:formula="of:=[.B53]/2" office:value-type="float" office:value="0.5" calcext:value-type="float">
            <text:p/>
          </table:table-cell>
          <table:table-cell office:value-type="float" office:value="1842" calcext:value-type="float">
            <text:p>1842</text:p>
          </table:table-cell>
          <table:table-cell table:formula="of:=SQRT([.E53])" office:value-type="float" office:value="42.9185274677499" calcext:value-type="float">
            <text:p/>
          </table:table-cell>
          <table:table-cell table:formula="of:=2*0.0000000002013*SIN([.C53]*PI()/180)" office:value-type="float" office:value="0.000000000137697309702914" calcext:value-type="float">
            <text:p/>
          </table:table-cell>
          <table:table-cell table:formula="of:=2*0.0000000002013*COS([.C53]*PI()/180)*[.D53]*PI()/180" office:value-type="float" office:value="0.00000000000330146698712795" calcext:value-type="float">
            <text:p/>
          </table:table-cell>
          <table:table-cell table:style-name="ce7" table:formula="of:=4.135668E-015*300000000/[.G53]/1000" office:value-type="float" office:value="9.01034597318456" calcext:value-type="float">
            <text:p/>
          </table:table-cell>
          <table:table-cell table:formula="of:=4.135668E-015*300000000*[.H53]/[.G53]/[.G53]/1000" office:value-type="float" office:value="0.216034429701284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A54]/2" office:value-type="float" office:value="20" calcext:value-type="float">
            <text:p/>
          </table:table-cell>
          <table:table-cell table:formula="of:=[.B54]/2" office:value-type="float" office:value="0.5" calcext:value-type="float">
            <text:p/>
          </table:table-cell>
          <table:table-cell office:value-type="float" office:value="1746" calcext:value-type="float">
            <text:p>1746</text:p>
          </table:table-cell>
          <table:table-cell table:formula="of:=SQRT([.E54])" office:value-type="float" office:value="41.7851648315524" calcext:value-type="float">
            <text:p/>
          </table:table-cell>
          <table:table-cell table:formula="of:=2*0.0000000002013*SIN([.C54]*PI()/180)" office:value-type="float" office:value="0.000000000137697309702914" calcext:value-type="float">
            <text:p/>
          </table:table-cell>
          <table:table-cell table:formula="of:=2*0.0000000002013*COS([.C54]*PI()/180)*[.D54]*PI()/180" office:value-type="float" office:value="0.00000000000330146698712795" calcext:value-type="float">
            <text:p/>
          </table:table-cell>
          <table:table-cell table:style-name="ce7" table:formula="of:=4.135668E-015*300000000/[.G54]/1000" office:value-type="float" office:value="9.01034597318456" calcext:value-type="float">
            <text:p/>
          </table:table-cell>
          <table:table-cell table:formula="of:=4.135668E-015*300000000*[.H54]/[.G54]/[.G54]/1000" office:value-type="float" office:value="0.216034429701284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A55]/2" office:value-type="float" office:value="20" calcext:value-type="float">
            <text:p/>
          </table:table-cell>
          <table:table-cell table:formula="of:=[.B55]/2" office:value-type="float" office:value="0.5" calcext:value-type="float">
            <text:p/>
          </table:table-cell>
          <table:table-cell office:value-type="float" office:value="1703" calcext:value-type="float">
            <text:p>1703</text:p>
          </table:table-cell>
          <table:table-cell table:formula="of:=SQRT([.E55])" office:value-type="float" office:value="41.2674205639267" calcext:value-type="float">
            <text:p/>
          </table:table-cell>
          <table:table-cell table:formula="of:=2*0.0000000002013*SIN([.C55]*PI()/180)" office:value-type="float" office:value="0.000000000137697309702914" calcext:value-type="float">
            <text:p/>
          </table:table-cell>
          <table:table-cell table:formula="of:=2*0.0000000002013*COS([.C55]*PI()/180)*[.D55]*PI()/180" office:value-type="float" office:value="0.00000000000330146698712795" calcext:value-type="float">
            <text:p/>
          </table:table-cell>
          <table:table-cell table:style-name="ce7" table:formula="of:=4.135668E-015*300000000/[.G55]/1000" office:value-type="float" office:value="9.01034597318456" calcext:value-type="float">
            <text:p/>
          </table:table-cell>
          <table:table-cell table:formula="of:=4.135668E-015*300000000*[.H55]/[.G55]/[.G55]/1000" office:value-type="float" office:value="0.216034429701284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A56]/2" office:value-type="float" office:value="20" calcext:value-type="float">
            <text:p/>
          </table:table-cell>
          <table:table-cell table:formula="of:=[.B56]/2" office:value-type="float" office:value="0.5" calcext:value-type="float">
            <text:p/>
          </table:table-cell>
          <table:table-cell office:value-type="float" office:value="1665" calcext:value-type="float">
            <text:p>1665</text:p>
          </table:table-cell>
          <table:table-cell table:formula="of:=SQRT([.E56])" office:value-type="float" office:value="40.8044115262063" calcext:value-type="float">
            <text:p/>
          </table:table-cell>
          <table:table-cell table:formula="of:=2*0.0000000002013*SIN([.C56]*PI()/180)" office:value-type="float" office:value="0.000000000137697309702914" calcext:value-type="float">
            <text:p/>
          </table:table-cell>
          <table:table-cell table:formula="of:=2*0.0000000002013*COS([.C56]*PI()/180)*[.D56]*PI()/180" office:value-type="float" office:value="0.00000000000330146698712795" calcext:value-type="float">
            <text:p/>
          </table:table-cell>
          <table:table-cell table:style-name="ce7" table:formula="of:=4.135668E-015*300000000/[.G56]/1000" office:value-type="float" office:value="9.01034597318456" calcext:value-type="float">
            <text:p/>
          </table:table-cell>
          <table:table-cell table:formula="of:=4.135668E-015*300000000*[.H56]/[.G56]/[.G56]/1000" office:value-type="float" office:value="0.216034429701284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A57]/2" office:value-type="float" office:value="20" calcext:value-type="float">
            <text:p/>
          </table:table-cell>
          <table:table-cell table:formula="of:=[.B57]/2" office:value-type="float" office:value="0.5" calcext:value-type="float">
            <text:p/>
          </table:table-cell>
          <table:table-cell office:value-type="float" office:value="1733" calcext:value-type="float">
            <text:p>1733</text:p>
          </table:table-cell>
          <table:table-cell table:formula="of:=SQRT([.E57])" office:value-type="float" office:value="41.6293165929973" calcext:value-type="float">
            <text:p/>
          </table:table-cell>
          <table:table-cell table:formula="of:=2*0.0000000002013*SIN([.C57]*PI()/180)" office:value-type="float" office:value="0.000000000137697309702914" calcext:value-type="float">
            <text:p/>
          </table:table-cell>
          <table:table-cell table:formula="of:=2*0.0000000002013*COS([.C57]*PI()/180)*[.D57]*PI()/180" office:value-type="float" office:value="0.00000000000330146698712795" calcext:value-type="float">
            <text:p/>
          </table:table-cell>
          <table:table-cell table:style-name="ce7" table:formula="of:=4.135668E-015*300000000/[.G57]/1000" office:value-type="float" office:value="9.01034597318456" calcext:value-type="float">
            <text:p/>
          </table:table-cell>
          <table:table-cell table:formula="of:=4.135668E-015*300000000*[.H57]/[.G57]/[.G57]/1000" office:value-type="float" office:value="0.216034429701284" calcext:value-type="float">
            <text:p/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1" calcext:value-type="float">
            <text:p>1</text:p>
          </table:table-cell>
          <table:table-cell table:formula="of:=[.A58]/2" office:value-type="float" office:value="20.125" calcext:value-type="float">
            <text:p/>
          </table:table-cell>
          <table:table-cell table:formula="of:=[.B58]/2" office:value-type="float" office:value="0.5" calcext:value-type="float">
            <text:p/>
          </table:table-cell>
          <table:table-cell office:value-type="float" office:value="1732" calcext:value-type="float">
            <text:p>1732</text:p>
          </table:table-cell>
          <table:table-cell table:formula="of:=SQRT([.E58])" office:value-type="float" office:value="41.6173040933696" calcext:value-type="float">
            <text:p/>
          </table:table-cell>
          <table:table-cell table:formula="of:=2*0.0000000002013*SIN([.C58]*PI()/180)" office:value-type="float" office:value="0.000000000138522348099778" calcext:value-type="float">
            <text:p/>
          </table:table-cell>
          <table:table-cell table:formula="of:=2*0.0000000002013*COS([.C58]*PI()/180)*[.D58]*PI()/180" office:value-type="float" office:value="0.00000000000329883756985208" calcext:value-type="float">
            <text:p/>
          </table:table-cell>
          <table:table-cell table:formula="of:=4.135668E-015*300000000/[.G58]/1000" office:value-type="float" office:value="8.95668039864819" calcext:value-type="float">
            <text:p/>
          </table:table-cell>
          <table:table-cell table:formula="of:=4.135668E-015*300000000*[.H58]/[.G58]/[.G58]/1000" office:value-type="float" office:value="0.213298678556444" calcext:value-type="float">
            <text:p/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1" calcext:value-type="float">
            <text:p>1</text:p>
          </table:table-cell>
          <table:table-cell table:formula="of:=[.A59]/2" office:value-type="float" office:value="20.125" calcext:value-type="float">
            <text:p/>
          </table:table-cell>
          <table:table-cell table:formula="of:=[.B59]/2" office:value-type="float" office:value="0.5" calcext:value-type="float">
            <text:p/>
          </table:table-cell>
          <table:table-cell office:value-type="float" office:value="1747" calcext:value-type="float">
            <text:p>1747</text:p>
          </table:table-cell>
          <table:table-cell table:formula="of:=SQRT([.E59])" office:value-type="float" office:value="41.7971290880127" calcext:value-type="float">
            <text:p/>
          </table:table-cell>
          <table:table-cell table:formula="of:=2*0.0000000002013*SIN([.C59]*PI()/180)" office:value-type="float" office:value="0.000000000138522348099778" calcext:value-type="float">
            <text:p/>
          </table:table-cell>
          <table:table-cell table:formula="of:=2*0.0000000002013*COS([.C59]*PI()/180)*[.D59]*PI()/180" office:value-type="float" office:value="0.00000000000329883756985208" calcext:value-type="float">
            <text:p/>
          </table:table-cell>
          <table:table-cell table:formula="of:=4.135668E-015*300000000/[.G59]/1000" office:value-type="float" office:value="8.95668039864819" calcext:value-type="float">
            <text:p/>
          </table:table-cell>
          <table:table-cell table:formula="of:=4.135668E-015*300000000*[.H59]/[.G59]/[.G59]/1000" office:value-type="float" office:value="0.213298678556444" calcext:value-type="float">
            <text:p/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1" calcext:value-type="float">
            <text:p>1</text:p>
          </table:table-cell>
          <table:table-cell table:formula="of:=[.A60]/2" office:value-type="float" office:value="20.125" calcext:value-type="float">
            <text:p/>
          </table:table-cell>
          <table:table-cell table:formula="of:=[.B60]/2" office:value-type="float" office:value="0.5" calcext:value-type="float">
            <text:p/>
          </table:table-cell>
          <table:table-cell office:value-type="float" office:value="1782" calcext:value-type="float">
            <text:p>1782</text:p>
          </table:table-cell>
          <table:table-cell table:formula="of:=SQRT([.E60])" office:value-type="float" office:value="42.2137418384109" calcext:value-type="float">
            <text:p/>
          </table:table-cell>
          <table:table-cell table:formula="of:=2*0.0000000002013*SIN([.C60]*PI()/180)" office:value-type="float" office:value="0.000000000138522348099778" calcext:value-type="float">
            <text:p/>
          </table:table-cell>
          <table:table-cell table:formula="of:=2*0.0000000002013*COS([.C60]*PI()/180)*[.D60]*PI()/180" office:value-type="float" office:value="0.00000000000329883756985208" calcext:value-type="float">
            <text:p/>
          </table:table-cell>
          <table:table-cell table:formula="of:=4.135668E-015*300000000/[.G60]/1000" office:value-type="float" office:value="8.95668039864819" calcext:value-type="float">
            <text:p/>
          </table:table-cell>
          <table:table-cell table:formula="of:=4.135668E-015*300000000*[.H60]/[.G60]/[.G60]/1000" office:value-type="float" office:value="0.213298678556444" calcext:value-type="float">
            <text:p/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1" calcext:value-type="float">
            <text:p>1</text:p>
          </table:table-cell>
          <table:table-cell table:formula="of:=[.A61]/2" office:value-type="float" office:value="20.125" calcext:value-type="float">
            <text:p/>
          </table:table-cell>
          <table:table-cell table:formula="of:=[.B61]/2" office:value-type="float" office:value="0.5" calcext:value-type="float">
            <text:p/>
          </table:table-cell>
          <table:table-cell office:value-type="float" office:value="1765" calcext:value-type="float">
            <text:p>1765</text:p>
          </table:table-cell>
          <table:table-cell table:formula="of:=SQRT([.E61])" office:value-type="float" office:value="42.0119030752" calcext:value-type="float">
            <text:p/>
          </table:table-cell>
          <table:table-cell table:formula="of:=2*0.0000000002013*SIN([.C61]*PI()/180)" office:value-type="float" office:value="0.000000000138522348099778" calcext:value-type="float">
            <text:p/>
          </table:table-cell>
          <table:table-cell table:formula="of:=2*0.0000000002013*COS([.C61]*PI()/180)*[.D61]*PI()/180" office:value-type="float" office:value="0.00000000000329883756985208" calcext:value-type="float">
            <text:p/>
          </table:table-cell>
          <table:table-cell table:formula="of:=4.135668E-015*300000000/[.G61]/1000" office:value-type="float" office:value="8.95668039864819" calcext:value-type="float">
            <text:p/>
          </table:table-cell>
          <table:table-cell table:formula="of:=4.135668E-015*300000000*[.H61]/[.G61]/[.G61]/1000" office:value-type="float" office:value="0.213298678556444" calcext:value-type="float">
            <text:p/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1" calcext:value-type="float">
            <text:p>1</text:p>
          </table:table-cell>
          <table:table-cell table:formula="of:=[.A62]/2" office:value-type="float" office:value="20.125" calcext:value-type="float">
            <text:p/>
          </table:table-cell>
          <table:table-cell table:formula="of:=[.B62]/2" office:value-type="float" office:value="0.5" calcext:value-type="float">
            <text:p/>
          </table:table-cell>
          <table:table-cell office:value-type="float" office:value="1690" calcext:value-type="float">
            <text:p>1690</text:p>
          </table:table-cell>
          <table:table-cell table:formula="of:=SQRT([.E62])" office:value-type="float" office:value="41.1096095821889" calcext:value-type="float">
            <text:p/>
          </table:table-cell>
          <table:table-cell table:formula="of:=2*0.0000000002013*SIN([.C62]*PI()/180)" office:value-type="float" office:value="0.000000000138522348099778" calcext:value-type="float">
            <text:p/>
          </table:table-cell>
          <table:table-cell table:formula="of:=2*0.0000000002013*COS([.C62]*PI()/180)*[.D62]*PI()/180" office:value-type="float" office:value="0.00000000000329883756985208" calcext:value-type="float">
            <text:p/>
          </table:table-cell>
          <table:table-cell table:formula="of:=4.135668E-015*300000000/[.G62]/1000" office:value-type="float" office:value="8.95668039864819" calcext:value-type="float">
            <text:p/>
          </table:table-cell>
          <table:table-cell table:formula="of:=4.135668E-015*300000000*[.H62]/[.G62]/[.G62]/1000" office:value-type="float" office:value="0.213298678556444" calcext:value-type="float">
            <text:p/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table:formula="of:=[.A63]/2" office:value-type="float" office:value="20.25" calcext:value-type="float">
            <text:p/>
          </table:table-cell>
          <table:table-cell table:formula="of:=[.B63]/2" office:value-type="float" office:value="0.5" calcext:value-type="float">
            <text:p/>
          </table:table-cell>
          <table:table-cell office:value-type="float" office:value="1591" calcext:value-type="float">
            <text:p>1591</text:p>
          </table:table-cell>
          <table:table-cell table:formula="of:=SQRT([.E63])" office:value-type="float" office:value="39.8873413503583" calcext:value-type="float">
            <text:p/>
          </table:table-cell>
          <table:table-cell table:formula="of:=2*0.0000000002013*SIN([.C63]*PI()/180)" office:value-type="float" office:value="0.000000000139346727179399" calcext:value-type="float">
            <text:p/>
          </table:table-cell>
          <table:table-cell table:formula="of:=2*0.0000000002013*COS([.C63]*PI()/180)*[.D63]*PI()/180" office:value-type="float" office:value="0.00000000000329619245127949" calcext:value-type="float">
            <text:p/>
          </table:table-cell>
          <table:table-cell table:formula="of:=4.135668E-015*300000000/[.G63]/1000" office:value-type="float" office:value="8.90369243048449" calcext:value-type="float">
            <text:p/>
          </table:table-cell>
          <table:table-cell table:formula="of:=4.135668E-015*300000000*[.H63]/[.G63]/[.G63]/1000" office:value-type="float" office:value="0.210613369771459" calcext:value-type="float">
            <text:p/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table:formula="of:=[.A64]/2" office:value-type="float" office:value="20.25" calcext:value-type="float">
            <text:p/>
          </table:table-cell>
          <table:table-cell table:formula="of:=[.B64]/2" office:value-type="float" office:value="0.5" calcext:value-type="float">
            <text:p/>
          </table:table-cell>
          <table:table-cell office:value-type="float" office:value="1526" calcext:value-type="float">
            <text:p>1526</text:p>
          </table:table-cell>
          <table:table-cell table:formula="of:=SQRT([.E64])" office:value-type="float" office:value="39.0640499692492" calcext:value-type="float">
            <text:p/>
          </table:table-cell>
          <table:table-cell table:formula="of:=2*0.0000000002013*SIN([.C64]*PI()/180)" office:value-type="float" office:value="0.000000000139346727179399" calcext:value-type="float">
            <text:p/>
          </table:table-cell>
          <table:table-cell table:formula="of:=2*0.0000000002013*COS([.C64]*PI()/180)*[.D64]*PI()/180" office:value-type="float" office:value="0.00000000000329619245127949" calcext:value-type="float">
            <text:p/>
          </table:table-cell>
          <table:table-cell table:formula="of:=4.135668E-015*300000000/[.G64]/1000" office:value-type="float" office:value="8.90369243048449" calcext:value-type="float">
            <text:p/>
          </table:table-cell>
          <table:table-cell table:formula="of:=4.135668E-015*300000000*[.H64]/[.G64]/[.G64]/1000" office:value-type="float" office:value="0.210613369771459" calcext:value-type="float">
            <text:p/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table:formula="of:=[.A65]/2" office:value-type="float" office:value="20.25" calcext:value-type="float">
            <text:p/>
          </table:table-cell>
          <table:table-cell table:formula="of:=[.B65]/2" office:value-type="float" office:value="0.5" calcext:value-type="float">
            <text:p/>
          </table:table-cell>
          <table:table-cell office:value-type="float" office:value="1556" calcext:value-type="float">
            <text:p>1556</text:p>
          </table:table-cell>
          <table:table-cell table:formula="of:=SQRT([.E65])" office:value-type="float" office:value="39.446165846632" calcext:value-type="float">
            <text:p/>
          </table:table-cell>
          <table:table-cell table:formula="of:=2*0.0000000002013*SIN([.C65]*PI()/180)" office:value-type="float" office:value="0.000000000139346727179399" calcext:value-type="float">
            <text:p/>
          </table:table-cell>
          <table:table-cell table:formula="of:=2*0.0000000002013*COS([.C65]*PI()/180)*[.D65]*PI()/180" office:value-type="float" office:value="0.00000000000329619245127949" calcext:value-type="float">
            <text:p/>
          </table:table-cell>
          <table:table-cell table:formula="of:=4.135668E-015*300000000/[.G65]/1000" office:value-type="float" office:value="8.90369243048449" calcext:value-type="float">
            <text:p/>
          </table:table-cell>
          <table:table-cell table:formula="of:=4.135668E-015*300000000*[.H65]/[.G65]/[.G65]/1000" office:value-type="float" office:value="0.210613369771459" calcext:value-type="float">
            <text:p/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table:formula="of:=[.A66]/2" office:value-type="float" office:value="20.25" calcext:value-type="float">
            <text:p/>
          </table:table-cell>
          <table:table-cell table:formula="of:=[.B66]/2" office:value-type="float" office:value="0.5" calcext:value-type="float">
            <text:p/>
          </table:table-cell>
          <table:table-cell office:value-type="float" office:value="1591" calcext:value-type="float">
            <text:p>1591</text:p>
          </table:table-cell>
          <table:table-cell table:formula="of:=SQRT([.E66])" office:value-type="float" office:value="39.8873413503583" calcext:value-type="float">
            <text:p/>
          </table:table-cell>
          <table:table-cell table:formula="of:=2*0.0000000002013*SIN([.C66]*PI()/180)" office:value-type="float" office:value="0.000000000139346727179399" calcext:value-type="float">
            <text:p/>
          </table:table-cell>
          <table:table-cell table:formula="of:=2*0.0000000002013*COS([.C66]*PI()/180)*[.D66]*PI()/180" office:value-type="float" office:value="0.00000000000329619245127949" calcext:value-type="float">
            <text:p/>
          </table:table-cell>
          <table:table-cell table:formula="of:=4.135668E-015*300000000/[.G66]/1000" office:value-type="float" office:value="8.90369243048449" calcext:value-type="float">
            <text:p/>
          </table:table-cell>
          <table:table-cell table:formula="of:=4.135668E-015*300000000*[.H66]/[.G66]/[.G66]/1000" office:value-type="float" office:value="0.210613369771459" calcext:value-type="float">
            <text:p/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table:formula="of:=[.A67]/2" office:value-type="float" office:value="20.25" calcext:value-type="float">
            <text:p/>
          </table:table-cell>
          <table:table-cell table:formula="of:=[.B67]/2" office:value-type="float" office:value="0.5" calcext:value-type="float">
            <text:p/>
          </table:table-cell>
          <table:table-cell office:value-type="float" office:value="1616" calcext:value-type="float">
            <text:p>1616</text:p>
          </table:table-cell>
          <table:table-cell table:formula="of:=SQRT([.E67])" office:value-type="float" office:value="40.1995024844836" calcext:value-type="float">
            <text:p/>
          </table:table-cell>
          <table:table-cell table:formula="of:=2*0.0000000002013*SIN([.C67]*PI()/180)" office:value-type="float" office:value="0.000000000139346727179399" calcext:value-type="float">
            <text:p/>
          </table:table-cell>
          <table:table-cell table:formula="of:=2*0.0000000002013*COS([.C67]*PI()/180)*[.D67]*PI()/180" office:value-type="float" office:value="0.00000000000329619245127949" calcext:value-type="float">
            <text:p/>
          </table:table-cell>
          <table:table-cell table:formula="of:=4.135668E-015*300000000/[.G67]/1000" office:value-type="float" office:value="8.90369243048449" calcext:value-type="float">
            <text:p/>
          </table:table-cell>
          <table:table-cell table:formula="of:=4.135668E-015*300000000*[.H67]/[.G67]/[.G67]/1000" office:value-type="float" office:value="0.210613369771459" calcext:value-type="float">
            <text:p/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1" calcext:value-type="float">
            <text:p>1</text:p>
          </table:table-cell>
          <table:table-cell table:formula="of:=[.A68]/2" office:value-type="float" office:value="20.375" calcext:value-type="float">
            <text:p/>
          </table:table-cell>
          <table:table-cell table:formula="of:=[.B68]/2" office:value-type="float" office:value="0.5" calcext:value-type="float">
            <text:p/>
          </table:table-cell>
          <table:table-cell office:value-type="float" office:value="1027" calcext:value-type="float">
            <text:p>1027</text:p>
          </table:table-cell>
          <table:table-cell table:formula="of:=SQRT([.E68])" office:value-type="float" office:value="32.0468407179241" calcext:value-type="float">
            <text:p/>
          </table:table-cell>
          <table:table-cell table:formula="of:=2*0.0000000002013*SIN([.C68]*PI()/180)" office:value-type="float" office:value="0.000000000140170443018025" calcext:value-type="float">
            <text:p/>
          </table:table-cell>
          <table:table-cell table:formula="of:=2*0.0000000002013*COS([.C68]*PI()/180)*[.D68]*PI()/180" office:value-type="float" office:value="0.000000000003293531644" calcext:value-type="float">
            <text:p/>
          </table:table-cell>
          <table:table-cell table:formula="of:=4.135668E-015*300000000/[.G68]/1000" office:value-type="float" office:value="8.85136961321049" calcext:value-type="float">
            <text:p/>
          </table:table-cell>
          <table:table-cell table:formula="of:=4.135668E-015*300000000*[.H68]/[.G68]/[.G68]/1000" office:value-type="float" office:value="0.207977268860455" calcext:value-type="float">
            <text:p/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1" calcext:value-type="float">
            <text:p>1</text:p>
          </table:table-cell>
          <table:table-cell table:formula="of:=[.A69]/2" office:value-type="float" office:value="20.375" calcext:value-type="float">
            <text:p/>
          </table:table-cell>
          <table:table-cell table:formula="of:=[.B69]/2" office:value-type="float" office:value="0.5" calcext:value-type="float">
            <text:p/>
          </table:table-cell>
          <table:table-cell office:value-type="float" office:value="1108" calcext:value-type="float">
            <text:p>1108</text:p>
          </table:table-cell>
          <table:table-cell table:formula="of:=SQRT([.E69])" office:value-type="float" office:value="33.2866339541865" calcext:value-type="float">
            <text:p/>
          </table:table-cell>
          <table:table-cell table:formula="of:=2*0.0000000002013*SIN([.C69]*PI()/180)" office:value-type="float" office:value="0.000000000140170443018025" calcext:value-type="float">
            <text:p/>
          </table:table-cell>
          <table:table-cell table:formula="of:=2*0.0000000002013*COS([.C69]*PI()/180)*[.D69]*PI()/180" office:value-type="float" office:value="0.000000000003293531644" calcext:value-type="float">
            <text:p/>
          </table:table-cell>
          <table:table-cell table:formula="of:=4.135668E-015*300000000/[.G69]/1000" office:value-type="float" office:value="8.85136961321049" calcext:value-type="float">
            <text:p/>
          </table:table-cell>
          <table:table-cell table:formula="of:=4.135668E-015*300000000*[.H69]/[.G69]/[.G69]/1000" office:value-type="float" office:value="0.207977268860455" calcext:value-type="float">
            <text:p/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1" calcext:value-type="float">
            <text:p>1</text:p>
          </table:table-cell>
          <table:table-cell table:formula="of:=[.A70]/2" office:value-type="float" office:value="20.375" calcext:value-type="float">
            <text:p/>
          </table:table-cell>
          <table:table-cell table:formula="of:=[.B70]/2" office:value-type="float" office:value="0.5" calcext:value-type="float">
            <text:p/>
          </table:table-cell>
          <table:table-cell office:value-type="float" office:value="1032" calcext:value-type="float">
            <text:p>1032</text:p>
          </table:table-cell>
          <table:table-cell table:formula="of:=SQRT([.E70])" office:value-type="float" office:value="32.124756808418" calcext:value-type="float">
            <text:p/>
          </table:table-cell>
          <table:table-cell table:formula="of:=2*0.0000000002013*SIN([.C70]*PI()/180)" office:value-type="float" office:value="0.000000000140170443018025" calcext:value-type="float">
            <text:p/>
          </table:table-cell>
          <table:table-cell table:formula="of:=2*0.0000000002013*COS([.C70]*PI()/180)*[.D70]*PI()/180" office:value-type="float" office:value="0.000000000003293531644" calcext:value-type="float">
            <text:p/>
          </table:table-cell>
          <table:table-cell table:formula="of:=4.135668E-015*300000000/[.G70]/1000" office:value-type="float" office:value="8.85136961321049" calcext:value-type="float">
            <text:p/>
          </table:table-cell>
          <table:table-cell table:formula="of:=4.135668E-015*300000000*[.H70]/[.G70]/[.G70]/1000" office:value-type="float" office:value="0.207977268860455" calcext:value-type="float">
            <text:p/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1" calcext:value-type="float">
            <text:p>1</text:p>
          </table:table-cell>
          <table:table-cell table:formula="of:=[.A71]/2" office:value-type="float" office:value="20.375" calcext:value-type="float">
            <text:p/>
          </table:table-cell>
          <table:table-cell table:formula="of:=[.B71]/2" office:value-type="float" office:value="0.5" calcext:value-type="float">
            <text:p/>
          </table:table-cell>
          <table:table-cell office:value-type="float" office:value="1039" calcext:value-type="float">
            <text:p>1039</text:p>
          </table:table-cell>
          <table:table-cell table:formula="of:=SQRT([.E71])" office:value-type="float" office:value="32.2335229225724" calcext:value-type="float">
            <text:p/>
          </table:table-cell>
          <table:table-cell table:formula="of:=2*0.0000000002013*SIN([.C71]*PI()/180)" office:value-type="float" office:value="0.000000000140170443018025" calcext:value-type="float">
            <text:p/>
          </table:table-cell>
          <table:table-cell table:formula="of:=2*0.0000000002013*COS([.C71]*PI()/180)*[.D71]*PI()/180" office:value-type="float" office:value="0.000000000003293531644" calcext:value-type="float">
            <text:p/>
          </table:table-cell>
          <table:table-cell table:formula="of:=4.135668E-015*300000000/[.G71]/1000" office:value-type="float" office:value="8.85136961321049" calcext:value-type="float">
            <text:p/>
          </table:table-cell>
          <table:table-cell table:formula="of:=4.135668E-015*300000000*[.H71]/[.G71]/[.G71]/1000" office:value-type="float" office:value="0.207977268860455" calcext:value-type="float">
            <text:p/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1" calcext:value-type="float">
            <text:p>1</text:p>
          </table:table-cell>
          <table:table-cell table:formula="of:=[.A72]/2" office:value-type="float" office:value="20.375" calcext:value-type="float">
            <text:p/>
          </table:table-cell>
          <table:table-cell table:formula="of:=[.B72]/2" office:value-type="float" office:value="0.5" calcext:value-type="float">
            <text:p/>
          </table:table-cell>
          <table:table-cell office:value-type="float" office:value="1019" calcext:value-type="float">
            <text:p>1019</text:p>
          </table:table-cell>
          <table:table-cell table:formula="of:=SQRT([.E72])" office:value-type="float" office:value="31.9217793990247" calcext:value-type="float">
            <text:p/>
          </table:table-cell>
          <table:table-cell table:formula="of:=2*0.0000000002013*SIN([.C72]*PI()/180)" office:value-type="float" office:value="0.000000000140170443018025" calcext:value-type="float">
            <text:p/>
          </table:table-cell>
          <table:table-cell table:formula="of:=2*0.0000000002013*COS([.C72]*PI()/180)*[.D72]*PI()/180" office:value-type="float" office:value="0.000000000003293531644" calcext:value-type="float">
            <text:p/>
          </table:table-cell>
          <table:table-cell table:formula="of:=4.135668E-015*300000000/[.G72]/1000" office:value-type="float" office:value="8.85136961321049" calcext:value-type="float">
            <text:p/>
          </table:table-cell>
          <table:table-cell table:formula="of:=4.135668E-015*300000000*[.H72]/[.G72]/[.G72]/1000" office:value-type="float" office:value="0.207977268860455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A73]/2" office:value-type="float" office:value="20.5" calcext:value-type="float">
            <text:p/>
          </table:table-cell>
          <table:table-cell table:formula="of:=[.B73]/2" office:value-type="float" office:value="0.5" calcext:value-type="float">
            <text:p/>
          </table:table-cell>
          <table:table-cell office:value-type="float" office:value="375" calcext:value-type="float">
            <text:p>375</text:p>
          </table:table-cell>
          <table:table-cell table:formula="of:=SQRT([.E73])" office:value-type="float" office:value="19.3649167310371" calcext:value-type="float">
            <text:p/>
          </table:table-cell>
          <table:table-cell table:formula="of:=2*0.0000000002013*SIN([.C73]*PI()/180)" office:value-type="float" office:value="0.000000000140993491695062" calcext:value-type="float">
            <text:p/>
          </table:table-cell>
          <table:table-cell table:formula="of:=2*0.0000000002013*COS([.C73]*PI()/180)*[.D73]*PI()/180" office:value-type="float" office:value="0.00000000000329085516067812" calcext:value-type="float">
            <text:p/>
          </table:table-cell>
          <table:table-cell table:formula="of:=4.135668E-015*300000000/[.G73]/1000" office:value-type="float" office:value="8.79969979524563" calcext:value-type="float">
            <text:p/>
          </table:table-cell>
          <table:table-cell table:formula="of:=4.135668E-015*300000000*[.H73]/[.G73]/[.G73]/1000" office:value-type="float" office:value="0.205389178858222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A74]/2" office:value-type="float" office:value="20.5" calcext:value-type="float">
            <text:p/>
          </table:table-cell>
          <table:table-cell table:formula="of:=[.B74]/2" office:value-type="float" office:value="0.5" calcext:value-type="float">
            <text:p/>
          </table:table-cell>
          <table:table-cell office:value-type="float" office:value="386" calcext:value-type="float">
            <text:p>386</text:p>
          </table:table-cell>
          <table:table-cell table:formula="of:=SQRT([.E74])" office:value-type="float" office:value="19.6468827043885" calcext:value-type="float">
            <text:p/>
          </table:table-cell>
          <table:table-cell table:formula="of:=2*0.0000000002013*SIN([.C74]*PI()/180)" office:value-type="float" office:value="0.000000000140993491695062" calcext:value-type="float">
            <text:p/>
          </table:table-cell>
          <table:table-cell table:formula="of:=2*0.0000000002013*COS([.C74]*PI()/180)*[.D74]*PI()/180" office:value-type="float" office:value="0.00000000000329085516067812" calcext:value-type="float">
            <text:p/>
          </table:table-cell>
          <table:table-cell table:formula="of:=4.135668E-015*300000000/[.G74]/1000" office:value-type="float" office:value="8.79969979524563" calcext:value-type="float">
            <text:p/>
          </table:table-cell>
          <table:table-cell table:formula="of:=4.135668E-015*300000000*[.H74]/[.G74]/[.G74]/1000" office:value-type="float" office:value="0.205389178858222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A75]/2" office:value-type="float" office:value="20.5" calcext:value-type="float">
            <text:p/>
          </table:table-cell>
          <table:table-cell table:formula="of:=[.B75]/2" office:value-type="float" office:value="0.5" calcext:value-type="float">
            <text:p/>
          </table:table-cell>
          <table:table-cell office:value-type="float" office:value="417" calcext:value-type="float">
            <text:p>417</text:p>
          </table:table-cell>
          <table:table-cell table:formula="of:=SQRT([.E75])" office:value-type="float" office:value="20.4205778566621" calcext:value-type="float">
            <text:p/>
          </table:table-cell>
          <table:table-cell table:formula="of:=2*0.0000000002013*SIN([.C75]*PI()/180)" office:value-type="float" office:value="0.000000000140993491695062" calcext:value-type="float">
            <text:p/>
          </table:table-cell>
          <table:table-cell table:formula="of:=2*0.0000000002013*COS([.C75]*PI()/180)*[.D75]*PI()/180" office:value-type="float" office:value="0.00000000000329085516067812" calcext:value-type="float">
            <text:p/>
          </table:table-cell>
          <table:table-cell table:formula="of:=4.135668E-015*300000000/[.G75]/1000" office:value-type="float" office:value="8.79969979524563" calcext:value-type="float">
            <text:p/>
          </table:table-cell>
          <table:table-cell table:formula="of:=4.135668E-015*300000000*[.H75]/[.G75]/[.G75]/1000" office:value-type="float" office:value="0.205389178858222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A76]/2" office:value-type="float" office:value="20.5" calcext:value-type="float">
            <text:p/>
          </table:table-cell>
          <table:table-cell table:formula="of:=[.B76]/2" office:value-type="float" office:value="0.5" calcext:value-type="float">
            <text:p/>
          </table:table-cell>
          <table:table-cell office:value-type="float" office:value="384" calcext:value-type="float">
            <text:p>384</text:p>
          </table:table-cell>
          <table:table-cell table:formula="of:=SQRT([.E76])" office:value-type="float" office:value="19.5959179422654" calcext:value-type="float">
            <text:p/>
          </table:table-cell>
          <table:table-cell table:formula="of:=2*0.0000000002013*SIN([.C76]*PI()/180)" office:value-type="float" office:value="0.000000000140993491695062" calcext:value-type="float">
            <text:p/>
          </table:table-cell>
          <table:table-cell table:formula="of:=2*0.0000000002013*COS([.C76]*PI()/180)*[.D76]*PI()/180" office:value-type="float" office:value="0.00000000000329085516067812" calcext:value-type="float">
            <text:p/>
          </table:table-cell>
          <table:table-cell table:formula="of:=4.135668E-015*300000000/[.G76]/1000" office:value-type="float" office:value="8.79969979524563" calcext:value-type="float">
            <text:p/>
          </table:table-cell>
          <table:table-cell table:formula="of:=4.135668E-015*300000000*[.H76]/[.G76]/[.G76]/1000" office:value-type="float" office:value="0.205389178858222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A77]/2" office:value-type="float" office:value="20.5" calcext:value-type="float">
            <text:p/>
          </table:table-cell>
          <table:table-cell table:formula="of:=[.B77]/2" office:value-type="float" office:value="0.5" calcext:value-type="float">
            <text:p/>
          </table:table-cell>
          <table:table-cell office:value-type="float" office:value="381" calcext:value-type="float">
            <text:p>381</text:p>
          </table:table-cell>
          <table:table-cell table:formula="of:=SQRT([.E77])" office:value-type="float" office:value="19.5192212959431" calcext:value-type="float">
            <text:p/>
          </table:table-cell>
          <table:table-cell table:formula="of:=2*0.0000000002013*SIN([.C77]*PI()/180)" office:value-type="float" office:value="0.000000000140993491695062" calcext:value-type="float">
            <text:p/>
          </table:table-cell>
          <table:table-cell table:formula="of:=2*0.0000000002013*COS([.C77]*PI()/180)*[.D77]*PI()/180" office:value-type="float" office:value="0.00000000000329085516067812" calcext:value-type="float">
            <text:p/>
          </table:table-cell>
          <table:table-cell table:formula="of:=4.135668E-015*300000000/[.G77]/1000" office:value-type="float" office:value="8.79969979524563" calcext:value-type="float">
            <text:p/>
          </table:table-cell>
          <table:table-cell table:formula="of:=4.135668E-015*300000000*[.H77]/[.G77]/[.G77]/1000" office:value-type="float" office:value="0.205389178858222" calcext:value-type="float">
            <text:p/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" calcext:value-type="float">
            <text:p>1</text:p>
          </table:table-cell>
          <table:table-cell table:formula="of:=[.A78]/2" office:value-type="float" office:value="20.625" calcext:value-type="float">
            <text:p/>
          </table:table-cell>
          <table:table-cell table:formula="of:=[.B78]/2" office:value-type="float" office:value="0.5" calcext:value-type="float">
            <text:p/>
          </table:table-cell>
          <table:table-cell office:value-type="float" office:value="353" calcext:value-type="float">
            <text:p>353</text:p>
          </table:table-cell>
          <table:table-cell table:formula="of:=SQRT([.E78])" office:value-type="float" office:value="18.7882942280559" calcext:value-type="float">
            <text:p/>
          </table:table-cell>
          <table:table-cell table:formula="of:=2*0.0000000002013*SIN([.C78]*PI()/180)" office:value-type="float" office:value="0.000000000141815869293089" calcext:value-type="float">
            <text:p/>
          </table:table-cell>
          <table:table-cell table:formula="of:=2*0.0000000002013*COS([.C78]*PI()/180)*[.D78]*PI()/180" office:value-type="float" office:value="0.00000000000328816301405294" calcext:value-type="float">
            <text:p/>
          </table:table-cell>
          <table:table-cell table:formula="of:=4.135668E-015*300000000/[.G78]/1000" office:value-type="float" office:value="8.74867111970286" calcext:value-type="float">
            <text:p/>
          </table:table-cell>
          <table:table-cell table:formula="of:=4.135668E-015*300000000*[.H78]/[.G78]/[.G78]/1000" office:value-type="float" office:value="0.202847938959974" calcext:value-type="float">
            <text:p/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" calcext:value-type="float">
            <text:p>1</text:p>
          </table:table-cell>
          <table:table-cell table:formula="of:=[.A79]/2" office:value-type="float" office:value="20.625" calcext:value-type="float">
            <text:p/>
          </table:table-cell>
          <table:table-cell table:formula="of:=[.B79]/2" office:value-type="float" office:value="0.5" calcext:value-type="float">
            <text:p/>
          </table:table-cell>
          <table:table-cell office:value-type="float" office:value="350" calcext:value-type="float">
            <text:p>350</text:p>
          </table:table-cell>
          <table:table-cell table:formula="of:=SQRT([.E79])" office:value-type="float" office:value="18.7082869338697" calcext:value-type="float">
            <text:p/>
          </table:table-cell>
          <table:table-cell table:formula="of:=2*0.0000000002013*SIN([.C79]*PI()/180)" office:value-type="float" office:value="0.000000000141815869293089" calcext:value-type="float">
            <text:p/>
          </table:table-cell>
          <table:table-cell table:formula="of:=2*0.0000000002013*COS([.C79]*PI()/180)*[.D79]*PI()/180" office:value-type="float" office:value="0.00000000000328816301405294" calcext:value-type="float">
            <text:p/>
          </table:table-cell>
          <table:table-cell table:formula="of:=4.135668E-015*300000000/[.G79]/1000" office:value-type="float" office:value="8.74867111970286" calcext:value-type="float">
            <text:p/>
          </table:table-cell>
          <table:table-cell table:formula="of:=4.135668E-015*300000000*[.H79]/[.G79]/[.G79]/1000" office:value-type="float" office:value="0.202847938959974" calcext:value-type="float">
            <text:p/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" calcext:value-type="float">
            <text:p>1</text:p>
          </table:table-cell>
          <table:table-cell table:formula="of:=[.A80]/2" office:value-type="float" office:value="20.625" calcext:value-type="float">
            <text:p/>
          </table:table-cell>
          <table:table-cell table:formula="of:=[.B80]/2" office:value-type="float" office:value="0.5" calcext:value-type="float">
            <text:p/>
          </table:table-cell>
          <table:table-cell office:value-type="float" office:value="335" calcext:value-type="float">
            <text:p>335</text:p>
          </table:table-cell>
          <table:table-cell table:formula="of:=SQRT([.E80])" office:value-type="float" office:value="18.3030052177231" calcext:value-type="float">
            <text:p/>
          </table:table-cell>
          <table:table-cell table:formula="of:=2*0.0000000002013*SIN([.C80]*PI()/180)" office:value-type="float" office:value="0.000000000141815869293089" calcext:value-type="float">
            <text:p/>
          </table:table-cell>
          <table:table-cell table:formula="of:=2*0.0000000002013*COS([.C80]*PI()/180)*[.D80]*PI()/180" office:value-type="float" office:value="0.00000000000328816301405294" calcext:value-type="float">
            <text:p/>
          </table:table-cell>
          <table:table-cell table:formula="of:=4.135668E-015*300000000/[.G80]/1000" office:value-type="float" office:value="8.74867111970286" calcext:value-type="float">
            <text:p/>
          </table:table-cell>
          <table:table-cell table:formula="of:=4.135668E-015*300000000*[.H80]/[.G80]/[.G80]/1000" office:value-type="float" office:value="0.202847938959974" calcext:value-type="float">
            <text:p/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" calcext:value-type="float">
            <text:p>1</text:p>
          </table:table-cell>
          <table:table-cell table:formula="of:=[.A81]/2" office:value-type="float" office:value="20.625" calcext:value-type="float">
            <text:p/>
          </table:table-cell>
          <table:table-cell table:formula="of:=[.B81]/2" office:value-type="float" office:value="0.5" calcext:value-type="float">
            <text:p/>
          </table:table-cell>
          <table:table-cell office:value-type="float" office:value="352" calcext:value-type="float">
            <text:p>352</text:p>
          </table:table-cell>
          <table:table-cell table:formula="of:=SQRT([.E81])" office:value-type="float" office:value="18.7616630392937" calcext:value-type="float">
            <text:p/>
          </table:table-cell>
          <table:table-cell table:formula="of:=2*0.0000000002013*SIN([.C81]*PI()/180)" office:value-type="float" office:value="0.000000000141815869293089" calcext:value-type="float">
            <text:p/>
          </table:table-cell>
          <table:table-cell table:formula="of:=2*0.0000000002013*COS([.C81]*PI()/180)*[.D81]*PI()/180" office:value-type="float" office:value="0.00000000000328816301405294" calcext:value-type="float">
            <text:p/>
          </table:table-cell>
          <table:table-cell table:formula="of:=4.135668E-015*300000000/[.G81]/1000" office:value-type="float" office:value="8.74867111970286" calcext:value-type="float">
            <text:p/>
          </table:table-cell>
          <table:table-cell table:formula="of:=4.135668E-015*300000000*[.H81]/[.G81]/[.G81]/1000" office:value-type="float" office:value="0.202847938959974" calcext:value-type="float">
            <text:p/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" calcext:value-type="float">
            <text:p>1</text:p>
          </table:table-cell>
          <table:table-cell table:formula="of:=[.A82]/2" office:value-type="float" office:value="20.625" calcext:value-type="float">
            <text:p/>
          </table:table-cell>
          <table:table-cell table:formula="of:=[.B82]/2" office:value-type="float" office:value="0.5" calcext:value-type="float">
            <text:p/>
          </table:table-cell>
          <table:table-cell office:value-type="float" office:value="348" calcext:value-type="float">
            <text:p>348</text:p>
          </table:table-cell>
          <table:table-cell table:formula="of:=SQRT([.E82])" office:value-type="float" office:value="18.6547581061776" calcext:value-type="float">
            <text:p/>
          </table:table-cell>
          <table:table-cell table:formula="of:=2*0.0000000002013*SIN([.C82]*PI()/180)" office:value-type="float" office:value="0.000000000141815869293089" calcext:value-type="float">
            <text:p/>
          </table:table-cell>
          <table:table-cell table:formula="of:=2*0.0000000002013*COS([.C82]*PI()/180)*[.D82]*PI()/180" office:value-type="float" office:value="0.00000000000328816301405294" calcext:value-type="float">
            <text:p/>
          </table:table-cell>
          <table:table-cell table:formula="of:=4.135668E-015*300000000/[.G82]/1000" office:value-type="float" office:value="8.74867111970286" calcext:value-type="float">
            <text:p/>
          </table:table-cell>
          <table:table-cell table:formula="of:=4.135668E-015*300000000*[.H82]/[.G82]/[.G82]/1000" office:value-type="float" office:value="0.202847938959974" calcext:value-type="float">
            <text:p/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table:formula="of:=[.A83]/2" office:value-type="float" office:value="20.75" calcext:value-type="float">
            <text:p/>
          </table:table-cell>
          <table:table-cell table:formula="of:=[.B83]/2" office:value-type="float" office:value="0.5" calcext:value-type="float">
            <text:p/>
          </table:table-cell>
          <table:table-cell office:value-type="float" office:value="369" calcext:value-type="float">
            <text:p>369</text:p>
          </table:table-cell>
          <table:table-cell table:formula="of:=SQRT([.E83])" office:value-type="float" office:value="19.2093727122985" calcext:value-type="float">
            <text:p/>
          </table:table-cell>
          <table:table-cell table:formula="of:=2*0.0000000002013*SIN([.C83]*PI()/180)" office:value-type="float" office:value="0.00000000014263757189788" calcext:value-type="float">
            <text:p/>
          </table:table-cell>
          <table:table-cell table:formula="of:=2*0.0000000002013*COS([.C83]*PI()/180)*[.D83]*PI()/180" office:value-type="float" office:value="0.00000000000328545521693815" calcext:value-type="float">
            <text:p/>
          </table:table-cell>
          <table:table-cell table:formula="of:=4.135668E-015*300000000/[.G83]/1000" office:value-type="float" office:value="8.6982720155126" calcext:value-type="float">
            <text:p/>
          </table:table-cell>
          <table:table-cell table:formula="of:=4.135668E-015*300000000*[.H83]/[.G83]/[.G83]/1000" office:value-type="float" office:value="0.200352423218287" calcext:value-type="float">
            <text:p/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table:formula="of:=[.A84]/2" office:value-type="float" office:value="20.75" calcext:value-type="float">
            <text:p/>
          </table:table-cell>
          <table:table-cell table:formula="of:=[.B84]/2" office:value-type="float" office:value="0.5" calcext:value-type="float">
            <text:p/>
          </table:table-cell>
          <table:table-cell office:value-type="float" office:value="342" calcext:value-type="float">
            <text:p>342</text:p>
          </table:table-cell>
          <table:table-cell table:formula="of:=SQRT([.E84])" office:value-type="float" office:value="18.4932420089069" calcext:value-type="float">
            <text:p/>
          </table:table-cell>
          <table:table-cell table:formula="of:=2*0.0000000002013*SIN([.C84]*PI()/180)" office:value-type="float" office:value="0.00000000014263757189788" calcext:value-type="float">
            <text:p/>
          </table:table-cell>
          <table:table-cell table:formula="of:=2*0.0000000002013*COS([.C84]*PI()/180)*[.D84]*PI()/180" office:value-type="float" office:value="0.00000000000328545521693815" calcext:value-type="float">
            <text:p/>
          </table:table-cell>
          <table:table-cell table:formula="of:=4.135668E-015*300000000/[.G84]/1000" office:value-type="float" office:value="8.6982720155126" calcext:value-type="float">
            <text:p/>
          </table:table-cell>
          <table:table-cell table:formula="of:=4.135668E-015*300000000*[.H84]/[.G84]/[.G84]/1000" office:value-type="float" office:value="0.200352423218287" calcext:value-type="float">
            <text:p/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table:formula="of:=[.A85]/2" office:value-type="float" office:value="20.75" calcext:value-type="float">
            <text:p/>
          </table:table-cell>
          <table:table-cell table:formula="of:=[.B85]/2" office:value-type="float" office:value="0.5" calcext:value-type="float">
            <text:p/>
          </table:table-cell>
          <table:table-cell office:value-type="float" office:value="317" calcext:value-type="float">
            <text:p>317</text:p>
          </table:table-cell>
          <table:table-cell table:formula="of:=SQRT([.E85])" office:value-type="float" office:value="17.8044938147649" calcext:value-type="float">
            <text:p/>
          </table:table-cell>
          <table:table-cell table:formula="of:=2*0.0000000002013*SIN([.C85]*PI()/180)" office:value-type="float" office:value="0.00000000014263757189788" calcext:value-type="float">
            <text:p/>
          </table:table-cell>
          <table:table-cell table:formula="of:=2*0.0000000002013*COS([.C85]*PI()/180)*[.D85]*PI()/180" office:value-type="float" office:value="0.00000000000328545521693815" calcext:value-type="float">
            <text:p/>
          </table:table-cell>
          <table:table-cell table:formula="of:=4.135668E-015*300000000/[.G85]/1000" office:value-type="float" office:value="8.6982720155126" calcext:value-type="float">
            <text:p/>
          </table:table-cell>
          <table:table-cell table:formula="of:=4.135668E-015*300000000*[.H85]/[.G85]/[.G85]/1000" office:value-type="float" office:value="0.200352423218287" calcext:value-type="float">
            <text:p/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table:formula="of:=[.A86]/2" office:value-type="float" office:value="20.75" calcext:value-type="float">
            <text:p/>
          </table:table-cell>
          <table:table-cell table:formula="of:=[.B86]/2" office:value-type="float" office:value="0.5" calcext:value-type="float">
            <text:p/>
          </table:table-cell>
          <table:table-cell office:value-type="float" office:value="334" calcext:value-type="float">
            <text:p>334</text:p>
          </table:table-cell>
          <table:table-cell table:formula="of:=SQRT([.E86])" office:value-type="float" office:value="18.2756668824971" calcext:value-type="float">
            <text:p/>
          </table:table-cell>
          <table:table-cell table:formula="of:=2*0.0000000002013*SIN([.C86]*PI()/180)" office:value-type="float" office:value="0.00000000014263757189788" calcext:value-type="float">
            <text:p/>
          </table:table-cell>
          <table:table-cell table:formula="of:=2*0.0000000002013*COS([.C86]*PI()/180)*[.D86]*PI()/180" office:value-type="float" office:value="0.00000000000328545521693815" calcext:value-type="float">
            <text:p/>
          </table:table-cell>
          <table:table-cell table:formula="of:=4.135668E-015*300000000/[.G86]/1000" office:value-type="float" office:value="8.6982720155126" calcext:value-type="float">
            <text:p/>
          </table:table-cell>
          <table:table-cell table:formula="of:=4.135668E-015*300000000*[.H86]/[.G86]/[.G86]/1000" office:value-type="float" office:value="0.200352423218287" calcext:value-type="float">
            <text:p/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table:formula="of:=[.A87]/2" office:value-type="float" office:value="20.75" calcext:value-type="float">
            <text:p/>
          </table:table-cell>
          <table:table-cell table:formula="of:=[.B87]/2" office:value-type="float" office:value="0.5" calcext:value-type="float">
            <text:p/>
          </table:table-cell>
          <table:table-cell office:value-type="float" office:value="316" calcext:value-type="float">
            <text:p>316</text:p>
          </table:table-cell>
          <table:table-cell table:formula="of:=SQRT([.E87])" office:value-type="float" office:value="17.7763888346312" calcext:value-type="float">
            <text:p/>
          </table:table-cell>
          <table:table-cell table:formula="of:=2*0.0000000002013*SIN([.C87]*PI()/180)" office:value-type="float" office:value="0.00000000014263757189788" calcext:value-type="float">
            <text:p/>
          </table:table-cell>
          <table:table-cell table:formula="of:=2*0.0000000002013*COS([.C87]*PI()/180)*[.D87]*PI()/180" office:value-type="float" office:value="0.00000000000328545521693815" calcext:value-type="float">
            <text:p/>
          </table:table-cell>
          <table:table-cell table:formula="of:=4.135668E-015*300000000/[.G87]/1000" office:value-type="float" office:value="8.6982720155126" calcext:value-type="float">
            <text:p/>
          </table:table-cell>
          <table:table-cell table:formula="of:=4.135668E-015*300000000*[.H87]/[.G87]/[.G87]/1000" office:value-type="float" office:value="0.200352423218287" calcext:value-type="float">
            <text:p/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1" calcext:value-type="float">
            <text:p>1</text:p>
          </table:table-cell>
          <table:table-cell table:formula="of:=[.A88]/2" office:value-type="float" office:value="20.875" calcext:value-type="float">
            <text:p/>
          </table:table-cell>
          <table:table-cell table:formula="of:=[.B88]/2" office:value-type="float" office:value="0.5" calcext:value-type="float">
            <text:p/>
          </table:table-cell>
          <table:table-cell office:value-type="float" office:value="342" calcext:value-type="float">
            <text:p>342</text:p>
          </table:table-cell>
          <table:table-cell table:formula="of:=SQRT([.E88])" office:value-type="float" office:value="18.4932420089069" calcext:value-type="float">
            <text:p/>
          </table:table-cell>
          <table:table-cell table:formula="of:=2*0.0000000002013*SIN([.C88]*PI()/180)" office:value-type="float" office:value="0.000000000143458595598424" calcext:value-type="float">
            <text:p/>
          </table:table-cell>
          <table:table-cell table:formula="of:=2*0.0000000002013*COS([.C88]*PI()/180)*[.D88]*PI()/180" office:value-type="float" office:value="0.00000000000328273178222188" calcext:value-type="float">
            <text:p/>
          </table:table-cell>
          <table:table-cell table:formula="of:=4.135668E-015*300000000/[.G88]/1000" office:value-type="float" office:value="8.64849118886558" calcext:value-type="float">
            <text:p/>
          </table:table-cell>
          <table:table-cell table:formula="of:=4.135668E-015*300000000*[.H88]/[.G88]/[.G88]/1000" office:value-type="float" office:value="0.197901539294498" calcext:value-type="float">
            <text:p/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1" calcext:value-type="float">
            <text:p>1</text:p>
          </table:table-cell>
          <table:table-cell table:formula="of:=[.A89]/2" office:value-type="float" office:value="20.875" calcext:value-type="float">
            <text:p/>
          </table:table-cell>
          <table:table-cell table:formula="of:=[.B89]/2" office:value-type="float" office:value="0.5" calcext:value-type="float">
            <text:p/>
          </table:table-cell>
          <table:table-cell office:value-type="float" office:value="339" calcext:value-type="float">
            <text:p>339</text:p>
          </table:table-cell>
          <table:table-cell table:formula="of:=SQRT([.E89])" office:value-type="float" office:value="18.411952639522" calcext:value-type="float">
            <text:p/>
          </table:table-cell>
          <table:table-cell table:formula="of:=2*0.0000000002013*SIN([.C89]*PI()/180)" office:value-type="float" office:value="0.000000000143458595598424" calcext:value-type="float">
            <text:p/>
          </table:table-cell>
          <table:table-cell table:formula="of:=2*0.0000000002013*COS([.C89]*PI()/180)*[.D89]*PI()/180" office:value-type="float" office:value="0.00000000000328273178222188" calcext:value-type="float">
            <text:p/>
          </table:table-cell>
          <table:table-cell table:formula="of:=4.135668E-015*300000000/[.G89]/1000" office:value-type="float" office:value="8.64849118886558" calcext:value-type="float">
            <text:p/>
          </table:table-cell>
          <table:table-cell table:formula="of:=4.135668E-015*300000000*[.H89]/[.G89]/[.G89]/1000" office:value-type="float" office:value="0.197901539294498" calcext:value-type="float">
            <text:p/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1" calcext:value-type="float">
            <text:p>1</text:p>
          </table:table-cell>
          <table:table-cell table:formula="of:=[.A90]/2" office:value-type="float" office:value="20.875" calcext:value-type="float">
            <text:p/>
          </table:table-cell>
          <table:table-cell table:formula="of:=[.B90]/2" office:value-type="float" office:value="0.5" calcext:value-type="float">
            <text:p/>
          </table:table-cell>
          <table:table-cell office:value-type="float" office:value="361" calcext:value-type="float">
            <text:p>361</text:p>
          </table:table-cell>
          <table:table-cell table:formula="of:=SQRT([.E90])" office:value-type="float" office:value="19" calcext:value-type="float">
            <text:p/>
          </table:table-cell>
          <table:table-cell table:formula="of:=2*0.0000000002013*SIN([.C90]*PI()/180)" office:value-type="float" office:value="0.000000000143458595598424" calcext:value-type="float">
            <text:p/>
          </table:table-cell>
          <table:table-cell table:formula="of:=2*0.0000000002013*COS([.C90]*PI()/180)*[.D90]*PI()/180" office:value-type="float" office:value="0.00000000000328273178222188" calcext:value-type="float">
            <text:p/>
          </table:table-cell>
          <table:table-cell table:formula="of:=4.135668E-015*300000000/[.G90]/1000" office:value-type="float" office:value="8.64849118886558" calcext:value-type="float">
            <text:p/>
          </table:table-cell>
          <table:table-cell table:formula="of:=4.135668E-015*300000000*[.H90]/[.G90]/[.G90]/1000" office:value-type="float" office:value="0.197901539294498" calcext:value-type="float">
            <text:p/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1" calcext:value-type="float">
            <text:p>1</text:p>
          </table:table-cell>
          <table:table-cell table:formula="of:=[.A91]/2" office:value-type="float" office:value="20.875" calcext:value-type="float">
            <text:p/>
          </table:table-cell>
          <table:table-cell table:formula="of:=[.B91]/2" office:value-type="float" office:value="0.5" calcext:value-type="float">
            <text:p/>
          </table:table-cell>
          <table:table-cell office:value-type="float" office:value="337" calcext:value-type="float">
            <text:p>337</text:p>
          </table:table-cell>
          <table:table-cell table:formula="of:=SQRT([.E91])" office:value-type="float" office:value="18.3575597506858" calcext:value-type="float">
            <text:p/>
          </table:table-cell>
          <table:table-cell table:formula="of:=2*0.0000000002013*SIN([.C91]*PI()/180)" office:value-type="float" office:value="0.000000000143458595598424" calcext:value-type="float">
            <text:p/>
          </table:table-cell>
          <table:table-cell table:formula="of:=2*0.0000000002013*COS([.C91]*PI()/180)*[.D91]*PI()/180" office:value-type="float" office:value="0.00000000000328273178222188" calcext:value-type="float">
            <text:p/>
          </table:table-cell>
          <table:table-cell table:formula="of:=4.135668E-015*300000000/[.G91]/1000" office:value-type="float" office:value="8.64849118886558" calcext:value-type="float">
            <text:p/>
          </table:table-cell>
          <table:table-cell table:formula="of:=4.135668E-015*300000000*[.H91]/[.G91]/[.G91]/1000" office:value-type="float" office:value="0.197901539294498" calcext:value-type="float">
            <text:p/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1" calcext:value-type="float">
            <text:p>1</text:p>
          </table:table-cell>
          <table:table-cell table:formula="of:=[.A92]/2" office:value-type="float" office:value="20.875" calcext:value-type="float">
            <text:p/>
          </table:table-cell>
          <table:table-cell table:formula="of:=[.B92]/2" office:value-type="float" office:value="0.5" calcext:value-type="float">
            <text:p/>
          </table:table-cell>
          <table:table-cell office:value-type="float" office:value="313" calcext:value-type="float">
            <text:p>313</text:p>
          </table:table-cell>
          <table:table-cell table:formula="of:=SQRT([.E92])" office:value-type="float" office:value="17.6918060129541" calcext:value-type="float">
            <text:p/>
          </table:table-cell>
          <table:table-cell table:formula="of:=2*0.0000000002013*SIN([.C92]*PI()/180)" office:value-type="float" office:value="0.000000000143458595598424" calcext:value-type="float">
            <text:p/>
          </table:table-cell>
          <table:table-cell table:formula="of:=2*0.0000000002013*COS([.C92]*PI()/180)*[.D92]*PI()/180" office:value-type="float" office:value="0.00000000000328273178222188" calcext:value-type="float">
            <text:p/>
          </table:table-cell>
          <table:table-cell table:formula="of:=4.135668E-015*300000000/[.G92]/1000" office:value-type="float" office:value="8.64849118886558" calcext:value-type="float">
            <text:p/>
          </table:table-cell>
          <table:table-cell table:formula="of:=4.135668E-015*300000000*[.H92]/[.G92]/[.G92]/1000" office:value-type="float" office:value="0.197901539294498" calcext:value-type="float">
            <text:p/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[.A93]/2" office:value-type="float" office:value="21.75" calcext:value-type="float">
            <text:p/>
          </table:table-cell>
          <table:table-cell table:formula="of:=[.B93]/2" office:value-type="float" office:value="0.5" calcext:value-type="float">
            <text:p/>
          </table:table-cell>
          <table:table-cell office:value-type="float" office:value="443" calcext:value-type="float">
            <text:p>443</text:p>
          </table:table-cell>
          <table:table-cell table:formula="of:=SQRT([.E93])" office:value-type="float" office:value="21.0475651798492" calcext:value-type="float">
            <text:p/>
          </table:table-cell>
          <table:table-cell table:formula="of:=2*0.0000000002013*SIN([.C93]*PI()/180)" office:value-type="float" office:value="0.00000000014918642434146" calcext:value-type="float">
            <text:p/>
          </table:table-cell>
          <table:table-cell table:formula="of:=2*0.0000000002013*COS([.C93]*PI()/180)*[.D93]*PI()/180" office:value-type="float" office:value="0.00000000000326323098458636" calcext:value-type="float">
            <text:p/>
          </table:table-cell>
          <table:table-cell table:formula="of:=4.135668E-015*300000000/[.G93]/1000" office:value-type="float" office:value="8.31644303747281" calcext:value-type="float">
            <text:p/>
          </table:table-cell>
          <table:table-cell table:formula="of:=4.135668E-015*300000000*[.H93]/[.G93]/[.G93]/1000" office:value-type="float" office:value="0.181909813317288" calcext:value-type="float">
            <text:p/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[.A94]/2" office:value-type="float" office:value="21.75" calcext:value-type="float">
            <text:p/>
          </table:table-cell>
          <table:table-cell table:formula="of:=[.B94]/2" office:value-type="float" office:value="0.5" calcext:value-type="float">
            <text:p/>
          </table:table-cell>
          <table:table-cell office:value-type="float" office:value="448" calcext:value-type="float">
            <text:p>448</text:p>
          </table:table-cell>
          <table:table-cell table:formula="of:=SQRT([.E94])" office:value-type="float" office:value="21.1660104885167" calcext:value-type="float">
            <text:p/>
          </table:table-cell>
          <table:table-cell table:formula="of:=2*0.0000000002013*SIN([.C94]*PI()/180)" office:value-type="float" office:value="0.00000000014918642434146" calcext:value-type="float">
            <text:p/>
          </table:table-cell>
          <table:table-cell table:formula="of:=2*0.0000000002013*COS([.C94]*PI()/180)*[.D94]*PI()/180" office:value-type="float" office:value="0.00000000000326323098458636" calcext:value-type="float">
            <text:p/>
          </table:table-cell>
          <table:table-cell table:formula="of:=4.135668E-015*300000000/[.G94]/1000" office:value-type="float" office:value="8.31644303747281" calcext:value-type="float">
            <text:p/>
          </table:table-cell>
          <table:table-cell table:formula="of:=4.135668E-015*300000000*[.H94]/[.G94]/[.G94]/1000" office:value-type="float" office:value="0.181909813317288" calcext:value-type="float">
            <text:p/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[.A95]/2" office:value-type="float" office:value="21.75" calcext:value-type="float">
            <text:p/>
          </table:table-cell>
          <table:table-cell table:formula="of:=[.B95]/2" office:value-type="float" office:value="0.5" calcext:value-type="float">
            <text:p/>
          </table:table-cell>
          <table:table-cell office:value-type="float" office:value="408" calcext:value-type="float">
            <text:p>408</text:p>
          </table:table-cell>
          <table:table-cell table:formula="of:=SQRT([.E95])" office:value-type="float" office:value="20.1990098767242" calcext:value-type="float">
            <text:p/>
          </table:table-cell>
          <table:table-cell table:formula="of:=2*0.0000000002013*SIN([.C95]*PI()/180)" office:value-type="float" office:value="0.00000000014918642434146" calcext:value-type="float">
            <text:p/>
          </table:table-cell>
          <table:table-cell table:formula="of:=2*0.0000000002013*COS([.C95]*PI()/180)*[.D95]*PI()/180" office:value-type="float" office:value="0.00000000000326323098458636" calcext:value-type="float">
            <text:p/>
          </table:table-cell>
          <table:table-cell table:formula="of:=4.135668E-015*300000000/[.G95]/1000" office:value-type="float" office:value="8.31644303747281" calcext:value-type="float">
            <text:p/>
          </table:table-cell>
          <table:table-cell table:formula="of:=4.135668E-015*300000000*[.H95]/[.G95]/[.G95]/1000" office:value-type="float" office:value="0.181909813317288" calcext:value-type="float">
            <text:p/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[.A96]/2" office:value-type="float" office:value="21.75" calcext:value-type="float">
            <text:p/>
          </table:table-cell>
          <table:table-cell table:formula="of:=[.B96]/2" office:value-type="float" office:value="0.5" calcext:value-type="float">
            <text:p/>
          </table:table-cell>
          <table:table-cell office:value-type="float" office:value="444" calcext:value-type="float">
            <text:p>444</text:p>
          </table:table-cell>
          <table:table-cell table:formula="of:=SQRT([.E96])" office:value-type="float" office:value="21.0713075057055" calcext:value-type="float">
            <text:p/>
          </table:table-cell>
          <table:table-cell table:formula="of:=2*0.0000000002013*SIN([.C96]*PI()/180)" office:value-type="float" office:value="0.00000000014918642434146" calcext:value-type="float">
            <text:p/>
          </table:table-cell>
          <table:table-cell table:formula="of:=2*0.0000000002013*COS([.C96]*PI()/180)*[.D96]*PI()/180" office:value-type="float" office:value="0.00000000000326323098458636" calcext:value-type="float">
            <text:p/>
          </table:table-cell>
          <table:table-cell table:formula="of:=4.135668E-015*300000000/[.G96]/1000" office:value-type="float" office:value="8.31644303747281" calcext:value-type="float">
            <text:p/>
          </table:table-cell>
          <table:table-cell table:formula="of:=4.135668E-015*300000000*[.H96]/[.G96]/[.G96]/1000" office:value-type="float" office:value="0.181909813317288" calcext:value-type="float">
            <text:p/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[.A97]/2" office:value-type="float" office:value="21.75" calcext:value-type="float">
            <text:p/>
          </table:table-cell>
          <table:table-cell table:formula="of:=[.B97]/2" office:value-type="float" office:value="0.5" calcext:value-type="float">
            <text:p/>
          </table:table-cell>
          <table:table-cell office:value-type="float" office:value="457" calcext:value-type="float">
            <text:p>457</text:p>
          </table:table-cell>
          <table:table-cell table:formula="of:=SQRT([.E97])" office:value-type="float" office:value="21.3775583264319" calcext:value-type="float">
            <text:p/>
          </table:table-cell>
          <table:table-cell table:formula="of:=2*0.0000000002013*SIN([.C97]*PI()/180)" office:value-type="float" office:value="0.00000000014918642434146" calcext:value-type="float">
            <text:p/>
          </table:table-cell>
          <table:table-cell table:formula="of:=2*0.0000000002013*COS([.C97]*PI()/180)*[.D97]*PI()/180" office:value-type="float" office:value="0.00000000000326323098458636" calcext:value-type="float">
            <text:p/>
          </table:table-cell>
          <table:table-cell table:formula="of:=4.135668E-015*300000000/[.G97]/1000" office:value-type="float" office:value="8.31644303747281" calcext:value-type="float">
            <text:p/>
          </table:table-cell>
          <table:table-cell table:formula="of:=4.135668E-015*300000000*[.H97]/[.G97]/[.G97]/1000" office:value-type="float" office:value="0.181909813317288" calcext:value-type="float">
            <text:p/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1" calcext:value-type="float">
            <text:p>1</text:p>
          </table:table-cell>
          <table:table-cell table:formula="of:=[.A98]/2" office:value-type="float" office:value="21.875" calcext:value-type="float">
            <text:p/>
          </table:table-cell>
          <table:table-cell table:formula="of:=[.B98]/2" office:value-type="float" office:value="0.5" calcext:value-type="float">
            <text:p/>
          </table:table-cell>
          <table:table-cell office:value-type="float" office:value="1056" calcext:value-type="float">
            <text:p>1056</text:p>
          </table:table-cell>
          <table:table-cell table:formula="of:=SQRT([.E98])" office:value-type="float" office:value="32.4961536185438" calcext:value-type="float">
            <text:p/>
          </table:table-cell>
          <table:table-cell table:formula="of:=2*0.0000000002013*SIN([.C98]*PI()/180)" office:value-type="float" office:value="0.000000000150001876403216" calcext:value-type="float">
            <text:p/>
          </table:table-cell>
          <table:table-cell table:formula="of:=2*0.0000000002013*COS([.C98]*PI()/180)*[.D98]*PI()/180" office:value-type="float" office:value="0.00000000000326038292195036" calcext:value-type="float">
            <text:p/>
          </table:table-cell>
          <table:table-cell table:formula="of:=4.135668E-015*300000000/[.G98]/1000" office:value-type="float" office:value="8.27123253221785" calcext:value-type="float">
            <text:p/>
          </table:table-cell>
          <table:table-cell table:formula="of:=4.135668E-015*300000000*[.H98]/[.G98]/[.G98]/1000" office:value-type="float" office:value="0.179780319674355" calcext:value-type="float">
            <text:p/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1" calcext:value-type="float">
            <text:p>1</text:p>
          </table:table-cell>
          <table:table-cell table:formula="of:=[.A99]/2" office:value-type="float" office:value="21.875" calcext:value-type="float">
            <text:p/>
          </table:table-cell>
          <table:table-cell table:formula="of:=[.B99]/2" office:value-type="float" office:value="0.5" calcext:value-type="float">
            <text:p/>
          </table:table-cell>
          <table:table-cell office:value-type="float" office:value="1027" calcext:value-type="float">
            <text:p>1027</text:p>
          </table:table-cell>
          <table:table-cell table:formula="of:=SQRT([.E99])" office:value-type="float" office:value="32.0468407179241" calcext:value-type="float">
            <text:p/>
          </table:table-cell>
          <table:table-cell table:formula="of:=2*0.0000000002013*SIN([.C99]*PI()/180)" office:value-type="float" office:value="0.000000000150001876403216" calcext:value-type="float">
            <text:p/>
          </table:table-cell>
          <table:table-cell table:formula="of:=2*0.0000000002013*COS([.C99]*PI()/180)*[.D99]*PI()/180" office:value-type="float" office:value="0.00000000000326038292195036" calcext:value-type="float">
            <text:p/>
          </table:table-cell>
          <table:table-cell table:formula="of:=4.135668E-015*300000000/[.G99]/1000" office:value-type="float" office:value="8.27123253221785" calcext:value-type="float">
            <text:p/>
          </table:table-cell>
          <table:table-cell table:formula="of:=4.135668E-015*300000000*[.H99]/[.G99]/[.G99]/1000" office:value-type="float" office:value="0.179780319674355" calcext:value-type="float">
            <text:p/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1" calcext:value-type="float">
            <text:p>1</text:p>
          </table:table-cell>
          <table:table-cell table:formula="of:=[.A100]/2" office:value-type="float" office:value="21.875" calcext:value-type="float">
            <text:p/>
          </table:table-cell>
          <table:table-cell table:formula="of:=[.B100]/2" office:value-type="float" office:value="0.5" calcext:value-type="float">
            <text:p/>
          </table:table-cell>
          <table:table-cell office:value-type="float" office:value="1154" calcext:value-type="float">
            <text:p>1154</text:p>
          </table:table-cell>
          <table:table-cell table:formula="of:=SQRT([.E100])" office:value-type="float" office:value="33.9705755029261" calcext:value-type="float">
            <text:p/>
          </table:table-cell>
          <table:table-cell table:formula="of:=2*0.0000000002013*SIN([.C100]*PI()/180)" office:value-type="float" office:value="0.000000000150001876403216" calcext:value-type="float">
            <text:p/>
          </table:table-cell>
          <table:table-cell table:formula="of:=2*0.0000000002013*COS([.C100]*PI()/180)*[.D100]*PI()/180" office:value-type="float" office:value="0.00000000000326038292195036" calcext:value-type="float">
            <text:p/>
          </table:table-cell>
          <table:table-cell table:formula="of:=4.135668E-015*300000000/[.G100]/1000" office:value-type="float" office:value="8.27123253221785" calcext:value-type="float">
            <text:p/>
          </table:table-cell>
          <table:table-cell table:formula="of:=4.135668E-015*300000000*[.H100]/[.G100]/[.G100]/1000" office:value-type="float" office:value="0.179780319674355" calcext:value-type="float">
            <text:p/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1" calcext:value-type="float">
            <text:p>1</text:p>
          </table:table-cell>
          <table:table-cell table:formula="of:=[.A101]/2" office:value-type="float" office:value="21.875" calcext:value-type="float">
            <text:p/>
          </table:table-cell>
          <table:table-cell table:formula="of:=[.B101]/2" office:value-type="float" office:value="0.5" calcext:value-type="float">
            <text:p/>
          </table:table-cell>
          <table:table-cell office:value-type="float" office:value="1041" calcext:value-type="float">
            <text:p>1041</text:p>
          </table:table-cell>
          <table:table-cell table:formula="of:=SQRT([.E101])" office:value-type="float" office:value="32.2645316098034" calcext:value-type="float">
            <text:p/>
          </table:table-cell>
          <table:table-cell table:formula="of:=2*0.0000000002013*SIN([.C101]*PI()/180)" office:value-type="float" office:value="0.000000000150001876403216" calcext:value-type="float">
            <text:p/>
          </table:table-cell>
          <table:table-cell table:formula="of:=2*0.0000000002013*COS([.C101]*PI()/180)*[.D101]*PI()/180" office:value-type="float" office:value="0.00000000000326038292195036" calcext:value-type="float">
            <text:p/>
          </table:table-cell>
          <table:table-cell table:formula="of:=4.135668E-015*300000000/[.G101]/1000" office:value-type="float" office:value="8.27123253221785" calcext:value-type="float">
            <text:p/>
          </table:table-cell>
          <table:table-cell table:formula="of:=4.135668E-015*300000000*[.H101]/[.G101]/[.G101]/1000" office:value-type="float" office:value="0.179780319674355" calcext:value-type="float">
            <text:p/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1" calcext:value-type="float">
            <text:p>1</text:p>
          </table:table-cell>
          <table:table-cell table:formula="of:=[.A102]/2" office:value-type="float" office:value="21.875" calcext:value-type="float">
            <text:p/>
          </table:table-cell>
          <table:table-cell table:formula="of:=[.B102]/2" office:value-type="float" office:value="0.5" calcext:value-type="float">
            <text:p/>
          </table:table-cell>
          <table:table-cell office:value-type="float" office:value="1054" calcext:value-type="float">
            <text:p>1054</text:p>
          </table:table-cell>
          <table:table-cell table:formula="of:=SQRT([.E102])" office:value-type="float" office:value="32.4653661614958" calcext:value-type="float">
            <text:p/>
          </table:table-cell>
          <table:table-cell table:formula="of:=2*0.0000000002013*SIN([.C102]*PI()/180)" office:value-type="float" office:value="0.000000000150001876403216" calcext:value-type="float">
            <text:p/>
          </table:table-cell>
          <table:table-cell table:formula="of:=2*0.0000000002013*COS([.C102]*PI()/180)*[.D102]*PI()/180" office:value-type="float" office:value="0.00000000000326038292195036" calcext:value-type="float">
            <text:p/>
          </table:table-cell>
          <table:table-cell table:formula="of:=4.135668E-015*300000000/[.G102]/1000" office:value-type="float" office:value="8.27123253221785" calcext:value-type="float">
            <text:p/>
          </table:table-cell>
          <table:table-cell table:formula="of:=4.135668E-015*300000000*[.H102]/[.G102]/[.G102]/1000" office:value-type="float" office:value="0.179780319674355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A103]/2" office:value-type="float" office:value="22" calcext:value-type="float">
            <text:p/>
          </table:table-cell>
          <table:table-cell table:formula="of:=[.B103]/2" office:value-type="float" office:value="0.5" calcext:value-type="float">
            <text:p/>
          </table:table-cell>
          <table:table-cell office:value-type="float" office:value="2529" calcext:value-type="float">
            <text:p>2529</text:p>
          </table:table-cell>
          <table:table-cell table:formula="of:=SQRT([.E103])" office:value-type="float" office:value="50.2891638427206" calcext:value-type="float">
            <text:p/>
          </table:table-cell>
          <table:table-cell table:formula="of:=2*0.0000000002013*SIN([.C103]*PI()/180)" office:value-type="float" office:value="0.000000000150816614509246" calcext:value-type="float">
            <text:p/>
          </table:table-cell>
          <table:table-cell table:formula="of:=2*0.0000000002013*COS([.C103]*PI()/180)*[.D103]*PI()/180" office:value-type="float" office:value="0.00000000000325751934104812" calcext:value-type="float">
            <text:p/>
          </table:table-cell>
          <table:table-cell table:formula="of:=4.135668E-015*300000000/[.G103]/1000" office:value-type="float" office:value="8.22654986678497" calcext:value-type="float">
            <text:p/>
          </table:table-cell>
          <table:table-cell table:formula="of:=4.135668E-015*300000000*[.H103]/[.G103]/[.G103]/1000" office:value-type="float" office:value="0.17768695702625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A104]/2" office:value-type="float" office:value="22" calcext:value-type="float">
            <text:p/>
          </table:table-cell>
          <table:table-cell table:formula="of:=[.B104]/2" office:value-type="float" office:value="0.5" calcext:value-type="float">
            <text:p/>
          </table:table-cell>
          <table:table-cell office:value-type="float" office:value="2490" calcext:value-type="float">
            <text:p>2490</text:p>
          </table:table-cell>
          <table:table-cell table:formula="of:=SQRT([.E104])" office:value-type="float" office:value="49.8998997994986" calcext:value-type="float">
            <text:p/>
          </table:table-cell>
          <table:table-cell table:formula="of:=2*0.0000000002013*SIN([.C104]*PI()/180)" office:value-type="float" office:value="0.000000000150816614509246" calcext:value-type="float">
            <text:p/>
          </table:table-cell>
          <table:table-cell table:formula="of:=2*0.0000000002013*COS([.C104]*PI()/180)*[.D104]*PI()/180" office:value-type="float" office:value="0.00000000000325751934104812" calcext:value-type="float">
            <text:p/>
          </table:table-cell>
          <table:table-cell table:formula="of:=4.135668E-015*300000000/[.G104]/1000" office:value-type="float" office:value="8.22654986678497" calcext:value-type="float">
            <text:p/>
          </table:table-cell>
          <table:table-cell table:formula="of:=4.135668E-015*300000000*[.H104]/[.G104]/[.G104]/1000" office:value-type="float" office:value="0.17768695702625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A105]/2" office:value-type="float" office:value="22" calcext:value-type="float">
            <text:p/>
          </table:table-cell>
          <table:table-cell table:formula="of:=[.B105]/2" office:value-type="float" office:value="0.5" calcext:value-type="float">
            <text:p/>
          </table:table-cell>
          <table:table-cell office:value-type="float" office:value="2458" calcext:value-type="float">
            <text:p>2458</text:p>
          </table:table-cell>
          <table:table-cell table:formula="of:=SQRT([.E105])" office:value-type="float" office:value="49.5782210249622" calcext:value-type="float">
            <text:p/>
          </table:table-cell>
          <table:table-cell table:formula="of:=2*0.0000000002013*SIN([.C105]*PI()/180)" office:value-type="float" office:value="0.000000000150816614509246" calcext:value-type="float">
            <text:p/>
          </table:table-cell>
          <table:table-cell table:formula="of:=2*0.0000000002013*COS([.C105]*PI()/180)*[.D105]*PI()/180" office:value-type="float" office:value="0.00000000000325751934104812" calcext:value-type="float">
            <text:p/>
          </table:table-cell>
          <table:table-cell table:formula="of:=4.135668E-015*300000000/[.G105]/1000" office:value-type="float" office:value="8.22654986678497" calcext:value-type="float">
            <text:p/>
          </table:table-cell>
          <table:table-cell table:formula="of:=4.135668E-015*300000000*[.H105]/[.G105]/[.G105]/1000" office:value-type="float" office:value="0.17768695702625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A106]/2" office:value-type="float" office:value="22" calcext:value-type="float">
            <text:p/>
          </table:table-cell>
          <table:table-cell table:formula="of:=[.B106]/2" office:value-type="float" office:value="0.5" calcext:value-type="float">
            <text:p/>
          </table:table-cell>
          <table:table-cell office:value-type="float" office:value="2418" calcext:value-type="float">
            <text:p>2418</text:p>
          </table:table-cell>
          <table:table-cell table:formula="of:=SQRT([.E106])" office:value-type="float" office:value="49.173163412577" calcext:value-type="float">
            <text:p/>
          </table:table-cell>
          <table:table-cell table:formula="of:=2*0.0000000002013*SIN([.C106]*PI()/180)" office:value-type="float" office:value="0.000000000150816614509246" calcext:value-type="float">
            <text:p/>
          </table:table-cell>
          <table:table-cell table:formula="of:=2*0.0000000002013*COS([.C106]*PI()/180)*[.D106]*PI()/180" office:value-type="float" office:value="0.00000000000325751934104812" calcext:value-type="float">
            <text:p/>
          </table:table-cell>
          <table:table-cell table:formula="of:=4.135668E-015*300000000/[.G106]/1000" office:value-type="float" office:value="8.22654986678497" calcext:value-type="float">
            <text:p/>
          </table:table-cell>
          <table:table-cell table:formula="of:=4.135668E-015*300000000*[.H106]/[.G106]/[.G106]/1000" office:value-type="float" office:value="0.17768695702625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A107]/2" office:value-type="float" office:value="22" calcext:value-type="float">
            <text:p/>
          </table:table-cell>
          <table:table-cell table:formula="of:=[.B107]/2" office:value-type="float" office:value="0.5" calcext:value-type="float">
            <text:p/>
          </table:table-cell>
          <table:table-cell office:value-type="float" office:value="2486" calcext:value-type="float">
            <text:p>2486</text:p>
          </table:table-cell>
          <table:table-cell table:formula="of:=SQRT([.E107])" office:value-type="float" office:value="49.8598034492716" calcext:value-type="float">
            <text:p/>
          </table:table-cell>
          <table:table-cell table:formula="of:=2*0.0000000002013*SIN([.C107]*PI()/180)" office:value-type="float" office:value="0.000000000150816614509246" calcext:value-type="float">
            <text:p/>
          </table:table-cell>
          <table:table-cell table:formula="of:=2*0.0000000002013*COS([.C107]*PI()/180)*[.D107]*PI()/180" office:value-type="float" office:value="0.00000000000325751934104812" calcext:value-type="float">
            <text:p/>
          </table:table-cell>
          <table:table-cell table:formula="of:=4.135668E-015*300000000/[.G107]/1000" office:value-type="float" office:value="8.22654986678497" calcext:value-type="float">
            <text:p/>
          </table:table-cell>
          <table:table-cell table:formula="of:=4.135668E-015*300000000*[.H107]/[.G107]/[.G107]/1000" office:value-type="float" office:value="0.17768695702625" calcext:value-type="float">
            <text:p/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1" calcext:value-type="float">
            <text:p>1</text:p>
          </table:table-cell>
          <table:table-cell table:formula="of:=[.A108]/2" office:value-type="float" office:value="22.125" calcext:value-type="float">
            <text:p/>
          </table:table-cell>
          <table:table-cell table:formula="of:=[.B108]/2" office:value-type="float" office:value="0.5" calcext:value-type="float">
            <text:p/>
          </table:table-cell>
          <table:table-cell office:value-type="float" office:value="4764" calcext:value-type="float">
            <text:p>4764</text:p>
          </table:table-cell>
          <table:table-cell table:formula="of:=SQRT([.E108])" office:value-type="float" office:value="69.0217357069496" calcext:value-type="float">
            <text:p/>
          </table:table-cell>
          <table:table-cell table:formula="of:=2*0.0000000002013*SIN([.C108]*PI()/180)" office:value-type="float" office:value="0.000000000151630634781687" calcext:value-type="float">
            <text:p/>
          </table:table-cell>
          <table:table-cell table:formula="of:=2*0.0000000002013*COS([.C108]*PI()/180)*[.D108]*PI()/180" office:value-type="float" office:value="0.00000000000325464025550927" calcext:value-type="float">
            <text:p/>
          </table:table-cell>
          <table:table-cell table:formula="of:=4.135668E-015*300000000/[.G108]/1000" office:value-type="float" office:value="8.18238611073761" calcext:value-type="float">
            <text:p/>
          </table:table-cell>
          <table:table-cell table:formula="of:=4.135668E-015*300000000*[.H108]/[.G108]/[.G108]/1000" office:value-type="float" office:value="0.175628910743985" calcext:value-type="float">
            <text:p/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1" calcext:value-type="float">
            <text:p>1</text:p>
          </table:table-cell>
          <table:table-cell table:formula="of:=[.A109]/2" office:value-type="float" office:value="22.125" calcext:value-type="float">
            <text:p/>
          </table:table-cell>
          <table:table-cell table:formula="of:=[.B109]/2" office:value-type="float" office:value="0.5" calcext:value-type="float">
            <text:p/>
          </table:table-cell>
          <table:table-cell office:value-type="float" office:value="4856" calcext:value-type="float">
            <text:p>4856</text:p>
          </table:table-cell>
          <table:table-cell table:formula="of:=SQRT([.E109])" office:value-type="float" office:value="69.6850055607374" calcext:value-type="float">
            <text:p/>
          </table:table-cell>
          <table:table-cell table:formula="of:=2*0.0000000002013*SIN([.C109]*PI()/180)" office:value-type="float" office:value="0.000000000151630634781687" calcext:value-type="float">
            <text:p/>
          </table:table-cell>
          <table:table-cell table:formula="of:=2*0.0000000002013*COS([.C109]*PI()/180)*[.D109]*PI()/180" office:value-type="float" office:value="0.00000000000325464025550927" calcext:value-type="float">
            <text:p/>
          </table:table-cell>
          <table:table-cell table:formula="of:=4.135668E-015*300000000/[.G109]/1000" office:value-type="float" office:value="8.18238611073761" calcext:value-type="float">
            <text:p/>
          </table:table-cell>
          <table:table-cell table:formula="of:=4.135668E-015*300000000*[.H109]/[.G109]/[.G109]/1000" office:value-type="float" office:value="0.175628910743985" calcext:value-type="float">
            <text:p/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1" calcext:value-type="float">
            <text:p>1</text:p>
          </table:table-cell>
          <table:table-cell table:formula="of:=[.A110]/2" office:value-type="float" office:value="22.125" calcext:value-type="float">
            <text:p/>
          </table:table-cell>
          <table:table-cell table:formula="of:=[.B110]/2" office:value-type="float" office:value="0.5" calcext:value-type="float">
            <text:p/>
          </table:table-cell>
          <table:table-cell office:value-type="float" office:value="4822" calcext:value-type="float">
            <text:p>4822</text:p>
          </table:table-cell>
          <table:table-cell table:formula="of:=SQRT([.E110])" office:value-type="float" office:value="69.4406221170289" calcext:value-type="float">
            <text:p/>
          </table:table-cell>
          <table:table-cell table:formula="of:=2*0.0000000002013*SIN([.C110]*PI()/180)" office:value-type="float" office:value="0.000000000151630634781687" calcext:value-type="float">
            <text:p/>
          </table:table-cell>
          <table:table-cell table:formula="of:=2*0.0000000002013*COS([.C110]*PI()/180)*[.D110]*PI()/180" office:value-type="float" office:value="0.00000000000325464025550927" calcext:value-type="float">
            <text:p/>
          </table:table-cell>
          <table:table-cell table:formula="of:=4.135668E-015*300000000/[.G110]/1000" office:value-type="float" office:value="8.18238611073761" calcext:value-type="float">
            <text:p/>
          </table:table-cell>
          <table:table-cell table:formula="of:=4.135668E-015*300000000*[.H110]/[.G110]/[.G110]/1000" office:value-type="float" office:value="0.175628910743985" calcext:value-type="float">
            <text:p/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1" calcext:value-type="float">
            <text:p>1</text:p>
          </table:table-cell>
          <table:table-cell table:formula="of:=[.A111]/2" office:value-type="float" office:value="22.125" calcext:value-type="float">
            <text:p/>
          </table:table-cell>
          <table:table-cell table:formula="of:=[.B111]/2" office:value-type="float" office:value="0.5" calcext:value-type="float">
            <text:p/>
          </table:table-cell>
          <table:table-cell office:value-type="float" office:value="4833" calcext:value-type="float">
            <text:p>4833</text:p>
          </table:table-cell>
          <table:table-cell table:formula="of:=SQRT([.E111])" office:value-type="float" office:value="69.5197813575388" calcext:value-type="float">
            <text:p/>
          </table:table-cell>
          <table:table-cell table:formula="of:=2*0.0000000002013*SIN([.C111]*PI()/180)" office:value-type="float" office:value="0.000000000151630634781687" calcext:value-type="float">
            <text:p/>
          </table:table-cell>
          <table:table-cell table:formula="of:=2*0.0000000002013*COS([.C111]*PI()/180)*[.D111]*PI()/180" office:value-type="float" office:value="0.00000000000325464025550927" calcext:value-type="float">
            <text:p/>
          </table:table-cell>
          <table:table-cell table:formula="of:=4.135668E-015*300000000/[.G111]/1000" office:value-type="float" office:value="8.18238611073761" calcext:value-type="float">
            <text:p/>
          </table:table-cell>
          <table:table-cell table:formula="of:=4.135668E-015*300000000*[.H111]/[.G111]/[.G111]/1000" office:value-type="float" office:value="0.175628910743985" calcext:value-type="float">
            <text:p/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1" calcext:value-type="float">
            <text:p>1</text:p>
          </table:table-cell>
          <table:table-cell table:formula="of:=[.A112]/2" office:value-type="float" office:value="22.125" calcext:value-type="float">
            <text:p/>
          </table:table-cell>
          <table:table-cell table:formula="of:=[.B112]/2" office:value-type="float" office:value="0.5" calcext:value-type="float">
            <text:p/>
          </table:table-cell>
          <table:table-cell office:value-type="float" office:value="4856" calcext:value-type="float">
            <text:p>4856</text:p>
          </table:table-cell>
          <table:table-cell table:formula="of:=SQRT([.E112])" office:value-type="float" office:value="69.6850055607374" calcext:value-type="float">
            <text:p/>
          </table:table-cell>
          <table:table-cell table:formula="of:=2*0.0000000002013*SIN([.C112]*PI()/180)" office:value-type="float" office:value="0.000000000151630634781687" calcext:value-type="float">
            <text:p/>
          </table:table-cell>
          <table:table-cell table:formula="of:=2*0.0000000002013*COS([.C112]*PI()/180)*[.D112]*PI()/180" office:value-type="float" office:value="0.00000000000325464025550927" calcext:value-type="float">
            <text:p/>
          </table:table-cell>
          <table:table-cell table:formula="of:=4.135668E-015*300000000/[.G112]/1000" office:value-type="float" office:value="8.18238611073761" calcext:value-type="float">
            <text:p/>
          </table:table-cell>
          <table:table-cell table:formula="of:=4.135668E-015*300000000*[.H112]/[.G112]/[.G112]/1000" office:value-type="float" office:value="0.175628910743985" calcext:value-type="float">
            <text:p/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  <table:table-cell table:formula="of:=[.A113]/2" office:value-type="float" office:value="22.25" calcext:value-type="float">
            <text:p/>
          </table:table-cell>
          <table:table-cell table:formula="of:=[.B113]/2" office:value-type="float" office:value="0.5" calcext:value-type="float">
            <text:p/>
          </table:table-cell>
          <table:table-cell office:value-type="float" office:value="7431" calcext:value-type="float">
            <text:p>7431</text:p>
          </table:table-cell>
          <table:table-cell table:formula="of:=SQRT([.E113])" office:value-type="float" office:value="86.2032481986613" calcext:value-type="float">
            <text:p/>
          </table:table-cell>
          <table:table-cell table:formula="of:=2*0.0000000002013*SIN([.C113]*PI()/180)" office:value-type="float" office:value="0.00000000015244393334609" calcext:value-type="float">
            <text:p/>
          </table:table-cell>
          <table:table-cell table:formula="of:=2*0.0000000002013*COS([.C113]*PI()/180)*[.D113]*PI()/180" office:value-type="float" office:value="0.00000000000325174567903724" calcext:value-type="float">
            <text:p/>
          </table:table-cell>
          <table:table-cell table:style-name="ce7" table:formula="of:=4.135668E-015*300000000/[.G113]/1000" office:value-type="float" office:value="8.13873253442805" calcext:value-type="float">
            <text:p/>
          </table:table-cell>
          <table:table-cell table:formula="of:=4.135668E-015*300000000*[.H113]/[.G113]/[.G113]/1000" office:value-type="float" office:value="0.173605389015929" calcext:value-type="float">
            <text:p/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  <table:table-cell table:formula="of:=[.A114]/2" office:value-type="float" office:value="22.25" calcext:value-type="float">
            <text:p/>
          </table:table-cell>
          <table:table-cell table:formula="of:=[.B114]/2" office:value-type="float" office:value="0.5" calcext:value-type="float">
            <text:p/>
          </table:table-cell>
          <table:table-cell office:value-type="float" office:value="7590" calcext:value-type="float">
            <text:p>7590</text:p>
          </table:table-cell>
          <table:table-cell table:formula="of:=SQRT([.E114])" office:value-type="float" office:value="87.120606058498" calcext:value-type="float">
            <text:p/>
          </table:table-cell>
          <table:table-cell table:formula="of:=2*0.0000000002013*SIN([.C114]*PI()/180)" office:value-type="float" office:value="0.00000000015244393334609" calcext:value-type="float">
            <text:p/>
          </table:table-cell>
          <table:table-cell table:formula="of:=2*0.0000000002013*COS([.C114]*PI()/180)*[.D114]*PI()/180" office:value-type="float" office:value="0.00000000000325174567903724" calcext:value-type="float">
            <text:p/>
          </table:table-cell>
          <table:table-cell table:style-name="ce7" table:formula="of:=4.135668E-015*300000000/[.G114]/1000" office:value-type="float" office:value="8.13873253442805" calcext:value-type="float">
            <text:p/>
          </table:table-cell>
          <table:table-cell table:formula="of:=4.135668E-015*300000000*[.H114]/[.G114]/[.G114]/1000" office:value-type="float" office:value="0.173605389015929" calcext:value-type="float">
            <text:p/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  <table:table-cell table:formula="of:=[.A115]/2" office:value-type="float" office:value="22.25" calcext:value-type="float">
            <text:p/>
          </table:table-cell>
          <table:table-cell table:formula="of:=[.B115]/2" office:value-type="float" office:value="0.5" calcext:value-type="float">
            <text:p/>
          </table:table-cell>
          <table:table-cell office:value-type="float" office:value="7477" calcext:value-type="float">
            <text:p>7477</text:p>
          </table:table-cell>
          <table:table-cell table:formula="of:=SQRT([.E115])" office:value-type="float" office:value="86.4696478540303" calcext:value-type="float">
            <text:p/>
          </table:table-cell>
          <table:table-cell table:formula="of:=2*0.0000000002013*SIN([.C115]*PI()/180)" office:value-type="float" office:value="0.00000000015244393334609" calcext:value-type="float">
            <text:p/>
          </table:table-cell>
          <table:table-cell table:formula="of:=2*0.0000000002013*COS([.C115]*PI()/180)*[.D115]*PI()/180" office:value-type="float" office:value="0.00000000000325174567903724" calcext:value-type="float">
            <text:p/>
          </table:table-cell>
          <table:table-cell table:style-name="ce7" table:formula="of:=4.135668E-015*300000000/[.G115]/1000" office:value-type="float" office:value="8.13873253442805" calcext:value-type="float">
            <text:p/>
          </table:table-cell>
          <table:table-cell table:formula="of:=4.135668E-015*300000000*[.H115]/[.G115]/[.G115]/1000" office:value-type="float" office:value="0.173605389015929" calcext:value-type="float">
            <text:p/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  <table:table-cell table:formula="of:=[.A116]/2" office:value-type="float" office:value="22.25" calcext:value-type="float">
            <text:p/>
          </table:table-cell>
          <table:table-cell table:formula="of:=[.B116]/2" office:value-type="float" office:value="0.5" calcext:value-type="float">
            <text:p/>
          </table:table-cell>
          <table:table-cell office:value-type="float" office:value="7413" calcext:value-type="float">
            <text:p>7413</text:p>
          </table:table-cell>
          <table:table-cell table:formula="of:=SQRT([.E116])" office:value-type="float" office:value="86.0987804791682" calcext:value-type="float">
            <text:p/>
          </table:table-cell>
          <table:table-cell table:formula="of:=2*0.0000000002013*SIN([.C116]*PI()/180)" office:value-type="float" office:value="0.00000000015244393334609" calcext:value-type="float">
            <text:p/>
          </table:table-cell>
          <table:table-cell table:formula="of:=2*0.0000000002013*COS([.C116]*PI()/180)*[.D116]*PI()/180" office:value-type="float" office:value="0.00000000000325174567903724" calcext:value-type="float">
            <text:p/>
          </table:table-cell>
          <table:table-cell table:style-name="ce7" table:formula="of:=4.135668E-015*300000000/[.G116]/1000" office:value-type="float" office:value="8.13873253442805" calcext:value-type="float">
            <text:p/>
          </table:table-cell>
          <table:table-cell table:formula="of:=4.135668E-015*300000000*[.H116]/[.G116]/[.G116]/1000" office:value-type="float" office:value="0.173605389015929" calcext:value-type="float">
            <text:p/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  <table:table-cell table:formula="of:=[.A117]/2" office:value-type="float" office:value="22.25" calcext:value-type="float">
            <text:p/>
          </table:table-cell>
          <table:table-cell table:formula="of:=[.B117]/2" office:value-type="float" office:value="0.5" calcext:value-type="float">
            <text:p/>
          </table:table-cell>
          <table:table-cell office:value-type="float" office:value="7478" calcext:value-type="float">
            <text:p>7478</text:p>
          </table:table-cell>
          <table:table-cell table:formula="of:=SQRT([.E117])" office:value-type="float" office:value="86.4754300365138" calcext:value-type="float">
            <text:p/>
          </table:table-cell>
          <table:table-cell table:formula="of:=2*0.0000000002013*SIN([.C117]*PI()/180)" office:value-type="float" office:value="0.00000000015244393334609" calcext:value-type="float">
            <text:p/>
          </table:table-cell>
          <table:table-cell table:formula="of:=2*0.0000000002013*COS([.C117]*PI()/180)*[.D117]*PI()/180" office:value-type="float" office:value="0.00000000000325174567903724" calcext:value-type="float">
            <text:p/>
          </table:table-cell>
          <table:table-cell table:style-name="ce7" table:formula="of:=4.135668E-015*300000000/[.G117]/1000" office:value-type="float" office:value="8.13873253442805" calcext:value-type="float">
            <text:p/>
          </table:table-cell>
          <table:table-cell table:formula="of:=4.135668E-015*300000000*[.H117]/[.G117]/[.G117]/1000" office:value-type="float" office:value="0.173605389015929" calcext:value-type="float">
            <text:p/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1" calcext:value-type="float">
            <text:p>1</text:p>
          </table:table-cell>
          <table:table-cell table:formula="of:=[.A118]/2" office:value-type="float" office:value="22.375" calcext:value-type="float">
            <text:p/>
          </table:table-cell>
          <table:table-cell table:formula="of:=[.B118]/2" office:value-type="float" office:value="0.5" calcext:value-type="float">
            <text:p/>
          </table:table-cell>
          <table:table-cell office:value-type="float" office:value="7369" calcext:value-type="float">
            <text:p>7369</text:p>
          </table:table-cell>
          <table:table-cell table:formula="of:=SQRT([.E118])" office:value-type="float" office:value="85.842879728024" calcext:value-type="float">
            <text:p/>
          </table:table-cell>
          <table:table-cell table:formula="of:=2*0.0000000002013*SIN([.C118]*PI()/180)" office:value-type="float" office:value="0.000000000153256506331442" calcext:value-type="float">
            <text:p/>
          </table:table-cell>
          <table:table-cell table:formula="of:=2*0.0000000002013*COS([.C118]*PI()/180)*[.D118]*PI()/180" office:value-type="float" office:value="0.00000000000324883562540919" calcext:value-type="float">
            <text:p/>
          </table:table-cell>
          <table:table-cell table:formula="of:=4.135668E-015*300000000/[.G118]/1000" office:value-type="float" office:value="8.09558060338909" calcext:value-type="float">
            <text:p/>
          </table:table-cell>
          <table:table-cell table:formula="of:=4.135668E-015*300000000*[.H118]/[.G118]/[.G118]/1000" office:value-type="float" office:value="0.171615622085117" calcext:value-type="float">
            <text:p/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1" calcext:value-type="float">
            <text:p>1</text:p>
          </table:table-cell>
          <table:table-cell table:formula="of:=[.A119]/2" office:value-type="float" office:value="22.375" calcext:value-type="float">
            <text:p/>
          </table:table-cell>
          <table:table-cell table:formula="of:=[.B119]/2" office:value-type="float" office:value="0.5" calcext:value-type="float">
            <text:p/>
          </table:table-cell>
          <table:table-cell office:value-type="float" office:value="7291" calcext:value-type="float">
            <text:p>7291</text:p>
          </table:table-cell>
          <table:table-cell table:formula="of:=SQRT([.E119])" office:value-type="float" office:value="85.3873526934756" calcext:value-type="float">
            <text:p/>
          </table:table-cell>
          <table:table-cell table:formula="of:=2*0.0000000002013*SIN([.C119]*PI()/180)" office:value-type="float" office:value="0.000000000153256506331442" calcext:value-type="float">
            <text:p/>
          </table:table-cell>
          <table:table-cell table:formula="of:=2*0.0000000002013*COS([.C119]*PI()/180)*[.D119]*PI()/180" office:value-type="float" office:value="0.00000000000324883562540919" calcext:value-type="float">
            <text:p/>
          </table:table-cell>
          <table:table-cell table:formula="of:=4.135668E-015*300000000/[.G119]/1000" office:value-type="float" office:value="8.09558060338909" calcext:value-type="float">
            <text:p/>
          </table:table-cell>
          <table:table-cell table:formula="of:=4.135668E-015*300000000*[.H119]/[.G119]/[.G119]/1000" office:value-type="float" office:value="0.171615622085117" calcext:value-type="float">
            <text:p/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1" calcext:value-type="float">
            <text:p>1</text:p>
          </table:table-cell>
          <table:table-cell table:formula="of:=[.A120]/2" office:value-type="float" office:value="22.375" calcext:value-type="float">
            <text:p/>
          </table:table-cell>
          <table:table-cell table:formula="of:=[.B120]/2" office:value-type="float" office:value="0.5" calcext:value-type="float">
            <text:p/>
          </table:table-cell>
          <table:table-cell office:value-type="float" office:value="7371" calcext:value-type="float">
            <text:p>7371</text:p>
          </table:table-cell>
          <table:table-cell table:formula="of:=SQRT([.E120])" office:value-type="float" office:value="85.8545281275251" calcext:value-type="float">
            <text:p/>
          </table:table-cell>
          <table:table-cell table:formula="of:=2*0.0000000002013*SIN([.C120]*PI()/180)" office:value-type="float" office:value="0.000000000153256506331442" calcext:value-type="float">
            <text:p/>
          </table:table-cell>
          <table:table-cell table:formula="of:=2*0.0000000002013*COS([.C120]*PI()/180)*[.D120]*PI()/180" office:value-type="float" office:value="0.00000000000324883562540919" calcext:value-type="float">
            <text:p/>
          </table:table-cell>
          <table:table-cell table:formula="of:=4.135668E-015*300000000/[.G120]/1000" office:value-type="float" office:value="8.09558060338909" calcext:value-type="float">
            <text:p/>
          </table:table-cell>
          <table:table-cell table:formula="of:=4.135668E-015*300000000*[.H120]/[.G120]/[.G120]/1000" office:value-type="float" office:value="0.171615622085117" calcext:value-type="float">
            <text:p/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1" calcext:value-type="float">
            <text:p>1</text:p>
          </table:table-cell>
          <table:table-cell table:formula="of:=[.A121]/2" office:value-type="float" office:value="22.375" calcext:value-type="float">
            <text:p/>
          </table:table-cell>
          <table:table-cell table:formula="of:=[.B121]/2" office:value-type="float" office:value="0.5" calcext:value-type="float">
            <text:p/>
          </table:table-cell>
          <table:table-cell office:value-type="float" office:value="7348" calcext:value-type="float">
            <text:p>7348</text:p>
          </table:table-cell>
          <table:table-cell table:formula="of:=SQRT([.E121])" office:value-type="float" office:value="85.7204759669474" calcext:value-type="float">
            <text:p/>
          </table:table-cell>
          <table:table-cell table:formula="of:=2*0.0000000002013*SIN([.C121]*PI()/180)" office:value-type="float" office:value="0.000000000153256506331442" calcext:value-type="float">
            <text:p/>
          </table:table-cell>
          <table:table-cell table:formula="of:=2*0.0000000002013*COS([.C121]*PI()/180)*[.D121]*PI()/180" office:value-type="float" office:value="0.00000000000324883562540919" calcext:value-type="float">
            <text:p/>
          </table:table-cell>
          <table:table-cell table:formula="of:=4.135668E-015*300000000/[.G121]/1000" office:value-type="float" office:value="8.09558060338909" calcext:value-type="float">
            <text:p/>
          </table:table-cell>
          <table:table-cell table:formula="of:=4.135668E-015*300000000*[.H121]/[.G121]/[.G121]/1000" office:value-type="float" office:value="0.171615622085117" calcext:value-type="float">
            <text:p/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1" calcext:value-type="float">
            <text:p>1</text:p>
          </table:table-cell>
          <table:table-cell table:formula="of:=[.A122]/2" office:value-type="float" office:value="22.375" calcext:value-type="float">
            <text:p/>
          </table:table-cell>
          <table:table-cell table:formula="of:=[.B122]/2" office:value-type="float" office:value="0.5" calcext:value-type="float">
            <text:p/>
          </table:table-cell>
          <table:table-cell office:value-type="float" office:value="7588" calcext:value-type="float">
            <text:p>7588</text:p>
          </table:table-cell>
          <table:table-cell table:formula="of:=SQRT([.E122])" office:value-type="float" office:value="87.1091269615303" calcext:value-type="float">
            <text:p/>
          </table:table-cell>
          <table:table-cell table:formula="of:=2*0.0000000002013*SIN([.C122]*PI()/180)" office:value-type="float" office:value="0.000000000153256506331442" calcext:value-type="float">
            <text:p/>
          </table:table-cell>
          <table:table-cell table:formula="of:=2*0.0000000002013*COS([.C122]*PI()/180)*[.D122]*PI()/180" office:value-type="float" office:value="0.00000000000324883562540919" calcext:value-type="float">
            <text:p/>
          </table:table-cell>
          <table:table-cell table:formula="of:=4.135668E-015*300000000/[.G122]/1000" office:value-type="float" office:value="8.09558060338909" calcext:value-type="float">
            <text:p/>
          </table:table-cell>
          <table:table-cell table:formula="of:=4.135668E-015*300000000*[.H122]/[.G122]/[.G122]/1000" office:value-type="float" office:value="0.171615622085117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A123]/2" office:value-type="float" office:value="22.5" calcext:value-type="float">
            <text:p/>
          </table:table-cell>
          <table:table-cell table:formula="of:=[.B123]/2" office:value-type="float" office:value="0.5" calcext:value-type="float">
            <text:p/>
          </table:table-cell>
          <table:table-cell office:value-type="float" office:value="6205" calcext:value-type="float">
            <text:p>6205</text:p>
          </table:table-cell>
          <table:table-cell table:formula="of:=SQRT([.E123])" office:value-type="float" office:value="78.7718223732319" calcext:value-type="float">
            <text:p/>
          </table:table-cell>
          <table:table-cell table:formula="of:=2*0.0000000002013*SIN([.C123]*PI()/180)" office:value-type="float" office:value="0.000000000154068349870185" calcext:value-type="float">
            <text:p/>
          </table:table-cell>
          <table:table-cell table:formula="of:=2*0.0000000002013*COS([.C123]*PI()/180)*[.D123]*PI()/180" office:value-type="float" office:value="0.00000000000324591010847593" calcext:value-type="float">
            <text:p/>
          </table:table-cell>
          <table:table-cell table:formula="of:=4.135668E-015*300000000/[.G123]/1000" office:value-type="float" office:value="8.0529219729126" calcext:value-type="float">
            <text:p/>
          </table:table-cell>
          <table:table-cell table:formula="of:=4.135668E-015*300000000*[.H123]/[.G123]/[.G123]/1000" office:value-type="float" office:value="0.169658861516133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A124]/2" office:value-type="float" office:value="22.5" calcext:value-type="float">
            <text:p/>
          </table:table-cell>
          <table:table-cell table:formula="of:=[.B124]/2" office:value-type="float" office:value="0.5" calcext:value-type="float">
            <text:p/>
          </table:table-cell>
          <table:table-cell office:value-type="float" office:value="5979" calcext:value-type="float">
            <text:p>5979</text:p>
          </table:table-cell>
          <table:table-cell table:formula="of:=SQRT([.E124])" office:value-type="float" office:value="77.3239936888932" calcext:value-type="float">
            <text:p/>
          </table:table-cell>
          <table:table-cell table:formula="of:=2*0.0000000002013*SIN([.C124]*PI()/180)" office:value-type="float" office:value="0.000000000154068349870185" calcext:value-type="float">
            <text:p/>
          </table:table-cell>
          <table:table-cell table:formula="of:=2*0.0000000002013*COS([.C124]*PI()/180)*[.D124]*PI()/180" office:value-type="float" office:value="0.00000000000324591010847593" calcext:value-type="float">
            <text:p/>
          </table:table-cell>
          <table:table-cell table:formula="of:=4.135668E-015*300000000/[.G124]/1000" office:value-type="float" office:value="8.0529219729126" calcext:value-type="float">
            <text:p/>
          </table:table-cell>
          <table:table-cell table:formula="of:=4.135668E-015*300000000*[.H124]/[.G124]/[.G124]/1000" office:value-type="float" office:value="0.169658861516133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A125]/2" office:value-type="float" office:value="22.5" calcext:value-type="float">
            <text:p/>
          </table:table-cell>
          <table:table-cell table:formula="of:=[.B125]/2" office:value-type="float" office:value="0.5" calcext:value-type="float">
            <text:p/>
          </table:table-cell>
          <table:table-cell office:value-type="float" office:value="6209" calcext:value-type="float">
            <text:p>6209</text:p>
          </table:table-cell>
          <table:table-cell table:formula="of:=SQRT([.E125])" office:value-type="float" office:value="78.7972080723676" calcext:value-type="float">
            <text:p/>
          </table:table-cell>
          <table:table-cell table:formula="of:=2*0.0000000002013*SIN([.C125]*PI()/180)" office:value-type="float" office:value="0.000000000154068349870185" calcext:value-type="float">
            <text:p/>
          </table:table-cell>
          <table:table-cell table:formula="of:=2*0.0000000002013*COS([.C125]*PI()/180)*[.D125]*PI()/180" office:value-type="float" office:value="0.00000000000324591010847593" calcext:value-type="float">
            <text:p/>
          </table:table-cell>
          <table:table-cell table:formula="of:=4.135668E-015*300000000/[.G125]/1000" office:value-type="float" office:value="8.0529219729126" calcext:value-type="float">
            <text:p/>
          </table:table-cell>
          <table:table-cell table:formula="of:=4.135668E-015*300000000*[.H125]/[.G125]/[.G125]/1000" office:value-type="float" office:value="0.169658861516133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A126]/2" office:value-type="float" office:value="22.5" calcext:value-type="float">
            <text:p/>
          </table:table-cell>
          <table:table-cell table:formula="of:=[.B126]/2" office:value-type="float" office:value="0.5" calcext:value-type="float">
            <text:p/>
          </table:table-cell>
          <table:table-cell office:value-type="float" office:value="6171" calcext:value-type="float">
            <text:p>6171</text:p>
          </table:table-cell>
          <table:table-cell table:formula="of:=SQRT([.E126])" office:value-type="float" office:value="78.5557127139713" calcext:value-type="float">
            <text:p/>
          </table:table-cell>
          <table:table-cell table:formula="of:=2*0.0000000002013*SIN([.C126]*PI()/180)" office:value-type="float" office:value="0.000000000154068349870185" calcext:value-type="float">
            <text:p/>
          </table:table-cell>
          <table:table-cell table:formula="of:=2*0.0000000002013*COS([.C126]*PI()/180)*[.D126]*PI()/180" office:value-type="float" office:value="0.00000000000324591010847593" calcext:value-type="float">
            <text:p/>
          </table:table-cell>
          <table:table-cell table:formula="of:=4.135668E-015*300000000/[.G126]/1000" office:value-type="float" office:value="8.0529219729126" calcext:value-type="float">
            <text:p/>
          </table:table-cell>
          <table:table-cell table:formula="of:=4.135668E-015*300000000*[.H126]/[.G126]/[.G126]/1000" office:value-type="float" office:value="0.169658861516133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A127]/2" office:value-type="float" office:value="22.5" calcext:value-type="float">
            <text:p/>
          </table:table-cell>
          <table:table-cell table:formula="of:=[.B127]/2" office:value-type="float" office:value="0.5" calcext:value-type="float">
            <text:p/>
          </table:table-cell>
          <table:table-cell office:value-type="float" office:value="6179" calcext:value-type="float">
            <text:p>6179</text:p>
          </table:table-cell>
          <table:table-cell table:formula="of:=SQRT([.E127])" office:value-type="float" office:value="78.6066154976793" calcext:value-type="float">
            <text:p/>
          </table:table-cell>
          <table:table-cell table:formula="of:=2*0.0000000002013*SIN([.C127]*PI()/180)" office:value-type="float" office:value="0.000000000154068349870185" calcext:value-type="float">
            <text:p/>
          </table:table-cell>
          <table:table-cell table:formula="of:=2*0.0000000002013*COS([.C127]*PI()/180)*[.D127]*PI()/180" office:value-type="float" office:value="0.00000000000324591010847593" calcext:value-type="float">
            <text:p/>
          </table:table-cell>
          <table:table-cell table:formula="of:=4.135668E-015*300000000/[.G127]/1000" office:value-type="float" office:value="8.0529219729126" calcext:value-type="float">
            <text:p/>
          </table:table-cell>
          <table:table-cell table:formula="of:=4.135668E-015*300000000*[.H127]/[.G127]/[.G127]/1000" office:value-type="float" office:value="0.169658861516133" calcext:value-type="float">
            <text:p/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table:formula="of:=[.A128]/2" office:value-type="float" office:value="22.625" calcext:value-type="float">
            <text:p/>
          </table:table-cell>
          <table:table-cell table:formula="of:=[.B128]/2" office:value-type="float" office:value="0.5" calcext:value-type="float">
            <text:p/>
          </table:table-cell>
          <table:table-cell office:value-type="float" office:value="2101" calcext:value-type="float">
            <text:p>2101</text:p>
          </table:table-cell>
          <table:table-cell table:formula="of:=SQRT([.E128])" office:value-type="float" office:value="45.8366665454634" calcext:value-type="float">
            <text:p/>
          </table:table-cell>
          <table:table-cell table:formula="of:=2*0.0000000002013*SIN([.C128]*PI()/180)" office:value-type="float" office:value="0.000000000154879460098231" calcext:value-type="float">
            <text:p/>
          </table:table-cell>
          <table:table-cell table:formula="of:=2*0.0000000002013*COS([.C128]*PI()/180)*[.D128]*PI()/180" office:value-type="float" office:value="0.00000000000324296914216189" calcext:value-type="float">
            <text:p/>
          </table:table-cell>
          <table:table-cell table:formula="of:=4.135668E-015*300000000/[.G128]/1000" office:value-type="float" office:value="8.01074848280781" calcext:value-type="float">
            <text:p/>
          </table:table-cell>
          <table:table-cell table:formula="of:=4.135668E-015*300000000*[.H128]/[.G128]/[.G128]/1000" office:value-type="float" office:value="0.167734379490277" calcext:value-type="float">
            <text:p/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table:formula="of:=[.A129]/2" office:value-type="float" office:value="22.625" calcext:value-type="float">
            <text:p/>
          </table:table-cell>
          <table:table-cell table:formula="of:=[.B129]/2" office:value-type="float" office:value="0.5" calcext:value-type="float">
            <text:p/>
          </table:table-cell>
          <table:table-cell office:value-type="float" office:value="2036" calcext:value-type="float">
            <text:p>2036</text:p>
          </table:table-cell>
          <table:table-cell table:formula="of:=SQRT([.E129])" office:value-type="float" office:value="45.1220566907139" calcext:value-type="float">
            <text:p/>
          </table:table-cell>
          <table:table-cell table:formula="of:=2*0.0000000002013*SIN([.C129]*PI()/180)" office:value-type="float" office:value="0.000000000154879460098231" calcext:value-type="float">
            <text:p/>
          </table:table-cell>
          <table:table-cell table:formula="of:=2*0.0000000002013*COS([.C129]*PI()/180)*[.D129]*PI()/180" office:value-type="float" office:value="0.00000000000324296914216189" calcext:value-type="float">
            <text:p/>
          </table:table-cell>
          <table:table-cell table:formula="of:=4.135668E-015*300000000/[.G129]/1000" office:value-type="float" office:value="8.01074848280781" calcext:value-type="float">
            <text:p/>
          </table:table-cell>
          <table:table-cell table:formula="of:=4.135668E-015*300000000*[.H129]/[.G129]/[.G129]/1000" office:value-type="float" office:value="0.167734379490277" calcext:value-type="float">
            <text:p/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table:formula="of:=[.A130]/2" office:value-type="float" office:value="22.625" calcext:value-type="float">
            <text:p/>
          </table:table-cell>
          <table:table-cell table:formula="of:=[.B130]/2" office:value-type="float" office:value="0.5" calcext:value-type="float">
            <text:p/>
          </table:table-cell>
          <table:table-cell office:value-type="float" office:value="2014" calcext:value-type="float">
            <text:p>2014</text:p>
          </table:table-cell>
          <table:table-cell table:formula="of:=SQRT([.E130])" office:value-type="float" office:value="44.8776113446337" calcext:value-type="float">
            <text:p/>
          </table:table-cell>
          <table:table-cell table:formula="of:=2*0.0000000002013*SIN([.C130]*PI()/180)" office:value-type="float" office:value="0.000000000154879460098231" calcext:value-type="float">
            <text:p/>
          </table:table-cell>
          <table:table-cell table:formula="of:=2*0.0000000002013*COS([.C130]*PI()/180)*[.D130]*PI()/180" office:value-type="float" office:value="0.00000000000324296914216189" calcext:value-type="float">
            <text:p/>
          </table:table-cell>
          <table:table-cell table:formula="of:=4.135668E-015*300000000/[.G130]/1000" office:value-type="float" office:value="8.01074848280781" calcext:value-type="float">
            <text:p/>
          </table:table-cell>
          <table:table-cell table:formula="of:=4.135668E-015*300000000*[.H130]/[.G130]/[.G130]/1000" office:value-type="float" office:value="0.167734379490277" calcext:value-type="float">
            <text:p/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table:formula="of:=[.A131]/2" office:value-type="float" office:value="22.625" calcext:value-type="float">
            <text:p/>
          </table:table-cell>
          <table:table-cell table:formula="of:=[.B131]/2" office:value-type="float" office:value="0.5" calcext:value-type="float">
            <text:p/>
          </table:table-cell>
          <table:table-cell office:value-type="float" office:value="2029" calcext:value-type="float">
            <text:p>2029</text:p>
          </table:table-cell>
          <table:table-cell table:formula="of:=SQRT([.E131])" office:value-type="float" office:value="45.0444225182208" calcext:value-type="float">
            <text:p/>
          </table:table-cell>
          <table:table-cell table:formula="of:=2*0.0000000002013*SIN([.C131]*PI()/180)" office:value-type="float" office:value="0.000000000154879460098231" calcext:value-type="float">
            <text:p/>
          </table:table-cell>
          <table:table-cell table:formula="of:=2*0.0000000002013*COS([.C131]*PI()/180)*[.D131]*PI()/180" office:value-type="float" office:value="0.00000000000324296914216189" calcext:value-type="float">
            <text:p/>
          </table:table-cell>
          <table:table-cell table:formula="of:=4.135668E-015*300000000/[.G131]/1000" office:value-type="float" office:value="8.01074848280781" calcext:value-type="float">
            <text:p/>
          </table:table-cell>
          <table:table-cell table:formula="of:=4.135668E-015*300000000*[.H131]/[.G131]/[.G131]/1000" office:value-type="float" office:value="0.167734379490277" calcext:value-type="float">
            <text:p/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1" calcext:value-type="float">
            <text:p>1</text:p>
          </table:table-cell>
          <table:table-cell table:formula="of:=[.A132]/2" office:value-type="float" office:value="22.625" calcext:value-type="float">
            <text:p/>
          </table:table-cell>
          <table:table-cell table:formula="of:=[.B132]/2" office:value-type="float" office:value="0.5" calcext:value-type="float">
            <text:p/>
          </table:table-cell>
          <table:table-cell office:value-type="float" office:value="1991" calcext:value-type="float">
            <text:p>1991</text:p>
          </table:table-cell>
          <table:table-cell table:formula="of:=SQRT([.E132])" office:value-type="float" office:value="44.6206230346462" calcext:value-type="float">
            <text:p/>
          </table:table-cell>
          <table:table-cell table:formula="of:=2*0.0000000002013*SIN([.C132]*PI()/180)" office:value-type="float" office:value="0.000000000154879460098231" calcext:value-type="float">
            <text:p/>
          </table:table-cell>
          <table:table-cell table:formula="of:=2*0.0000000002013*COS([.C132]*PI()/180)*[.D132]*PI()/180" office:value-type="float" office:value="0.00000000000324296914216189" calcext:value-type="float">
            <text:p/>
          </table:table-cell>
          <table:table-cell table:formula="of:=4.135668E-015*300000000/[.G132]/1000" office:value-type="float" office:value="8.01074848280781" calcext:value-type="float">
            <text:p/>
          </table:table-cell>
          <table:table-cell table:formula="of:=4.135668E-015*300000000*[.H132]/[.G132]/[.G132]/1000" office:value-type="float" office:value="0.167734379490277" calcext:value-type="float">
            <text:p/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  <table:table-cell table:formula="of:=[.A133]/2" office:value-type="float" office:value="22.75" calcext:value-type="float">
            <text:p/>
          </table:table-cell>
          <table:table-cell table:formula="of:=[.B133]/2" office:value-type="float" office:value="0.5" calcext:value-type="float">
            <text:p/>
          </table:table-cell>
          <table:table-cell office:value-type="float" office:value="662" calcext:value-type="float">
            <text:p>662</text:p>
          </table:table-cell>
          <table:table-cell table:formula="of:=SQRT([.E133])" office:value-type="float" office:value="25.7293606605372" calcext:value-type="float">
            <text:p/>
          </table:table-cell>
          <table:table-cell table:formula="of:=2*0.0000000002013*SIN([.C133]*PI()/180)" office:value-type="float" office:value="0.000000000155689833154984" calcext:value-type="float">
            <text:p/>
          </table:table-cell>
          <table:table-cell table:formula="of:=2*0.0000000002013*COS([.C133]*PI()/180)*[.D133]*PI()/180" office:value-type="float" office:value="0.00000000000324001274046503" calcext:value-type="float">
            <text:p/>
          </table:table-cell>
          <table:table-cell table:formula="of:=4.135668E-015*300000000/[.G133]/1000" office:value-type="float" office:value="7.96905215233242" calcext:value-type="float">
            <text:p/>
          </table:table-cell>
          <table:table-cell table:formula="of:=4.135668E-015*300000000*[.H133]/[.G133]/[.G133]/1000" office:value-type="float" office:value="0.165841468127752" calcext:value-type="float">
            <text:p/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  <table:table-cell table:formula="of:=[.A134]/2" office:value-type="float" office:value="22.75" calcext:value-type="float">
            <text:p/>
          </table:table-cell>
          <table:table-cell table:formula="of:=[.B134]/2" office:value-type="float" office:value="0.5" calcext:value-type="float">
            <text:p/>
          </table:table-cell>
          <table:table-cell office:value-type="float" office:value="653" calcext:value-type="float">
            <text:p>653</text:p>
          </table:table-cell>
          <table:table-cell table:formula="of:=SQRT([.E134])" office:value-type="float" office:value="25.5538646783613" calcext:value-type="float">
            <text:p/>
          </table:table-cell>
          <table:table-cell table:formula="of:=2*0.0000000002013*SIN([.C134]*PI()/180)" office:value-type="float" office:value="0.000000000155689833154984" calcext:value-type="float">
            <text:p/>
          </table:table-cell>
          <table:table-cell table:formula="of:=2*0.0000000002013*COS([.C134]*PI()/180)*[.D134]*PI()/180" office:value-type="float" office:value="0.00000000000324001274046503" calcext:value-type="float">
            <text:p/>
          </table:table-cell>
          <table:table-cell table:formula="of:=4.135668E-015*300000000/[.G134]/1000" office:value-type="float" office:value="7.96905215233242" calcext:value-type="float">
            <text:p/>
          </table:table-cell>
          <table:table-cell table:formula="of:=4.135668E-015*300000000*[.H134]/[.G134]/[.G134]/1000" office:value-type="float" office:value="0.165841468127752" calcext:value-type="float">
            <text:p/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  <table:table-cell table:formula="of:=[.A135]/2" office:value-type="float" office:value="22.75" calcext:value-type="float">
            <text:p/>
          </table:table-cell>
          <table:table-cell table:formula="of:=[.B135]/2" office:value-type="float" office:value="0.5" calcext:value-type="float">
            <text:p/>
          </table:table-cell>
          <table:table-cell office:value-type="float" office:value="695" calcext:value-type="float">
            <text:p>695</text:p>
          </table:table-cell>
          <table:table-cell table:formula="of:=SQRT([.E135])" office:value-type="float" office:value="26.3628526529281" calcext:value-type="float">
            <text:p/>
          </table:table-cell>
          <table:table-cell table:formula="of:=2*0.0000000002013*SIN([.C135]*PI()/180)" office:value-type="float" office:value="0.000000000155689833154984" calcext:value-type="float">
            <text:p/>
          </table:table-cell>
          <table:table-cell table:formula="of:=2*0.0000000002013*COS([.C135]*PI()/180)*[.D135]*PI()/180" office:value-type="float" office:value="0.00000000000324001274046503" calcext:value-type="float">
            <text:p/>
          </table:table-cell>
          <table:table-cell table:formula="of:=4.135668E-015*300000000/[.G135]/1000" office:value-type="float" office:value="7.96905215233242" calcext:value-type="float">
            <text:p/>
          </table:table-cell>
          <table:table-cell table:formula="of:=4.135668E-015*300000000*[.H135]/[.G135]/[.G135]/1000" office:value-type="float" office:value="0.165841468127752" calcext:value-type="float">
            <text:p/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  <table:table-cell table:formula="of:=[.A136]/2" office:value-type="float" office:value="22.75" calcext:value-type="float">
            <text:p/>
          </table:table-cell>
          <table:table-cell table:formula="of:=[.B136]/2" office:value-type="float" office:value="0.5" calcext:value-type="float">
            <text:p/>
          </table:table-cell>
          <table:table-cell office:value-type="float" office:value="647" calcext:value-type="float">
            <text:p>647</text:p>
          </table:table-cell>
          <table:table-cell table:formula="of:=SQRT([.E136])" office:value-type="float" office:value="25.4361946839538" calcext:value-type="float">
            <text:p/>
          </table:table-cell>
          <table:table-cell table:formula="of:=2*0.0000000002013*SIN([.C136]*PI()/180)" office:value-type="float" office:value="0.000000000155689833154984" calcext:value-type="float">
            <text:p/>
          </table:table-cell>
          <table:table-cell table:formula="of:=2*0.0000000002013*COS([.C136]*PI()/180)*[.D136]*PI()/180" office:value-type="float" office:value="0.00000000000324001274046503" calcext:value-type="float">
            <text:p/>
          </table:table-cell>
          <table:table-cell table:formula="of:=4.135668E-015*300000000/[.G136]/1000" office:value-type="float" office:value="7.96905215233242" calcext:value-type="float">
            <text:p/>
          </table:table-cell>
          <table:table-cell table:formula="of:=4.135668E-015*300000000*[.H136]/[.G136]/[.G136]/1000" office:value-type="float" office:value="0.165841468127752" calcext:value-type="float">
            <text:p/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  <table:table-cell table:formula="of:=[.A137]/2" office:value-type="float" office:value="22.75" calcext:value-type="float">
            <text:p/>
          </table:table-cell>
          <table:table-cell table:formula="of:=[.B137]/2" office:value-type="float" office:value="0.5" calcext:value-type="float">
            <text:p/>
          </table:table-cell>
          <table:table-cell office:value-type="float" office:value="701" calcext:value-type="float">
            <text:p>701</text:p>
          </table:table-cell>
          <table:table-cell table:formula="of:=SQRT([.E137])" office:value-type="float" office:value="26.4764045897475" calcext:value-type="float">
            <text:p/>
          </table:table-cell>
          <table:table-cell table:formula="of:=2*0.0000000002013*SIN([.C137]*PI()/180)" office:value-type="float" office:value="0.000000000155689833154984" calcext:value-type="float">
            <text:p/>
          </table:table-cell>
          <table:table-cell table:formula="of:=2*0.0000000002013*COS([.C137]*PI()/180)*[.D137]*PI()/180" office:value-type="float" office:value="0.00000000000324001274046503" calcext:value-type="float">
            <text:p/>
          </table:table-cell>
          <table:table-cell table:formula="of:=4.135668E-015*300000000/[.G137]/1000" office:value-type="float" office:value="7.96905215233242" calcext:value-type="float">
            <text:p/>
          </table:table-cell>
          <table:table-cell table:formula="of:=4.135668E-015*300000000*[.H137]/[.G137]/[.G137]/1000" office:value-type="float" office:value="0.165841468127752" calcext:value-type="float">
            <text:p/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1" calcext:value-type="float">
            <text:p>1</text:p>
          </table:table-cell>
          <table:table-cell table:formula="of:=[.A138]/2" office:value-type="float" office:value="22.875" calcext:value-type="float">
            <text:p/>
          </table:table-cell>
          <table:table-cell table:formula="of:=[.B138]/2" office:value-type="float" office:value="0.5" calcext:value-type="float">
            <text:p/>
          </table:table-cell>
          <table:table-cell office:value-type="float" office:value="406" calcext:value-type="float">
            <text:p>406</text:p>
          </table:table-cell>
          <table:table-cell table:formula="of:=SQRT([.E138])" office:value-type="float" office:value="20.1494416796099" calcext:value-type="float">
            <text:p/>
          </table:table-cell>
          <table:table-cell table:formula="of:=2*0.0000000002013*SIN([.C138]*PI()/180)" office:value-type="float" office:value="0.000000000156499465183354" calcext:value-type="float">
            <text:p/>
          </table:table-cell>
          <table:table-cell table:formula="of:=2*0.0000000002013*COS([.C138]*PI()/180)*[.D138]*PI()/180" office:value-type="float" office:value="0.00000000000323704091745677" calcext:value-type="float">
            <text:p/>
          </table:table-cell>
          <table:table-cell table:formula="of:=4.135668E-015*300000000/[.G138]/1000" office:value-type="float" office:value="7.92782517528988" calcext:value-type="float">
            <text:p/>
          </table:table-cell>
          <table:table-cell table:formula="of:=4.135668E-015*300000000*[.H138]/[.G138]/[.G138]/1000" office:value-type="float" office:value="0.163979438835723" calcext:value-type="float">
            <text:p/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1" calcext:value-type="float">
            <text:p>1</text:p>
          </table:table-cell>
          <table:table-cell table:formula="of:=[.A139]/2" office:value-type="float" office:value="22.875" calcext:value-type="float">
            <text:p/>
          </table:table-cell>
          <table:table-cell table:formula="of:=[.B139]/2" office:value-type="float" office:value="0.5" calcext:value-type="float">
            <text:p/>
          </table:table-cell>
          <table:table-cell office:value-type="float" office:value="402" calcext:value-type="float">
            <text:p>402</text:p>
          </table:table-cell>
          <table:table-cell table:formula="of:=SQRT([.E139])" office:value-type="float" office:value="20.0499376557634" calcext:value-type="float">
            <text:p/>
          </table:table-cell>
          <table:table-cell table:formula="of:=2*0.0000000002013*SIN([.C139]*PI()/180)" office:value-type="float" office:value="0.000000000156499465183354" calcext:value-type="float">
            <text:p/>
          </table:table-cell>
          <table:table-cell table:formula="of:=2*0.0000000002013*COS([.C139]*PI()/180)*[.D139]*PI()/180" office:value-type="float" office:value="0.00000000000323704091745677" calcext:value-type="float">
            <text:p/>
          </table:table-cell>
          <table:table-cell table:formula="of:=4.135668E-015*300000000/[.G139]/1000" office:value-type="float" office:value="7.92782517528988" calcext:value-type="float">
            <text:p/>
          </table:table-cell>
          <table:table-cell table:formula="of:=4.135668E-015*300000000*[.H139]/[.G139]/[.G139]/1000" office:value-type="float" office:value="0.163979438835723" calcext:value-type="float">
            <text:p/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1" calcext:value-type="float">
            <text:p>1</text:p>
          </table:table-cell>
          <table:table-cell table:formula="of:=[.A140]/2" office:value-type="float" office:value="22.875" calcext:value-type="float">
            <text:p/>
          </table:table-cell>
          <table:table-cell table:formula="of:=[.B140]/2" office:value-type="float" office:value="0.5" calcext:value-type="float">
            <text:p/>
          </table:table-cell>
          <table:table-cell office:value-type="float" office:value="353" calcext:value-type="float">
            <text:p>353</text:p>
          </table:table-cell>
          <table:table-cell table:formula="of:=SQRT([.E140])" office:value-type="float" office:value="18.7882942280559" calcext:value-type="float">
            <text:p/>
          </table:table-cell>
          <table:table-cell table:formula="of:=2*0.0000000002013*SIN([.C140]*PI()/180)" office:value-type="float" office:value="0.000000000156499465183354" calcext:value-type="float">
            <text:p/>
          </table:table-cell>
          <table:table-cell table:formula="of:=2*0.0000000002013*COS([.C140]*PI()/180)*[.D140]*PI()/180" office:value-type="float" office:value="0.00000000000323704091745677" calcext:value-type="float">
            <text:p/>
          </table:table-cell>
          <table:table-cell table:formula="of:=4.135668E-015*300000000/[.G140]/1000" office:value-type="float" office:value="7.92782517528988" calcext:value-type="float">
            <text:p/>
          </table:table-cell>
          <table:table-cell table:formula="of:=4.135668E-015*300000000*[.H140]/[.G140]/[.G140]/1000" office:value-type="float" office:value="0.163979438835723" calcext:value-type="float">
            <text:p/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1" calcext:value-type="float">
            <text:p>1</text:p>
          </table:table-cell>
          <table:table-cell table:formula="of:=[.A141]/2" office:value-type="float" office:value="22.875" calcext:value-type="float">
            <text:p/>
          </table:table-cell>
          <table:table-cell table:formula="of:=[.B141]/2" office:value-type="float" office:value="0.5" calcext:value-type="float">
            <text:p/>
          </table:table-cell>
          <table:table-cell office:value-type="float" office:value="402" calcext:value-type="float">
            <text:p>402</text:p>
          </table:table-cell>
          <table:table-cell table:formula="of:=SQRT([.E141])" office:value-type="float" office:value="20.0499376557634" calcext:value-type="float">
            <text:p/>
          </table:table-cell>
          <table:table-cell table:formula="of:=2*0.0000000002013*SIN([.C141]*PI()/180)" office:value-type="float" office:value="0.000000000156499465183354" calcext:value-type="float">
            <text:p/>
          </table:table-cell>
          <table:table-cell table:formula="of:=2*0.0000000002013*COS([.C141]*PI()/180)*[.D141]*PI()/180" office:value-type="float" office:value="0.00000000000323704091745677" calcext:value-type="float">
            <text:p/>
          </table:table-cell>
          <table:table-cell table:formula="of:=4.135668E-015*300000000/[.G141]/1000" office:value-type="float" office:value="7.92782517528988" calcext:value-type="float">
            <text:p/>
          </table:table-cell>
          <table:table-cell table:formula="of:=4.135668E-015*300000000*[.H141]/[.G141]/[.G141]/1000" office:value-type="float" office:value="0.163979438835723" calcext:value-type="float">
            <text:p/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1" calcext:value-type="float">
            <text:p>1</text:p>
          </table:table-cell>
          <table:table-cell table:formula="of:=[.A142]/2" office:value-type="float" office:value="22.875" calcext:value-type="float">
            <text:p/>
          </table:table-cell>
          <table:table-cell table:formula="of:=[.B142]/2" office:value-type="float" office:value="0.5" calcext:value-type="float">
            <text:p/>
          </table:table-cell>
          <table:table-cell office:value-type="float" office:value="389" calcext:value-type="float">
            <text:p>389</text:p>
          </table:table-cell>
          <table:table-cell table:formula="of:=SQRT([.E142])" office:value-type="float" office:value="19.723082923316" calcext:value-type="float">
            <text:p/>
          </table:table-cell>
          <table:table-cell table:formula="of:=2*0.0000000002013*SIN([.C142]*PI()/180)" office:value-type="float" office:value="0.000000000156499465183354" calcext:value-type="float">
            <text:p/>
          </table:table-cell>
          <table:table-cell table:formula="of:=2*0.0000000002013*COS([.C142]*PI()/180)*[.D142]*PI()/180" office:value-type="float" office:value="0.00000000000323704091745677" calcext:value-type="float">
            <text:p/>
          </table:table-cell>
          <table:table-cell table:formula="of:=4.135668E-015*300000000/[.G142]/1000" office:value-type="float" office:value="7.92782517528988" calcext:value-type="float">
            <text:p/>
          </table:table-cell>
          <table:table-cell table:formula="of:=4.135668E-015*300000000*[.H142]/[.G142]/[.G142]/1000" office:value-type="float" office:value="0.163979438835723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A143]/2" office:value-type="float" office:value="23" calcext:value-type="float">
            <text:p/>
          </table:table-cell>
          <table:table-cell table:formula="of:=[.B143]/2" office:value-type="float" office:value="0.5" calcext:value-type="float">
            <text:p/>
          </table:table-cell>
          <table:table-cell office:value-type="float" office:value="323" calcext:value-type="float">
            <text:p>323</text:p>
          </table:table-cell>
          <table:table-cell table:formula="of:=SQRT([.E143])" office:value-type="float" office:value="17.9722007556114" calcext:value-type="float">
            <text:p/>
          </table:table-cell>
          <table:table-cell table:formula="of:=2*0.0000000002013*SIN([.C143]*PI()/180)" office:value-type="float" office:value="0.000000000157308352329782" calcext:value-type="float">
            <text:p/>
          </table:table-cell>
          <table:table-cell table:formula="of:=2*0.0000000002013*COS([.C143]*PI()/180)*[.D143]*PI()/180" office:value-type="float" office:value="0.00000000000323405368728193" calcext:value-type="float">
            <text:p/>
          </table:table-cell>
          <table:table-cell table:formula="of:=4.135668E-015*300000000/[.G143]/1000" office:value-type="float" office:value="7.88705991528659" calcext:value-type="float">
            <text:p/>
          </table:table-cell>
          <table:table-cell table:formula="of:=4.135668E-015*300000000*[.H143]/[.G143]/[.G143]/1000" office:value-type="float" office:value="0.162147621681097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A144]/2" office:value-type="float" office:value="23" calcext:value-type="float">
            <text:p/>
          </table:table-cell>
          <table:table-cell table:formula="of:=[.B144]/2" office:value-type="float" office:value="0.5" calcext:value-type="float">
            <text:p/>
          </table:table-cell>
          <table:table-cell office:value-type="float" office:value="308" calcext:value-type="float">
            <text:p>308</text:p>
          </table:table-cell>
          <table:table-cell table:formula="of:=SQRT([.E144])" office:value-type="float" office:value="17.5499287747842" calcext:value-type="float">
            <text:p/>
          </table:table-cell>
          <table:table-cell table:formula="of:=2*0.0000000002013*SIN([.C144]*PI()/180)" office:value-type="float" office:value="0.000000000157308352329782" calcext:value-type="float">
            <text:p/>
          </table:table-cell>
          <table:table-cell table:formula="of:=2*0.0000000002013*COS([.C144]*PI()/180)*[.D144]*PI()/180" office:value-type="float" office:value="0.00000000000323405368728193" calcext:value-type="float">
            <text:p/>
          </table:table-cell>
          <table:table-cell table:formula="of:=4.135668E-015*300000000/[.G144]/1000" office:value-type="float" office:value="7.88705991528659" calcext:value-type="float">
            <text:p/>
          </table:table-cell>
          <table:table-cell table:formula="of:=4.135668E-015*300000000*[.H144]/[.G144]/[.G144]/1000" office:value-type="float" office:value="0.162147621681097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A145]/2" office:value-type="float" office:value="23" calcext:value-type="float">
            <text:p/>
          </table:table-cell>
          <table:table-cell table:formula="of:=[.B145]/2" office:value-type="float" office:value="0.5" calcext:value-type="float">
            <text:p/>
          </table:table-cell>
          <table:table-cell office:value-type="float" office:value="314" calcext:value-type="float">
            <text:p>314</text:p>
          </table:table-cell>
          <table:table-cell table:formula="of:=SQRT([.E145])" office:value-type="float" office:value="17.7200451466694" calcext:value-type="float">
            <text:p/>
          </table:table-cell>
          <table:table-cell table:formula="of:=2*0.0000000002013*SIN([.C145]*PI()/180)" office:value-type="float" office:value="0.000000000157308352329782" calcext:value-type="float">
            <text:p/>
          </table:table-cell>
          <table:table-cell table:formula="of:=2*0.0000000002013*COS([.C145]*PI()/180)*[.D145]*PI()/180" office:value-type="float" office:value="0.00000000000323405368728193" calcext:value-type="float">
            <text:p/>
          </table:table-cell>
          <table:table-cell table:formula="of:=4.135668E-015*300000000/[.G145]/1000" office:value-type="float" office:value="7.88705991528659" calcext:value-type="float">
            <text:p/>
          </table:table-cell>
          <table:table-cell table:formula="of:=4.135668E-015*300000000*[.H145]/[.G145]/[.G145]/1000" office:value-type="float" office:value="0.162147621681097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A146]/2" office:value-type="float" office:value="23" calcext:value-type="float">
            <text:p/>
          </table:table-cell>
          <table:table-cell table:formula="of:=[.B146]/2" office:value-type="float" office:value="0.5" calcext:value-type="float">
            <text:p/>
          </table:table-cell>
          <table:table-cell office:value-type="float" office:value="293" calcext:value-type="float">
            <text:p>293</text:p>
          </table:table-cell>
          <table:table-cell table:formula="of:=SQRT([.E146])" office:value-type="float" office:value="17.1172427686237" calcext:value-type="float">
            <text:p/>
          </table:table-cell>
          <table:table-cell table:formula="of:=2*0.0000000002013*SIN([.C146]*PI()/180)" office:value-type="float" office:value="0.000000000157308352329782" calcext:value-type="float">
            <text:p/>
          </table:table-cell>
          <table:table-cell table:formula="of:=2*0.0000000002013*COS([.C146]*PI()/180)*[.D146]*PI()/180" office:value-type="float" office:value="0.00000000000323405368728193" calcext:value-type="float">
            <text:p/>
          </table:table-cell>
          <table:table-cell table:formula="of:=4.135668E-015*300000000/[.G146]/1000" office:value-type="float" office:value="7.88705991528659" calcext:value-type="float">
            <text:p/>
          </table:table-cell>
          <table:table-cell table:formula="of:=4.135668E-015*300000000*[.H146]/[.G146]/[.G146]/1000" office:value-type="float" office:value="0.162147621681097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A147]/2" office:value-type="float" office:value="23" calcext:value-type="float">
            <text:p/>
          </table:table-cell>
          <table:table-cell table:formula="of:=[.B147]/2" office:value-type="float" office:value="0.5" calcext:value-type="float">
            <text:p/>
          </table:table-cell>
          <table:table-cell office:value-type="float" office:value="300" calcext:value-type="float">
            <text:p>300</text:p>
          </table:table-cell>
          <table:table-cell table:formula="of:=SQRT([.E147])" office:value-type="float" office:value="17.3205080756888" calcext:value-type="float">
            <text:p/>
          </table:table-cell>
          <table:table-cell table:formula="of:=2*0.0000000002013*SIN([.C147]*PI()/180)" office:value-type="float" office:value="0.000000000157308352329782" calcext:value-type="float">
            <text:p/>
          </table:table-cell>
          <table:table-cell table:formula="of:=2*0.0000000002013*COS([.C147]*PI()/180)*[.D147]*PI()/180" office:value-type="float" office:value="0.00000000000323405368728193" calcext:value-type="float">
            <text:p/>
          </table:table-cell>
          <table:table-cell table:formula="of:=4.135668E-015*300000000/[.G147]/1000" office:value-type="float" office:value="7.88705991528659" calcext:value-type="float">
            <text:p/>
          </table:table-cell>
          <table:table-cell table:formula="of:=4.135668E-015*300000000*[.H147]/[.G147]/[.G147]/1000" office:value-type="float" office:value="0.162147621681097" calcext:value-type="float">
            <text:p/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" calcext:value-type="float">
            <text:p>1</text:p>
          </table:table-cell>
          <table:table-cell table:formula="of:=[.A148]/2" office:value-type="float" office:value="42.75" calcext:value-type="float">
            <text:p/>
          </table:table-cell>
          <table:table-cell table:formula="of:=[.B148]/2" office:value-type="float" office:value="0.5" calcext:value-type="float">
            <text:p/>
          </table:table-cell>
          <table:table-cell office:value-type="float" office:value="187" calcext:value-type="float">
            <text:p>187</text:p>
          </table:table-cell>
          <table:table-cell table:formula="of:=SQRT([.E148])" office:value-type="float" office:value="13.6747943311773" calcext:value-type="float">
            <text:p/>
          </table:table-cell>
          <table:table-cell table:formula="of:=2*0.0000000002013*SIN([.C148]*PI()/180)" office:value-type="float" office:value="0.000000000273285180151562" calcext:value-type="float">
            <text:p/>
          </table:table-cell>
          <table:table-cell table:formula="of:=2*0.0000000002013*COS([.C148]*PI()/180)*[.D148]*PI()/180" office:value-type="float" office:value="0.00000000000257993036146148" calcext:value-type="float">
            <text:p/>
          </table:table-cell>
          <table:table-cell table:formula="of:=4.135668E-015*300000000/[.G148]/1000" office:value-type="float" office:value="4.53994760825272" calcext:value-type="float">
            <text:p/>
          </table:table-cell>
          <table:table-cell table:formula="of:=4.135668E-015*300000000*[.H148]/[.G148]/[.G148]/1000" office:value-type="float" office:value="0.0428590700288973" calcext:value-type="float">
            <text:p/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" calcext:value-type="float">
            <text:p>1</text:p>
          </table:table-cell>
          <table:table-cell table:formula="of:=[.A149]/2" office:value-type="float" office:value="42.75" calcext:value-type="float">
            <text:p/>
          </table:table-cell>
          <table:table-cell table:formula="of:=[.B149]/2" office:value-type="float" office:value="0.5" calcext:value-type="float">
            <text:p/>
          </table:table-cell>
          <table:table-cell office:value-type="float" office:value="175" calcext:value-type="float">
            <text:p>175</text:p>
          </table:table-cell>
          <table:table-cell table:formula="of:=SQRT([.E149])" office:value-type="float" office:value="13.228756555323" calcext:value-type="float">
            <text:p/>
          </table:table-cell>
          <table:table-cell table:formula="of:=2*0.0000000002013*SIN([.C149]*PI()/180)" office:value-type="float" office:value="0.000000000273285180151562" calcext:value-type="float">
            <text:p/>
          </table:table-cell>
          <table:table-cell table:formula="of:=2*0.0000000002013*COS([.C149]*PI()/180)*[.D149]*PI()/180" office:value-type="float" office:value="0.00000000000257993036146148" calcext:value-type="float">
            <text:p/>
          </table:table-cell>
          <table:table-cell table:formula="of:=4.135668E-015*300000000/[.G149]/1000" office:value-type="float" office:value="4.53994760825272" calcext:value-type="float">
            <text:p/>
          </table:table-cell>
          <table:table-cell table:formula="of:=4.135668E-015*300000000*[.H149]/[.G149]/[.G149]/1000" office:value-type="float" office:value="0.0428590700288973" calcext:value-type="float">
            <text:p/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" calcext:value-type="float">
            <text:p>1</text:p>
          </table:table-cell>
          <table:table-cell table:formula="of:=[.A150]/2" office:value-type="float" office:value="42.75" calcext:value-type="float">
            <text:p/>
          </table:table-cell>
          <table:table-cell table:formula="of:=[.B150]/2" office:value-type="float" office:value="0.5" calcext:value-type="float">
            <text:p/>
          </table:table-cell>
          <table:table-cell office:value-type="float" office:value="217" calcext:value-type="float">
            <text:p>217</text:p>
          </table:table-cell>
          <table:table-cell table:formula="of:=SQRT([.E150])" office:value-type="float" office:value="14.7309198626562" calcext:value-type="float">
            <text:p/>
          </table:table-cell>
          <table:table-cell table:formula="of:=2*0.0000000002013*SIN([.C150]*PI()/180)" office:value-type="float" office:value="0.000000000273285180151562" calcext:value-type="float">
            <text:p/>
          </table:table-cell>
          <table:table-cell table:formula="of:=2*0.0000000002013*COS([.C150]*PI()/180)*[.D150]*PI()/180" office:value-type="float" office:value="0.00000000000257993036146148" calcext:value-type="float">
            <text:p/>
          </table:table-cell>
          <table:table-cell table:formula="of:=4.135668E-015*300000000/[.G150]/1000" office:value-type="float" office:value="4.53994760825272" calcext:value-type="float">
            <text:p/>
          </table:table-cell>
          <table:table-cell table:formula="of:=4.135668E-015*300000000*[.H150]/[.G150]/[.G150]/1000" office:value-type="float" office:value="0.0428590700288973" calcext:value-type="float">
            <text:p/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" calcext:value-type="float">
            <text:p>1</text:p>
          </table:table-cell>
          <table:table-cell table:formula="of:=[.A151]/2" office:value-type="float" office:value="42.75" calcext:value-type="float">
            <text:p/>
          </table:table-cell>
          <table:table-cell table:formula="of:=[.B151]/2" office:value-type="float" office:value="0.5" calcext:value-type="float">
            <text:p/>
          </table:table-cell>
          <table:table-cell office:value-type="float" office:value="187" calcext:value-type="float">
            <text:p>187</text:p>
          </table:table-cell>
          <table:table-cell table:formula="of:=SQRT([.E151])" office:value-type="float" office:value="13.6747943311773" calcext:value-type="float">
            <text:p/>
          </table:table-cell>
          <table:table-cell table:formula="of:=2*0.0000000002013*SIN([.C151]*PI()/180)" office:value-type="float" office:value="0.000000000273285180151562" calcext:value-type="float">
            <text:p/>
          </table:table-cell>
          <table:table-cell table:formula="of:=2*0.0000000002013*COS([.C151]*PI()/180)*[.D151]*PI()/180" office:value-type="float" office:value="0.00000000000257993036146148" calcext:value-type="float">
            <text:p/>
          </table:table-cell>
          <table:table-cell table:formula="of:=4.135668E-015*300000000/[.G151]/1000" office:value-type="float" office:value="4.53994760825272" calcext:value-type="float">
            <text:p/>
          </table:table-cell>
          <table:table-cell table:formula="of:=4.135668E-015*300000000*[.H151]/[.G151]/[.G151]/1000" office:value-type="float" office:value="0.0428590700288973" calcext:value-type="float">
            <text:p/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" calcext:value-type="float">
            <text:p>1</text:p>
          </table:table-cell>
          <table:table-cell table:formula="of:=[.A152]/2" office:value-type="float" office:value="42.75" calcext:value-type="float">
            <text:p/>
          </table:table-cell>
          <table:table-cell table:formula="of:=[.B152]/2" office:value-type="float" office:value="0.5" calcext:value-type="float">
            <text:p/>
          </table:table-cell>
          <table:table-cell office:value-type="float" office:value="182" calcext:value-type="float">
            <text:p>182</text:p>
          </table:table-cell>
          <table:table-cell table:formula="of:=SQRT([.E152])" office:value-type="float" office:value="13.490737563232" calcext:value-type="float">
            <text:p/>
          </table:table-cell>
          <table:table-cell table:formula="of:=2*0.0000000002013*SIN([.C152]*PI()/180)" office:value-type="float" office:value="0.000000000273285180151562" calcext:value-type="float">
            <text:p/>
          </table:table-cell>
          <table:table-cell table:formula="of:=2*0.0000000002013*COS([.C152]*PI()/180)*[.D152]*PI()/180" office:value-type="float" office:value="0.00000000000257993036146148" calcext:value-type="float">
            <text:p/>
          </table:table-cell>
          <table:table-cell table:formula="of:=4.135668E-015*300000000/[.G152]/1000" office:value-type="float" office:value="4.53994760825272" calcext:value-type="float">
            <text:p/>
          </table:table-cell>
          <table:table-cell table:formula="of:=4.135668E-015*300000000*[.H152]/[.G152]/[.G152]/1000" office:value-type="float" office:value="0.0428590700288973" calcext:value-type="float">
            <text:p/>
          </table:table-cell>
        </table:table-row>
        <table:table-row table:style-name="ro1"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table:formula="of:=[.A153]/2" office:value-type="float" office:value="42.875" calcext:value-type="float">
            <text:p/>
          </table:table-cell>
          <table:table-cell table:formula="of:=[.B153]/2" office:value-type="float" office:value="0.5" calcext:value-type="float">
            <text:p/>
          </table:table-cell>
          <table:table-cell office:value-type="float" office:value="209" calcext:value-type="float">
            <text:p>209</text:p>
          </table:table-cell>
          <table:table-cell table:formula="of:=SQRT([.E153])" office:value-type="float" office:value="14.456832294801" calcext:value-type="float">
            <text:p/>
          </table:table-cell>
          <table:table-cell table:formula="of:=2*0.0000000002013*SIN([.C153]*PI()/180)" office:value-type="float" office:value="0.000000000273929511860018" calcext:value-type="float">
            <text:p/>
          </table:table-cell>
          <table:table-cell table:formula="of:=2*0.0000000002013*COS([.C153]*PI()/180)*[.D153]*PI()/180" office:value-type="float" office:value="0.00000000000257472126165942" calcext:value-type="float">
            <text:p/>
          </table:table-cell>
          <table:table-cell table:formula="of:=4.135668E-015*300000000/[.G153]/1000" office:value-type="float" office:value="4.52926883115104" calcext:value-type="float">
            <text:p/>
          </table:table-cell>
          <table:table-cell table:formula="of:=4.135668E-015*300000000*[.H153]/[.G153]/[.G153]/1000" office:value-type="float" office:value="0.0425715530982843" calcext:value-type="float">
            <text:p/>
          </table:table-cell>
        </table:table-row>
        <table:table-row table:style-name="ro1"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table:formula="of:=[.A154]/2" office:value-type="float" office:value="42.875" calcext:value-type="float">
            <text:p/>
          </table:table-cell>
          <table:table-cell table:formula="of:=[.B154]/2" office:value-type="float" office:value="0.5" calcext:value-type="float">
            <text:p/>
          </table:table-cell>
          <table:table-cell office:value-type="float" office:value="210" calcext:value-type="float">
            <text:p>210</text:p>
          </table:table-cell>
          <table:table-cell table:formula="of:=SQRT([.E154])" office:value-type="float" office:value="14.4913767461894" calcext:value-type="float">
            <text:p/>
          </table:table-cell>
          <table:table-cell table:formula="of:=2*0.0000000002013*SIN([.C154]*PI()/180)" office:value-type="float" office:value="0.000000000273929511860018" calcext:value-type="float">
            <text:p/>
          </table:table-cell>
          <table:table-cell table:formula="of:=2*0.0000000002013*COS([.C154]*PI()/180)*[.D154]*PI()/180" office:value-type="float" office:value="0.00000000000257472126165942" calcext:value-type="float">
            <text:p/>
          </table:table-cell>
          <table:table-cell table:formula="of:=4.135668E-015*300000000/[.G154]/1000" office:value-type="float" office:value="4.52926883115104" calcext:value-type="float">
            <text:p/>
          </table:table-cell>
          <table:table-cell table:formula="of:=4.135668E-015*300000000*[.H154]/[.G154]/[.G154]/1000" office:value-type="float" office:value="0.0425715530982843" calcext:value-type="float">
            <text:p/>
          </table:table-cell>
        </table:table-row>
        <table:table-row table:style-name="ro1"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table:formula="of:=[.A155]/2" office:value-type="float" office:value="42.875" calcext:value-type="float">
            <text:p/>
          </table:table-cell>
          <table:table-cell table:formula="of:=[.B155]/2" office:value-type="float" office:value="0.5" calcext:value-type="float">
            <text:p/>
          </table:table-cell>
          <table:table-cell office:value-type="float" office:value="235" calcext:value-type="float">
            <text:p>235</text:p>
          </table:table-cell>
          <table:table-cell table:formula="of:=SQRT([.E155])" office:value-type="float" office:value="15.3297097167559" calcext:value-type="float">
            <text:p/>
          </table:table-cell>
          <table:table-cell table:formula="of:=2*0.0000000002013*SIN([.C155]*PI()/180)" office:value-type="float" office:value="0.000000000273929511860018" calcext:value-type="float">
            <text:p/>
          </table:table-cell>
          <table:table-cell table:formula="of:=2*0.0000000002013*COS([.C155]*PI()/180)*[.D155]*PI()/180" office:value-type="float" office:value="0.00000000000257472126165942" calcext:value-type="float">
            <text:p/>
          </table:table-cell>
          <table:table-cell table:formula="of:=4.135668E-015*300000000/[.G155]/1000" office:value-type="float" office:value="4.52926883115104" calcext:value-type="float">
            <text:p/>
          </table:table-cell>
          <table:table-cell table:formula="of:=4.135668E-015*300000000*[.H155]/[.G155]/[.G155]/1000" office:value-type="float" office:value="0.0425715530982843" calcext:value-type="float">
            <text:p/>
          </table:table-cell>
        </table:table-row>
        <table:table-row table:style-name="ro1"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table:formula="of:=[.A156]/2" office:value-type="float" office:value="42.875" calcext:value-type="float">
            <text:p/>
          </table:table-cell>
          <table:table-cell table:formula="of:=[.B156]/2" office:value-type="float" office:value="0.5" calcext:value-type="float">
            <text:p/>
          </table:table-cell>
          <table:table-cell office:value-type="float" office:value="227" calcext:value-type="float">
            <text:p>227</text:p>
          </table:table-cell>
          <table:table-cell table:formula="of:=SQRT([.E156])" office:value-type="float" office:value="15.0665191733194" calcext:value-type="float">
            <text:p/>
          </table:table-cell>
          <table:table-cell table:formula="of:=2*0.0000000002013*SIN([.C156]*PI()/180)" office:value-type="float" office:value="0.000000000273929511860018" calcext:value-type="float">
            <text:p/>
          </table:table-cell>
          <table:table-cell table:formula="of:=2*0.0000000002013*COS([.C156]*PI()/180)*[.D156]*PI()/180" office:value-type="float" office:value="0.00000000000257472126165942" calcext:value-type="float">
            <text:p/>
          </table:table-cell>
          <table:table-cell table:formula="of:=4.135668E-015*300000000/[.G156]/1000" office:value-type="float" office:value="4.52926883115104" calcext:value-type="float">
            <text:p/>
          </table:table-cell>
          <table:table-cell table:formula="of:=4.135668E-015*300000000*[.H156]/[.G156]/[.G156]/1000" office:value-type="float" office:value="0.0425715530982843" calcext:value-type="float">
            <text:p/>
          </table:table-cell>
        </table:table-row>
        <table:table-row table:style-name="ro1"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table:formula="of:=[.A157]/2" office:value-type="float" office:value="42.875" calcext:value-type="float">
            <text:p/>
          </table:table-cell>
          <table:table-cell table:formula="of:=[.B157]/2" office:value-type="float" office:value="0.5" calcext:value-type="float">
            <text:p/>
          </table:table-cell>
          <table:table-cell office:value-type="float" office:value="225" calcext:value-type="float">
            <text:p>225</text:p>
          </table:table-cell>
          <table:table-cell table:formula="of:=SQRT([.E157])" office:value-type="float" office:value="15" calcext:value-type="float">
            <text:p/>
          </table:table-cell>
          <table:table-cell table:formula="of:=2*0.0000000002013*SIN([.C157]*PI()/180)" office:value-type="float" office:value="0.000000000273929511860018" calcext:value-type="float">
            <text:p/>
          </table:table-cell>
          <table:table-cell table:formula="of:=2*0.0000000002013*COS([.C157]*PI()/180)*[.D157]*PI()/180" office:value-type="float" office:value="0.00000000000257472126165942" calcext:value-type="float">
            <text:p/>
          </table:table-cell>
          <table:table-cell table:formula="of:=4.135668E-015*300000000/[.G157]/1000" office:value-type="float" office:value="4.52926883115104" calcext:value-type="float">
            <text:p/>
          </table:table-cell>
          <table:table-cell table:formula="of:=4.135668E-015*300000000*[.H157]/[.G157]/[.G157]/1000" office:value-type="float" office:value="0.0425715530982843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A158]/2" office:value-type="float" office:value="43" calcext:value-type="float">
            <text:p/>
          </table:table-cell>
          <table:table-cell table:formula="of:=[.B158]/2" office:value-type="float" office:value="0.5" calcext:value-type="float">
            <text:p/>
          </table:table-cell>
          <table:table-cell office:value-type="float" office:value="261" calcext:value-type="float">
            <text:p>261</text:p>
          </table:table-cell>
          <table:table-cell table:formula="of:=SQRT([.E158])" office:value-type="float" office:value="16.1554944214035" calcext:value-type="float">
            <text:p/>
          </table:table-cell>
          <table:table-cell table:formula="of:=2*0.0000000002013*SIN([.C158]*PI()/180)" office:value-type="float" office:value="0.000000000274572539761162" calcext:value-type="float">
            <text:p/>
          </table:table-cell>
          <table:table-cell table:formula="of:=2*0.0000000002013*COS([.C158]*PI()/180)*[.D158]*PI()/180" office:value-type="float" office:value="0.00000000000256949990709742" calcext:value-type="float">
            <text:p/>
          </table:table-cell>
          <table:table-cell table:formula="of:=4.135668E-015*300000000/[.G158]/1000" office:value-type="float" office:value="4.51866162974356" calcext:value-type="float">
            <text:p/>
          </table:table-cell>
          <table:table-cell table:formula="of:=4.135668E-015*300000000*[.H158]/[.G158]/[.G158]/1000" office:value-type="float" office:value="0.0422864597017981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A159]/2" office:value-type="float" office:value="43" calcext:value-type="float">
            <text:p/>
          </table:table-cell>
          <table:table-cell table:formula="of:=[.B159]/2" office:value-type="float" office:value="0.5" calcext:value-type="float">
            <text:p/>
          </table:table-cell>
          <table:table-cell office:value-type="float" office:value="249" calcext:value-type="float">
            <text:p>249</text:p>
          </table:table-cell>
          <table:table-cell table:formula="of:=SQRT([.E159])" office:value-type="float" office:value="15.7797338380595" calcext:value-type="float">
            <text:p/>
          </table:table-cell>
          <table:table-cell table:formula="of:=2*0.0000000002013*SIN([.C159]*PI()/180)" office:value-type="float" office:value="0.000000000274572539761162" calcext:value-type="float">
            <text:p/>
          </table:table-cell>
          <table:table-cell table:formula="of:=2*0.0000000002013*COS([.C159]*PI()/180)*[.D159]*PI()/180" office:value-type="float" office:value="0.00000000000256949990709742" calcext:value-type="float">
            <text:p/>
          </table:table-cell>
          <table:table-cell table:formula="of:=4.135668E-015*300000000/[.G159]/1000" office:value-type="float" office:value="4.51866162974356" calcext:value-type="float">
            <text:p/>
          </table:table-cell>
          <table:table-cell table:formula="of:=4.135668E-015*300000000*[.H159]/[.G159]/[.G159]/1000" office:value-type="float" office:value="0.0422864597017981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A160]/2" office:value-type="float" office:value="43" calcext:value-type="float">
            <text:p/>
          </table:table-cell>
          <table:table-cell table:formula="of:=[.B160]/2" office:value-type="float" office:value="0.5" calcext:value-type="float">
            <text:p/>
          </table:table-cell>
          <table:table-cell office:value-type="float" office:value="270" calcext:value-type="float">
            <text:p>270</text:p>
          </table:table-cell>
          <table:table-cell table:formula="of:=SQRT([.E160])" office:value-type="float" office:value="16.431676725155" calcext:value-type="float">
            <text:p/>
          </table:table-cell>
          <table:table-cell table:formula="of:=2*0.0000000002013*SIN([.C160]*PI()/180)" office:value-type="float" office:value="0.000000000274572539761162" calcext:value-type="float">
            <text:p/>
          </table:table-cell>
          <table:table-cell table:formula="of:=2*0.0000000002013*COS([.C160]*PI()/180)*[.D160]*PI()/180" office:value-type="float" office:value="0.00000000000256949990709742" calcext:value-type="float">
            <text:p/>
          </table:table-cell>
          <table:table-cell table:formula="of:=4.135668E-015*300000000/[.G160]/1000" office:value-type="float" office:value="4.51866162974356" calcext:value-type="float">
            <text:p/>
          </table:table-cell>
          <table:table-cell table:formula="of:=4.135668E-015*300000000*[.H160]/[.G160]/[.G160]/1000" office:value-type="float" office:value="0.0422864597017981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A161]/2" office:value-type="float" office:value="43" calcext:value-type="float">
            <text:p/>
          </table:table-cell>
          <table:table-cell table:formula="of:=[.B161]/2" office:value-type="float" office:value="0.5" calcext:value-type="float">
            <text:p/>
          </table:table-cell>
          <table:table-cell office:value-type="float" office:value="242" calcext:value-type="float">
            <text:p>242</text:p>
          </table:table-cell>
          <table:table-cell table:formula="of:=SQRT([.E161])" office:value-type="float" office:value="15.556349186104" calcext:value-type="float">
            <text:p/>
          </table:table-cell>
          <table:table-cell table:formula="of:=2*0.0000000002013*SIN([.C161]*PI()/180)" office:value-type="float" office:value="0.000000000274572539761162" calcext:value-type="float">
            <text:p/>
          </table:table-cell>
          <table:table-cell table:formula="of:=2*0.0000000002013*COS([.C161]*PI()/180)*[.D161]*PI()/180" office:value-type="float" office:value="0.00000000000256949990709742" calcext:value-type="float">
            <text:p/>
          </table:table-cell>
          <table:table-cell table:formula="of:=4.135668E-015*300000000/[.G161]/1000" office:value-type="float" office:value="4.51866162974356" calcext:value-type="float">
            <text:p/>
          </table:table-cell>
          <table:table-cell table:formula="of:=4.135668E-015*300000000*[.H161]/[.G161]/[.G161]/1000" office:value-type="float" office:value="0.0422864597017981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A162]/2" office:value-type="float" office:value="43" calcext:value-type="float">
            <text:p/>
          </table:table-cell>
          <table:table-cell table:formula="of:=[.B162]/2" office:value-type="float" office:value="0.5" calcext:value-type="float">
            <text:p/>
          </table:table-cell>
          <table:table-cell office:value-type="float" office:value="237" calcext:value-type="float">
            <text:p>237</text:p>
          </table:table-cell>
          <table:table-cell table:formula="of:=SQRT([.E162])" office:value-type="float" office:value="15.3948043183407" calcext:value-type="float">
            <text:p/>
          </table:table-cell>
          <table:table-cell table:formula="of:=2*0.0000000002013*SIN([.C162]*PI()/180)" office:value-type="float" office:value="0.000000000274572539761162" calcext:value-type="float">
            <text:p/>
          </table:table-cell>
          <table:table-cell table:formula="of:=2*0.0000000002013*COS([.C162]*PI()/180)*[.D162]*PI()/180" office:value-type="float" office:value="0.00000000000256949990709742" calcext:value-type="float">
            <text:p/>
          </table:table-cell>
          <table:table-cell table:formula="of:=4.135668E-015*300000000/[.G162]/1000" office:value-type="float" office:value="4.51866162974356" calcext:value-type="float">
            <text:p/>
          </table:table-cell>
          <table:table-cell table:formula="of:=4.135668E-015*300000000*[.H162]/[.G162]/[.G162]/1000" office:value-type="float" office:value="0.0422864597017981" calcext:value-type="float">
            <text:p/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1" calcext:value-type="float">
            <text:p>1</text:p>
          </table:table-cell>
          <table:table-cell table:formula="of:=[.A163]/2" office:value-type="float" office:value="43.125" calcext:value-type="float">
            <text:p/>
          </table:table-cell>
          <table:table-cell table:formula="of:=[.B163]/2" office:value-type="float" office:value="0.5" calcext:value-type="float">
            <text:p/>
          </table:table-cell>
          <table:table-cell office:value-type="float" office:value="329" calcext:value-type="float">
            <text:p>329</text:p>
          </table:table-cell>
          <table:table-cell table:formula="of:=SQRT([.E163])" office:value-type="float" office:value="18.1383571472171" calcext:value-type="float">
            <text:p/>
          </table:table-cell>
          <table:table-cell table:formula="of:=2*0.0000000002013*SIN([.C163]*PI()/180)" office:value-type="float" office:value="0.000000000275214260794408" calcext:value-type="float">
            <text:p/>
          </table:table-cell>
          <table:table-cell table:formula="of:=2*0.0000000002013*COS([.C163]*PI()/180)*[.D163]*PI()/180" office:value-type="float" office:value="0.00000000000256426632262727" calcext:value-type="float">
            <text:p/>
          </table:table-cell>
          <table:table-cell table:formula="of:=4.135668E-015*300000000/[.G163]/1000" office:value-type="float" office:value="4.5081254017096" calcext:value-type="float">
            <text:p/>
          </table:table-cell>
          <table:table-cell table:formula="of:=4.135668E-015*300000000*[.H163]/[.G163]/[.G163]/1000" office:value-type="float" office:value="0.0420037614054457" calcext:value-type="float">
            <text:p/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1" calcext:value-type="float">
            <text:p>1</text:p>
          </table:table-cell>
          <table:table-cell table:formula="of:=[.A164]/2" office:value-type="float" office:value="43.125" calcext:value-type="float">
            <text:p/>
          </table:table-cell>
          <table:table-cell table:formula="of:=[.B164]/2" office:value-type="float" office:value="0.5" calcext:value-type="float">
            <text:p/>
          </table:table-cell>
          <table:table-cell office:value-type="float" office:value="371" calcext:value-type="float">
            <text:p>371</text:p>
          </table:table-cell>
          <table:table-cell table:formula="of:=SQRT([.E164])" office:value-type="float" office:value="19.2613602842582" calcext:value-type="float">
            <text:p/>
          </table:table-cell>
          <table:table-cell table:formula="of:=2*0.0000000002013*SIN([.C164]*PI()/180)" office:value-type="float" office:value="0.000000000275214260794408" calcext:value-type="float">
            <text:p/>
          </table:table-cell>
          <table:table-cell table:formula="of:=2*0.0000000002013*COS([.C164]*PI()/180)*[.D164]*PI()/180" office:value-type="float" office:value="0.00000000000256426632262727" calcext:value-type="float">
            <text:p/>
          </table:table-cell>
          <table:table-cell table:formula="of:=4.135668E-015*300000000/[.G164]/1000" office:value-type="float" office:value="4.5081254017096" calcext:value-type="float">
            <text:p/>
          </table:table-cell>
          <table:table-cell table:formula="of:=4.135668E-015*300000000*[.H164]/[.G164]/[.G164]/1000" office:value-type="float" office:value="0.0420037614054457" calcext:value-type="float">
            <text:p/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1" calcext:value-type="float">
            <text:p>1</text:p>
          </table:table-cell>
          <table:table-cell table:formula="of:=[.A165]/2" office:value-type="float" office:value="43.125" calcext:value-type="float">
            <text:p/>
          </table:table-cell>
          <table:table-cell table:formula="of:=[.B165]/2" office:value-type="float" office:value="0.5" calcext:value-type="float">
            <text:p/>
          </table:table-cell>
          <table:table-cell office:value-type="float" office:value="354" calcext:value-type="float">
            <text:p>354</text:p>
          </table:table-cell>
          <table:table-cell table:formula="of:=SQRT([.E165])" office:value-type="float" office:value="18.8148877222268" calcext:value-type="float">
            <text:p/>
          </table:table-cell>
          <table:table-cell table:formula="of:=2*0.0000000002013*SIN([.C165]*PI()/180)" office:value-type="float" office:value="0.000000000275214260794408" calcext:value-type="float">
            <text:p/>
          </table:table-cell>
          <table:table-cell table:formula="of:=2*0.0000000002013*COS([.C165]*PI()/180)*[.D165]*PI()/180" office:value-type="float" office:value="0.00000000000256426632262727" calcext:value-type="float">
            <text:p/>
          </table:table-cell>
          <table:table-cell table:formula="of:=4.135668E-015*300000000/[.G165]/1000" office:value-type="float" office:value="4.5081254017096" calcext:value-type="float">
            <text:p/>
          </table:table-cell>
          <table:table-cell table:formula="of:=4.135668E-015*300000000*[.H165]/[.G165]/[.G165]/1000" office:value-type="float" office:value="0.0420037614054457" calcext:value-type="float">
            <text:p/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1" calcext:value-type="float">
            <text:p>1</text:p>
          </table:table-cell>
          <table:table-cell table:formula="of:=[.A166]/2" office:value-type="float" office:value="43.125" calcext:value-type="float">
            <text:p/>
          </table:table-cell>
          <table:table-cell table:formula="of:=[.B166]/2" office:value-type="float" office:value="0.5" calcext:value-type="float">
            <text:p/>
          </table:table-cell>
          <table:table-cell office:value-type="float" office:value="361" calcext:value-type="float">
            <text:p>361</text:p>
          </table:table-cell>
          <table:table-cell table:formula="of:=SQRT([.E166])" office:value-type="float" office:value="19" calcext:value-type="float">
            <text:p/>
          </table:table-cell>
          <table:table-cell table:formula="of:=2*0.0000000002013*SIN([.C166]*PI()/180)" office:value-type="float" office:value="0.000000000275214260794408" calcext:value-type="float">
            <text:p/>
          </table:table-cell>
          <table:table-cell table:formula="of:=2*0.0000000002013*COS([.C166]*PI()/180)*[.D166]*PI()/180" office:value-type="float" office:value="0.00000000000256426632262727" calcext:value-type="float">
            <text:p/>
          </table:table-cell>
          <table:table-cell table:formula="of:=4.135668E-015*300000000/[.G166]/1000" office:value-type="float" office:value="4.5081254017096" calcext:value-type="float">
            <text:p/>
          </table:table-cell>
          <table:table-cell table:formula="of:=4.135668E-015*300000000*[.H166]/[.G166]/[.G166]/1000" office:value-type="float" office:value="0.0420037614054457" calcext:value-type="float">
            <text:p/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1" calcext:value-type="float">
            <text:p>1</text:p>
          </table:table-cell>
          <table:table-cell table:formula="of:=[.A167]/2" office:value-type="float" office:value="43.125" calcext:value-type="float">
            <text:p/>
          </table:table-cell>
          <table:table-cell table:formula="of:=[.B167]/2" office:value-type="float" office:value="0.5" calcext:value-type="float">
            <text:p/>
          </table:table-cell>
          <table:table-cell office:value-type="float" office:value="364" calcext:value-type="float">
            <text:p>364</text:p>
          </table:table-cell>
          <table:table-cell table:formula="of:=SQRT([.E167])" office:value-type="float" office:value="19.0787840283389" calcext:value-type="float">
            <text:p/>
          </table:table-cell>
          <table:table-cell table:formula="of:=2*0.0000000002013*SIN([.C167]*PI()/180)" office:value-type="float" office:value="0.000000000275214260794408" calcext:value-type="float">
            <text:p/>
          </table:table-cell>
          <table:table-cell table:formula="of:=2*0.0000000002013*COS([.C167]*PI()/180)*[.D167]*PI()/180" office:value-type="float" office:value="0.00000000000256426632262727" calcext:value-type="float">
            <text:p/>
          </table:table-cell>
          <table:table-cell table:formula="of:=4.135668E-015*300000000/[.G167]/1000" office:value-type="float" office:value="4.5081254017096" calcext:value-type="float">
            <text:p/>
          </table:table-cell>
          <table:table-cell table:formula="of:=4.135668E-015*300000000*[.H167]/[.G167]/[.G167]/1000" office:value-type="float" office:value="0.0420037614054457" calcext:value-type="float">
            <text:p/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1" calcext:value-type="float">
            <text:p>1</text:p>
          </table:table-cell>
          <table:table-cell table:formula="of:=[.A168]/2" office:value-type="float" office:value="43.25" calcext:value-type="float">
            <text:p/>
          </table:table-cell>
          <table:table-cell table:formula="of:=[.B168]/2" office:value-type="float" office:value="0.5" calcext:value-type="float">
            <text:p/>
          </table:table-cell>
          <table:table-cell office:value-type="float" office:value="563" calcext:value-type="float">
            <text:p>563</text:p>
          </table:table-cell>
          <table:table-cell table:formula="of:=SQRT([.E168])" office:value-type="float" office:value="23.7276210354093" calcext:value-type="float">
            <text:p/>
          </table:table-cell>
          <table:table-cell table:formula="of:=2*0.0000000002013*SIN([.C168]*PI()/180)" office:value-type="float" office:value="0.000000000275854671905392" calcext:value-type="float">
            <text:p/>
          </table:table-cell>
          <table:table-cell table:formula="of:=2*0.0000000002013*COS([.C168]*PI()/180)*[.D168]*PI()/180" office:value-type="float" office:value="0.00000000000255902053315898" calcext:value-type="float">
            <text:p/>
          </table:table-cell>
          <table:table-cell table:formula="of:=4.135668E-015*300000000/[.G168]/1000" office:value-type="float" office:value="4.49765955178571" calcext:value-type="float">
            <text:p/>
          </table:table-cell>
          <table:table-cell table:formula="of:=4.135668E-015*300000000*[.H168]/[.G168]/[.G168]/1000" office:value-type="float" office:value="0.0417234301840122" calcext:value-type="float">
            <text:p/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1" calcext:value-type="float">
            <text:p>1</text:p>
          </table:table-cell>
          <table:table-cell table:formula="of:=[.A169]/2" office:value-type="float" office:value="43.25" calcext:value-type="float">
            <text:p/>
          </table:table-cell>
          <table:table-cell table:formula="of:=[.B169]/2" office:value-type="float" office:value="0.5" calcext:value-type="float">
            <text:p/>
          </table:table-cell>
          <table:table-cell office:value-type="float" office:value="610" calcext:value-type="float">
            <text:p>610</text:p>
          </table:table-cell>
          <table:table-cell table:formula="of:=SQRT([.E169])" office:value-type="float" office:value="24.6981780704569" calcext:value-type="float">
            <text:p/>
          </table:table-cell>
          <table:table-cell table:formula="of:=2*0.0000000002013*SIN([.C169]*PI()/180)" office:value-type="float" office:value="0.000000000275854671905392" calcext:value-type="float">
            <text:p/>
          </table:table-cell>
          <table:table-cell table:formula="of:=2*0.0000000002013*COS([.C169]*PI()/180)*[.D169]*PI()/180" office:value-type="float" office:value="0.00000000000255902053315898" calcext:value-type="float">
            <text:p/>
          </table:table-cell>
          <table:table-cell table:formula="of:=4.135668E-015*300000000/[.G169]/1000" office:value-type="float" office:value="4.49765955178571" calcext:value-type="float">
            <text:p/>
          </table:table-cell>
          <table:table-cell table:formula="of:=4.135668E-015*300000000*[.H169]/[.G169]/[.G169]/1000" office:value-type="float" office:value="0.0417234301840122" calcext:value-type="float">
            <text:p/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1" calcext:value-type="float">
            <text:p>1</text:p>
          </table:table-cell>
          <table:table-cell table:formula="of:=[.A170]/2" office:value-type="float" office:value="43.25" calcext:value-type="float">
            <text:p/>
          </table:table-cell>
          <table:table-cell table:formula="of:=[.B170]/2" office:value-type="float" office:value="0.5" calcext:value-type="float">
            <text:p/>
          </table:table-cell>
          <table:table-cell office:value-type="float" office:value="615" calcext:value-type="float">
            <text:p>615</text:p>
          </table:table-cell>
          <table:table-cell table:formula="of:=SQRT([.E170])" office:value-type="float" office:value="24.7991935352745" calcext:value-type="float">
            <text:p/>
          </table:table-cell>
          <table:table-cell table:formula="of:=2*0.0000000002013*SIN([.C170]*PI()/180)" office:value-type="float" office:value="0.000000000275854671905392" calcext:value-type="float">
            <text:p/>
          </table:table-cell>
          <table:table-cell table:formula="of:=2*0.0000000002013*COS([.C170]*PI()/180)*[.D170]*PI()/180" office:value-type="float" office:value="0.00000000000255902053315898" calcext:value-type="float">
            <text:p/>
          </table:table-cell>
          <table:table-cell table:formula="of:=4.135668E-015*300000000/[.G170]/1000" office:value-type="float" office:value="4.49765955178571" calcext:value-type="float">
            <text:p/>
          </table:table-cell>
          <table:table-cell table:formula="of:=4.135668E-015*300000000*[.H170]/[.G170]/[.G170]/1000" office:value-type="float" office:value="0.0417234301840122" calcext:value-type="float">
            <text:p/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1" calcext:value-type="float">
            <text:p>1</text:p>
          </table:table-cell>
          <table:table-cell table:formula="of:=[.A171]/2" office:value-type="float" office:value="43.25" calcext:value-type="float">
            <text:p/>
          </table:table-cell>
          <table:table-cell table:formula="of:=[.B171]/2" office:value-type="float" office:value="0.5" calcext:value-type="float">
            <text:p/>
          </table:table-cell>
          <table:table-cell office:value-type="float" office:value="605" calcext:value-type="float">
            <text:p>605</text:p>
          </table:table-cell>
          <table:table-cell table:formula="of:=SQRT([.E171])" office:value-type="float" office:value="24.5967477524977" calcext:value-type="float">
            <text:p/>
          </table:table-cell>
          <table:table-cell table:formula="of:=2*0.0000000002013*SIN([.C171]*PI()/180)" office:value-type="float" office:value="0.000000000275854671905392" calcext:value-type="float">
            <text:p/>
          </table:table-cell>
          <table:table-cell table:formula="of:=2*0.0000000002013*COS([.C171]*PI()/180)*[.D171]*PI()/180" office:value-type="float" office:value="0.00000000000255902053315898" calcext:value-type="float">
            <text:p/>
          </table:table-cell>
          <table:table-cell table:formula="of:=4.135668E-015*300000000/[.G171]/1000" office:value-type="float" office:value="4.49765955178571" calcext:value-type="float">
            <text:p/>
          </table:table-cell>
          <table:table-cell table:formula="of:=4.135668E-015*300000000*[.H171]/[.G171]/[.G171]/1000" office:value-type="float" office:value="0.0417234301840122" calcext:value-type="float">
            <text:p/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1" calcext:value-type="float">
            <text:p>1</text:p>
          </table:table-cell>
          <table:table-cell table:formula="of:=[.A172]/2" office:value-type="float" office:value="43.25" calcext:value-type="float">
            <text:p/>
          </table:table-cell>
          <table:table-cell table:formula="of:=[.B172]/2" office:value-type="float" office:value="0.5" calcext:value-type="float">
            <text:p/>
          </table:table-cell>
          <table:table-cell office:value-type="float" office:value="600" calcext:value-type="float">
            <text:p>600</text:p>
          </table:table-cell>
          <table:table-cell table:formula="of:=SQRT([.E172])" office:value-type="float" office:value="24.4948974278318" calcext:value-type="float">
            <text:p/>
          </table:table-cell>
          <table:table-cell table:formula="of:=2*0.0000000002013*SIN([.C172]*PI()/180)" office:value-type="float" office:value="0.000000000275854671905392" calcext:value-type="float">
            <text:p/>
          </table:table-cell>
          <table:table-cell table:formula="of:=2*0.0000000002013*COS([.C172]*PI()/180)*[.D172]*PI()/180" office:value-type="float" office:value="0.00000000000255902053315898" calcext:value-type="float">
            <text:p/>
          </table:table-cell>
          <table:table-cell table:formula="of:=4.135668E-015*300000000/[.G172]/1000" office:value-type="float" office:value="4.49765955178571" calcext:value-type="float">
            <text:p/>
          </table:table-cell>
          <table:table-cell table:formula="of:=4.135668E-015*300000000*[.H172]/[.G172]/[.G172]/1000" office:value-type="float" office:value="0.0417234301840122" calcext:value-type="float">
            <text:p/>
          </table:table-cell>
        </table:table-row>
        <table:table-row table:style-name="ro1">
          <table:table-cell office:value-type="float" office:value="86.75" calcext:value-type="float">
            <text:p>86.75</text:p>
          </table:table-cell>
          <table:table-cell office:value-type="float" office:value="1" calcext:value-type="float">
            <text:p>1</text:p>
          </table:table-cell>
          <table:table-cell table:formula="of:=[.A173]/2" office:value-type="float" office:value="43.375" calcext:value-type="float">
            <text:p/>
          </table:table-cell>
          <table:table-cell table:formula="of:=[.B173]/2" office:value-type="float" office:value="0.5" calcext:value-type="float">
            <text:p/>
          </table:table-cell>
          <table:table-cell office:value-type="float" office:value="676" calcext:value-type="float">
            <text:p>676</text:p>
          </table:table-cell>
          <table:table-cell table:formula="of:=SQRT([.E173])" office:value-type="float" office:value="26" calcext:value-type="float">
            <text:p/>
          </table:table-cell>
          <table:table-cell table:formula="of:=2*0.0000000002013*SIN([.C173]*PI()/180)" office:value-type="float" office:value="0.000000000276493770045985" calcext:value-type="float">
            <text:p/>
          </table:table-cell>
          <table:table-cell table:formula="of:=2*0.0000000002013*COS([.C173]*PI()/180)*[.D173]*PI()/180" office:value-type="float" office:value="0.00000000000255376256366065" calcext:value-type="float">
            <text:p/>
          </table:table-cell>
          <table:table-cell table:formula="of:=4.135668E-015*300000000/[.G173]/1000" office:value-type="float" office:value="4.4872634916644" calcext:value-type="float">
            <text:p/>
          </table:table-cell>
          <table:table-cell table:formula="of:=4.135668E-015*300000000*[.H173]/[.G173]/[.G173]/1000" office:value-type="float" office:value="0.0414454384139933" calcext:value-type="float">
            <text:p/>
          </table:table-cell>
        </table:table-row>
        <table:table-row table:style-name="ro1">
          <table:table-cell office:value-type="float" office:value="86.75" calcext:value-type="float">
            <text:p>86.75</text:p>
          </table:table-cell>
          <table:table-cell office:value-type="float" office:value="1" calcext:value-type="float">
            <text:p>1</text:p>
          </table:table-cell>
          <table:table-cell table:formula="of:=[.A174]/2" office:value-type="float" office:value="43.375" calcext:value-type="float">
            <text:p/>
          </table:table-cell>
          <table:table-cell table:formula="of:=[.B174]/2" office:value-type="float" office:value="0.5" calcext:value-type="float">
            <text:p/>
          </table:table-cell>
          <table:table-cell office:value-type="float" office:value="643" calcext:value-type="float">
            <text:p>643</text:p>
          </table:table-cell>
          <table:table-cell table:formula="of:=SQRT([.E174])" office:value-type="float" office:value="25.3574446662119" calcext:value-type="float">
            <text:p/>
          </table:table-cell>
          <table:table-cell table:formula="of:=2*0.0000000002013*SIN([.C174]*PI()/180)" office:value-type="float" office:value="0.000000000276493770045985" calcext:value-type="float">
            <text:p/>
          </table:table-cell>
          <table:table-cell table:formula="of:=2*0.0000000002013*COS([.C174]*PI()/180)*[.D174]*PI()/180" office:value-type="float" office:value="0.00000000000255376256366065" calcext:value-type="float">
            <text:p/>
          </table:table-cell>
          <table:table-cell table:formula="of:=4.135668E-015*300000000/[.G174]/1000" office:value-type="float" office:value="4.4872634916644" calcext:value-type="float">
            <text:p/>
          </table:table-cell>
          <table:table-cell table:formula="of:=4.135668E-015*300000000*[.H174]/[.G174]/[.G174]/1000" office:value-type="float" office:value="0.0414454384139933" calcext:value-type="float">
            <text:p/>
          </table:table-cell>
        </table:table-row>
        <table:table-row table:style-name="ro1">
          <table:table-cell office:value-type="float" office:value="86.75" calcext:value-type="float">
            <text:p>86.75</text:p>
          </table:table-cell>
          <table:table-cell office:value-type="float" office:value="1" calcext:value-type="float">
            <text:p>1</text:p>
          </table:table-cell>
          <table:table-cell table:formula="of:=[.A175]/2" office:value-type="float" office:value="43.375" calcext:value-type="float">
            <text:p/>
          </table:table-cell>
          <table:table-cell table:formula="of:=[.B175]/2" office:value-type="float" office:value="0.5" calcext:value-type="float">
            <text:p/>
          </table:table-cell>
          <table:table-cell office:value-type="float" office:value="603" calcext:value-type="float">
            <text:p>603</text:p>
          </table:table-cell>
          <table:table-cell table:formula="of:=SQRT([.E175])" office:value-type="float" office:value="24.5560583156173" calcext:value-type="float">
            <text:p/>
          </table:table-cell>
          <table:table-cell table:formula="of:=2*0.0000000002013*SIN([.C175]*PI()/180)" office:value-type="float" office:value="0.000000000276493770045985" calcext:value-type="float">
            <text:p/>
          </table:table-cell>
          <table:table-cell table:formula="of:=2*0.0000000002013*COS([.C175]*PI()/180)*[.D175]*PI()/180" office:value-type="float" office:value="0.00000000000255376256366065" calcext:value-type="float">
            <text:p/>
          </table:table-cell>
          <table:table-cell table:formula="of:=4.135668E-015*300000000/[.G175]/1000" office:value-type="float" office:value="4.4872634916644" calcext:value-type="float">
            <text:p/>
          </table:table-cell>
          <table:table-cell table:formula="of:=4.135668E-015*300000000*[.H175]/[.G175]/[.G175]/1000" office:value-type="float" office:value="0.0414454384139933" calcext:value-type="float">
            <text:p/>
          </table:table-cell>
        </table:table-row>
        <table:table-row table:style-name="ro1">
          <table:table-cell office:value-type="float" office:value="86.75" calcext:value-type="float">
            <text:p>86.75</text:p>
          </table:table-cell>
          <table:table-cell office:value-type="float" office:value="1" calcext:value-type="float">
            <text:p>1</text:p>
          </table:table-cell>
          <table:table-cell table:formula="of:=[.A176]/2" office:value-type="float" office:value="43.375" calcext:value-type="float">
            <text:p/>
          </table:table-cell>
          <table:table-cell table:formula="of:=[.B176]/2" office:value-type="float" office:value="0.5" calcext:value-type="float">
            <text:p/>
          </table:table-cell>
          <table:table-cell office:value-type="float" office:value="652" calcext:value-type="float">
            <text:p>652</text:p>
          </table:table-cell>
          <table:table-cell table:formula="of:=SQRT([.E176])" office:value-type="float" office:value="25.5342906696074" calcext:value-type="float">
            <text:p/>
          </table:table-cell>
          <table:table-cell table:formula="of:=2*0.0000000002013*SIN([.C176]*PI()/180)" office:value-type="float" office:value="0.000000000276493770045985" calcext:value-type="float">
            <text:p/>
          </table:table-cell>
          <table:table-cell table:formula="of:=2*0.0000000002013*COS([.C176]*PI()/180)*[.D176]*PI()/180" office:value-type="float" office:value="0.00000000000255376256366065" calcext:value-type="float">
            <text:p/>
          </table:table-cell>
          <table:table-cell table:formula="of:=4.135668E-015*300000000/[.G176]/1000" office:value-type="float" office:value="4.4872634916644" calcext:value-type="float">
            <text:p/>
          </table:table-cell>
          <table:table-cell table:formula="of:=4.135668E-015*300000000*[.H176]/[.G176]/[.G176]/1000" office:value-type="float" office:value="0.0414454384139933" calcext:value-type="float">
            <text:p/>
          </table:table-cell>
        </table:table-row>
        <table:table-row table:style-name="ro1">
          <table:table-cell office:value-type="float" office:value="86.75" calcext:value-type="float">
            <text:p>86.75</text:p>
          </table:table-cell>
          <table:table-cell office:value-type="float" office:value="1" calcext:value-type="float">
            <text:p>1</text:p>
          </table:table-cell>
          <table:table-cell table:formula="of:=[.A177]/2" office:value-type="float" office:value="43.375" calcext:value-type="float">
            <text:p/>
          </table:table-cell>
          <table:table-cell table:formula="of:=[.B177]/2" office:value-type="float" office:value="0.5" calcext:value-type="float">
            <text:p/>
          </table:table-cell>
          <table:table-cell office:value-type="float" office:value="625" calcext:value-type="float">
            <text:p>625</text:p>
          </table:table-cell>
          <table:table-cell table:formula="of:=SQRT([.E177])" office:value-type="float" office:value="25" calcext:value-type="float">
            <text:p/>
          </table:table-cell>
          <table:table-cell table:formula="of:=2*0.0000000002013*SIN([.C177]*PI()/180)" office:value-type="float" office:value="0.000000000276493770045985" calcext:value-type="float">
            <text:p/>
          </table:table-cell>
          <table:table-cell table:formula="of:=2*0.0000000002013*COS([.C177]*PI()/180)*[.D177]*PI()/180" office:value-type="float" office:value="0.00000000000255376256366065" calcext:value-type="float">
            <text:p/>
          </table:table-cell>
          <table:table-cell table:formula="of:=4.135668E-015*300000000/[.G177]/1000" office:value-type="float" office:value="4.4872634916644" calcext:value-type="float">
            <text:p/>
          </table:table-cell>
          <table:table-cell table:formula="of:=4.135668E-015*300000000*[.H177]/[.G177]/[.G177]/1000" office:value-type="float" office:value="0.0414454384139933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A178]/2" office:value-type="float" office:value="43.5" calcext:value-type="float">
            <text:p/>
          </table:table-cell>
          <table:table-cell table:formula="of:=[.B178]/2" office:value-type="float" office:value="0.5" calcext:value-type="float">
            <text:p/>
          </table:table-cell>
          <table:table-cell office:value-type="float" office:value="605" calcext:value-type="float">
            <text:p>605</text:p>
          </table:table-cell>
          <table:table-cell table:formula="of:=SQRT([.E178])" office:value-type="float" office:value="24.5967477524977" calcext:value-type="float">
            <text:p/>
          </table:table-cell>
          <table:table-cell table:formula="of:=2*0.0000000002013*SIN([.C178]*PI()/180)" office:value-type="float" office:value="0.000000000277131552174305" calcext:value-type="float">
            <text:p/>
          </table:table-cell>
          <table:table-cell table:formula="of:=2*0.0000000002013*COS([.C178]*PI()/180)*[.D178]*PI()/180" office:value-type="float" office:value="0.00000000000254849243915834" calcext:value-type="float">
            <text:p/>
          </table:table-cell>
          <table:table-cell table:formula="of:=4.135668E-015*300000000/[.G178]/1000" office:value-type="float" office:value="4.47693663989457" calcext:value-type="float">
            <text:p/>
          </table:table-cell>
          <table:table-cell table:formula="of:=4.135668E-015*300000000*[.H178]/[.G178]/[.G178]/1000" office:value-type="float" office:value="0.0411697588666704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A179]/2" office:value-type="float" office:value="43.5" calcext:value-type="float">
            <text:p/>
          </table:table-cell>
          <table:table-cell table:formula="of:=[.B179]/2" office:value-type="float" office:value="0.5" calcext:value-type="float">
            <text:p/>
          </table:table-cell>
          <table:table-cell office:value-type="float" office:value="615" calcext:value-type="float">
            <text:p>615</text:p>
          </table:table-cell>
          <table:table-cell table:formula="of:=SQRT([.E179])" office:value-type="float" office:value="24.7991935352745" calcext:value-type="float">
            <text:p/>
          </table:table-cell>
          <table:table-cell table:formula="of:=2*0.0000000002013*SIN([.C179]*PI()/180)" office:value-type="float" office:value="0.000000000277131552174305" calcext:value-type="float">
            <text:p/>
          </table:table-cell>
          <table:table-cell table:formula="of:=2*0.0000000002013*COS([.C179]*PI()/180)*[.D179]*PI()/180" office:value-type="float" office:value="0.00000000000254849243915834" calcext:value-type="float">
            <text:p/>
          </table:table-cell>
          <table:table-cell table:formula="of:=4.135668E-015*300000000/[.G179]/1000" office:value-type="float" office:value="4.47693663989457" calcext:value-type="float">
            <text:p/>
          </table:table-cell>
          <table:table-cell table:formula="of:=4.135668E-015*300000000*[.H179]/[.G179]/[.G179]/1000" office:value-type="float" office:value="0.0411697588666704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A180]/2" office:value-type="float" office:value="43.5" calcext:value-type="float">
            <text:p/>
          </table:table-cell>
          <table:table-cell table:formula="of:=[.B180]/2" office:value-type="float" office:value="0.5" calcext:value-type="float">
            <text:p/>
          </table:table-cell>
          <table:table-cell office:value-type="float" office:value="626" calcext:value-type="float">
            <text:p>626</text:p>
          </table:table-cell>
          <table:table-cell table:formula="of:=SQRT([.E180])" office:value-type="float" office:value="25.0199920063936" calcext:value-type="float">
            <text:p/>
          </table:table-cell>
          <table:table-cell table:formula="of:=2*0.0000000002013*SIN([.C180]*PI()/180)" office:value-type="float" office:value="0.000000000277131552174305" calcext:value-type="float">
            <text:p/>
          </table:table-cell>
          <table:table-cell table:formula="of:=2*0.0000000002013*COS([.C180]*PI()/180)*[.D180]*PI()/180" office:value-type="float" office:value="0.00000000000254849243915834" calcext:value-type="float">
            <text:p/>
          </table:table-cell>
          <table:table-cell table:formula="of:=4.135668E-015*300000000/[.G180]/1000" office:value-type="float" office:value="4.47693663989457" calcext:value-type="float">
            <text:p/>
          </table:table-cell>
          <table:table-cell table:formula="of:=4.135668E-015*300000000*[.H180]/[.G180]/[.G180]/1000" office:value-type="float" office:value="0.0411697588666704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A181]/2" office:value-type="float" office:value="43.5" calcext:value-type="float">
            <text:p/>
          </table:table-cell>
          <table:table-cell table:formula="of:=[.B181]/2" office:value-type="float" office:value="0.5" calcext:value-type="float">
            <text:p/>
          </table:table-cell>
          <table:table-cell office:value-type="float" office:value="667" calcext:value-type="float">
            <text:p>667</text:p>
          </table:table-cell>
          <table:table-cell table:formula="of:=SQRT([.E181])" office:value-type="float" office:value="25.8263431402899" calcext:value-type="float">
            <text:p/>
          </table:table-cell>
          <table:table-cell table:formula="of:=2*0.0000000002013*SIN([.C181]*PI()/180)" office:value-type="float" office:value="0.000000000277131552174305" calcext:value-type="float">
            <text:p/>
          </table:table-cell>
          <table:table-cell table:formula="of:=2*0.0000000002013*COS([.C181]*PI()/180)*[.D181]*PI()/180" office:value-type="float" office:value="0.00000000000254849243915834" calcext:value-type="float">
            <text:p/>
          </table:table-cell>
          <table:table-cell table:formula="of:=4.135668E-015*300000000/[.G181]/1000" office:value-type="float" office:value="4.47693663989457" calcext:value-type="float">
            <text:p/>
          </table:table-cell>
          <table:table-cell table:formula="of:=4.135668E-015*300000000*[.H181]/[.G181]/[.G181]/1000" office:value-type="float" office:value="0.0411697588666704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A182]/2" office:value-type="float" office:value="43.5" calcext:value-type="float">
            <text:p/>
          </table:table-cell>
          <table:table-cell table:formula="of:=[.B182]/2" office:value-type="float" office:value="0.5" calcext:value-type="float">
            <text:p/>
          </table:table-cell>
          <table:table-cell office:value-type="float" office:value="622" calcext:value-type="float">
            <text:p>622</text:p>
          </table:table-cell>
          <table:table-cell table:formula="of:=SQRT([.E182])" office:value-type="float" office:value="24.9399278266798" calcext:value-type="float">
            <text:p/>
          </table:table-cell>
          <table:table-cell table:formula="of:=2*0.0000000002013*SIN([.C182]*PI()/180)" office:value-type="float" office:value="0.000000000277131552174305" calcext:value-type="float">
            <text:p/>
          </table:table-cell>
          <table:table-cell table:formula="of:=2*0.0000000002013*COS([.C182]*PI()/180)*[.D182]*PI()/180" office:value-type="float" office:value="0.00000000000254849243915834" calcext:value-type="float">
            <text:p/>
          </table:table-cell>
          <table:table-cell table:formula="of:=4.135668E-015*300000000/[.G182]/1000" office:value-type="float" office:value="4.47693663989457" calcext:value-type="float">
            <text:p/>
          </table:table-cell>
          <table:table-cell table:formula="of:=4.135668E-015*300000000*[.H182]/[.G182]/[.G182]/1000" office:value-type="float" office:value="0.0411697588666704" calcext:value-type="float">
            <text:p/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1" calcext:value-type="float">
            <text:p>1</text:p>
          </table:table-cell>
          <table:table-cell table:formula="of:=[.A183]/2" office:value-type="float" office:value="43.625" calcext:value-type="float">
            <text:p/>
          </table:table-cell>
          <table:table-cell table:formula="of:=[.B183]/2" office:value-type="float" office:value="0.5" calcext:value-type="float">
            <text:p/>
          </table:table-cell>
          <table:table-cell office:value-type="float" office:value="563" calcext:value-type="float">
            <text:p>563</text:p>
          </table:table-cell>
          <table:table-cell table:formula="of:=SQRT([.E183])" office:value-type="float" office:value="23.7276210354093" calcext:value-type="float">
            <text:p/>
          </table:table-cell>
          <table:table-cell table:formula="of:=2*0.0000000002013*SIN([.C183]*PI()/180)" office:value-type="float" office:value="0.000000000277768015254737" calcext:value-type="float">
            <text:p/>
          </table:table-cell>
          <table:table-cell table:formula="of:=2*0.0000000002013*COS([.C183]*PI()/180)*[.D183]*PI()/180" office:value-type="float" office:value="0.00000000000254321018473598" calcext:value-type="float">
            <text:p/>
          </table:table-cell>
          <table:table-cell table:formula="of:=4.135668E-015*300000000/[.G183]/1000" office:value-type="float" office:value="4.46667842178363" calcext:value-type="float">
            <text:p/>
          </table:table-cell>
          <table:table-cell table:formula="of:=4.135668E-015*300000000*[.H183]/[.G183]/[.G183]/1000" office:value-type="float" office:value="0.0408963647013236" calcext:value-type="float">
            <text:p/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1" calcext:value-type="float">
            <text:p>1</text:p>
          </table:table-cell>
          <table:table-cell table:formula="of:=[.A184]/2" office:value-type="float" office:value="43.625" calcext:value-type="float">
            <text:p/>
          </table:table-cell>
          <table:table-cell table:formula="of:=[.B184]/2" office:value-type="float" office:value="0.5" calcext:value-type="float">
            <text:p/>
          </table:table-cell>
          <table:table-cell office:value-type="float" office:value="513" calcext:value-type="float">
            <text:p>513</text:p>
          </table:table-cell>
          <table:table-cell table:formula="of:=SQRT([.E184])" office:value-type="float" office:value="22.6495033058122" calcext:value-type="float">
            <text:p/>
          </table:table-cell>
          <table:table-cell table:formula="of:=2*0.0000000002013*SIN([.C184]*PI()/180)" office:value-type="float" office:value="0.000000000277768015254737" calcext:value-type="float">
            <text:p/>
          </table:table-cell>
          <table:table-cell table:formula="of:=2*0.0000000002013*COS([.C184]*PI()/180)*[.D184]*PI()/180" office:value-type="float" office:value="0.00000000000254321018473598" calcext:value-type="float">
            <text:p/>
          </table:table-cell>
          <table:table-cell table:formula="of:=4.135668E-015*300000000/[.G184]/1000" office:value-type="float" office:value="4.46667842178363" calcext:value-type="float">
            <text:p/>
          </table:table-cell>
          <table:table-cell table:formula="of:=4.135668E-015*300000000*[.H184]/[.G184]/[.G184]/1000" office:value-type="float" office:value="0.0408963647013236" calcext:value-type="float">
            <text:p/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1" calcext:value-type="float">
            <text:p>1</text:p>
          </table:table-cell>
          <table:table-cell table:formula="of:=[.A185]/2" office:value-type="float" office:value="43.625" calcext:value-type="float">
            <text:p/>
          </table:table-cell>
          <table:table-cell table:formula="of:=[.B185]/2" office:value-type="float" office:value="0.5" calcext:value-type="float">
            <text:p/>
          </table:table-cell>
          <table:table-cell office:value-type="float" office:value="548" calcext:value-type="float">
            <text:p>548</text:p>
          </table:table-cell>
          <table:table-cell table:formula="of:=SQRT([.E185])" office:value-type="float" office:value="23.4093998214392" calcext:value-type="float">
            <text:p/>
          </table:table-cell>
          <table:table-cell table:formula="of:=2*0.0000000002013*SIN([.C185]*PI()/180)" office:value-type="float" office:value="0.000000000277768015254737" calcext:value-type="float">
            <text:p/>
          </table:table-cell>
          <table:table-cell table:formula="of:=2*0.0000000002013*COS([.C185]*PI()/180)*[.D185]*PI()/180" office:value-type="float" office:value="0.00000000000254321018473598" calcext:value-type="float">
            <text:p/>
          </table:table-cell>
          <table:table-cell table:formula="of:=4.135668E-015*300000000/[.G185]/1000" office:value-type="float" office:value="4.46667842178363" calcext:value-type="float">
            <text:p/>
          </table:table-cell>
          <table:table-cell table:formula="of:=4.135668E-015*300000000*[.H185]/[.G185]/[.G185]/1000" office:value-type="float" office:value="0.0408963647013236" calcext:value-type="float">
            <text:p/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1" calcext:value-type="float">
            <text:p>1</text:p>
          </table:table-cell>
          <table:table-cell table:formula="of:=[.A186]/2" office:value-type="float" office:value="43.625" calcext:value-type="float">
            <text:p/>
          </table:table-cell>
          <table:table-cell table:formula="of:=[.B186]/2" office:value-type="float" office:value="0.5" calcext:value-type="float">
            <text:p/>
          </table:table-cell>
          <table:table-cell office:value-type="float" office:value="547" calcext:value-type="float">
            <text:p>547</text:p>
          </table:table-cell>
          <table:table-cell table:formula="of:=SQRT([.E186])" office:value-type="float" office:value="23.388031127053" calcext:value-type="float">
            <text:p/>
          </table:table-cell>
          <table:table-cell table:formula="of:=2*0.0000000002013*SIN([.C186]*PI()/180)" office:value-type="float" office:value="0.000000000277768015254737" calcext:value-type="float">
            <text:p/>
          </table:table-cell>
          <table:table-cell table:formula="of:=2*0.0000000002013*COS([.C186]*PI()/180)*[.D186]*PI()/180" office:value-type="float" office:value="0.00000000000254321018473598" calcext:value-type="float">
            <text:p/>
          </table:table-cell>
          <table:table-cell table:formula="of:=4.135668E-015*300000000/[.G186]/1000" office:value-type="float" office:value="4.46667842178363" calcext:value-type="float">
            <text:p/>
          </table:table-cell>
          <table:table-cell table:formula="of:=4.135668E-015*300000000*[.H186]/[.G186]/[.G186]/1000" office:value-type="float" office:value="0.0408963647013236" calcext:value-type="float">
            <text:p/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1" calcext:value-type="float">
            <text:p>1</text:p>
          </table:table-cell>
          <table:table-cell table:formula="of:=[.A187]/2" office:value-type="float" office:value="43.625" calcext:value-type="float">
            <text:p/>
          </table:table-cell>
          <table:table-cell table:formula="of:=[.B187]/2" office:value-type="float" office:value="0.5" calcext:value-type="float">
            <text:p/>
          </table:table-cell>
          <table:table-cell office:value-type="float" office:value="541" calcext:value-type="float">
            <text:p>541</text:p>
          </table:table-cell>
          <table:table-cell table:formula="of:=SQRT([.E187])" office:value-type="float" office:value="23.259406699226" calcext:value-type="float">
            <text:p/>
          </table:table-cell>
          <table:table-cell table:formula="of:=2*0.0000000002013*SIN([.C187]*PI()/180)" office:value-type="float" office:value="0.000000000277768015254737" calcext:value-type="float">
            <text:p/>
          </table:table-cell>
          <table:table-cell table:formula="of:=2*0.0000000002013*COS([.C187]*PI()/180)*[.D187]*PI()/180" office:value-type="float" office:value="0.00000000000254321018473598" calcext:value-type="float">
            <text:p/>
          </table:table-cell>
          <table:table-cell table:formula="of:=4.135668E-015*300000000/[.G187]/1000" office:value-type="float" office:value="4.46667842178363" calcext:value-type="float">
            <text:p/>
          </table:table-cell>
          <table:table-cell table:formula="of:=4.135668E-015*300000000*[.H187]/[.G187]/[.G187]/1000" office:value-type="float" office:value="0.0408963647013236" calcext:value-type="float">
            <text:p/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table:formula="of:=[.A188]/2" office:value-type="float" office:value="43.75" calcext:value-type="float">
            <text:p/>
          </table:table-cell>
          <table:table-cell table:formula="of:=[.B188]/2" office:value-type="float" office:value="0.5" calcext:value-type="float">
            <text:p/>
          </table:table-cell>
          <table:table-cell office:value-type="float" office:value="354" calcext:value-type="float">
            <text:p>354</text:p>
          </table:table-cell>
          <table:table-cell table:formula="of:=SQRT([.E188])" office:value-type="float" office:value="18.8148877222268" calcext:value-type="float">
            <text:p/>
          </table:table-cell>
          <table:table-cell table:formula="of:=2*0.0000000002013*SIN([.C188]*PI()/180)" office:value-type="float" office:value="0.000000000278403156257942" calcext:value-type="float">
            <text:p/>
          </table:table-cell>
          <table:table-cell table:formula="of:=2*0.0000000002013*COS([.C188]*PI()/180)*[.D188]*PI()/180" office:value-type="float" office:value="0.00000000000253791582553523" calcext:value-type="float">
            <text:p/>
          </table:table-cell>
          <table:table-cell table:formula="of:=4.135668E-015*300000000/[.G188]/1000" office:value-type="float" office:value="4.4564882693014" calcext:value-type="float">
            <text:p/>
          </table:table-cell>
          <table:table-cell table:formula="of:=4.135668E-015*300000000*[.H188]/[.G188]/[.G188]/1000" office:value-type="float" office:value="0.0406252294585812" calcext:value-type="float">
            <text:p/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table:formula="of:=[.A189]/2" office:value-type="float" office:value="43.75" calcext:value-type="float">
            <text:p/>
          </table:table-cell>
          <table:table-cell table:formula="of:=[.B189]/2" office:value-type="float" office:value="0.5" calcext:value-type="float">
            <text:p/>
          </table:table-cell>
          <table:table-cell office:value-type="float" office:value="389" calcext:value-type="float">
            <text:p>389</text:p>
          </table:table-cell>
          <table:table-cell table:formula="of:=SQRT([.E189])" office:value-type="float" office:value="19.723082923316" calcext:value-type="float">
            <text:p/>
          </table:table-cell>
          <table:table-cell table:formula="of:=2*0.0000000002013*SIN([.C189]*PI()/180)" office:value-type="float" office:value="0.000000000278403156257942" calcext:value-type="float">
            <text:p/>
          </table:table-cell>
          <table:table-cell table:formula="of:=2*0.0000000002013*COS([.C189]*PI()/180)*[.D189]*PI()/180" office:value-type="float" office:value="0.00000000000253791582553523" calcext:value-type="float">
            <text:p/>
          </table:table-cell>
          <table:table-cell table:formula="of:=4.135668E-015*300000000/[.G189]/1000" office:value-type="float" office:value="4.4564882693014" calcext:value-type="float">
            <text:p/>
          </table:table-cell>
          <table:table-cell table:formula="of:=4.135668E-015*300000000*[.H189]/[.G189]/[.G189]/1000" office:value-type="float" office:value="0.0406252294585812" calcext:value-type="float">
            <text:p/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table:formula="of:=[.A190]/2" office:value-type="float" office:value="43.75" calcext:value-type="float">
            <text:p/>
          </table:table-cell>
          <table:table-cell table:formula="of:=[.B190]/2" office:value-type="float" office:value="0.5" calcext:value-type="float">
            <text:p/>
          </table:table-cell>
          <table:table-cell office:value-type="float" office:value="360" calcext:value-type="float">
            <text:p>360</text:p>
          </table:table-cell>
          <table:table-cell table:formula="of:=SQRT([.E190])" office:value-type="float" office:value="18.9736659610103" calcext:value-type="float">
            <text:p/>
          </table:table-cell>
          <table:table-cell table:formula="of:=2*0.0000000002013*SIN([.C190]*PI()/180)" office:value-type="float" office:value="0.000000000278403156257942" calcext:value-type="float">
            <text:p/>
          </table:table-cell>
          <table:table-cell table:formula="of:=2*0.0000000002013*COS([.C190]*PI()/180)*[.D190]*PI()/180" office:value-type="float" office:value="0.00000000000253791582553523" calcext:value-type="float">
            <text:p/>
          </table:table-cell>
          <table:table-cell table:formula="of:=4.135668E-015*300000000/[.G190]/1000" office:value-type="float" office:value="4.4564882693014" calcext:value-type="float">
            <text:p/>
          </table:table-cell>
          <table:table-cell table:formula="of:=4.135668E-015*300000000*[.H190]/[.G190]/[.G190]/1000" office:value-type="float" office:value="0.0406252294585812" calcext:value-type="float">
            <text:p/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table:formula="of:=[.A191]/2" office:value-type="float" office:value="43.75" calcext:value-type="float">
            <text:p/>
          </table:table-cell>
          <table:table-cell table:formula="of:=[.B191]/2" office:value-type="float" office:value="0.5" calcext:value-type="float">
            <text:p/>
          </table:table-cell>
          <table:table-cell office:value-type="float" office:value="359" calcext:value-type="float">
            <text:p>359</text:p>
          </table:table-cell>
          <table:table-cell table:formula="of:=SQRT([.E191])" office:value-type="float" office:value="18.9472953214964" calcext:value-type="float">
            <text:p/>
          </table:table-cell>
          <table:table-cell table:formula="of:=2*0.0000000002013*SIN([.C191]*PI()/180)" office:value-type="float" office:value="0.000000000278403156257942" calcext:value-type="float">
            <text:p/>
          </table:table-cell>
          <table:table-cell table:formula="of:=2*0.0000000002013*COS([.C191]*PI()/180)*[.D191]*PI()/180" office:value-type="float" office:value="0.00000000000253791582553523" calcext:value-type="float">
            <text:p/>
          </table:table-cell>
          <table:table-cell table:formula="of:=4.135668E-015*300000000/[.G191]/1000" office:value-type="float" office:value="4.4564882693014" calcext:value-type="float">
            <text:p/>
          </table:table-cell>
          <table:table-cell table:formula="of:=4.135668E-015*300000000*[.H191]/[.G191]/[.G191]/1000" office:value-type="float" office:value="0.0406252294585812" calcext:value-type="float">
            <text:p/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table:formula="of:=[.A192]/2" office:value-type="float" office:value="43.75" calcext:value-type="float">
            <text:p/>
          </table:table-cell>
          <table:table-cell table:formula="of:=[.B192]/2" office:value-type="float" office:value="0.5" calcext:value-type="float">
            <text:p/>
          </table:table-cell>
          <table:table-cell office:value-type="float" office:value="376" calcext:value-type="float">
            <text:p>376</text:p>
          </table:table-cell>
          <table:table-cell table:formula="of:=SQRT([.E192])" office:value-type="float" office:value="19.3907194296653" calcext:value-type="float">
            <text:p/>
          </table:table-cell>
          <table:table-cell table:formula="of:=2*0.0000000002013*SIN([.C192]*PI()/180)" office:value-type="float" office:value="0.000000000278403156257942" calcext:value-type="float">
            <text:p/>
          </table:table-cell>
          <table:table-cell table:formula="of:=2*0.0000000002013*COS([.C192]*PI()/180)*[.D192]*PI()/180" office:value-type="float" office:value="0.00000000000253791582553523" calcext:value-type="float">
            <text:p/>
          </table:table-cell>
          <table:table-cell table:formula="of:=4.135668E-015*300000000/[.G192]/1000" office:value-type="float" office:value="4.4564882693014" calcext:value-type="float">
            <text:p/>
          </table:table-cell>
          <table:table-cell table:formula="of:=4.135668E-015*300000000*[.H192]/[.G192]/[.G192]/1000" office:value-type="float" office:value="0.0406252294585812" calcext:value-type="float">
            <text:p/>
          </table:table-cell>
        </table:table-row>
        <table:table-row table:style-name="ro1">
          <table:table-cell office:value-type="float" office:value="87.75" calcext:value-type="float">
            <text:p>87.75</text:p>
          </table:table-cell>
          <table:table-cell office:value-type="float" office:value="1" calcext:value-type="float">
            <text:p>1</text:p>
          </table:table-cell>
          <table:table-cell table:formula="of:=[.A193]/2" office:value-type="float" office:value="43.875" calcext:value-type="float">
            <text:p/>
          </table:table-cell>
          <table:table-cell table:formula="of:=[.B193]/2" office:value-type="float" office:value="0.5" calcext:value-type="float">
            <text:p/>
          </table:table-cell>
          <table:table-cell office:value-type="float" office:value="230" calcext:value-type="float">
            <text:p>230</text:p>
          </table:table-cell>
          <table:table-cell table:formula="of:=SQRT([.E193])" office:value-type="float" office:value="15.1657508881031" calcext:value-type="float">
            <text:p/>
          </table:table-cell>
          <table:table-cell table:formula="of:=2*0.0000000002013*SIN([.C193]*PI()/180)" office:value-type="float" office:value="0.000000000279036972160873" calcext:value-type="float">
            <text:p/>
          </table:table-cell>
          <table:table-cell table:formula="of:=2*0.0000000002013*COS([.C193]*PI()/180)*[.D193]*PI()/180" office:value-type="float" office:value="0.00000000000253260938675536" calcext:value-type="float">
            <text:p/>
          </table:table-cell>
          <table:table-cell table:formula="of:=4.135668E-015*300000000/[.G193]/1000" office:value-type="float" office:value="4.44636562098552" calcext:value-type="float">
            <text:p/>
          </table:table-cell>
          <table:table-cell table:formula="of:=4.135668E-015*300000000*[.H193]/[.G193]/[.G193]/1000" office:value-type="float" office:value="0.0403563270539002" calcext:value-type="float">
            <text:p/>
          </table:table-cell>
        </table:table-row>
        <table:table-row table:style-name="ro1">
          <table:table-cell office:value-type="float" office:value="87.75" calcext:value-type="float">
            <text:p>87.75</text:p>
          </table:table-cell>
          <table:table-cell office:value-type="float" office:value="1" calcext:value-type="float">
            <text:p>1</text:p>
          </table:table-cell>
          <table:table-cell table:formula="of:=[.A194]/2" office:value-type="float" office:value="43.875" calcext:value-type="float">
            <text:p/>
          </table:table-cell>
          <table:table-cell table:formula="of:=[.B194]/2" office:value-type="float" office:value="0.5" calcext:value-type="float">
            <text:p/>
          </table:table-cell>
          <table:table-cell office:value-type="float" office:value="222" calcext:value-type="float">
            <text:p>222</text:p>
          </table:table-cell>
          <table:table-cell table:formula="of:=SQRT([.E194])" office:value-type="float" office:value="14.8996644257513" calcext:value-type="float">
            <text:p/>
          </table:table-cell>
          <table:table-cell table:formula="of:=2*0.0000000002013*SIN([.C194]*PI()/180)" office:value-type="float" office:value="0.000000000279036972160873" calcext:value-type="float">
            <text:p/>
          </table:table-cell>
          <table:table-cell table:formula="of:=2*0.0000000002013*COS([.C194]*PI()/180)*[.D194]*PI()/180" office:value-type="float" office:value="0.00000000000253260938675536" calcext:value-type="float">
            <text:p/>
          </table:table-cell>
          <table:table-cell table:formula="of:=4.135668E-015*300000000/[.G194]/1000" office:value-type="float" office:value="4.44636562098552" calcext:value-type="float">
            <text:p/>
          </table:table-cell>
          <table:table-cell table:formula="of:=4.135668E-015*300000000*[.H194]/[.G194]/[.G194]/1000" office:value-type="float" office:value="0.0403563270539002" calcext:value-type="float">
            <text:p/>
          </table:table-cell>
        </table:table-row>
        <table:table-row table:style-name="ro1">
          <table:table-cell office:value-type="float" office:value="87.75" calcext:value-type="float">
            <text:p>87.75</text:p>
          </table:table-cell>
          <table:table-cell office:value-type="float" office:value="1" calcext:value-type="float">
            <text:p>1</text:p>
          </table:table-cell>
          <table:table-cell table:formula="of:=[.A195]/2" office:value-type="float" office:value="43.875" calcext:value-type="float">
            <text:p/>
          </table:table-cell>
          <table:table-cell table:formula="of:=[.B195]/2" office:value-type="float" office:value="0.5" calcext:value-type="float">
            <text:p/>
          </table:table-cell>
          <table:table-cell office:value-type="float" office:value="248" calcext:value-type="float">
            <text:p>248</text:p>
          </table:table-cell>
          <table:table-cell table:formula="of:=SQRT([.E195])" office:value-type="float" office:value="15.7480157480236" calcext:value-type="float">
            <text:p/>
          </table:table-cell>
          <table:table-cell table:formula="of:=2*0.0000000002013*SIN([.C195]*PI()/180)" office:value-type="float" office:value="0.000000000279036972160873" calcext:value-type="float">
            <text:p/>
          </table:table-cell>
          <table:table-cell table:formula="of:=2*0.0000000002013*COS([.C195]*PI()/180)*[.D195]*PI()/180" office:value-type="float" office:value="0.00000000000253260938675536" calcext:value-type="float">
            <text:p/>
          </table:table-cell>
          <table:table-cell table:formula="of:=4.135668E-015*300000000/[.G195]/1000" office:value-type="float" office:value="4.44636562098552" calcext:value-type="float">
            <text:p/>
          </table:table-cell>
          <table:table-cell table:formula="of:=4.135668E-015*300000000*[.H195]/[.G195]/[.G195]/1000" office:value-type="float" office:value="0.0403563270539002" calcext:value-type="float">
            <text:p/>
          </table:table-cell>
        </table:table-row>
        <table:table-row table:style-name="ro1">
          <table:table-cell office:value-type="float" office:value="87.75" calcext:value-type="float">
            <text:p>87.75</text:p>
          </table:table-cell>
          <table:table-cell office:value-type="float" office:value="1" calcext:value-type="float">
            <text:p>1</text:p>
          </table:table-cell>
          <table:table-cell table:formula="of:=[.A196]/2" office:value-type="float" office:value="43.875" calcext:value-type="float">
            <text:p/>
          </table:table-cell>
          <table:table-cell table:formula="of:=[.B196]/2" office:value-type="float" office:value="0.5" calcext:value-type="float">
            <text:p/>
          </table:table-cell>
          <table:table-cell office:value-type="float" office:value="251" calcext:value-type="float">
            <text:p>251</text:p>
          </table:table-cell>
          <table:table-cell table:formula="of:=SQRT([.E196])" office:value-type="float" office:value="15.8429795177549" calcext:value-type="float">
            <text:p/>
          </table:table-cell>
          <table:table-cell table:formula="of:=2*0.0000000002013*SIN([.C196]*PI()/180)" office:value-type="float" office:value="0.000000000279036972160873" calcext:value-type="float">
            <text:p/>
          </table:table-cell>
          <table:table-cell table:formula="of:=2*0.0000000002013*COS([.C196]*PI()/180)*[.D196]*PI()/180" office:value-type="float" office:value="0.00000000000253260938675536" calcext:value-type="float">
            <text:p/>
          </table:table-cell>
          <table:table-cell table:formula="of:=4.135668E-015*300000000/[.G196]/1000" office:value-type="float" office:value="4.44636562098552" calcext:value-type="float">
            <text:p/>
          </table:table-cell>
          <table:table-cell table:formula="of:=4.135668E-015*300000000*[.H196]/[.G196]/[.G196]/1000" office:value-type="float" office:value="0.0403563270539002" calcext:value-type="float">
            <text:p/>
          </table:table-cell>
        </table:table-row>
        <table:table-row table:style-name="ro1">
          <table:table-cell office:value-type="float" office:value="87.75" calcext:value-type="float">
            <text:p>87.75</text:p>
          </table:table-cell>
          <table:table-cell office:value-type="float" office:value="1" calcext:value-type="float">
            <text:p>1</text:p>
          </table:table-cell>
          <table:table-cell table:formula="of:=[.A197]/2" office:value-type="float" office:value="43.875" calcext:value-type="float">
            <text:p/>
          </table:table-cell>
          <table:table-cell table:formula="of:=[.B197]/2" office:value-type="float" office:value="0.5" calcext:value-type="float">
            <text:p/>
          </table:table-cell>
          <table:table-cell office:value-type="float" office:value="244" calcext:value-type="float">
            <text:p>244</text:p>
          </table:table-cell>
          <table:table-cell table:formula="of:=SQRT([.E197])" office:value-type="float" office:value="15.6204993518133" calcext:value-type="float">
            <text:p/>
          </table:table-cell>
          <table:table-cell table:formula="of:=2*0.0000000002013*SIN([.C197]*PI()/180)" office:value-type="float" office:value="0.000000000279036972160873" calcext:value-type="float">
            <text:p/>
          </table:table-cell>
          <table:table-cell table:formula="of:=2*0.0000000002013*COS([.C197]*PI()/180)*[.D197]*PI()/180" office:value-type="float" office:value="0.00000000000253260938675536" calcext:value-type="float">
            <text:p/>
          </table:table-cell>
          <table:table-cell table:formula="of:=4.135668E-015*300000000/[.G197]/1000" office:value-type="float" office:value="4.44636562098552" calcext:value-type="float">
            <text:p/>
          </table:table-cell>
          <table:table-cell table:formula="of:=4.135668E-015*300000000*[.H197]/[.G197]/[.G197]/1000" office:value-type="float" office:value="0.0403563270539002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A198]/2" office:value-type="float" office:value="44" calcext:value-type="float">
            <text:p/>
          </table:table-cell>
          <table:table-cell table:formula="of:=[.B198]/2" office:value-type="float" office:value="0.5" calcext:value-type="float">
            <text:p/>
          </table:table-cell>
          <table:table-cell office:value-type="float" office:value="182" calcext:value-type="float">
            <text:p>182</text:p>
          </table:table-cell>
          <table:table-cell table:formula="of:=SQRT([.E198])" office:value-type="float" office:value="13.490737563232" calcext:value-type="float">
            <text:p/>
          </table:table-cell>
          <table:table-cell table:formula="of:=2*0.0000000002013*SIN([.C198]*PI()/180)" office:value-type="float" office:value="0.000000000279669459946792" calcext:value-type="float">
            <text:p/>
          </table:table-cell>
          <table:table-cell table:formula="of:=2*0.0000000002013*COS([.C198]*PI()/180)*[.D198]*PI()/180" office:value-type="float" office:value="0.00000000000252729089365313" calcext:value-type="float">
            <text:p/>
          </table:table-cell>
          <table:table-cell table:formula="of:=4.135668E-015*300000000/[.G198]/1000" office:value-type="float" office:value="4.43630992184862" calcext:value-type="float">
            <text:p/>
          </table:table-cell>
          <table:table-cell table:formula="of:=4.135668E-015*300000000*[.H198]/[.G198]/[.G198]/1000" office:value-type="float" office:value="0.0400896317711777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A199]/2" office:value-type="float" office:value="44" calcext:value-type="float">
            <text:p/>
          </table:table-cell>
          <table:table-cell table:formula="of:=[.B199]/2" office:value-type="float" office:value="0.5" calcext:value-type="float">
            <text:p/>
          </table:table-cell>
          <table:table-cell office:value-type="float" office:value="212" calcext:value-type="float">
            <text:p>212</text:p>
          </table:table-cell>
          <table:table-cell table:formula="of:=SQRT([.E199])" office:value-type="float" office:value="14.560219778561" calcext:value-type="float">
            <text:p/>
          </table:table-cell>
          <table:table-cell table:formula="of:=2*0.0000000002013*SIN([.C199]*PI()/180)" office:value-type="float" office:value="0.000000000279669459946792" calcext:value-type="float">
            <text:p/>
          </table:table-cell>
          <table:table-cell table:formula="of:=2*0.0000000002013*COS([.C199]*PI()/180)*[.D199]*PI()/180" office:value-type="float" office:value="0.00000000000252729089365313" calcext:value-type="float">
            <text:p/>
          </table:table-cell>
          <table:table-cell table:formula="of:=4.135668E-015*300000000/[.G199]/1000" office:value-type="float" office:value="4.43630992184862" calcext:value-type="float">
            <text:p/>
          </table:table-cell>
          <table:table-cell table:formula="of:=4.135668E-015*300000000*[.H199]/[.G199]/[.G199]/1000" office:value-type="float" office:value="0.0400896317711777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A200]/2" office:value-type="float" office:value="44" calcext:value-type="float">
            <text:p/>
          </table:table-cell>
          <table:table-cell table:formula="of:=[.B200]/2" office:value-type="float" office:value="0.5" calcext:value-type="float">
            <text:p/>
          </table:table-cell>
          <table:table-cell office:value-type="float" office:value="227" calcext:value-type="float">
            <text:p>227</text:p>
          </table:table-cell>
          <table:table-cell table:formula="of:=SQRT([.E200])" office:value-type="float" office:value="15.0665191733194" calcext:value-type="float">
            <text:p/>
          </table:table-cell>
          <table:table-cell table:formula="of:=2*0.0000000002013*SIN([.C200]*PI()/180)" office:value-type="float" office:value="0.000000000279669459946792" calcext:value-type="float">
            <text:p/>
          </table:table-cell>
          <table:table-cell table:formula="of:=2*0.0000000002013*COS([.C200]*PI()/180)*[.D200]*PI()/180" office:value-type="float" office:value="0.00000000000252729089365313" calcext:value-type="float">
            <text:p/>
          </table:table-cell>
          <table:table-cell table:formula="of:=4.135668E-015*300000000/[.G200]/1000" office:value-type="float" office:value="4.43630992184862" calcext:value-type="float">
            <text:p/>
          </table:table-cell>
          <table:table-cell table:formula="of:=4.135668E-015*300000000*[.H200]/[.G200]/[.G200]/1000" office:value-type="float" office:value="0.0400896317711777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A201]/2" office:value-type="float" office:value="44" calcext:value-type="float">
            <text:p/>
          </table:table-cell>
          <table:table-cell table:formula="of:=[.B201]/2" office:value-type="float" office:value="0.5" calcext:value-type="float">
            <text:p/>
          </table:table-cell>
          <table:table-cell office:value-type="float" office:value="204" calcext:value-type="float">
            <text:p>204</text:p>
          </table:table-cell>
          <table:table-cell table:formula="of:=SQRT([.E201])" office:value-type="float" office:value="14.2828568570857" calcext:value-type="float">
            <text:p/>
          </table:table-cell>
          <table:table-cell table:formula="of:=2*0.0000000002013*SIN([.C201]*PI()/180)" office:value-type="float" office:value="0.000000000279669459946792" calcext:value-type="float">
            <text:p/>
          </table:table-cell>
          <table:table-cell table:formula="of:=2*0.0000000002013*COS([.C201]*PI()/180)*[.D201]*PI()/180" office:value-type="float" office:value="0.00000000000252729089365313" calcext:value-type="float">
            <text:p/>
          </table:table-cell>
          <table:table-cell table:formula="of:=4.135668E-015*300000000/[.G201]/1000" office:value-type="float" office:value="4.43630992184862" calcext:value-type="float">
            <text:p/>
          </table:table-cell>
          <table:table-cell table:formula="of:=4.135668E-015*300000000*[.H201]/[.G201]/[.G201]/1000" office:value-type="float" office:value="0.0400896317711777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A202]/2" office:value-type="float" office:value="44" calcext:value-type="float">
            <text:p/>
          </table:table-cell>
          <table:table-cell table:formula="of:=[.B202]/2" office:value-type="float" office:value="0.5" calcext:value-type="float">
            <text:p/>
          </table:table-cell>
          <table:table-cell office:value-type="float" office:value="209" calcext:value-type="float">
            <text:p>209</text:p>
          </table:table-cell>
          <table:table-cell table:formula="of:=SQRT([.E202])" office:value-type="float" office:value="14.456832294801" calcext:value-type="float">
            <text:p/>
          </table:table-cell>
          <table:table-cell table:formula="of:=2*0.0000000002013*SIN([.C202]*PI()/180)" office:value-type="float" office:value="0.000000000279669459946792" calcext:value-type="float">
            <text:p/>
          </table:table-cell>
          <table:table-cell table:formula="of:=2*0.0000000002013*COS([.C202]*PI()/180)*[.D202]*PI()/180" office:value-type="float" office:value="0.00000000000252729089365313" calcext:value-type="float">
            <text:p/>
          </table:table-cell>
          <table:table-cell table:formula="of:=4.135668E-015*300000000/[.G202]/1000" office:value-type="float" office:value="4.43630992184862" calcext:value-type="float">
            <text:p/>
          </table:table-cell>
          <table:table-cell table:formula="of:=4.135668E-015*300000000*[.H202]/[.G202]/[.G202]/1000" office:value-type="float" office:value="0.0400896317711777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A203]/2" office:value-type="float" office:value="49" calcext:value-type="float">
            <text:p/>
          </table:table-cell>
          <table:table-cell table:formula="of:=[.B203]/2" office:value-type="float" office:value="0.5" calcext:value-type="float">
            <text:p/>
          </table:table-cell>
          <table:table-cell office:value-type="float" office:value="255" calcext:value-type="float">
            <text:p>255</text:p>
          </table:table-cell>
          <table:table-cell table:formula="of:=SQRT([.E203])" office:value-type="float" office:value="15.9687194226713" calcext:value-type="float">
            <text:p/>
          </table:table-cell>
          <table:table-cell table:formula="of:=2*0.0000000002013*SIN([.C203]*PI()/180)" office:value-type="float" office:value="0.000000000303846076997688" calcext:value-type="float">
            <text:p/>
          </table:table-cell>
          <table:table-cell table:formula="of:=2*0.0000000002013*COS([.C203]*PI()/180)*[.D203]*PI()/180" office:value-type="float" office:value="0.00000000000230496353585057" calcext:value-type="float">
            <text:p/>
          </table:table-cell>
          <table:table-cell table:formula="of:=4.135668E-015*300000000/[.G203]/1000" office:value-type="float" office:value="4.08331880490081" calcext:value-type="float">
            <text:p/>
          </table:table-cell>
          <table:table-cell table:formula="of:=4.135668E-015*300000000*[.H203]/[.G203]/[.G203]/1000" office:value-type="float" office:value="0.0309758843805014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A204]/2" office:value-type="float" office:value="49" calcext:value-type="float">
            <text:p/>
          </table:table-cell>
          <table:table-cell table:formula="of:=[.B204]/2" office:value-type="float" office:value="0.5" calcext:value-type="float">
            <text:p/>
          </table:table-cell>
          <table:table-cell office:value-type="float" office:value="265" calcext:value-type="float">
            <text:p>265</text:p>
          </table:table-cell>
          <table:table-cell table:formula="of:=SQRT([.E204])" office:value-type="float" office:value="16.2788205960997" calcext:value-type="float">
            <text:p/>
          </table:table-cell>
          <table:table-cell table:formula="of:=2*0.0000000002013*SIN([.C204]*PI()/180)" office:value-type="float" office:value="0.000000000303846076997688" calcext:value-type="float">
            <text:p/>
          </table:table-cell>
          <table:table-cell table:formula="of:=2*0.0000000002013*COS([.C204]*PI()/180)*[.D204]*PI()/180" office:value-type="float" office:value="0.00000000000230496353585057" calcext:value-type="float">
            <text:p/>
          </table:table-cell>
          <table:table-cell table:formula="of:=4.135668E-015*300000000/[.G204]/1000" office:value-type="float" office:value="4.08331880490081" calcext:value-type="float">
            <text:p/>
          </table:table-cell>
          <table:table-cell table:formula="of:=4.135668E-015*300000000*[.H204]/[.G204]/[.G204]/1000" office:value-type="float" office:value="0.0309758843805014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A205]/2" office:value-type="float" office:value="49" calcext:value-type="float">
            <text:p/>
          </table:table-cell>
          <table:table-cell table:formula="of:=[.B205]/2" office:value-type="float" office:value="0.5" calcext:value-type="float">
            <text:p/>
          </table:table-cell>
          <table:table-cell office:value-type="float" office:value="294" calcext:value-type="float">
            <text:p>294</text:p>
          </table:table-cell>
          <table:table-cell table:formula="of:=SQRT([.E205])" office:value-type="float" office:value="17.1464281994822" calcext:value-type="float">
            <text:p/>
          </table:table-cell>
          <table:table-cell table:formula="of:=2*0.0000000002013*SIN([.C205]*PI()/180)" office:value-type="float" office:value="0.000000000303846076997688" calcext:value-type="float">
            <text:p/>
          </table:table-cell>
          <table:table-cell table:formula="of:=2*0.0000000002013*COS([.C205]*PI()/180)*[.D205]*PI()/180" office:value-type="float" office:value="0.00000000000230496353585057" calcext:value-type="float">
            <text:p/>
          </table:table-cell>
          <table:table-cell table:formula="of:=4.135668E-015*300000000/[.G205]/1000" office:value-type="float" office:value="4.08331880490081" calcext:value-type="float">
            <text:p/>
          </table:table-cell>
          <table:table-cell table:formula="of:=4.135668E-015*300000000*[.H205]/[.G205]/[.G205]/1000" office:value-type="float" office:value="0.0309758843805014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A206]/2" office:value-type="float" office:value="49" calcext:value-type="float">
            <text:p/>
          </table:table-cell>
          <table:table-cell table:formula="of:=[.B206]/2" office:value-type="float" office:value="0.5" calcext:value-type="float">
            <text:p/>
          </table:table-cell>
          <table:table-cell office:value-type="float" office:value="272" calcext:value-type="float">
            <text:p>272</text:p>
          </table:table-cell>
          <table:table-cell table:formula="of:=SQRT([.E206])" office:value-type="float" office:value="16.4924225024706" calcext:value-type="float">
            <text:p/>
          </table:table-cell>
          <table:table-cell table:formula="of:=2*0.0000000002013*SIN([.C206]*PI()/180)" office:value-type="float" office:value="0.000000000303846076997688" calcext:value-type="float">
            <text:p/>
          </table:table-cell>
          <table:table-cell table:formula="of:=2*0.0000000002013*COS([.C206]*PI()/180)*[.D206]*PI()/180" office:value-type="float" office:value="0.00000000000230496353585057" calcext:value-type="float">
            <text:p/>
          </table:table-cell>
          <table:table-cell table:formula="of:=4.135668E-015*300000000/[.G206]/1000" office:value-type="float" office:value="4.08331880490081" calcext:value-type="float">
            <text:p/>
          </table:table-cell>
          <table:table-cell table:formula="of:=4.135668E-015*300000000*[.H206]/[.G206]/[.G206]/1000" office:value-type="float" office:value="0.0309758843805014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A207]/2" office:value-type="float" office:value="49" calcext:value-type="float">
            <text:p/>
          </table:table-cell>
          <table:table-cell table:formula="of:=[.B207]/2" office:value-type="float" office:value="0.5" calcext:value-type="float">
            <text:p/>
          </table:table-cell>
          <table:table-cell office:value-type="float" office:value="279" calcext:value-type="float">
            <text:p>279</text:p>
          </table:table-cell>
          <table:table-cell table:formula="of:=SQRT([.E207])" office:value-type="float" office:value="16.7032930884901" calcext:value-type="float">
            <text:p/>
          </table:table-cell>
          <table:table-cell table:formula="of:=2*0.0000000002013*SIN([.C207]*PI()/180)" office:value-type="float" office:value="0.000000000303846076997688" calcext:value-type="float">
            <text:p/>
          </table:table-cell>
          <table:table-cell table:formula="of:=2*0.0000000002013*COS([.C207]*PI()/180)*[.D207]*PI()/180" office:value-type="float" office:value="0.00000000000230496353585057" calcext:value-type="float">
            <text:p/>
          </table:table-cell>
          <table:table-cell table:formula="of:=4.135668E-015*300000000/[.G207]/1000" office:value-type="float" office:value="4.08331880490081" calcext:value-type="float">
            <text:p/>
          </table:table-cell>
          <table:table-cell table:formula="of:=4.135668E-015*300000000*[.H207]/[.G207]/[.G207]/1000" office:value-type="float" office:value="0.0309758843805014" calcext:value-type="float">
            <text:p/>
          </table:table-cell>
        </table:table-row>
        <table:table-row table:style-name="ro1"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 table:formula="of:=[.A208]/2" office:value-type="float" office:value="49.125" calcext:value-type="float">
            <text:p/>
          </table:table-cell>
          <table:table-cell table:formula="of:=[.B208]/2" office:value-type="float" office:value="0.5" calcext:value-type="float">
            <text:p/>
          </table:table-cell>
          <table:table-cell office:value-type="float" office:value="402" calcext:value-type="float">
            <text:p>402</text:p>
          </table:table-cell>
          <table:table-cell table:formula="of:=SQRT([.E208])" office:value-type="float" office:value="20.0499376557634" calcext:value-type="float">
            <text:p/>
          </table:table-cell>
          <table:table-cell table:formula="of:=2*0.0000000002013*SIN([.C208]*PI()/180)" office:value-type="float" office:value="0.000000000304421594324758" calcext:value-type="float">
            <text:p/>
          </table:table-cell>
          <table:table-cell table:formula="of:=2*0.0000000002013*COS([.C208]*PI()/180)*[.D208]*PI()/180" office:value-type="float" office:value="0.00000000000229917325453587" calcext:value-type="float">
            <text:p/>
          </table:table-cell>
          <table:table-cell table:formula="of:=4.135668E-015*300000000/[.G208]/1000" office:value-type="float" office:value="4.07559917932897" calcext:value-type="float">
            <text:p/>
          </table:table-cell>
          <table:table-cell table:formula="of:=4.135668E-015*300000000*[.H208]/[.G208]/[.G208]/1000" office:value-type="float" office:value="0.0307813532417317" calcext:value-type="float">
            <text:p/>
          </table:table-cell>
        </table:table-row>
        <table:table-row table:style-name="ro1"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 table:formula="of:=[.A209]/2" office:value-type="float" office:value="49.125" calcext:value-type="float">
            <text:p/>
          </table:table-cell>
          <table:table-cell table:formula="of:=[.B209]/2" office:value-type="float" office:value="0.5" calcext:value-type="float">
            <text:p/>
          </table:table-cell>
          <table:table-cell office:value-type="float" office:value="454" calcext:value-type="float">
            <text:p>454</text:p>
          </table:table-cell>
          <table:table-cell table:formula="of:=SQRT([.E209])" office:value-type="float" office:value="21.3072757526625" calcext:value-type="float">
            <text:p/>
          </table:table-cell>
          <table:table-cell table:formula="of:=2*0.0000000002013*SIN([.C209]*PI()/180)" office:value-type="float" office:value="0.000000000304421594324758" calcext:value-type="float">
            <text:p/>
          </table:table-cell>
          <table:table-cell table:formula="of:=2*0.0000000002013*COS([.C209]*PI()/180)*[.D209]*PI()/180" office:value-type="float" office:value="0.00000000000229917325453587" calcext:value-type="float">
            <text:p/>
          </table:table-cell>
          <table:table-cell table:formula="of:=4.135668E-015*300000000/[.G209]/1000" office:value-type="float" office:value="4.07559917932897" calcext:value-type="float">
            <text:p/>
          </table:table-cell>
          <table:table-cell table:formula="of:=4.135668E-015*300000000*[.H209]/[.G209]/[.G209]/1000" office:value-type="float" office:value="0.0307813532417317" calcext:value-type="float">
            <text:p/>
          </table:table-cell>
        </table:table-row>
        <table:table-row table:style-name="ro1"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 table:formula="of:=[.A210]/2" office:value-type="float" office:value="49.125" calcext:value-type="float">
            <text:p/>
          </table:table-cell>
          <table:table-cell table:formula="of:=[.B210]/2" office:value-type="float" office:value="0.5" calcext:value-type="float">
            <text:p/>
          </table:table-cell>
          <table:table-cell office:value-type="float" office:value="478" calcext:value-type="float">
            <text:p>478</text:p>
          </table:table-cell>
          <table:table-cell table:formula="of:=SQRT([.E210])" office:value-type="float" office:value="21.8632111090754" calcext:value-type="float">
            <text:p/>
          </table:table-cell>
          <table:table-cell table:formula="of:=2*0.0000000002013*SIN([.C210]*PI()/180)" office:value-type="float" office:value="0.000000000304421594324758" calcext:value-type="float">
            <text:p/>
          </table:table-cell>
          <table:table-cell table:formula="of:=2*0.0000000002013*COS([.C210]*PI()/180)*[.D210]*PI()/180" office:value-type="float" office:value="0.00000000000229917325453587" calcext:value-type="float">
            <text:p/>
          </table:table-cell>
          <table:table-cell table:formula="of:=4.135668E-015*300000000/[.G210]/1000" office:value-type="float" office:value="4.07559917932897" calcext:value-type="float">
            <text:p/>
          </table:table-cell>
          <table:table-cell table:formula="of:=4.135668E-015*300000000*[.H210]/[.G210]/[.G210]/1000" office:value-type="float" office:value="0.0307813532417317" calcext:value-type="float">
            <text:p/>
          </table:table-cell>
        </table:table-row>
        <table:table-row table:style-name="ro1"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 table:formula="of:=[.A211]/2" office:value-type="float" office:value="49.125" calcext:value-type="float">
            <text:p/>
          </table:table-cell>
          <table:table-cell table:formula="of:=[.B211]/2" office:value-type="float" office:value="0.5" calcext:value-type="float">
            <text:p/>
          </table:table-cell>
          <table:table-cell office:value-type="float" office:value="439" calcext:value-type="float">
            <text:p>439</text:p>
          </table:table-cell>
          <table:table-cell table:formula="of:=SQRT([.E211])" office:value-type="float" office:value="20.952326839757" calcext:value-type="float">
            <text:p/>
          </table:table-cell>
          <table:table-cell table:formula="of:=2*0.0000000002013*SIN([.C211]*PI()/180)" office:value-type="float" office:value="0.000000000304421594324758" calcext:value-type="float">
            <text:p/>
          </table:table-cell>
          <table:table-cell table:formula="of:=2*0.0000000002013*COS([.C211]*PI()/180)*[.D211]*PI()/180" office:value-type="float" office:value="0.00000000000229917325453587" calcext:value-type="float">
            <text:p/>
          </table:table-cell>
          <table:table-cell table:formula="of:=4.135668E-015*300000000/[.G211]/1000" office:value-type="float" office:value="4.07559917932897" calcext:value-type="float">
            <text:p/>
          </table:table-cell>
          <table:table-cell table:formula="of:=4.135668E-015*300000000*[.H211]/[.G211]/[.G211]/1000" office:value-type="float" office:value="0.0307813532417317" calcext:value-type="float">
            <text:p/>
          </table:table-cell>
        </table:table-row>
        <table:table-row table:style-name="ro1"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 table:formula="of:=[.A212]/2" office:value-type="float" office:value="49.125" calcext:value-type="float">
            <text:p/>
          </table:table-cell>
          <table:table-cell table:formula="of:=[.B212]/2" office:value-type="float" office:value="0.5" calcext:value-type="float">
            <text:p/>
          </table:table-cell>
          <table:table-cell office:value-type="float" office:value="453" calcext:value-type="float">
            <text:p>453</text:p>
          </table:table-cell>
          <table:table-cell table:formula="of:=SQRT([.E212])" office:value-type="float" office:value="21.2837966537928" calcext:value-type="float">
            <text:p/>
          </table:table-cell>
          <table:table-cell table:formula="of:=2*0.0000000002013*SIN([.C212]*PI()/180)" office:value-type="float" office:value="0.000000000304421594324758" calcext:value-type="float">
            <text:p/>
          </table:table-cell>
          <table:table-cell table:formula="of:=2*0.0000000002013*COS([.C212]*PI()/180)*[.D212]*PI()/180" office:value-type="float" office:value="0.00000000000229917325453587" calcext:value-type="float">
            <text:p/>
          </table:table-cell>
          <table:table-cell table:formula="of:=4.135668E-015*300000000/[.G212]/1000" office:value-type="float" office:value="4.07559917932897" calcext:value-type="float">
            <text:p/>
          </table:table-cell>
          <table:table-cell table:formula="of:=4.135668E-015*300000000*[.H212]/[.G212]/[.G212]/1000" office:value-type="float" office:value="0.0307813532417317" calcext:value-type="float">
            <text:p/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table:formula="of:=[.A213]/2" office:value-type="float" office:value="49.25" calcext:value-type="float">
            <text:p/>
          </table:table-cell>
          <table:table-cell table:formula="of:=[.B213]/2" office:value-type="float" office:value="0.5" calcext:value-type="float">
            <text:p/>
          </table:table-cell>
          <table:table-cell office:value-type="float" office:value="901" calcext:value-type="float">
            <text:p>901</text:p>
          </table:table-cell>
          <table:table-cell table:formula="of:=SQRT([.E213])" office:value-type="float" office:value="30.0166620396073" calcext:value-type="float">
            <text:p/>
          </table:table-cell>
          <table:table-cell table:formula="of:=2*0.0000000002013*SIN([.C213]*PI()/180)" office:value-type="float" office:value="0.000000000304995662713018" calcext:value-type="float">
            <text:p/>
          </table:table-cell>
          <table:table-cell table:formula="of:=2*0.0000000002013*COS([.C213]*PI()/180)*[.D213]*PI()/180" office:value-type="float" office:value="0.00000000000229337202997201" calcext:value-type="float">
            <text:p/>
          </table:table-cell>
          <table:table-cell table:formula="of:=4.135668E-015*300000000/[.G213]/1000" office:value-type="float" office:value="4.06792801236462" calcext:value-type="float">
            <text:p/>
          </table:table-cell>
          <table:table-cell table:formula="of:=4.135668E-015*300000000*[.H213]/[.G213]/[.G213]/1000" office:value-type="float" office:value="0.0305882130929675" calcext:value-type="float">
            <text:p/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table:formula="of:=[.A214]/2" office:value-type="float" office:value="49.25" calcext:value-type="float">
            <text:p/>
          </table:table-cell>
          <table:table-cell table:formula="of:=[.B214]/2" office:value-type="float" office:value="0.5" calcext:value-type="float">
            <text:p/>
          </table:table-cell>
          <table:table-cell office:value-type="float" office:value="992" calcext:value-type="float">
            <text:p>992</text:p>
          </table:table-cell>
          <table:table-cell table:formula="of:=SQRT([.E214])" office:value-type="float" office:value="31.4960314960472" calcext:value-type="float">
            <text:p/>
          </table:table-cell>
          <table:table-cell table:formula="of:=2*0.0000000002013*SIN([.C214]*PI()/180)" office:value-type="float" office:value="0.000000000304995662713018" calcext:value-type="float">
            <text:p/>
          </table:table-cell>
          <table:table-cell table:formula="of:=2*0.0000000002013*COS([.C214]*PI()/180)*[.D214]*PI()/180" office:value-type="float" office:value="0.00000000000229337202997201" calcext:value-type="float">
            <text:p/>
          </table:table-cell>
          <table:table-cell table:formula="of:=4.135668E-015*300000000/[.G214]/1000" office:value-type="float" office:value="4.06792801236462" calcext:value-type="float">
            <text:p/>
          </table:table-cell>
          <table:table-cell table:formula="of:=4.135668E-015*300000000*[.H214]/[.G214]/[.G214]/1000" office:value-type="float" office:value="0.0305882130929675" calcext:value-type="float">
            <text:p/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table:formula="of:=[.A215]/2" office:value-type="float" office:value="49.25" calcext:value-type="float">
            <text:p/>
          </table:table-cell>
          <table:table-cell table:formula="of:=[.B215]/2" office:value-type="float" office:value="0.5" calcext:value-type="float">
            <text:p/>
          </table:table-cell>
          <table:table-cell office:value-type="float" office:value="968" calcext:value-type="float">
            <text:p>968</text:p>
          </table:table-cell>
          <table:table-cell table:formula="of:=SQRT([.E215])" office:value-type="float" office:value="31.1126983722081" calcext:value-type="float">
            <text:p/>
          </table:table-cell>
          <table:table-cell table:formula="of:=2*0.0000000002013*SIN([.C215]*PI()/180)" office:value-type="float" office:value="0.000000000304995662713018" calcext:value-type="float">
            <text:p/>
          </table:table-cell>
          <table:table-cell table:formula="of:=2*0.0000000002013*COS([.C215]*PI()/180)*[.D215]*PI()/180" office:value-type="float" office:value="0.00000000000229337202997201" calcext:value-type="float">
            <text:p/>
          </table:table-cell>
          <table:table-cell table:formula="of:=4.135668E-015*300000000/[.G215]/1000" office:value-type="float" office:value="4.06792801236462" calcext:value-type="float">
            <text:p/>
          </table:table-cell>
          <table:table-cell table:formula="of:=4.135668E-015*300000000*[.H215]/[.G215]/[.G215]/1000" office:value-type="float" office:value="0.0305882130929675" calcext:value-type="float">
            <text:p/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table:formula="of:=[.A216]/2" office:value-type="float" office:value="49.25" calcext:value-type="float">
            <text:p/>
          </table:table-cell>
          <table:table-cell table:formula="of:=[.B216]/2" office:value-type="float" office:value="0.5" calcext:value-type="float">
            <text:p/>
          </table:table-cell>
          <table:table-cell office:value-type="float" office:value="959" calcext:value-type="float">
            <text:p>959</text:p>
          </table:table-cell>
          <table:table-cell table:formula="of:=SQRT([.E216])" office:value-type="float" office:value="30.967725134404" calcext:value-type="float">
            <text:p/>
          </table:table-cell>
          <table:table-cell table:formula="of:=2*0.0000000002013*SIN([.C216]*PI()/180)" office:value-type="float" office:value="0.000000000304995662713018" calcext:value-type="float">
            <text:p/>
          </table:table-cell>
          <table:table-cell table:formula="of:=2*0.0000000002013*COS([.C216]*PI()/180)*[.D216]*PI()/180" office:value-type="float" office:value="0.00000000000229337202997201" calcext:value-type="float">
            <text:p/>
          </table:table-cell>
          <table:table-cell table:formula="of:=4.135668E-015*300000000/[.G216]/1000" office:value-type="float" office:value="4.06792801236462" calcext:value-type="float">
            <text:p/>
          </table:table-cell>
          <table:table-cell table:formula="of:=4.135668E-015*300000000*[.H216]/[.G216]/[.G216]/1000" office:value-type="float" office:value="0.0305882130929675" calcext:value-type="float">
            <text:p/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table:formula="of:=[.A217]/2" office:value-type="float" office:value="49.25" calcext:value-type="float">
            <text:p/>
          </table:table-cell>
          <table:table-cell table:formula="of:=[.B217]/2" office:value-type="float" office:value="0.5" calcext:value-type="float">
            <text:p/>
          </table:table-cell>
          <table:table-cell office:value-type="float" office:value="957" calcext:value-type="float">
            <text:p>957</text:p>
          </table:table-cell>
          <table:table-cell table:formula="of:=SQRT([.E217])" office:value-type="float" office:value="30.935416596516" calcext:value-type="float">
            <text:p/>
          </table:table-cell>
          <table:table-cell table:formula="of:=2*0.0000000002013*SIN([.C217]*PI()/180)" office:value-type="float" office:value="0.000000000304995662713018" calcext:value-type="float">
            <text:p/>
          </table:table-cell>
          <table:table-cell table:formula="of:=2*0.0000000002013*COS([.C217]*PI()/180)*[.D217]*PI()/180" office:value-type="float" office:value="0.00000000000229337202997201" calcext:value-type="float">
            <text:p/>
          </table:table-cell>
          <table:table-cell table:formula="of:=4.135668E-015*300000000/[.G217]/1000" office:value-type="float" office:value="4.06792801236462" calcext:value-type="float">
            <text:p/>
          </table:table-cell>
          <table:table-cell table:formula="of:=4.135668E-015*300000000*[.H217]/[.G217]/[.G217]/1000" office:value-type="float" office:value="0.0305882130929675" calcext:value-type="float">
            <text:p/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 table:formula="of:=[.A218]/2" office:value-type="float" office:value="49.375" calcext:value-type="float">
            <text:p/>
          </table:table-cell>
          <table:table-cell table:formula="of:=[.B218]/2" office:value-type="float" office:value="0.5" calcext:value-type="float">
            <text:p/>
          </table:table-cell>
          <table:table-cell office:value-type="float" office:value="2121" calcext:value-type="float">
            <text:p>2121</text:p>
          </table:table-cell>
          <table:table-cell table:formula="of:=SQRT([.E218])" office:value-type="float" office:value="46.0543157586778" calcext:value-type="float">
            <text:p/>
          </table:table-cell>
          <table:table-cell table:formula="of:=2*0.0000000002013*SIN([.C218]*PI()/180)" office:value-type="float" office:value="0.000000000305568279430107" calcext:value-type="float">
            <text:p/>
          </table:table-cell>
          <table:table-cell table:formula="of:=2*0.0000000002013*COS([.C218]*PI()/180)*[.D218]*PI()/180" office:value-type="float" office:value="0.00000000000228755988977074" calcext:value-type="float">
            <text:p/>
          </table:table-cell>
          <table:table-cell table:formula="of:=4.135668E-015*300000000/[.G218]/1000" office:value-type="float" office:value="4.06030495807332" calcext:value-type="float">
            <text:p/>
          </table:table-cell>
          <table:table-cell table:formula="of:=4.135668E-015*300000000*[.H218]/[.G218]/[.G218]/1000" office:value-type="float" office:value="0.0303964494601617" calcext:value-type="float">
            <text:p/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 table:formula="of:=[.A219]/2" office:value-type="float" office:value="49.375" calcext:value-type="float">
            <text:p/>
          </table:table-cell>
          <table:table-cell table:formula="of:=[.B219]/2" office:value-type="float" office:value="0.5" calcext:value-type="float">
            <text:p/>
          </table:table-cell>
          <table:table-cell office:value-type="float" office:value="2126" calcext:value-type="float">
            <text:p>2126</text:p>
          </table:table-cell>
          <table:table-cell table:formula="of:=SQRT([.E219])" office:value-type="float" office:value="46.108567533594" calcext:value-type="float">
            <text:p/>
          </table:table-cell>
          <table:table-cell table:formula="of:=2*0.0000000002013*SIN([.C219]*PI()/180)" office:value-type="float" office:value="0.000000000305568279430107" calcext:value-type="float">
            <text:p/>
          </table:table-cell>
          <table:table-cell table:formula="of:=2*0.0000000002013*COS([.C219]*PI()/180)*[.D219]*PI()/180" office:value-type="float" office:value="0.00000000000228755988977074" calcext:value-type="float">
            <text:p/>
          </table:table-cell>
          <table:table-cell table:formula="of:=4.135668E-015*300000000/[.G219]/1000" office:value-type="float" office:value="4.06030495807332" calcext:value-type="float">
            <text:p/>
          </table:table-cell>
          <table:table-cell table:formula="of:=4.135668E-015*300000000*[.H219]/[.G219]/[.G219]/1000" office:value-type="float" office:value="0.0303964494601617" calcext:value-type="float">
            <text:p/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 table:formula="of:=[.A220]/2" office:value-type="float" office:value="49.375" calcext:value-type="float">
            <text:p/>
          </table:table-cell>
          <table:table-cell table:formula="of:=[.B220]/2" office:value-type="float" office:value="0.5" calcext:value-type="float">
            <text:p/>
          </table:table-cell>
          <table:table-cell office:value-type="float" office:value="2031" calcext:value-type="float">
            <text:p>2031</text:p>
          </table:table-cell>
          <table:table-cell table:formula="of:=SQRT([.E220])" office:value-type="float" office:value="45.066617356975" calcext:value-type="float">
            <text:p/>
          </table:table-cell>
          <table:table-cell table:formula="of:=2*0.0000000002013*SIN([.C220]*PI()/180)" office:value-type="float" office:value="0.000000000305568279430107" calcext:value-type="float">
            <text:p/>
          </table:table-cell>
          <table:table-cell table:formula="of:=2*0.0000000002013*COS([.C220]*PI()/180)*[.D220]*PI()/180" office:value-type="float" office:value="0.00000000000228755988977074" calcext:value-type="float">
            <text:p/>
          </table:table-cell>
          <table:table-cell table:formula="of:=4.135668E-015*300000000/[.G220]/1000" office:value-type="float" office:value="4.06030495807332" calcext:value-type="float">
            <text:p/>
          </table:table-cell>
          <table:table-cell table:formula="of:=4.135668E-015*300000000*[.H220]/[.G220]/[.G220]/1000" office:value-type="float" office:value="0.0303964494601617" calcext:value-type="float">
            <text:p/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 table:formula="of:=[.A221]/2" office:value-type="float" office:value="49.375" calcext:value-type="float">
            <text:p/>
          </table:table-cell>
          <table:table-cell table:formula="of:=[.B221]/2" office:value-type="float" office:value="0.5" calcext:value-type="float">
            <text:p/>
          </table:table-cell>
          <table:table-cell office:value-type="float" office:value="2113" calcext:value-type="float">
            <text:p>2113</text:p>
          </table:table-cell>
          <table:table-cell table:formula="of:=SQRT([.E221])" office:value-type="float" office:value="45.9673797382448" calcext:value-type="float">
            <text:p/>
          </table:table-cell>
          <table:table-cell table:formula="of:=2*0.0000000002013*SIN([.C221]*PI()/180)" office:value-type="float" office:value="0.000000000305568279430107" calcext:value-type="float">
            <text:p/>
          </table:table-cell>
          <table:table-cell table:formula="of:=2*0.0000000002013*COS([.C221]*PI()/180)*[.D221]*PI()/180" office:value-type="float" office:value="0.00000000000228755988977074" calcext:value-type="float">
            <text:p/>
          </table:table-cell>
          <table:table-cell table:formula="of:=4.135668E-015*300000000/[.G221]/1000" office:value-type="float" office:value="4.06030495807332" calcext:value-type="float">
            <text:p/>
          </table:table-cell>
          <table:table-cell table:formula="of:=4.135668E-015*300000000*[.H221]/[.G221]/[.G221]/1000" office:value-type="float" office:value="0.0303964494601617" calcext:value-type="float">
            <text:p/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 table:formula="of:=[.A222]/2" office:value-type="float" office:value="49.375" calcext:value-type="float">
            <text:p/>
          </table:table-cell>
          <table:table-cell table:formula="of:=[.B222]/2" office:value-type="float" office:value="0.5" calcext:value-type="float">
            <text:p/>
          </table:table-cell>
          <table:table-cell office:value-type="float" office:value="2145" calcext:value-type="float">
            <text:p>2145</text:p>
          </table:table-cell>
          <table:table-cell table:formula="of:=SQRT([.E222])" office:value-type="float" office:value="46.3141447076376" calcext:value-type="float">
            <text:p/>
          </table:table-cell>
          <table:table-cell table:formula="of:=2*0.0000000002013*SIN([.C222]*PI()/180)" office:value-type="float" office:value="0.000000000305568279430107" calcext:value-type="float">
            <text:p/>
          </table:table-cell>
          <table:table-cell table:formula="of:=2*0.0000000002013*COS([.C222]*PI()/180)*[.D222]*PI()/180" office:value-type="float" office:value="0.00000000000228755988977074" calcext:value-type="float">
            <text:p/>
          </table:table-cell>
          <table:table-cell table:formula="of:=4.135668E-015*300000000/[.G222]/1000" office:value-type="float" office:value="4.06030495807332" calcext:value-type="float">
            <text:p/>
          </table:table-cell>
          <table:table-cell table:formula="of:=4.135668E-015*300000000*[.H222]/[.G222]/[.G222]/1000" office:value-type="float" office:value="0.0303964494601617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A223]/2" office:value-type="float" office:value="49.5" calcext:value-type="float">
            <text:p/>
          </table:table-cell>
          <table:table-cell table:formula="of:=[.B223]/2" office:value-type="float" office:value="0.5" calcext:value-type="float">
            <text:p/>
          </table:table-cell>
          <table:table-cell office:value-type="float" office:value="2792" calcext:value-type="float">
            <text:p>2792</text:p>
          </table:table-cell>
          <table:table-cell table:formula="of:=SQRT([.E223])" office:value-type="float" office:value="52.8393792544916" calcext:value-type="float">
            <text:p/>
          </table:table-cell>
          <table:table-cell table:formula="of:=2*0.0000000002013*SIN([.C223]*PI()/180)" office:value-type="float" office:value="0.000000000306139441750573" calcext:value-type="float">
            <text:p/>
          </table:table-cell>
          <table:table-cell table:formula="of:=2*0.0000000002013*COS([.C223]*PI()/180)*[.D223]*PI()/180" office:value-type="float" office:value="0.00000000000228173686159581" calcext:value-type="float">
            <text:p/>
          </table:table-cell>
          <table:table-cell table:formula="of:=4.135668E-015*300000000/[.G223]/1000" office:value-type="float" office:value="4.05272967411648" calcext:value-type="float">
            <text:p/>
          </table:table-cell>
          <table:table-cell table:formula="of:=4.135668E-015*300000000*[.H223]/[.G223]/[.G223]/1000" office:value-type="float" office:value="0.0302060480499895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A224]/2" office:value-type="float" office:value="49.5" calcext:value-type="float">
            <text:p/>
          </table:table-cell>
          <table:table-cell table:formula="of:=[.B224]/2" office:value-type="float" office:value="0.5" calcext:value-type="float">
            <text:p/>
          </table:table-cell>
          <table:table-cell office:value-type="float" office:value="2869" calcext:value-type="float">
            <text:p>2869</text:p>
          </table:table-cell>
          <table:table-cell table:formula="of:=SQRT([.E224])" office:value-type="float" office:value="53.5630469633683" calcext:value-type="float">
            <text:p/>
          </table:table-cell>
          <table:table-cell table:formula="of:=2*0.0000000002013*SIN([.C224]*PI()/180)" office:value-type="float" office:value="0.000000000306139441750573" calcext:value-type="float">
            <text:p/>
          </table:table-cell>
          <table:table-cell table:formula="of:=2*0.0000000002013*COS([.C224]*PI()/180)*[.D224]*PI()/180" office:value-type="float" office:value="0.00000000000228173686159581" calcext:value-type="float">
            <text:p/>
          </table:table-cell>
          <table:table-cell table:formula="of:=4.135668E-015*300000000/[.G224]/1000" office:value-type="float" office:value="4.05272967411648" calcext:value-type="float">
            <text:p/>
          </table:table-cell>
          <table:table-cell table:formula="of:=4.135668E-015*300000000*[.H224]/[.G224]/[.G224]/1000" office:value-type="float" office:value="0.0302060480499895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A225]/2" office:value-type="float" office:value="49.5" calcext:value-type="float">
            <text:p/>
          </table:table-cell>
          <table:table-cell table:formula="of:=[.B225]/2" office:value-type="float" office:value="0.5" calcext:value-type="float">
            <text:p/>
          </table:table-cell>
          <table:table-cell office:value-type="float" office:value="2920" calcext:value-type="float">
            <text:p>2920</text:p>
          </table:table-cell>
          <table:table-cell table:formula="of:=SQRT([.E225])" office:value-type="float" office:value="54.0370243444252" calcext:value-type="float">
            <text:p/>
          </table:table-cell>
          <table:table-cell table:formula="of:=2*0.0000000002013*SIN([.C225]*PI()/180)" office:value-type="float" office:value="0.000000000306139441750573" calcext:value-type="float">
            <text:p/>
          </table:table-cell>
          <table:table-cell table:formula="of:=2*0.0000000002013*COS([.C225]*PI()/180)*[.D225]*PI()/180" office:value-type="float" office:value="0.00000000000228173686159581" calcext:value-type="float">
            <text:p/>
          </table:table-cell>
          <table:table-cell table:formula="of:=4.135668E-015*300000000/[.G225]/1000" office:value-type="float" office:value="4.05272967411648" calcext:value-type="float">
            <text:p/>
          </table:table-cell>
          <table:table-cell table:formula="of:=4.135668E-015*300000000*[.H225]/[.G225]/[.G225]/1000" office:value-type="float" office:value="0.0302060480499895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A226]/2" office:value-type="float" office:value="49.5" calcext:value-type="float">
            <text:p/>
          </table:table-cell>
          <table:table-cell table:formula="of:=[.B226]/2" office:value-type="float" office:value="0.5" calcext:value-type="float">
            <text:p/>
          </table:table-cell>
          <table:table-cell office:value-type="float" office:value="2933" calcext:value-type="float">
            <text:p>2933</text:p>
          </table:table-cell>
          <table:table-cell table:formula="of:=SQRT([.E226])" office:value-type="float" office:value="54.157178656204" calcext:value-type="float">
            <text:p/>
          </table:table-cell>
          <table:table-cell table:formula="of:=2*0.0000000002013*SIN([.C226]*PI()/180)" office:value-type="float" office:value="0.000000000306139441750573" calcext:value-type="float">
            <text:p/>
          </table:table-cell>
          <table:table-cell table:formula="of:=2*0.0000000002013*COS([.C226]*PI()/180)*[.D226]*PI()/180" office:value-type="float" office:value="0.00000000000228173686159581" calcext:value-type="float">
            <text:p/>
          </table:table-cell>
          <table:table-cell table:formula="of:=4.135668E-015*300000000/[.G226]/1000" office:value-type="float" office:value="4.05272967411648" calcext:value-type="float">
            <text:p/>
          </table:table-cell>
          <table:table-cell table:formula="of:=4.135668E-015*300000000*[.H226]/[.G226]/[.G226]/1000" office:value-type="float" office:value="0.0302060480499895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A227]/2" office:value-type="float" office:value="49.5" calcext:value-type="float">
            <text:p/>
          </table:table-cell>
          <table:table-cell table:formula="of:=[.B227]/2" office:value-type="float" office:value="0.5" calcext:value-type="float">
            <text:p/>
          </table:table-cell>
          <table:table-cell office:value-type="float" office:value="2978" calcext:value-type="float">
            <text:p>2978</text:p>
          </table:table-cell>
          <table:table-cell table:formula="of:=SQRT([.E227])" office:value-type="float" office:value="54.571054598569" calcext:value-type="float">
            <text:p/>
          </table:table-cell>
          <table:table-cell table:formula="of:=2*0.0000000002013*SIN([.C227]*PI()/180)" office:value-type="float" office:value="0.000000000306139441750573" calcext:value-type="float">
            <text:p/>
          </table:table-cell>
          <table:table-cell table:formula="of:=2*0.0000000002013*COS([.C227]*PI()/180)*[.D227]*PI()/180" office:value-type="float" office:value="0.00000000000228173686159581" calcext:value-type="float">
            <text:p/>
          </table:table-cell>
          <table:table-cell table:formula="of:=4.135668E-015*300000000/[.G227]/1000" office:value-type="float" office:value="4.05272967411648" calcext:value-type="float">
            <text:p/>
          </table:table-cell>
          <table:table-cell table:formula="of:=4.135668E-015*300000000*[.H227]/[.G227]/[.G227]/1000" office:value-type="float" office:value="0.0302060480499895" calcext:value-type="float">
            <text:p/>
          </table:table-cell>
        </table:table-row>
        <table:table-row table:style-name="ro1">
          <table:table-cell office:value-type="float" office:value="99.25" calcext:value-type="float">
            <text:p>99.25</text:p>
          </table:table-cell>
          <table:table-cell office:value-type="float" office:value="1" calcext:value-type="float">
            <text:p>1</text:p>
          </table:table-cell>
          <table:table-cell table:formula="of:=[.A228]/2" office:value-type="float" office:value="49.625" calcext:value-type="float">
            <text:p/>
          </table:table-cell>
          <table:table-cell table:formula="of:=[.B228]/2" office:value-type="float" office:value="0.5" calcext:value-type="float">
            <text:p/>
          </table:table-cell>
          <table:table-cell office:value-type="float" office:value="3240" calcext:value-type="float">
            <text:p>3240</text:p>
          </table:table-cell>
          <table:table-cell table:formula="of:=SQRT([.E228])" office:value-type="float" office:value="56.9209978830308" calcext:value-type="float">
            <text:p/>
          </table:table-cell>
          <table:table-cell table:formula="of:=2*0.0000000002013*SIN([.C228]*PI()/180)" office:value-type="float" office:value="0.000000000306709146955884" calcext:value-type="float">
            <text:p/>
          </table:table-cell>
          <table:table-cell table:formula="of:=2*0.0000000002013*COS([.C228]*PI()/180)*[.D228]*PI()/180" office:value-type="float" office:value="0.00000000000227590297316276" calcext:value-type="float">
            <text:p/>
          </table:table-cell>
          <table:table-cell table:formula="of:=4.135668E-015*300000000/[.G228]/1000" office:value-type="float" office:value="4.04520182170654" calcext:value-type="float">
            <text:p/>
          </table:table-cell>
          <table:table-cell table:formula="of:=4.135668E-015*300000000*[.H228]/[.G228]/[.G228]/1000" office:value-type="float" office:value="0.0300169947471099" calcext:value-type="float">
            <text:p/>
          </table:table-cell>
        </table:table-row>
        <table:table-row table:style-name="ro1">
          <table:table-cell office:value-type="float" office:value="99.25" calcext:value-type="float">
            <text:p>99.25</text:p>
          </table:table-cell>
          <table:table-cell office:value-type="float" office:value="1" calcext:value-type="float">
            <text:p>1</text:p>
          </table:table-cell>
          <table:table-cell table:formula="of:=[.A229]/2" office:value-type="float" office:value="49.625" calcext:value-type="float">
            <text:p/>
          </table:table-cell>
          <table:table-cell table:formula="of:=[.B229]/2" office:value-type="float" office:value="0.5" calcext:value-type="float">
            <text:p/>
          </table:table-cell>
          <table:table-cell office:value-type="float" office:value="3161" calcext:value-type="float">
            <text:p>3161</text:p>
          </table:table-cell>
          <table:table-cell table:formula="of:=SQRT([.E229])" office:value-type="float" office:value="56.2227711874824" calcext:value-type="float">
            <text:p/>
          </table:table-cell>
          <table:table-cell table:formula="of:=2*0.0000000002013*SIN([.C229]*PI()/180)" office:value-type="float" office:value="0.000000000306709146955884" calcext:value-type="float">
            <text:p/>
          </table:table-cell>
          <table:table-cell table:formula="of:=2*0.0000000002013*COS([.C229]*PI()/180)*[.D229]*PI()/180" office:value-type="float" office:value="0.00000000000227590297316276" calcext:value-type="float">
            <text:p/>
          </table:table-cell>
          <table:table-cell table:formula="of:=4.135668E-015*300000000/[.G229]/1000" office:value-type="float" office:value="4.04520182170654" calcext:value-type="float">
            <text:p/>
          </table:table-cell>
          <table:table-cell table:formula="of:=4.135668E-015*300000000*[.H229]/[.G229]/[.G229]/1000" office:value-type="float" office:value="0.0300169947471099" calcext:value-type="float">
            <text:p/>
          </table:table-cell>
        </table:table-row>
        <table:table-row table:style-name="ro1">
          <table:table-cell office:value-type="float" office:value="99.25" calcext:value-type="float">
            <text:p>99.25</text:p>
          </table:table-cell>
          <table:table-cell office:value-type="float" office:value="1" calcext:value-type="float">
            <text:p>1</text:p>
          </table:table-cell>
          <table:table-cell table:formula="of:=[.A230]/2" office:value-type="float" office:value="49.625" calcext:value-type="float">
            <text:p/>
          </table:table-cell>
          <table:table-cell table:formula="of:=[.B230]/2" office:value-type="float" office:value="0.5" calcext:value-type="float">
            <text:p/>
          </table:table-cell>
          <table:table-cell office:value-type="float" office:value="3137" calcext:value-type="float">
            <text:p>3137</text:p>
          </table:table-cell>
          <table:table-cell table:formula="of:=SQRT([.E230])" office:value-type="float" office:value="56.0089278597618" calcext:value-type="float">
            <text:p/>
          </table:table-cell>
          <table:table-cell table:formula="of:=2*0.0000000002013*SIN([.C230]*PI()/180)" office:value-type="float" office:value="0.000000000306709146955884" calcext:value-type="float">
            <text:p/>
          </table:table-cell>
          <table:table-cell table:formula="of:=2*0.0000000002013*COS([.C230]*PI()/180)*[.D230]*PI()/180" office:value-type="float" office:value="0.00000000000227590297316276" calcext:value-type="float">
            <text:p/>
          </table:table-cell>
          <table:table-cell table:formula="of:=4.135668E-015*300000000/[.G230]/1000" office:value-type="float" office:value="4.04520182170654" calcext:value-type="float">
            <text:p/>
          </table:table-cell>
          <table:table-cell table:formula="of:=4.135668E-015*300000000*[.H230]/[.G230]/[.G230]/1000" office:value-type="float" office:value="0.0300169947471099" calcext:value-type="float">
            <text:p/>
          </table:table-cell>
        </table:table-row>
        <table:table-row table:style-name="ro1">
          <table:table-cell office:value-type="float" office:value="99.25" calcext:value-type="float">
            <text:p>99.25</text:p>
          </table:table-cell>
          <table:table-cell office:value-type="float" office:value="1" calcext:value-type="float">
            <text:p>1</text:p>
          </table:table-cell>
          <table:table-cell table:formula="of:=[.A231]/2" office:value-type="float" office:value="49.625" calcext:value-type="float">
            <text:p/>
          </table:table-cell>
          <table:table-cell table:formula="of:=[.B231]/2" office:value-type="float" office:value="0.5" calcext:value-type="float">
            <text:p/>
          </table:table-cell>
          <table:table-cell office:value-type="float" office:value="3176" calcext:value-type="float">
            <text:p>3176</text:p>
          </table:table-cell>
          <table:table-cell table:formula="of:=SQRT([.E231])" office:value-type="float" office:value="56.3560112144215" calcext:value-type="float">
            <text:p/>
          </table:table-cell>
          <table:table-cell table:formula="of:=2*0.0000000002013*SIN([.C231]*PI()/180)" office:value-type="float" office:value="0.000000000306709146955884" calcext:value-type="float">
            <text:p/>
          </table:table-cell>
          <table:table-cell table:formula="of:=2*0.0000000002013*COS([.C231]*PI()/180)*[.D231]*PI()/180" office:value-type="float" office:value="0.00000000000227590297316276" calcext:value-type="float">
            <text:p/>
          </table:table-cell>
          <table:table-cell table:formula="of:=4.135668E-015*300000000/[.G231]/1000" office:value-type="float" office:value="4.04520182170654" calcext:value-type="float">
            <text:p/>
          </table:table-cell>
          <table:table-cell table:formula="of:=4.135668E-015*300000000*[.H231]/[.G231]/[.G231]/1000" office:value-type="float" office:value="0.0300169947471099" calcext:value-type="float">
            <text:p/>
          </table:table-cell>
        </table:table-row>
        <table:table-row table:style-name="ro1">
          <table:table-cell office:value-type="float" office:value="99.25" calcext:value-type="float">
            <text:p>99.25</text:p>
          </table:table-cell>
          <table:table-cell office:value-type="float" office:value="1" calcext:value-type="float">
            <text:p>1</text:p>
          </table:table-cell>
          <table:table-cell table:formula="of:=[.A232]/2" office:value-type="float" office:value="49.625" calcext:value-type="float">
            <text:p/>
          </table:table-cell>
          <table:table-cell table:formula="of:=[.B232]/2" office:value-type="float" office:value="0.5" calcext:value-type="float">
            <text:p/>
          </table:table-cell>
          <table:table-cell office:value-type="float" office:value="3209" calcext:value-type="float">
            <text:p>3209</text:p>
          </table:table-cell>
          <table:table-cell table:formula="of:=SQRT([.E232])" office:value-type="float" office:value="56.6480361530742" calcext:value-type="float">
            <text:p/>
          </table:table-cell>
          <table:table-cell table:formula="of:=2*0.0000000002013*SIN([.C232]*PI()/180)" office:value-type="float" office:value="0.000000000306709146955884" calcext:value-type="float">
            <text:p/>
          </table:table-cell>
          <table:table-cell table:formula="of:=2*0.0000000002013*COS([.C232]*PI()/180)*[.D232]*PI()/180" office:value-type="float" office:value="0.00000000000227590297316276" calcext:value-type="float">
            <text:p/>
          </table:table-cell>
          <table:table-cell table:formula="of:=4.135668E-015*300000000/[.G232]/1000" office:value-type="float" office:value="4.04520182170654" calcext:value-type="float">
            <text:p/>
          </table:table-cell>
          <table:table-cell table:formula="of:=4.135668E-015*300000000*[.H232]/[.G232]/[.G232]/1000" office:value-type="float" office:value="0.0300169947471099" calcext:value-type="float">
            <text:p/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" calcext:value-type="float">
            <text:p>1</text:p>
          </table:table-cell>
          <table:table-cell table:formula="of:=[.A233]/2" office:value-type="float" office:value="49.75" calcext:value-type="float">
            <text:p/>
          </table:table-cell>
          <table:table-cell table:formula="of:=[.B233]/2" office:value-type="float" office:value="0.5" calcext:value-type="float">
            <text:p/>
          </table:table-cell>
          <table:table-cell office:value-type="float" office:value="2974" calcext:value-type="float">
            <text:p>2974</text:p>
          </table:table-cell>
          <table:table-cell table:formula="of:=SQRT([.E233])" office:value-type="float" office:value="54.5343928177439" calcext:value-type="float">
            <text:p/>
          </table:table-cell>
          <table:table-cell table:formula="of:=2*0.0000000002013*SIN([.C233]*PI()/180)" office:value-type="float" office:value="0.000000000307277392334446" calcext:value-type="float">
            <text:p/>
          </table:table-cell>
          <table:table-cell table:formula="of:=2*0.0000000002013*COS([.C233]*PI()/180)*[.D233]*PI()/180" office:value-type="float" office:value="0.00000000000227005825223882" calcext:value-type="float">
            <text:p/>
          </table:table-cell>
          <table:table-cell table:formula="of:=4.135668E-015*300000000/[.G233]/1000" office:value-type="float" office:value="4.0377210655628" calcext:value-type="float">
            <text:p/>
          </table:table-cell>
          <table:table-cell table:formula="of:=4.135668E-015*300000000*[.H233]/[.G233]/[.G233]/1000" office:value-type="float" office:value="0.0298292756114745" calcext:value-type="float">
            <text:p/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" calcext:value-type="float">
            <text:p>1</text:p>
          </table:table-cell>
          <table:table-cell table:formula="of:=[.A234]/2" office:value-type="float" office:value="49.75" calcext:value-type="float">
            <text:p/>
          </table:table-cell>
          <table:table-cell table:formula="of:=[.B234]/2" office:value-type="float" office:value="0.5" calcext:value-type="float">
            <text:p/>
          </table:table-cell>
          <table:table-cell office:value-type="float" office:value="2874" calcext:value-type="float">
            <text:p>2874</text:p>
          </table:table-cell>
          <table:table-cell table:formula="of:=SQRT([.E234])" office:value-type="float" office:value="53.6097006147208" calcext:value-type="float">
            <text:p/>
          </table:table-cell>
          <table:table-cell table:formula="of:=2*0.0000000002013*SIN([.C234]*PI()/180)" office:value-type="float" office:value="0.000000000307277392334446" calcext:value-type="float">
            <text:p/>
          </table:table-cell>
          <table:table-cell table:formula="of:=2*0.0000000002013*COS([.C234]*PI()/180)*[.D234]*PI()/180" office:value-type="float" office:value="0.00000000000227005825223882" calcext:value-type="float">
            <text:p/>
          </table:table-cell>
          <table:table-cell table:formula="of:=4.135668E-015*300000000/[.G234]/1000" office:value-type="float" office:value="4.0377210655628" calcext:value-type="float">
            <text:p/>
          </table:table-cell>
          <table:table-cell table:formula="of:=4.135668E-015*300000000*[.H234]/[.G234]/[.G234]/1000" office:value-type="float" office:value="0.0298292756114745" calcext:value-type="float">
            <text:p/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" calcext:value-type="float">
            <text:p>1</text:p>
          </table:table-cell>
          <table:table-cell table:formula="of:=[.A235]/2" office:value-type="float" office:value="49.75" calcext:value-type="float">
            <text:p/>
          </table:table-cell>
          <table:table-cell table:formula="of:=[.B235]/2" office:value-type="float" office:value="0.5" calcext:value-type="float">
            <text:p/>
          </table:table-cell>
          <table:table-cell office:value-type="float" office:value="2904" calcext:value-type="float">
            <text:p>2904</text:p>
          </table:table-cell>
          <table:table-cell table:formula="of:=SQRT([.E235])" office:value-type="float" office:value="53.8887743412299" calcext:value-type="float">
            <text:p/>
          </table:table-cell>
          <table:table-cell table:formula="of:=2*0.0000000002013*SIN([.C235]*PI()/180)" office:value-type="float" office:value="0.000000000307277392334446" calcext:value-type="float">
            <text:p/>
          </table:table-cell>
          <table:table-cell table:formula="of:=2*0.0000000002013*COS([.C235]*PI()/180)*[.D235]*PI()/180" office:value-type="float" office:value="0.00000000000227005825223882" calcext:value-type="float">
            <text:p/>
          </table:table-cell>
          <table:table-cell table:formula="of:=4.135668E-015*300000000/[.G235]/1000" office:value-type="float" office:value="4.0377210655628" calcext:value-type="float">
            <text:p/>
          </table:table-cell>
          <table:table-cell table:formula="of:=4.135668E-015*300000000*[.H235]/[.G235]/[.G235]/1000" office:value-type="float" office:value="0.0298292756114745" calcext:value-type="float">
            <text:p/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" calcext:value-type="float">
            <text:p>1</text:p>
          </table:table-cell>
          <table:table-cell table:formula="of:=[.A236]/2" office:value-type="float" office:value="49.75" calcext:value-type="float">
            <text:p/>
          </table:table-cell>
          <table:table-cell table:formula="of:=[.B236]/2" office:value-type="float" office:value="0.5" calcext:value-type="float">
            <text:p/>
          </table:table-cell>
          <table:table-cell office:value-type="float" office:value="2994" calcext:value-type="float">
            <text:p>2994</text:p>
          </table:table-cell>
          <table:table-cell table:formula="of:=SQRT([.E236])" office:value-type="float" office:value="54.7174560812178" calcext:value-type="float">
            <text:p/>
          </table:table-cell>
          <table:table-cell table:formula="of:=2*0.0000000002013*SIN([.C236]*PI()/180)" office:value-type="float" office:value="0.000000000307277392334446" calcext:value-type="float">
            <text:p/>
          </table:table-cell>
          <table:table-cell table:formula="of:=2*0.0000000002013*COS([.C236]*PI()/180)*[.D236]*PI()/180" office:value-type="float" office:value="0.00000000000227005825223882" calcext:value-type="float">
            <text:p/>
          </table:table-cell>
          <table:table-cell table:formula="of:=4.135668E-015*300000000/[.G236]/1000" office:value-type="float" office:value="4.0377210655628" calcext:value-type="float">
            <text:p/>
          </table:table-cell>
          <table:table-cell table:formula="of:=4.135668E-015*300000000*[.H236]/[.G236]/[.G236]/1000" office:value-type="float" office:value="0.0298292756114745" calcext:value-type="float">
            <text:p/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" calcext:value-type="float">
            <text:p>1</text:p>
          </table:table-cell>
          <table:table-cell table:formula="of:=[.A237]/2" office:value-type="float" office:value="49.75" calcext:value-type="float">
            <text:p/>
          </table:table-cell>
          <table:table-cell table:formula="of:=[.B237]/2" office:value-type="float" office:value="0.5" calcext:value-type="float">
            <text:p/>
          </table:table-cell>
          <table:table-cell office:value-type="float" office:value="3045" calcext:value-type="float">
            <text:p>3045</text:p>
          </table:table-cell>
          <table:table-cell table:formula="of:=SQRT([.E237])" office:value-type="float" office:value="55.1815186452856" calcext:value-type="float">
            <text:p/>
          </table:table-cell>
          <table:table-cell table:formula="of:=2*0.0000000002013*SIN([.C237]*PI()/180)" office:value-type="float" office:value="0.000000000307277392334446" calcext:value-type="float">
            <text:p/>
          </table:table-cell>
          <table:table-cell table:formula="of:=2*0.0000000002013*COS([.C237]*PI()/180)*[.D237]*PI()/180" office:value-type="float" office:value="0.00000000000227005825223882" calcext:value-type="float">
            <text:p/>
          </table:table-cell>
          <table:table-cell table:formula="of:=4.135668E-015*300000000/[.G237]/1000" office:value-type="float" office:value="4.0377210655628" calcext:value-type="float">
            <text:p/>
          </table:table-cell>
          <table:table-cell table:formula="of:=4.135668E-015*300000000*[.H237]/[.G237]/[.G237]/1000" office:value-type="float" office:value="0.0298292756114745" calcext:value-type="float">
            <text:p/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table:formula="of:=[.A238]/2" office:value-type="float" office:value="49.875" calcext:value-type="float">
            <text:p/>
          </table:table-cell>
          <table:table-cell table:formula="of:=[.B238]/2" office:value-type="float" office:value="0.5" calcext:value-type="float">
            <text:p/>
          </table:table-cell>
          <table:table-cell office:value-type="float" office:value="2050" calcext:value-type="float">
            <text:p>2050</text:p>
          </table:table-cell>
          <table:table-cell table:formula="of:=SQRT([.E238])" office:value-type="float" office:value="45.2769256906871" calcext:value-type="float">
            <text:p/>
          </table:table-cell>
          <table:table-cell table:formula="of:=2*0.0000000002013*SIN([.C238]*PI()/180)" office:value-type="float" office:value="0.000000000307844175181614" calcext:value-type="float">
            <text:p/>
          </table:table-cell>
          <table:table-cell table:formula="of:=2*0.0000000002013*COS([.C238]*PI()/180)*[.D238]*PI()/180" office:value-type="float" office:value="0.00000000000226420272664281" calcext:value-type="float">
            <text:p/>
          </table:table-cell>
          <table:table-cell table:formula="of:=4.135668E-015*300000000/[.G238]/1000" office:value-type="float" office:value="4.03028707386796" calcext:value-type="float">
            <text:p/>
          </table:table-cell>
          <table:table-cell table:formula="of:=4.135668E-015*300000000*[.H238]/[.G238]/[.G238]/1000" office:value-type="float" office:value="0.0296428768756841" calcext:value-type="float">
            <text:p/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table:formula="of:=[.A239]/2" office:value-type="float" office:value="49.875" calcext:value-type="float">
            <text:p/>
          </table:table-cell>
          <table:table-cell table:formula="of:=[.B239]/2" office:value-type="float" office:value="0.5" calcext:value-type="float">
            <text:p/>
          </table:table-cell>
          <table:table-cell office:value-type="float" office:value="2044" calcext:value-type="float">
            <text:p>2044</text:p>
          </table:table-cell>
          <table:table-cell table:formula="of:=SQRT([.E239])" office:value-type="float" office:value="45.2106182218293" calcext:value-type="float">
            <text:p/>
          </table:table-cell>
          <table:table-cell table:formula="of:=2*0.0000000002013*SIN([.C239]*PI()/180)" office:value-type="float" office:value="0.000000000307844175181614" calcext:value-type="float">
            <text:p/>
          </table:table-cell>
          <table:table-cell table:formula="of:=2*0.0000000002013*COS([.C239]*PI()/180)*[.D239]*PI()/180" office:value-type="float" office:value="0.00000000000226420272664281" calcext:value-type="float">
            <text:p/>
          </table:table-cell>
          <table:table-cell table:formula="of:=4.135668E-015*300000000/[.G239]/1000" office:value-type="float" office:value="4.03028707386796" calcext:value-type="float">
            <text:p/>
          </table:table-cell>
          <table:table-cell table:formula="of:=4.135668E-015*300000000*[.H239]/[.G239]/[.G239]/1000" office:value-type="float" office:value="0.0296428768756841" calcext:value-type="float">
            <text:p/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table:formula="of:=[.A240]/2" office:value-type="float" office:value="49.875" calcext:value-type="float">
            <text:p/>
          </table:table-cell>
          <table:table-cell table:formula="of:=[.B240]/2" office:value-type="float" office:value="0.5" calcext:value-type="float">
            <text:p/>
          </table:table-cell>
          <table:table-cell office:value-type="float" office:value="2021" calcext:value-type="float">
            <text:p>2021</text:p>
          </table:table-cell>
          <table:table-cell table:formula="of:=SQRT([.E240])" office:value-type="float" office:value="44.9555335859781" calcext:value-type="float">
            <text:p/>
          </table:table-cell>
          <table:table-cell table:formula="of:=2*0.0000000002013*SIN([.C240]*PI()/180)" office:value-type="float" office:value="0.000000000307844175181614" calcext:value-type="float">
            <text:p/>
          </table:table-cell>
          <table:table-cell table:formula="of:=2*0.0000000002013*COS([.C240]*PI()/180)*[.D240]*PI()/180" office:value-type="float" office:value="0.00000000000226420272664281" calcext:value-type="float">
            <text:p/>
          </table:table-cell>
          <table:table-cell table:formula="of:=4.135668E-015*300000000/[.G240]/1000" office:value-type="float" office:value="4.03028707386796" calcext:value-type="float">
            <text:p/>
          </table:table-cell>
          <table:table-cell table:formula="of:=4.135668E-015*300000000*[.H240]/[.G240]/[.G240]/1000" office:value-type="float" office:value="0.0296428768756841" calcext:value-type="float">
            <text:p/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table:formula="of:=[.A241]/2" office:value-type="float" office:value="49.875" calcext:value-type="float">
            <text:p/>
          </table:table-cell>
          <table:table-cell table:formula="of:=[.B241]/2" office:value-type="float" office:value="0.5" calcext:value-type="float">
            <text:p/>
          </table:table-cell>
          <table:table-cell office:value-type="float" office:value="2093" calcext:value-type="float">
            <text:p>2093</text:p>
          </table:table-cell>
          <table:table-cell table:formula="of:=SQRT([.E241])" office:value-type="float" office:value="45.7493169347915" calcext:value-type="float">
            <text:p/>
          </table:table-cell>
          <table:table-cell table:formula="of:=2*0.0000000002013*SIN([.C241]*PI()/180)" office:value-type="float" office:value="0.000000000307844175181614" calcext:value-type="float">
            <text:p/>
          </table:table-cell>
          <table:table-cell table:formula="of:=2*0.0000000002013*COS([.C241]*PI()/180)*[.D241]*PI()/180" office:value-type="float" office:value="0.00000000000226420272664281" calcext:value-type="float">
            <text:p/>
          </table:table-cell>
          <table:table-cell table:formula="of:=4.135668E-015*300000000/[.G241]/1000" office:value-type="float" office:value="4.03028707386796" calcext:value-type="float">
            <text:p/>
          </table:table-cell>
          <table:table-cell table:formula="of:=4.135668E-015*300000000*[.H241]/[.G241]/[.G241]/1000" office:value-type="float" office:value="0.0296428768756841" calcext:value-type="float">
            <text:p/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table:formula="of:=[.A242]/2" office:value-type="float" office:value="49.875" calcext:value-type="float">
            <text:p/>
          </table:table-cell>
          <table:table-cell table:formula="of:=[.B242]/2" office:value-type="float" office:value="0.5" calcext:value-type="float">
            <text:p/>
          </table:table-cell>
          <table:table-cell office:value-type="float" office:value="2095" calcext:value-type="float">
            <text:p>2095</text:p>
          </table:table-cell>
          <table:table-cell table:formula="of:=SQRT([.E242])" office:value-type="float" office:value="45.7711699653832" calcext:value-type="float">
            <text:p/>
          </table:table-cell>
          <table:table-cell table:formula="of:=2*0.0000000002013*SIN([.C242]*PI()/180)" office:value-type="float" office:value="0.000000000307844175181614" calcext:value-type="float">
            <text:p/>
          </table:table-cell>
          <table:table-cell table:formula="of:=2*0.0000000002013*COS([.C242]*PI()/180)*[.D242]*PI()/180" office:value-type="float" office:value="0.00000000000226420272664281" calcext:value-type="float">
            <text:p/>
          </table:table-cell>
          <table:table-cell table:formula="of:=4.135668E-015*300000000/[.G242]/1000" office:value-type="float" office:value="4.03028707386796" calcext:value-type="float">
            <text:p/>
          </table:table-cell>
          <table:table-cell table:formula="of:=4.135668E-015*300000000*[.H242]/[.G242]/[.G242]/1000" office:value-type="float" office:value="0.0296428768756841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3]/2" office:value-type="float" office:value="50" calcext:value-type="float">
            <text:p/>
          </table:table-cell>
          <table:table-cell table:formula="of:=[.B243]/2" office:value-type="float" office:value="0.5" calcext:value-type="float">
            <text:p/>
          </table:table-cell>
          <table:table-cell office:value-type="float" office:value="1169" calcext:value-type="float">
            <text:p>1169</text:p>
          </table:table-cell>
          <table:table-cell table:formula="of:=SQRT([.E243])" office:value-type="float" office:value="34.1906419945575" calcext:value-type="float">
            <text:p/>
          </table:table-cell>
          <table:table-cell table:formula="of:=2*0.0000000002013*SIN([.C243]*PI()/180)" office:value-type="float" office:value="0.000000000308409492799701" calcext:value-type="float">
            <text:p/>
          </table:table-cell>
          <table:table-cell table:formula="of:=2*0.0000000002013*COS([.C243]*PI()/180)*[.D243]*PI()/180" office:value-type="float" office:value="0.00000000000225833642424493" calcext:value-type="float">
            <text:p/>
          </table:table-cell>
          <table:table-cell table:formula="of:=4.135668E-015*300000000/[.G243]/1000" office:value-type="float" office:value="4.02289951822522" calcext:value-type="float">
            <text:p/>
          </table:table-cell>
          <table:table-cell table:formula="of:=4.135668E-015*300000000*[.H243]/[.G243]/[.G243]/1000" office:value-type="float" office:value="0.0294577849423908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4]/2" office:value-type="float" office:value="50" calcext:value-type="float">
            <text:p/>
          </table:table-cell>
          <table:table-cell table:formula="of:=[.B244]/2" office:value-type="float" office:value="0.5" calcext:value-type="float">
            <text:p/>
          </table:table-cell>
          <table:table-cell office:value-type="float" office:value="1201" calcext:value-type="float">
            <text:p>1201</text:p>
          </table:table-cell>
          <table:table-cell table:formula="of:=SQRT([.E244])" office:value-type="float" office:value="34.6554469023269" calcext:value-type="float">
            <text:p/>
          </table:table-cell>
          <table:table-cell table:formula="of:=2*0.0000000002013*SIN([.C244]*PI()/180)" office:value-type="float" office:value="0.000000000308409492799701" calcext:value-type="float">
            <text:p/>
          </table:table-cell>
          <table:table-cell table:formula="of:=2*0.0000000002013*COS([.C244]*PI()/180)*[.D244]*PI()/180" office:value-type="float" office:value="0.00000000000225833642424493" calcext:value-type="float">
            <text:p/>
          </table:table-cell>
          <table:table-cell table:formula="of:=4.135668E-015*300000000/[.G244]/1000" office:value-type="float" office:value="4.02289951822522" calcext:value-type="float">
            <text:p/>
          </table:table-cell>
          <table:table-cell table:formula="of:=4.135668E-015*300000000*[.H244]/[.G244]/[.G244]/1000" office:value-type="float" office:value="0.0294577849423908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5]/2" office:value-type="float" office:value="50" calcext:value-type="float">
            <text:p/>
          </table:table-cell>
          <table:table-cell table:formula="of:=[.B245]/2" office:value-type="float" office:value="0.5" calcext:value-type="float">
            <text:p/>
          </table:table-cell>
          <table:table-cell office:value-type="float" office:value="1152" calcext:value-type="float">
            <text:p>1152</text:p>
          </table:table-cell>
          <table:table-cell table:formula="of:=SQRT([.E245])" office:value-type="float" office:value="33.9411254969543" calcext:value-type="float">
            <text:p/>
          </table:table-cell>
          <table:table-cell table:formula="of:=2*0.0000000002013*SIN([.C245]*PI()/180)" office:value-type="float" office:value="0.000000000308409492799701" calcext:value-type="float">
            <text:p/>
          </table:table-cell>
          <table:table-cell table:formula="of:=2*0.0000000002013*COS([.C245]*PI()/180)*[.D245]*PI()/180" office:value-type="float" office:value="0.00000000000225833642424493" calcext:value-type="float">
            <text:p/>
          </table:table-cell>
          <table:table-cell table:formula="of:=4.135668E-015*300000000/[.G245]/1000" office:value-type="float" office:value="4.02289951822522" calcext:value-type="float">
            <text:p/>
          </table:table-cell>
          <table:table-cell table:formula="of:=4.135668E-015*300000000*[.H245]/[.G245]/[.G245]/1000" office:value-type="float" office:value="0.0294577849423908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6]/2" office:value-type="float" office:value="50" calcext:value-type="float">
            <text:p/>
          </table:table-cell>
          <table:table-cell table:formula="of:=[.B246]/2" office:value-type="float" office:value="0.5" calcext:value-type="float">
            <text:p/>
          </table:table-cell>
          <table:table-cell office:value-type="float" office:value="1214" calcext:value-type="float">
            <text:p>1214</text:p>
          </table:table-cell>
          <table:table-cell table:formula="of:=SQRT([.E246])" office:value-type="float" office:value="34.8425027803687" calcext:value-type="float">
            <text:p/>
          </table:table-cell>
          <table:table-cell table:formula="of:=2*0.0000000002013*SIN([.C246]*PI()/180)" office:value-type="float" office:value="0.000000000308409492799701" calcext:value-type="float">
            <text:p/>
          </table:table-cell>
          <table:table-cell table:formula="of:=2*0.0000000002013*COS([.C246]*PI()/180)*[.D246]*PI()/180" office:value-type="float" office:value="0.00000000000225833642424493" calcext:value-type="float">
            <text:p/>
          </table:table-cell>
          <table:table-cell table:formula="of:=4.135668E-015*300000000/[.G246]/1000" office:value-type="float" office:value="4.02289951822522" calcext:value-type="float">
            <text:p/>
          </table:table-cell>
          <table:table-cell table:formula="of:=4.135668E-015*300000000*[.H246]/[.G246]/[.G246]/1000" office:value-type="float" office:value="0.0294577849423908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247]/2" office:value-type="float" office:value="50" calcext:value-type="float">
            <text:p/>
          </table:table-cell>
          <table:table-cell table:formula="of:=[.B247]/2" office:value-type="float" office:value="0.5" calcext:value-type="float">
            <text:p/>
          </table:table-cell>
          <table:table-cell office:value-type="float" office:value="1162" calcext:value-type="float">
            <text:p>1162</text:p>
          </table:table-cell>
          <table:table-cell table:formula="of:=SQRT([.E247])" office:value-type="float" office:value="34.0881210981186" calcext:value-type="float">
            <text:p/>
          </table:table-cell>
          <table:table-cell table:formula="of:=2*0.0000000002013*SIN([.C247]*PI()/180)" office:value-type="float" office:value="0.000000000308409492799701" calcext:value-type="float">
            <text:p/>
          </table:table-cell>
          <table:table-cell table:formula="of:=2*0.0000000002013*COS([.C247]*PI()/180)*[.D247]*PI()/180" office:value-type="float" office:value="0.00000000000225833642424493" calcext:value-type="float">
            <text:p/>
          </table:table-cell>
          <table:table-cell table:formula="of:=4.135668E-015*300000000/[.G247]/1000" office:value-type="float" office:value="4.02289951822522" calcext:value-type="float">
            <text:p/>
          </table:table-cell>
          <table:table-cell table:formula="of:=4.135668E-015*300000000*[.H247]/[.G247]/[.G247]/1000" office:value-type="float" office:value="0.0294577849423908" calcext:value-type="float">
            <text:p/>
          </table:table-cell>
        </table:table-row>
        <table:table-row table:style-name="ro1">
          <table:table-cell office:value-type="float" office:value="100.25" calcext:value-type="float">
            <text:p>100.25</text:p>
          </table:table-cell>
          <table:table-cell office:value-type="float" office:value="1" calcext:value-type="float">
            <text:p>1</text:p>
          </table:table-cell>
          <table:table-cell table:formula="of:=[.A248]/2" office:value-type="float" office:value="50.125" calcext:value-type="float">
            <text:p/>
          </table:table-cell>
          <table:table-cell table:formula="of:=[.B248]/2" office:value-type="float" office:value="0.5" calcext:value-type="float">
            <text:p/>
          </table:table-cell>
          <table:table-cell office:value-type="float" office:value="490" calcext:value-type="float">
            <text:p>490</text:p>
          </table:table-cell>
          <table:table-cell table:formula="of:=SQRT([.E248])" office:value-type="float" office:value="22.1359436211787" calcext:value-type="float">
            <text:p/>
          </table:table-cell>
          <table:table-cell table:formula="of:=2*0.0000000002013*SIN([.C248]*PI()/180)" office:value-type="float" office:value="0.000000000308973342497996" calcext:value-type="float">
            <text:p/>
          </table:table-cell>
          <table:table-cell table:formula="of:=2*0.0000000002013*COS([.C248]*PI()/180)*[.D248]*PI()/180" office:value-type="float" office:value="0.00000000000225245937296672" calcext:value-type="float">
            <text:p/>
          </table:table-cell>
          <table:table-cell table:formula="of:=4.135668E-015*300000000/[.G248]/1000" office:value-type="float" office:value="4.01555807361617" calcext:value-type="float">
            <text:p/>
          </table:table-cell>
          <table:table-cell table:formula="of:=4.135668E-015*300000000*[.H248]/[.G248]/[.G248]/1000" office:value-type="float" office:value="0.0292739863817461" calcext:value-type="float">
            <text:p/>
          </table:table-cell>
        </table:table-row>
        <table:table-row table:style-name="ro1">
          <table:table-cell office:value-type="float" office:value="100.25" calcext:value-type="float">
            <text:p>100.25</text:p>
          </table:table-cell>
          <table:table-cell office:value-type="float" office:value="1" calcext:value-type="float">
            <text:p>1</text:p>
          </table:table-cell>
          <table:table-cell table:formula="of:=[.A249]/2" office:value-type="float" office:value="50.125" calcext:value-type="float">
            <text:p/>
          </table:table-cell>
          <table:table-cell table:formula="of:=[.B249]/2" office:value-type="float" office:value="0.5" calcext:value-type="float">
            <text:p/>
          </table:table-cell>
          <table:table-cell office:value-type="float" office:value="461" calcext:value-type="float">
            <text:p>461</text:p>
          </table:table-cell>
          <table:table-cell table:formula="of:=SQRT([.E249])" office:value-type="float" office:value="21.4709105535839" calcext:value-type="float">
            <text:p/>
          </table:table-cell>
          <table:table-cell table:formula="of:=2*0.0000000002013*SIN([.C249]*PI()/180)" office:value-type="float" office:value="0.000000000308973342497996" calcext:value-type="float">
            <text:p/>
          </table:table-cell>
          <table:table-cell table:formula="of:=2*0.0000000002013*COS([.C249]*PI()/180)*[.D249]*PI()/180" office:value-type="float" office:value="0.00000000000225245937296672" calcext:value-type="float">
            <text:p/>
          </table:table-cell>
          <table:table-cell table:formula="of:=4.135668E-015*300000000/[.G249]/1000" office:value-type="float" office:value="4.01555807361617" calcext:value-type="float">
            <text:p/>
          </table:table-cell>
          <table:table-cell table:formula="of:=4.135668E-015*300000000*[.H249]/[.G249]/[.G249]/1000" office:value-type="float" office:value="0.0292739863817461" calcext:value-type="float">
            <text:p/>
          </table:table-cell>
        </table:table-row>
        <table:table-row table:style-name="ro1">
          <table:table-cell office:value-type="float" office:value="100.25" calcext:value-type="float">
            <text:p>100.25</text:p>
          </table:table-cell>
          <table:table-cell office:value-type="float" office:value="1" calcext:value-type="float">
            <text:p>1</text:p>
          </table:table-cell>
          <table:table-cell table:formula="of:=[.A250]/2" office:value-type="float" office:value="50.125" calcext:value-type="float">
            <text:p/>
          </table:table-cell>
          <table:table-cell table:formula="of:=[.B250]/2" office:value-type="float" office:value="0.5" calcext:value-type="float">
            <text:p/>
          </table:table-cell>
          <table:table-cell office:value-type="float" office:value="482" calcext:value-type="float">
            <text:p>482</text:p>
          </table:table-cell>
          <table:table-cell table:formula="of:=SQRT([.E250])" office:value-type="float" office:value="21.9544984001001" calcext:value-type="float">
            <text:p/>
          </table:table-cell>
          <table:table-cell table:formula="of:=2*0.0000000002013*SIN([.C250]*PI()/180)" office:value-type="float" office:value="0.000000000308973342497996" calcext:value-type="float">
            <text:p/>
          </table:table-cell>
          <table:table-cell table:formula="of:=2*0.0000000002013*COS([.C250]*PI()/180)*[.D250]*PI()/180" office:value-type="float" office:value="0.00000000000225245937296672" calcext:value-type="float">
            <text:p/>
          </table:table-cell>
          <table:table-cell table:formula="of:=4.135668E-015*300000000/[.G250]/1000" office:value-type="float" office:value="4.01555807361617" calcext:value-type="float">
            <text:p/>
          </table:table-cell>
          <table:table-cell table:formula="of:=4.135668E-015*300000000*[.H250]/[.G250]/[.G250]/1000" office:value-type="float" office:value="0.0292739863817461" calcext:value-type="float">
            <text:p/>
          </table:table-cell>
        </table:table-row>
        <table:table-row table:style-name="ro1">
          <table:table-cell office:value-type="float" office:value="100.25" calcext:value-type="float">
            <text:p>100.25</text:p>
          </table:table-cell>
          <table:table-cell office:value-type="float" office:value="1" calcext:value-type="float">
            <text:p>1</text:p>
          </table:table-cell>
          <table:table-cell table:formula="of:=[.A251]/2" office:value-type="float" office:value="50.125" calcext:value-type="float">
            <text:p/>
          </table:table-cell>
          <table:table-cell table:formula="of:=[.B251]/2" office:value-type="float" office:value="0.5" calcext:value-type="float">
            <text:p/>
          </table:table-cell>
          <table:table-cell office:value-type="float" office:value="487" calcext:value-type="float">
            <text:p>487</text:p>
          </table:table-cell>
          <table:table-cell table:formula="of:=SQRT([.E251])" office:value-type="float" office:value="22.0680764907139" calcext:value-type="float">
            <text:p/>
          </table:table-cell>
          <table:table-cell table:formula="of:=2*0.0000000002013*SIN([.C251]*PI()/180)" office:value-type="float" office:value="0.000000000308973342497996" calcext:value-type="float">
            <text:p/>
          </table:table-cell>
          <table:table-cell table:formula="of:=2*0.0000000002013*COS([.C251]*PI()/180)*[.D251]*PI()/180" office:value-type="float" office:value="0.00000000000225245937296672" calcext:value-type="float">
            <text:p/>
          </table:table-cell>
          <table:table-cell table:formula="of:=4.135668E-015*300000000/[.G251]/1000" office:value-type="float" office:value="4.01555807361617" calcext:value-type="float">
            <text:p/>
          </table:table-cell>
          <table:table-cell table:formula="of:=4.135668E-015*300000000*[.H251]/[.G251]/[.G251]/1000" office:value-type="float" office:value="0.0292739863817461" calcext:value-type="float">
            <text:p/>
          </table:table-cell>
        </table:table-row>
        <table:table-row table:style-name="ro1">
          <table:table-cell office:value-type="float" office:value="100.25" calcext:value-type="float">
            <text:p>100.25</text:p>
          </table:table-cell>
          <table:table-cell office:value-type="float" office:value="1" calcext:value-type="float">
            <text:p>1</text:p>
          </table:table-cell>
          <table:table-cell table:formula="of:=[.A252]/2" office:value-type="float" office:value="50.125" calcext:value-type="float">
            <text:p/>
          </table:table-cell>
          <table:table-cell table:formula="of:=[.B252]/2" office:value-type="float" office:value="0.5" calcext:value-type="float">
            <text:p/>
          </table:table-cell>
          <table:table-cell office:value-type="float" office:value="521" calcext:value-type="float">
            <text:p>521</text:p>
          </table:table-cell>
          <table:table-cell table:formula="of:=SQRT([.E252])" office:value-type="float" office:value="22.8254244210267" calcext:value-type="float">
            <text:p/>
          </table:table-cell>
          <table:table-cell table:formula="of:=2*0.0000000002013*SIN([.C252]*PI()/180)" office:value-type="float" office:value="0.000000000308973342497996" calcext:value-type="float">
            <text:p/>
          </table:table-cell>
          <table:table-cell table:formula="of:=2*0.0000000002013*COS([.C252]*PI()/180)*[.D252]*PI()/180" office:value-type="float" office:value="0.00000000000225245937296672" calcext:value-type="float">
            <text:p/>
          </table:table-cell>
          <table:table-cell table:formula="of:=4.135668E-015*300000000/[.G252]/1000" office:value-type="float" office:value="4.01555807361617" calcext:value-type="float">
            <text:p/>
          </table:table-cell>
          <table:table-cell table:formula="of:=4.135668E-015*300000000*[.H252]/[.G252]/[.G252]/1000" office:value-type="float" office:value="0.0292739863817461" calcext:value-type="float">
            <text:p/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" calcext:value-type="float">
            <text:p>1</text:p>
          </table:table-cell>
          <table:table-cell table:formula="of:=[.A253]/2" office:value-type="float" office:value="50.25" calcext:value-type="float">
            <text:p/>
          </table:table-cell>
          <table:table-cell table:formula="of:=[.B253]/2" office:value-type="float" office:value="0.5" calcext:value-type="float">
            <text:p/>
          </table:table-cell>
          <table:table-cell office:value-type="float" office:value="299" calcext:value-type="float">
            <text:p>299</text:p>
          </table:table-cell>
          <table:table-cell table:formula="of:=SQRT([.E253])" office:value-type="float" office:value="17.2916164657906" calcext:value-type="float">
            <text:p/>
          </table:table-cell>
          <table:table-cell table:formula="of:=2*0.0000000002013*SIN([.C253]*PI()/180)" office:value-type="float" office:value="0.000000000309535721592775" calcext:value-type="float">
            <text:p/>
          </table:table-cell>
          <table:table-cell table:formula="of:=2*0.0000000002013*COS([.C253]*PI()/180)*[.D253]*PI()/180" office:value-type="float" office:value="0.00000000000224657160078084" calcext:value-type="float">
            <text:p/>
          </table:table-cell>
          <table:table-cell table:formula="of:=4.135668E-015*300000000/[.G253]/1000" office:value-type="float" office:value="4.00826241835915" calcext:value-type="float">
            <text:p/>
          </table:table-cell>
          <table:table-cell table:formula="of:=4.135668E-015*300000000*[.H253]/[.G253]/[.G253]/1000" office:value-type="float" office:value="0.0290914679288925" calcext:value-type="float">
            <text:p/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" calcext:value-type="float">
            <text:p>1</text:p>
          </table:table-cell>
          <table:table-cell table:formula="of:=[.A254]/2" office:value-type="float" office:value="50.25" calcext:value-type="float">
            <text:p/>
          </table:table-cell>
          <table:table-cell table:formula="of:=[.B254]/2" office:value-type="float" office:value="0.5" calcext:value-type="float">
            <text:p/>
          </table:table-cell>
          <table:table-cell office:value-type="float" office:value="253" calcext:value-type="float">
            <text:p>253</text:p>
          </table:table-cell>
          <table:table-cell table:formula="of:=SQRT([.E254])" office:value-type="float" office:value="15.9059737205869" calcext:value-type="float">
            <text:p/>
          </table:table-cell>
          <table:table-cell table:formula="of:=2*0.0000000002013*SIN([.C254]*PI()/180)" office:value-type="float" office:value="0.000000000309535721592775" calcext:value-type="float">
            <text:p/>
          </table:table-cell>
          <table:table-cell table:formula="of:=2*0.0000000002013*COS([.C254]*PI()/180)*[.D254]*PI()/180" office:value-type="float" office:value="0.00000000000224657160078084" calcext:value-type="float">
            <text:p/>
          </table:table-cell>
          <table:table-cell table:formula="of:=4.135668E-015*300000000/[.G254]/1000" office:value-type="float" office:value="4.00826241835915" calcext:value-type="float">
            <text:p/>
          </table:table-cell>
          <table:table-cell table:formula="of:=4.135668E-015*300000000*[.H254]/[.G254]/[.G254]/1000" office:value-type="float" office:value="0.0290914679288925" calcext:value-type="float">
            <text:p/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" calcext:value-type="float">
            <text:p>1</text:p>
          </table:table-cell>
          <table:table-cell table:formula="of:=[.A255]/2" office:value-type="float" office:value="50.25" calcext:value-type="float">
            <text:p/>
          </table:table-cell>
          <table:table-cell table:formula="of:=[.B255]/2" office:value-type="float" office:value="0.5" calcext:value-type="float">
            <text:p/>
          </table:table-cell>
          <table:table-cell office:value-type="float" office:value="282" calcext:value-type="float">
            <text:p>282</text:p>
          </table:table-cell>
          <table:table-cell table:formula="of:=SQRT([.E255])" office:value-type="float" office:value="16.7928556237467" calcext:value-type="float">
            <text:p/>
          </table:table-cell>
          <table:table-cell table:formula="of:=2*0.0000000002013*SIN([.C255]*PI()/180)" office:value-type="float" office:value="0.000000000309535721592775" calcext:value-type="float">
            <text:p/>
          </table:table-cell>
          <table:table-cell table:formula="of:=2*0.0000000002013*COS([.C255]*PI()/180)*[.D255]*PI()/180" office:value-type="float" office:value="0.00000000000224657160078084" calcext:value-type="float">
            <text:p/>
          </table:table-cell>
          <table:table-cell table:formula="of:=4.135668E-015*300000000/[.G255]/1000" office:value-type="float" office:value="4.00826241835915" calcext:value-type="float">
            <text:p/>
          </table:table-cell>
          <table:table-cell table:formula="of:=4.135668E-015*300000000*[.H255]/[.G255]/[.G255]/1000" office:value-type="float" office:value="0.0290914679288925" calcext:value-type="float">
            <text:p/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" calcext:value-type="float">
            <text:p>1</text:p>
          </table:table-cell>
          <table:table-cell table:formula="of:=[.A256]/2" office:value-type="float" office:value="50.25" calcext:value-type="float">
            <text:p/>
          </table:table-cell>
          <table:table-cell table:formula="of:=[.B256]/2" office:value-type="float" office:value="0.5" calcext:value-type="float">
            <text:p/>
          </table:table-cell>
          <table:table-cell office:value-type="float" office:value="273" calcext:value-type="float">
            <text:p>273</text:p>
          </table:table-cell>
          <table:table-cell table:formula="of:=SQRT([.E256])" office:value-type="float" office:value="16.5227116418583" calcext:value-type="float">
            <text:p/>
          </table:table-cell>
          <table:table-cell table:formula="of:=2*0.0000000002013*SIN([.C256]*PI()/180)" office:value-type="float" office:value="0.000000000309535721592775" calcext:value-type="float">
            <text:p/>
          </table:table-cell>
          <table:table-cell table:formula="of:=2*0.0000000002013*COS([.C256]*PI()/180)*[.D256]*PI()/180" office:value-type="float" office:value="0.00000000000224657160078084" calcext:value-type="float">
            <text:p/>
          </table:table-cell>
          <table:table-cell table:formula="of:=4.135668E-015*300000000/[.G256]/1000" office:value-type="float" office:value="4.00826241835915" calcext:value-type="float">
            <text:p/>
          </table:table-cell>
          <table:table-cell table:formula="of:=4.135668E-015*300000000*[.H256]/[.G256]/[.G256]/1000" office:value-type="float" office:value="0.0290914679288925" calcext:value-type="float">
            <text:p/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" calcext:value-type="float">
            <text:p>1</text:p>
          </table:table-cell>
          <table:table-cell table:formula="of:=[.A257]/2" office:value-type="float" office:value="50.25" calcext:value-type="float">
            <text:p/>
          </table:table-cell>
          <table:table-cell table:formula="of:=[.B257]/2" office:value-type="float" office:value="0.5" calcext:value-type="float">
            <text:p/>
          </table:table-cell>
          <table:table-cell office:value-type="float" office:value="258" calcext:value-type="float">
            <text:p>258</text:p>
          </table:table-cell>
          <table:table-cell table:formula="of:=SQRT([.E257])" office:value-type="float" office:value="16.062378404209" calcext:value-type="float">
            <text:p/>
          </table:table-cell>
          <table:table-cell table:formula="of:=2*0.0000000002013*SIN([.C257]*PI()/180)" office:value-type="float" office:value="0.000000000309535721592775" calcext:value-type="float">
            <text:p/>
          </table:table-cell>
          <table:table-cell table:formula="of:=2*0.0000000002013*COS([.C257]*PI()/180)*[.D257]*PI()/180" office:value-type="float" office:value="0.00000000000224657160078084" calcext:value-type="float">
            <text:p/>
          </table:table-cell>
          <table:table-cell table:formula="of:=4.135668E-015*300000000/[.G257]/1000" office:value-type="float" office:value="4.00826241835915" calcext:value-type="float">
            <text:p/>
          </table:table-cell>
          <table:table-cell table:formula="of:=4.135668E-015*300000000*[.H257]/[.G257]/[.G257]/1000" office:value-type="float" office:value="0.0290914679288925" calcext:value-type="float">
            <text:p/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1" calcext:value-type="float">
            <text:p>1</text:p>
          </table:table-cell>
          <table:table-cell table:formula="of:=[.A258]/2" office:value-type="float" office:value="50.375" calcext:value-type="float">
            <text:p/>
          </table:table-cell>
          <table:table-cell table:formula="of:=[.B258]/2" office:value-type="float" office:value="0.5" calcext:value-type="float">
            <text:p/>
          </table:table-cell>
          <table:table-cell office:value-type="float" office:value="244" calcext:value-type="float">
            <text:p>244</text:p>
          </table:table-cell>
          <table:table-cell table:formula="of:=SQRT([.E258])" office:value-type="float" office:value="15.6204993518133" calcext:value-type="float">
            <text:p/>
          </table:table-cell>
          <table:table-cell table:formula="of:=2*0.0000000002013*SIN([.C258]*PI()/180)" office:value-type="float" office:value="0.000000000310096627407312" calcext:value-type="float">
            <text:p/>
          </table:table-cell>
          <table:table-cell table:formula="of:=2*0.0000000002013*COS([.C258]*PI()/180)*[.D258]*PI()/180" office:value-type="float" office:value="0.00000000000224067313571102" calcext:value-type="float">
            <text:p/>
          </table:table-cell>
          <table:table-cell table:formula="of:=4.135668E-015*300000000/[.G258]/1000" office:value-type="float" office:value="4.00101223406838" calcext:value-type="float">
            <text:p/>
          </table:table-cell>
          <table:table-cell table:formula="of:=4.135668E-015*300000000*[.H258]/[.G258]/[.G258]/1000" office:value-type="float" office:value="0.028910216481499" calcext:value-type="float">
            <text:p/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1" calcext:value-type="float">
            <text:p>1</text:p>
          </table:table-cell>
          <table:table-cell table:formula="of:=[.A259]/2" office:value-type="float" office:value="50.375" calcext:value-type="float">
            <text:p/>
          </table:table-cell>
          <table:table-cell table:formula="of:=[.B259]/2" office:value-type="float" office:value="0.5" calcext:value-type="float">
            <text:p/>
          </table:table-cell>
          <table:table-cell office:value-type="float" office:value="243" calcext:value-type="float">
            <text:p>243</text:p>
          </table:table-cell>
          <table:table-cell table:formula="of:=SQRT([.E259])" office:value-type="float" office:value="15.5884572681199" calcext:value-type="float">
            <text:p/>
          </table:table-cell>
          <table:table-cell table:formula="of:=2*0.0000000002013*SIN([.C259]*PI()/180)" office:value-type="float" office:value="0.000000000310096627407312" calcext:value-type="float">
            <text:p/>
          </table:table-cell>
          <table:table-cell table:formula="of:=2*0.0000000002013*COS([.C259]*PI()/180)*[.D259]*PI()/180" office:value-type="float" office:value="0.00000000000224067313571102" calcext:value-type="float">
            <text:p/>
          </table:table-cell>
          <table:table-cell table:formula="of:=4.135668E-015*300000000/[.G259]/1000" office:value-type="float" office:value="4.00101223406838" calcext:value-type="float">
            <text:p/>
          </table:table-cell>
          <table:table-cell table:formula="of:=4.135668E-015*300000000*[.H259]/[.G259]/[.G259]/1000" office:value-type="float" office:value="0.028910216481499" calcext:value-type="float">
            <text:p/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1" calcext:value-type="float">
            <text:p>1</text:p>
          </table:table-cell>
          <table:table-cell table:formula="of:=[.A260]/2" office:value-type="float" office:value="50.375" calcext:value-type="float">
            <text:p/>
          </table:table-cell>
          <table:table-cell table:formula="of:=[.B260]/2" office:value-type="float" office:value="0.5" calcext:value-type="float">
            <text:p/>
          </table:table-cell>
          <table:table-cell office:value-type="float" office:value="253" calcext:value-type="float">
            <text:p>253</text:p>
          </table:table-cell>
          <table:table-cell table:formula="of:=SQRT([.E260])" office:value-type="float" office:value="15.9059737205869" calcext:value-type="float">
            <text:p/>
          </table:table-cell>
          <table:table-cell table:formula="of:=2*0.0000000002013*SIN([.C260]*PI()/180)" office:value-type="float" office:value="0.000000000310096627407312" calcext:value-type="float">
            <text:p/>
          </table:table-cell>
          <table:table-cell table:formula="of:=2*0.0000000002013*COS([.C260]*PI()/180)*[.D260]*PI()/180" office:value-type="float" office:value="0.00000000000224067313571102" calcext:value-type="float">
            <text:p/>
          </table:table-cell>
          <table:table-cell table:formula="of:=4.135668E-015*300000000/[.G260]/1000" office:value-type="float" office:value="4.00101223406838" calcext:value-type="float">
            <text:p/>
          </table:table-cell>
          <table:table-cell table:formula="of:=4.135668E-015*300000000*[.H260]/[.G260]/[.G260]/1000" office:value-type="float" office:value="0.028910216481499" calcext:value-type="float">
            <text:p/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1" calcext:value-type="float">
            <text:p>1</text:p>
          </table:table-cell>
          <table:table-cell table:formula="of:=[.A261]/2" office:value-type="float" office:value="50.375" calcext:value-type="float">
            <text:p/>
          </table:table-cell>
          <table:table-cell table:formula="of:=[.B261]/2" office:value-type="float" office:value="0.5" calcext:value-type="float">
            <text:p/>
          </table:table-cell>
          <table:table-cell office:value-type="float" office:value="216" calcext:value-type="float">
            <text:p>216</text:p>
          </table:table-cell>
          <table:table-cell table:formula="of:=SQRT([.E261])" office:value-type="float" office:value="14.6969384566991" calcext:value-type="float">
            <text:p/>
          </table:table-cell>
          <table:table-cell table:formula="of:=2*0.0000000002013*SIN([.C261]*PI()/180)" office:value-type="float" office:value="0.000000000310096627407312" calcext:value-type="float">
            <text:p/>
          </table:table-cell>
          <table:table-cell table:formula="of:=2*0.0000000002013*COS([.C261]*PI()/180)*[.D261]*PI()/180" office:value-type="float" office:value="0.00000000000224067313571102" calcext:value-type="float">
            <text:p/>
          </table:table-cell>
          <table:table-cell table:formula="of:=4.135668E-015*300000000/[.G261]/1000" office:value-type="float" office:value="4.00101223406838" calcext:value-type="float">
            <text:p/>
          </table:table-cell>
          <table:table-cell table:formula="of:=4.135668E-015*300000000*[.H261]/[.G261]/[.G261]/1000" office:value-type="float" office:value="0.028910216481499" calcext:value-type="float">
            <text:p/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1" calcext:value-type="float">
            <text:p>1</text:p>
          </table:table-cell>
          <table:table-cell table:formula="of:=[.A262]/2" office:value-type="float" office:value="50.375" calcext:value-type="float">
            <text:p/>
          </table:table-cell>
          <table:table-cell table:formula="of:=[.B262]/2" office:value-type="float" office:value="0.5" calcext:value-type="float">
            <text:p/>
          </table:table-cell>
          <table:table-cell office:value-type="float" office:value="258" calcext:value-type="float">
            <text:p>258</text:p>
          </table:table-cell>
          <table:table-cell table:formula="of:=SQRT([.E262])" office:value-type="float" office:value="16.062378404209" calcext:value-type="float">
            <text:p/>
          </table:table-cell>
          <table:table-cell table:formula="of:=2*0.0000000002013*SIN([.C262]*PI()/180)" office:value-type="float" office:value="0.000000000310096627407312" calcext:value-type="float">
            <text:p/>
          </table:table-cell>
          <table:table-cell table:formula="of:=2*0.0000000002013*COS([.C262]*PI()/180)*[.D262]*PI()/180" office:value-type="float" office:value="0.00000000000224067313571102" calcext:value-type="float">
            <text:p/>
          </table:table-cell>
          <table:table-cell table:formula="of:=4.135668E-015*300000000/[.G262]/1000" office:value-type="float" office:value="4.00101223406838" calcext:value-type="float">
            <text:p/>
          </table:table-cell>
          <table:table-cell table:formula="of:=4.135668E-015*300000000*[.H262]/[.G262]/[.G262]/1000" office:value-type="float" office:value="0.028910216481499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00-00-00</text:date>, <text:time style:data-style-name="N2" text:time-value="14:41:52.538574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3:03:12.220837858</meta:creation-date>
    <meta:generator>LibreOffice/4.2.3.3$Linux_X86_64 LibreOffice_project/420m0$Build-3</meta:generator>
    <dc:date>2014-08-12T11:47:51.683464740</dc:date>
    <meta:editing-duration>P0D</meta:editing-duration>
    <meta:editing-cycles>2</meta:editing-cycles>
    <meta:document-statistic meta:table-count="3" meta:cell-count="4868" meta:object-count="0"/>
  </office:meta>
</office:document-meta>
</file>